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 Light" svg:font-family="'Rubik Light'" style:font-adornments="Regular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style style:name="P2" style:family="paragraph" style:parent-style-name="Text_20_body">
      <style:text-properties officeooo:rsid="0429f33d" officeooo:paragraph-rsid="0429f33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43ca2cc"/>
    </style:style>
    <style:style style:name="P5" style:family="paragraph" style:parent-style-name="Text_20_body">
      <style:paragraph-properties fo:text-align="justify" style:justify-single-word="false"/>
      <style:text-properties officeooo:rsid="042c655d" officeooo:paragraph-rsid="042c655d"/>
    </style:style>
    <style:style style:name="P6" style:family="paragraph" style:parent-style-name="Text_20_body">
      <style:paragraph-properties fo:text-align="justify" style:justify-single-word="false"/>
      <style:text-properties officeooo:rsid="042c9625" officeooo:paragraph-rsid="042c9625"/>
    </style:style>
    <style:style style:name="P7" style:family="paragraph" style:parent-style-name="Text_20_body">
      <style:paragraph-properties fo:text-align="justify" style:justify-single-word="false"/>
      <style:text-properties officeooo:rsid="042c96d1" officeooo:paragraph-rsid="042c96d1"/>
    </style:style>
    <style:style style:name="P8" style:family="paragraph" style:parent-style-name="Math" style:list-style-name="L4"/>
    <style:style style:name="P9" style:family="paragraph" style:parent-style-name="Math" style:list-style-name="L5">
      <style:paragraph-properties fo:text-align="center" style:justify-single-word="false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paragraph-rsid="0429f33d"/>
    </style:style>
    <style:style style:name="P11" style:family="paragraph" style:parent-style-name="Text_20_body" style:list-style-name="L2">
      <style:paragraph-properties fo:text-align="justify" style:justify-single-word="false"/>
      <style:text-properties officeooo:paragraph-rsid="04311016"/>
    </style:style>
    <style:style style:name="P12" style:family="paragraph" style:parent-style-name="Text_20_body" style:list-style-name="L3">
      <style:paragraph-properties fo:text-align="justify" style:justify-single-word="false"/>
      <style:text-properties officeooo:paragraph-rsid="043492d1"/>
    </style:style>
    <style:style style:name="P13" style:family="paragraph" style:parent-style-name="Text_20_body" style:list-style-name="L3">
      <style:paragraph-properties fo:text-align="justify" style:justify-single-word="false"/>
      <style:text-properties officeooo:paragraph-rsid="0433dd69"/>
    </style:style>
    <style:style style:name="P14" style:family="paragraph" style:parent-style-name="Text_20_body" style:list-style-name="L3">
      <style:paragraph-properties fo:text-align="justify" style:justify-single-word="false"/>
      <style:text-properties officeooo:paragraph-rsid="0434e274"/>
    </style:style>
    <style:style style:name="P15" style:family="paragraph" style:parent-style-name="Text_20_body" style:list-style-name="L3">
      <style:paragraph-properties fo:text-align="justify" style:justify-single-word="false"/>
      <style:text-properties officeooo:paragraph-rsid="043662f3"/>
    </style:style>
    <style:style style:name="P16" style:family="paragraph" style:parent-style-name="Text_20_body" style:list-style-name="L3">
      <style:paragraph-properties fo:text-align="justify" style:justify-single-word="false"/>
    </style:style>
    <style:style style:name="P17" style:family="paragraph" style:parent-style-name="Text_20_body" style:list-style-name="L3">
      <style:paragraph-properties fo:text-align="justify" style:justify-single-word="false"/>
      <style:text-properties officeooo:paragraph-rsid="043a691f"/>
    </style:style>
    <style:style style:name="P18" style:family="paragraph" style:parent-style-name="Text_20_body" style:list-style-name="L4">
      <style:paragraph-properties fo:text-align="justify" style:justify-single-word="false"/>
      <style:text-properties officeooo:paragraph-rsid="043ccef4"/>
    </style:style>
    <style:style style:name="P19" style:family="paragraph" style:parent-style-name="Text_20_body" style:list-style-name="L5">
      <style:paragraph-properties fo:text-align="justify" style:justify-single-word="false"/>
      <style:text-properties officeooo:paragraph-rsid="043f7ab8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rsid="0429f33d" officeooo:paragraph-rsid="0429f33d"/>
    </style:style>
    <style:style style:name="P21" style:family="paragraph" style:parent-style-name="Text_20_body" style:list-style-name="L2">
      <style:paragraph-properties fo:text-align="justify" style:justify-single-word="false"/>
      <style:text-properties officeooo:rsid="042c96d1" officeooo:paragraph-rsid="042f7381"/>
    </style:style>
    <style:style style:name="P22" style:family="paragraph" style:parent-style-name="Text_20_body" style:list-style-name="L2">
      <style:paragraph-properties fo:text-align="justify" style:justify-single-word="false"/>
      <style:text-properties officeooo:rsid="042efb07" officeooo:paragraph-rsid="042efb07"/>
    </style:style>
    <style:style style:name="P23" style:family="paragraph" style:parent-style-name="Text_20_body">
      <style:paragraph-properties fo:text-align="justify" style:justify-single-word="false"/>
      <style:text-properties style:text-position="0% 100%" officeooo:rsid="043242e6" officeooo:paragraph-rsid="043242e6"/>
    </style:style>
    <style:style style:name="P24" style:family="paragraph" style:parent-style-name="Text_20_body" style:list-style-name="L4">
      <style:paragraph-properties fo:text-align="justify" style:justify-single-word="false"/>
      <style:text-properties officeooo:rsid="043ccef4" officeooo:paragraph-rsid="043f0a05"/>
    </style:style>
    <style:style style:name="P25" style:family="paragraph" style:parent-style-name="Text_20_body" style:list-style-name="L4">
      <style:text-properties officeooo:rsid="043f0a05" officeooo:paragraph-rsid="043f0a05"/>
    </style:style>
    <style:style style:name="P26" style:family="paragraph" style:parent-style-name="Text_20_body" style:list-style-name="L5">
      <style:text-properties officeooo:rsid="0441768b" officeooo:paragraph-rsid="0441768b"/>
    </style:style>
    <style:style style:name="P2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429f33d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42dcfe2"/>
    </style:style>
    <style:style style:name="T4" style:family="text">
      <style:text-properties style:text-position="0% 100%" officeooo:rsid="042ffd8c"/>
    </style:style>
    <style:style style:name="T5" style:family="text">
      <style:text-properties style:text-position="0% 100%" officeooo:rsid="04311016"/>
    </style:style>
    <style:style style:name="T6" style:family="text">
      <style:text-properties style:text-position="0% 100%" officeooo:rsid="043242e6"/>
    </style:style>
    <style:style style:name="T7" style:family="text">
      <style:text-properties style:text-position="0% 100%" officeooo:rsid="0433dd69"/>
    </style:style>
    <style:style style:name="T8" style:family="text">
      <style:text-properties style:text-position="0% 100%" officeooo:rsid="043492d1"/>
    </style:style>
    <style:style style:name="T9" style:family="text">
      <style:text-properties style:text-position="0% 100%" officeooo:rsid="0434e274"/>
    </style:style>
    <style:style style:name="T10" style:family="text">
      <style:text-properties style:text-position="0% 100%" officeooo:rsid="043662f3"/>
    </style:style>
    <style:style style:name="T11" style:family="text">
      <style:text-properties style:text-position="0% 100%" officeooo:rsid="04371a94"/>
    </style:style>
    <style:style style:name="T12" style:family="text">
      <style:text-properties style:text-position="0% 100%" officeooo:rsid="0438ebc7"/>
    </style:style>
    <style:style style:name="T13" style:family="text">
      <style:text-properties style:text-position="0% 100%" officeooo:rsid="043bce45"/>
    </style:style>
    <style:style style:name="T14" style:family="text">
      <style:text-properties style:text-position="0% 100%" officeooo:rsid="043ca2cc"/>
    </style:style>
    <style:style style:name="T15" style:family="text">
      <style:text-properties style:text-position="0% 100%" officeooo:rsid="043d15f8"/>
    </style:style>
    <style:style style:name="T16" style:family="text">
      <style:text-properties style:text-position="0% 100%" officeooo:rsid="043f0a05"/>
    </style:style>
    <style:style style:name="T17" style:family="text">
      <style:text-properties style:text-position="0% 100%" officeooo:rsid="043f7ab8"/>
    </style:style>
    <style:style style:name="T18" style:family="text">
      <style:text-properties officeooo:rsid="042b870b"/>
    </style:style>
    <style:style style:name="T19" style:family="text">
      <style:text-properties officeooo:rsid="042ffd8c"/>
    </style:style>
    <style:style style:name="T20" style:family="text">
      <style:text-properties officeooo:rsid="04311016"/>
    </style:style>
    <style:style style:name="T21" style:family="text">
      <style:text-properties officeooo:rsid="043242e6"/>
    </style:style>
    <style:style style:name="T22" style:family="text">
      <style:text-properties officeooo:rsid="043492d1"/>
    </style:style>
    <style:style style:name="T23" style:family="text">
      <style:text-properties officeooo:rsid="043662f3"/>
    </style:style>
    <style:style style:name="T24" style:family="text">
      <style:text-properties officeooo:rsid="043722fc"/>
    </style:style>
    <style:style style:name="T25" style:family="text">
      <style:text-properties officeooo:rsid="04375bd0"/>
    </style:style>
    <style:style style:name="T26" style:family="text">
      <style:text-properties officeooo:rsid="0438ebc7"/>
    </style:style>
    <style:style style:name="T27" style:family="text">
      <style:text-properties officeooo:rsid="043f7ab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Heading_20_1" text:outline-level="1">עוצמות</text:h>
      <text:p text:style-name="P2">הקדמה: </text:p>
      <text:list xml:id="list210469618" text:style-name="L1">
        <text:list-item>
          <text:p text:style-name="P10"><text:span text:style-name="T2"><draw:g text:anchor-type="as-char" svg:y="-0.1134in" draw:z-index="0" draw:name="Shape1" draw:style-name="gr1"><svg:title>TexMaths</svg:title><svg:desc>11§inline§\{1, 2, 3\}, \{4, 5,\}§svg§600§FALSE§</svg:desc><draw:path draw:style-name="gr2" draw:text-style-name="P27" svg:width="0.9957in" svg:height="0.1354in" svg:x="0.0004in" svg:y="0.0071in" svg:viewBox="0 0 2530 345" svg:d="M0 0c843 0 1687 0 2530 0 0 115 0 230 0 345-843 0-1687 0-2530 0 0-115 0-230 0-345z"><text:p/></draw:path><draw:path draw:style-name="gr3" draw:text-style-name="P28" svg:width="0.0539in" svg:height="0.1508in" svg:x="0.0035in" svg:y="0in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3" draw:text-style-name="P28" svg:width="0.05in" svg:height="0.1008in" svg:x="0.0823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28" svg:width="0.0173in" svg:height="0.0453in" svg:x="0.1583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28" svg:width="0.0602in" svg:height="0.1008in" svg:x="0.2201in" svg:y="0.0126in" svg:viewBox="0 0 154 257" svg:d="M30 227c13-13 27-27 40-40 61-53 84-74 84-112 0-44-34-75-81-75-44 0-73 36-73 70 0 21 20 21 21 21 7 0 20-4 20-19 0-10-7-20-21-20-3 0-3 0-5 0 9-26 30-40 52-40 35 0 52 32 52 63s-19 62-41 86c-24 27-49 54-74 81-4 4-4 5-4 15 47 0 96 0 143 0 3-22 8-45 11-67-3 0-7 0-10 0-1 10-4 27-8 34-3 3-28 3-37 3-23 0-46 0-69 0z"><text:p/></draw:path><draw:path draw:style-name="gr3" draw:text-style-name="P28" svg:width="0.0173in" svg:height="0.0453in" svg:x="0.3016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28" svg:width="0.063in" svg:height="0.1035in" svg:x="0.3626in" svg:y="0.0126in" svg:viewBox="0 0 161 264" svg:d="M96 121c32-10 54-37 54-67 0-32-34-54-71-54-39 0-68 23-68 53 0 13 8 20 19 20 12 0 20-8 20-20 0-19-18-19-24-19 11-19 38-24 51-24 17 0 37 9 37 43 0 5-1 27-11 44-11 19-24 20-34 20-3 1-12 1-15 1-3 1-6 1-6 5 0 5 3 5 9 5s12 0 18 0c32 0 46 25 46 64 0 50-27 61-44 61-16 0-46-6-59-28 13 2 25-7 25-21s-10-21-21-21c-10 0-22 5-22 21 0 35 36 60 78 60 47 0 83-35 83-72 0-32-25-62-65-71z"><text:p/></draw:path><draw:path draw:style-name="gr3" draw:text-style-name="P28" svg:width="0.0539in" svg:height="0.1508in" svg:x="0.4433in" svg:y="0in" svg:viewBox="0 0 138 384" svg:d="M56 333c0 15-10 40-53 42-1 2-3 3-3 5 0 4 4 4 8 4 37 0 73-18 73-48 0-29 0-59 0-88 0-15 0-27 16-40 14-11 28-12 37-12 2-1 4-2 4-3 0-5-3-5-7-5-25-1-44-15-48-34-2-4-2-5-2-19 0-25 0-50 0-76 0-16 0-28-18-44-16-12-42-15-55-15-4 0-8 0-8 4s2 4 7 5c24 1 43 13 48 33 1 3 1 4 1 19 0 26 0 52 0 80 0 18 3 23 16 36 7 8 18 12 29 16-32 7-45 25-45 47 0 31 0 62 0 93z"><text:p/></draw:path><draw:path draw:style-name="gr3" draw:text-style-name="P28" svg:width="0.0173in" svg:height="0.0453in" svg:x="0.5213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28" svg:width="0.0539in" svg:height="0.1508in" svg:x="0.5866in" svg:y="0in" svg:viewBox="0 0 138 384" svg:d="M81 52c0-16 10-41 53-43 1-1 4-2 4-5 0-4-4-4-8-4-39 0-74 20-74 48 0 29 0 59 0 89 0 14 0 26-15 39-15 11-29 12-38 12-2 0-3 2-3 5 0 2 2 2 7 3 25 1 44 15 48 34 1 5 1 6 1 19 0 25 0 50 0 76 0 16 0 28 18 44 15 11 40 15 56 15 4 0 8 0 8-4 0-3-3-3-7-5-24-1-43-13-48-33-2-3-2-4-2-18 0-27 0-53 0-81 0-17-3-24-15-36-8-9-19-12-30-14 31-9 45-27 45-49 0-31 0-61 0-92z"><text:p/></draw:path><draw:path draw:style-name="gr3" draw:text-style-name="P28" svg:width="0.0673in" svg:height="0.102in" svg:x="0.6559in" svg:y="0.0106in" svg:viewBox="0 0 172 260" svg:d="M103 196c0 11 0 22 0 33 0 14-1 19-29 19-2 0-6 0-8 0 0 4 0 9 0 12 15-2 35-2 52-2 16 0 36 0 53 2 0-3 0-8 0-12-4 0-6 0-9 0-29 0-29-5-29-19 0-11 0-22 0-33 13 0 25 0 39 0 0-3 0-8 0-11-14 0-26 0-39 0 0-58 0-117 0-175 0-8 0-10-6-10-4 0-5 0-8 4-40 60-79 120-119 181 0 3 0 8 0 11 34 0 69 0 103 0zM106 185c-32 0-63 0-95 0 32-48 63-97 95-144 0 47 0 96 0 144z"><text:p/></draw:path><draw:path draw:style-name="gr3" draw:text-style-name="P28" svg:width="0.0173in" svg:height="0.0453in" svg:x="0.7409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28" svg:width="0.0602in" svg:height="0.1035in" svg:x="0.8031in" svg:y="0.0126in" svg:viewBox="0 0 154 264" svg:d="M154 179c0-46-32-84-74-84-18 0-35 6-48 20 0-26 0-51 0-75 8 2 20 5 32 5 48 0 75-35 75-41 0-2-1-4-4-4-1 0-1 0-3 1-8 5-26 12-53 12-15 0-33-3-51-11-3-1-4-1-5-1-3 0-3 3-3 9 0 38 0 76 0 114 0 7 0 10 5 10 3 0 4-1 5-3 4-7 18-28 49-28 21 0 31 18 33 26 7 14 8 28 8 48 0 13 0 35-10 52-9 14-23 24-41 24-28 0-50-20-57-43 1 1 2 1 7 1 13 0 20-8 20-18 0-9-7-18-20-18-6 0-19 2-19 19 0 33 26 70 69 70 45 0 85-36 85-85z"><text:p/></draw:path><draw:path draw:style-name="gr3" draw:text-style-name="P28" svg:width="0.0173in" svg:height="0.0453in" svg:x="0.8846in" svg:y="0.0972in" svg:viewBox="0 0 45 116" svg:d="M45 41c0-26-10-41-24-41-13 0-21 10-21 21 0 10 8 21 21 21 4 0 9-2 13-6 1-1 1-1 2-1 0 2 0 0 0 6 0 28-12 51-25 65-4 3-4 4-4 5 0 4 1 5 3 5 4 0 35-30 35-75z"><text:p/></draw:path><draw:path draw:style-name="gr3" draw:text-style-name="P28" svg:width="0.0539in" svg:height="0.1508in" svg:x="0.9504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3 16 36 7 8 18 12 29 16-31 7-45 25-45 47 0 31 0 62 0 93z"><text:p/></draw:path></draw:g></text:span><text:s/><text:span text:style-name="T1">שונות גודל</text:span></text:p>
        </text:list-item>
        <text:list-item>
          <text:p text:style-name="P20">זיווג מתאים בין קבוצה אחת לאחרת. אין הקבוצות לעיל אין זיווג</text:p>
        </text:list-item>
        <text:list-item>
          <text:p text:style-name="P20">קבוצות סופיות באותו הגודל אמ"מ יש ביניהן פונקצית זיווג</text:p>
        </text:list-item>
      </text:list>
      <text:p text:style-name="P3"><draw:g text:anchor-type="as-char" svg:y="-0.1043in" draw:z-index="1" draw:name="Shape2" draw:style-name="gr1"><svg:title>TexMaths</svg:title><svg:desc>11§inline§\Neven, \N§svg§600§FALSE§</svg:desc><draw:path draw:style-name="gr2" draw:text-style-name="P27" svg:width="0.511in" svg:height="0.1173in" svg:x="0.0043in" svg:y="0.0071in" svg:viewBox="0 0 1299 299" svg:d="M0 0c433 0 866 0 1299 0 0 99 0 200 0 299-433 0-866 0-1299 0 0-99 0-200 0-299z"><text:p/></draw:path><draw:path draw:style-name="gr3" draw:text-style-name="P28" svg:width="0.1028in" svg:height="0.1063in" svg:x="0.0004in" svg:y="0in" svg:viewBox="0 0 262 271" svg:d="M33 35c0 63 0 126 0 188 0 20-2 27-22 27-4 0-11 0-11 7s5 7 13 7c20 0 40 0 60 0 6 0 13 0 13-7s-7-7-12-7c-21 0-25-8-25-28 0-59 0-118 0-177 57 74 111 147 168 221 3 4 5 5 7 5 7 0 7-6 7-13 0-73 0-144 0-217 0-21 3-27 22-28 2 0 9 0 9-6 0-7-7-7-14-7-18 0-37 0-56 0-7 0-13 0-13 7 0 6 7 6 11 6 22 1 24 9 24 29 0 40 0 80 0 121-38-53-78-106-116-157-3-6-5-6-13-6-22 0-45 0-67 0-8 0-14 0-14 7 0 6 6 6 8 6 11 1 19 8 22 12-1 4-1 5-1 10zM218 244c-56-74-112-147-169-221-3-5-3-5-7-10 15 0 31 0 46 0 43 59 87 117 130 176 0 18 0 37 0 55z"><text:p/></draw:path><draw:path draw:style-name="gr3" draw:text-style-name="P28" svg:width="0.0457in" svg:height="0.0484in" svg:x="0.1102in" svg:y="0.0791in" svg:viewBox="0 0 117 124" svg:d="M109 60c5 0 8 0 8-6 0-24-14-54-54-54-36 0-63 29-63 62 0 34 31 62 66 62 36 0 51-29 51-36 0-1-2-3-5-3-4 0-4 1-5 4-8 22-29 27-39 27-13 0-25-7-33-17-10-13-10-28-10-39 28 0 56 0 84 0zM25 53c4-39 28-45 38-45 33 0 34 37 35 45-24 0-49 0-73 0z"><text:p/></draw:path><draw:path draw:style-name="gr3" draw:text-style-name="P28" svg:width="0.0567in" svg:height="0.0465in" svg:x="0.1638in" svg:y="0.0807in" svg:viewBox="0 0 145 119" svg:d="M120 26c8-16 21-16 25-16 0-3 0-7 0-10-6 1-13 1-20 1s-17 0-25-1c0 3 0 7 0 10 12 0 8 7 12 10 0 1-1 4-2 8-10 22-21 44-31 67-11-25-23-50-34-74 0-1-1-3-1-4 0-7 9-7 13-7 0-3 0-7 0-10-10 0-20 1-31 1-7 0-18 0-26-1 0 3 0 7 0 10 15 0 19 0 22 10 14 31 29 62 43 94 1 3 3 5 8 5s6-2 7-5c13-30 27-59 40-88z"><text:p/></draw:path><draw:path draw:style-name="gr3" draw:text-style-name="P28" svg:width="0.0457in" svg:height="0.0484in" svg:x="0.2252in" svg:y="0.0791in" svg:viewBox="0 0 117 124" svg:d="M109 60c5 0 8 0 8-6 0-24-14-54-54-54-36 0-63 29-63 62 0 34 31 62 66 62 36 0 51-29 51-36 0-1-2-3-5-3-4 0-4 1-5 4-9 22-29 27-39 27-13 0-25-7-33-17-10-13-10-28-10-39 28 0 56 0 84 0zM25 53c4-39 28-45 38-45 33 0 34 37 35 45-24 0-49 0-73 0z"><text:p/></draw:path><draw:path draw:style-name="gr3" draw:text-style-name="P28" svg:width="0.0567in" svg:height="0.0465in" svg:x="0.2803in" svg:y="0.0799in" svg:viewBox="0 0 145 119" svg:d="M124 38c0-25-11-38-40-38-22 0-37 12-44 25 0-8 0-16 0-25-14 1-27 1-40 2 0 4 0 7 0 10 18 0 20 2 20 16 0 23 0 46 0 70 0 11-2 11-20 11 0 4 0 7 0 10 10-1 20-1 31-1 10 0 28 1 31 1 0-3 0-6 0-10-18 0-20 0-20-11 0-16 0-33 0-49 0-28 22-42 39-42 20 0 22 15 22 29 0 20 0 41 0 62 0 11-3 11-21 11 0 4 0 7 0 10 2 0 20-1 31-1 10 0 29 1 32 1 0-3 0-6 0-10-17 0-21 0-21-11 0-21 0-41 0-60z"><text:p/></draw:path><draw:path draw:style-name="gr3" draw:text-style-name="P28" svg:width="0.0177in" svg:height="0.0453in" svg:x="0.3622in" svg:y="0.087in" svg:viewBox="0 0 46 116" svg:d="M46 41c0-26-10-41-25-41-12 0-21 10-21 21 0 10 9 20 21 20 4 0 10-1 13-5 1-1 1-1 2-1 0 3 1 0 1 6 0 29-13 52-26 65-4 3-4 4-4 5 0 4 2 5 4 5 3 0 35-30 35-75z"><text:p/></draw:path><draw:path draw:style-name="gr3" draw:text-style-name="P28" svg:width="0.1028in" svg:height="0.1063in" svg:x="0.4209in" svg:y="0in" svg:viewBox="0 0 262 271" svg:d="M34 35c0 63 0 126 0 188 0 20-3 27-23 27-4 0-11 0-11 7s7 7 13 7c20 0 41 0 61 0 6 0 12 0 12-7s-6-7-11-7c-22 0-26-8-26-28 0-59 0-118 0-177 57 74 111 147 168 221 3 4 5 5 8 5 7 0 7-6 7-13 0-73 0-144 0-217 0-21 3-27 21-28 2 0 9 0 9-6 0-7-6-7-14-7-18 0-37 0-56 0-6 0-13 0-13 7 0 6 7 6 11 6 22 1 25 9 25 29 0 40 0 80 0 121-38-53-78-106-116-157-4-6-6-6-14-6-22 0-45 0-67 0-7 0-14 0-14 7 0 6 7 6 9 6 10 1 18 8 21 12 0 4 0 5 0 10zM218 244c-56-74-112-147-169-221-3-5-3-5-7-10 15 0 31 0 46 0 43 59 87 117 130 176 0 18 0 37 0 55z"><text:p/></draw:path></draw:g><text:s/><text:span text:style-name="T18">– מי יותר גדול?</text:span></text:p>
      <text:p text:style-name="P5">ביניהן קיימת פונקצית זיווג ולכן הן בעוצמה שווה. אפשר גם לכתוב אחת את השנייה בעקרון ההחלפה (לא להצמד לרעיון הזה). </text:p>
      <text:p text:style-name="P6">דוגמה לםונקציה כזו: <text:span text:style-name="T2"><draw:g text:anchor-type="as-char" svg:y="-0.1075in" draw:z-index="2" draw:name="Shape3" draw:style-name="gr1"><svg:title>TexMaths</svg:title><svg:desc>11§inline§f  = \lambda n \in \N. 2n§svg§600§FALSE§</svg:desc><draw:path draw:style-name="gr2" draw:text-style-name="P27" svg:width="0.9583in" svg:height="0.1217in" svg:x="0.0004in" svg:y="0.0075in" svg:viewBox="0 0 2435 310" svg:d="M0 0c812 0 1623 0 2435 0 0 103 0 207 0 310-812 0-1623 0-2435 0 0-103 0-207 0-310z"><text:p/></draw:path><draw:path draw:style-name="gr3" draw:text-style-name="P28" svg:width="0.0752in" svg:height="0.1374in" svg:x="0.0008in" svg:y="0in" svg:viewBox="0 0 192 350" svg:d="M121 118c11 0 22 0 33 0 8 0 12 0 12-8 0-4-4-4-11-4-11 0-21 0-32 0 2-16 6-30 8-44 2-8 8-36 10-40 3-8 10-13 17-13 3 0 12 0 20 6-17 2-21 16-21 21 0 9 7 13 15 13 9 0 20-7 20-23 0-17-17-26-34-26-13 0-37 7-48 45-2 8-3 12-13 61-9 0-18 0-27 0-7 0-12 0-12 7 0 5 5 5 11 5 9 0 17 0 26 0-10 50-19 100-29 150-7 38-13 73-34 73-1 0-11 0-18-7 18-1 21-15 21-21 0-8-6-13-14-13-10 0-21 8-21 23 0 18 16 27 32 27 22 0 37-23 44-38 12-24 22-71 22-73 8-41 15-81 23-121z"><text:p/></draw:path><draw:path draw:style-name="gr3" draw:text-style-name="P28" svg:width="0.1008in" svg:height="0.0354in" svg:x="0.1343in" svg:y="0.0516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28" svg:width="0.0748in" svg:height="0.1067in" svg:x="0.2945in" svg:y="0.002in" svg:viewBox="0 0 191 272" svg:d="M118 155c15 40 34 98 40 107s10 9 20 9c3 0 6 0 9 0s4-3 4-5c0-1-1-1-2-3-4-5-6-10-9-18-26-72-52-145-79-217-8-24-28-28-47-28-1 0-7 0-7 4s2 3 4 4c13 2 15 4 25 31 12 35 25 70 37 105-35 34-71 69-106 105-5 4-7 6-7 12 0 5 4 11 11 11 5 0 10-5 13-9 31-36 63-73 94-108z"><text:p/></draw:path><draw:path draw:style-name="gr3" draw:text-style-name="P28" svg:width="0.0823in" svg:height="0.0685in" svg:x="0.3791in" svg:y="0.0402in" svg:viewBox="0 0 210 175" svg:d="M23 147c-1 7-3 16-3 18 0 7 5 10 11 10 4 0 12-3 14-11 0-1 6-19 8-29 3-12 5-23 9-34 2-9 4-17 5-26 2-7 6-18 6-19 5-12 26-47 62-47 18 0 21 14 21 26 0 24-19 74-25 90-3 9-3 14-3 18 0 19 13 32 31 32 37 0 51-56 51-59 0-4-3-4-4-4-5 0-5 1-7 7-8 26-20 47-40 47-6 0-8-3-8-12 0-10 3-19 6-27 8-21 24-63 24-85 0-27-16-42-45-42-34 0-52 25-59 34-2-22-19-34-36-34-18 0-26 15-29 22-7 13-12 36-12 37 0 5 4 5 5 5 4 0 4-1 7-9 7-27 14-46 28-46 7 0 12 4 12 17 0 8-1 13-7 32-8 30-14 60-22 89z"><text:p/></draw:path><draw:path draw:style-name="gr3" draw:text-style-name="P28" svg:width="0.0752in" svg:height="0.087in" svg:x="0.5209in" svg:y="0.0256in" svg:viewBox="0 0 192 222" svg:d="M179 120c7 0 13 0 13-8 0-9-6-9-13-9-55 0-109 0-164 0 5-50 50-88 104-88 20 0 40 0 60 0 7 0 13 0 13-7 0-8-6-8-13-8-20 0-40 0-60 0-66 0-119 50-119 112s53 110 119 110c20 0 40 0 60 0 7 0 13 0 13-8 0-7-6-7-13-7-20 0-40 0-60 0-54 0-99-36-104-87 55 0 109 0 164 0z"><text:p/></draw:path><draw:path draw:style-name="gr3" draw:text-style-name="P28" svg:width="0.1028in" svg:height="0.1063in" svg:x="0.6555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3-7-19 0-38 0-57 0-6 0-13 0-13 7 0 6 8 6 11 6 22 1 26 9 26 29 0 39 0 80 0 121-39-53-79-105-117-158-4-5-6-5-14-5-22 0-45 0-67 0-7 0-14 0-14 7 0 6 7 6 9 6 10 1 18 8 21 12 0 4 0 5 0 10zM218 243c-56-73-111-146-167-220-5-5-5-5-9-10 15 0 31 0 46 0 43 58 87 117 130 175 0 19 0 37 0 55z"><text:p/></draw:path><draw:path draw:style-name="gr3" draw:text-style-name="P28" svg:width="0.0161in" svg:height="0.0157in" svg:x="0.7744in" svg:y="0.0902in" svg:viewBox="0 0 42 41" svg:d="M42 21c0-12-10-21-21-21s-21 9-21 21c0 11 10 20 21 20s21-9 21-20z"><text:p/></draw:path><draw:path draw:style-name="gr3" draw:text-style-name="P28" svg:width="0.0602in" svg:height="0.1in" svg:x="0.8114in" svg:y="0.0067in" svg:viewBox="0 0 154 255" svg:d="M30 225c14-13 27-26 41-39 60-52 83-73 83-111 0-44-34-75-81-75-44 0-73 35-73 69 0 22 20 22 21 22 6 0 20-4 20-21 0-9-7-19-20-19-3 0-5 0-6 0 9-25 30-39 52-39 35 0 53 31 53 63 0 31-20 60-41 84-25 27-49 54-75 82-4 4-4 5-4 14 48 0 96 0 144 0 3-22 7-44 10-67-3 0-6 0-9 0-2 12-5 29-9 34-2 4-28 3-36 3-23 0-47 0-70 0z"><text:p/></draw:path><draw:path draw:style-name="gr3" draw:text-style-name="P28" svg:width="0.0819in" svg:height="0.0685in" svg:x="0.8846in" svg:y="0.0402in" svg:viewBox="0 0 209 175" svg:d="M22 147c-1 7-3 16-3 18 0 7 5 10 11 10 5 0 12-3 14-11 1-1 5-19 8-29 3-12 5-23 8-34 3-9 5-17 7-26 1-7 4-18 4-19 7-12 27-47 64-47 17 0 21 14 21 26 0 24-20 74-25 90-3 9-5 14-5 18 0 19 14 32 32 32 37 0 51-56 51-59 0-4-3-4-4-4-5 0-5 1-6 7-9 26-21 47-40 47-6 0-9-3-9-12 0-10 3-19 7-27 7-21 23-63 23-85 0-27-16-42-44-42-35 0-54 25-60 34-2-22-19-34-36-34-19 0-25 15-29 22-6 13-11 36-11 37 0 5 3 5 4 5 4 0 5-1 7-9 7-27 14-46 27-46 8 0 13 4 13 17 0 8-2 13-6 32-8 30-15 60-23 89z"><text:p/></draw:path></draw:g></text:span><text:span text:style-name="T2"><text:s/>תהיה חחע ועל </text:span><text:span text:style-name="T2"><draw:g text:anchor-type="as-char" svg:y="-0.1075in" draw:z-index="3" draw:name="Shape4" draw:style-name="gr1"><svg:title>TexMaths</svg:title><svg:desc>11§inline§f \colon \N \to \Neven§svg§600§FALSE§</svg:desc><draw:path draw:style-name="gr2" draw:text-style-name="P27" svg:width="0.8724in" svg:height="0.122in" svg:x="0in" svg:y="0.0075in" svg:viewBox="0 0 2217 311" svg:d="M0 0c739 0 1478 0 2217 0 0 103 0 208 0 311-739 0-1478 0-2217 0 0-103 0-208 0-311z"><text:p/></draw:path><draw:path draw:style-name="gr3" draw:text-style-name="P28" svg:width="0.0752in" svg:height="0.1378in" svg:x="0.0004in" svg:y="0in" svg:viewBox="0 0 192 351" svg:d="M121 118c11 0 22 0 33 0 8 0 12 0 12-8 0-4-4-4-11-4-11 0-21 0-32 0 2-15 6-30 8-44 2-8 8-36 10-40 3-8 10-13 17-13 3 0 12 0 20 6-17 1-21 16-21 21 0 9 7 13 15 13 9 0 20-7 20-23 0-17-17-26-34-26-13 0-37 7-48 45-2 8-3 12-13 61-9 0-18 0-27 0-7 0-12 0-12 7 0 5 5 5 11 5 9 0 17 0 26 0-10 50-19 101-29 151-7 38-13 73-34 73-1 0-11 0-18-7 18-1 21-15 21-21 0-8-6-13-14-13-10 0-21 8-21 23 0 18 16 27 32 27 22 0 37-23 44-38 12-24 21-71 22-73 8-41 15-82 23-122z"><text:p/></draw:path><draw:path draw:style-name="gr3" draw:text-style-name="P28" svg:width="0.0157in" svg:height="0.065in" svg:x="0.113in" svg:y="0.0421in" svg:viewBox="0 0 41 166" svg:d="M41 21c0-12-8-21-20-21-11 0-21 10-21 21 0 12 10 20 21 20 12 0 20-9 20-20zM41 146c0-12-8-21-20-21-11 0-21 10-21 21 0 12 10 20 21 20 12 0 20-9 20-20z"><text:p/></draw:path><draw:path draw:style-name="gr3" draw:text-style-name="P28" svg:width="0.1028in" svg:height="0.1067in" svg:x="0.1965in" svg:y="0.0028in" svg:viewBox="0 0 262 272" svg:d="M34 35c0 63 0 126 0 188 0 20-3 28-23 28-4 0-11 0-11 6 0 7 7 7 13 7 20 0 41 0 61 0 6 0 12 0 12-7 0-6-6-6-11-6-22 0-24-9-24-29 0-59 0-118 0-177 55 74 111 147 166 221 3 4 5 6 8 6 7 0 7-7 7-14 0-72 0-145 0-217 0-21 3-27 21-28 2 0 9 0 9-6 0-7-6-7-13-7-19 0-38 0-57 0-6 0-13 0-13 7 0 6 8 6 11 6 22 1 26 9 26 29 0 40 0 80 0 121-39-53-79-105-117-158-4-5-6-5-14-5-22 0-45 0-67 0-7 0-14 0-14 7 0 6 7 6 9 6 10 1 18 8 21 12 0 4 0 5 0 10zM218 244c-56-74-111-147-167-221-5-5-5-5-9-10 15 0 31 0 46 0 43 58 87 118 130 176 0 19 0 36 0 55z"><text:p/></draw:path><draw:path draw:style-name="gr3" draw:text-style-name="P28" svg:width="0.1346in" svg:height="0.0787in" svg:x="0.3531in" svg:y="0.0291in" svg:viewBox="0 0 343 201" svg:d="M301 109c-22 15-32 32-35 36-17 27-21 51-21 52 0 4 6 4 8 4 7 0 8-1 9-7 9-38 32-71 76-88 4-2 5-2 5-5 0-2-2-4-3-4-17-7-64-27-78-92-1-4-2-5-9-5-2 0-8 0-8 4 0 1 5 26 20 51 8 12 20 25 36 37-95 0-191 0-287 0-7 0-14 1-14 9 0 9 7 8 14 8 96 0 192 0 287 0z"><text:p/></draw:path><draw:path draw:style-name="gr3" draw:text-style-name="P28" svg:width="0.1028in" svg:height="0.1067in" svg:x="0.5429in" svg:y="0.0028in" svg:viewBox="0 0 262 272" svg:d="M34 35c0 63 0 126 0 188 0 20-3 28-23 28-4 0-11 0-11 6 0 7 7 7 13 7 20 0 41 0 61 0 6 0 12 0 12-7 0-6-6-6-11-6-22 0-24-9-24-29 0-59 0-118 0-177 55 74 111 147 166 221 3 4 5 6 8 6 7 0 7-7 7-14 0-72 0-145 0-217 0-21 3-27 21-28 2 0 9 0 9-6 0-7-6-7-13-7-19 0-38 0-57 0-6 0-13 0-13 7 0 6 8 6 11 6 22 1 26 9 26 29 0 40 0 80 0 121-39-53-79-105-117-158-4-5-6-5-14-5-22 0-45 0-67 0-7 0-14 0-14 7 0 6 7 6 9 6 10 1 18 8 22 12-1 4-1 5-1 10zM218 244c-56-74-111-147-167-221-5-5-5-5-9-10 15 0 31 0 46 0 43 58 87 118 130 176 0 19 0 36 0 55z"><text:p/></draw:path><draw:path draw:style-name="gr3" draw:text-style-name="P28" svg:width="0.0449in" svg:height="0.048in" svg:x="0.6535in" svg:y="0.0819in" svg:viewBox="0 0 115 123" svg:d="M108 59c6 0 7 0 7-6 0-23-13-53-52-53-37 0-63 29-63 62 0 34 30 61 66 61s49-28 49-35c0-1 0-3-4-3-3 0-4 1-4 4-9 22-30 25-40 25-12 0-24-5-33-15-10-13-10-30-10-40 28 0 56 0 84 0zM24 52c3-38 28-44 39-44 33 0 34 37 34 44-24 0-49 0-73 0z"><text:p/></draw:path><draw:path draw:style-name="gr3" draw:text-style-name="P28" svg:width="0.0567in" svg:height="0.0465in" svg:x="0.7067in" svg:y="0.0839in" svg:viewBox="0 0 145 119" svg:d="M120 26c6-16 21-16 25-16 0-3 0-7 0-10-6 0-14 1-21 1s-17 0-24-1c0 3 0 7 0 10 11 0 11 9 11 10s0 4-2 7c-10 22-21 46-31 68-11-25-22-50-33-74-1-2-2-3-2-6 0-5 10-5 14-5 0-3 0-7 0-10-1 0-20 1-31 1-8 0-18 0-26-1 0 3 0 7 0 10 14 0 18 0 22 10 14 31 29 62 43 93 1 4 2 6 8 6 4 0 5-2 6-6 13-28 28-58 41-87z"><text:p/></draw:path><draw:path draw:style-name="gr3" draw:text-style-name="P28" svg:width="0.0449in" svg:height="0.048in" svg:x="0.7681in" svg:y="0.0819in" svg:viewBox="0 0 115 123" svg:d="M108 59c5 0 7 0 7-6 0-23-13-53-53-53-36 0-62 29-62 62 0 34 30 61 66 61s49-28 49-35c0-1 0-3-4-3-3 0-4 1-4 4-9 22-30 25-40 25-12 0-24-5-33-15-10-13-10-30-10-40 28 0 56 0 84 0zM24 52c3-38 28-44 38-44 34 0 35 37 35 44-24 0-49 0-73 0z"><text:p/></draw:path><draw:path draw:style-name="gr3" draw:text-style-name="P28" svg:width="0.0567in" svg:height="0.0465in" svg:x="0.8236in" svg:y="0.0839in" svg:viewBox="0 0 145 119" svg:d="M125 36c0-23-12-36-40-36-22 0-38 12-44 25h-1c0-9 0-16 0-25-14 1-27 1-40 2 0 3 0 7 0 10 19 0 21 2 21 15 0 24 0 47 0 70 0 12-3 12-21 12 0 3 0 6 0 10 1 0 20-1 31-1 10 0 28 0 32 1 0-4 0-7 0-10-18 0-21 0-21-12 0-17 0-32 0-49 0-28 22-41 40-41 19 0 21 15 21 28 0 21 0 41 0 62 0 12-2 12-19 12 0 3 0 6 0 10 9 0 18-1 30-1 10 0 29 0 31 1 0-4 0-7 0-10-17 0-20 0-20-12 0-20 0-41 0-61z"><text:p/></draw:path></draw:g></text:span><text:span text:style-name="T2"><text:s/>ולכן זיווג. </text:span></text:p>
      <text:p text:style-name="P6">מקיום הזיווג, <text:span text:style-name="T2"><draw:g text:anchor-type="as-char" svg:y="-0.1134in" draw:z-index="4" draw:name="Shape5" draw:style-name="gr1"><svg:title>TexMaths</svg:title><svg:desc>11§inline§|\Neven| = |\N|§svg§600§FALSE§</svg:desc><draw:path draw:style-name="gr2" draw:text-style-name="P27" svg:width="0.8008in" svg:height="0.1358in" svg:x="0.0004in" svg:y="0.0071in" svg:viewBox="0 0 2035 346" svg:d="M1019 346c-340 0-679 0-1019 0 0-116 0-230 0-346 679 0 1356 0 2035 0 0 116 0 230 0 346-339 0-677 0-1016 0z"><text:p/></draw:path><draw:path draw:style-name="gr3" draw:text-style-name="P28" svg:width="0.0055in" svg:height="0.1512in" svg:x="0.011in" svg:y="0in" svg:viewBox="0 0 15 385" svg:d="M15 14c0-6 0-14-7-14-8 0-8 8-8 14 0 119 0 238 0 357 0 7 0 14 8 14 7 0 7-7 7-14 0-119 0-238 0-357z"><text:p/></draw:path><draw:path draw:style-name="gr3" draw:text-style-name="P28" svg:width="0.1024in" svg:height="0.1063in" svg:x="0.039in" svg:y="0.0098in" svg:viewBox="0 0 261 271" svg:d="M33 35c0 63 0 126 0 187 0 20-3 28-23 28-3 0-10 0-10 7 0 6 6 6 13 6 20 0 40 0 60 0 6 0 13 0 13-6 0-7-7-7-12-7-21 0-24-9-24-29 0-58 0-118 0-176 56 74 111 148 167 220 3 5 5 6 7 6 7 0 7-7 7-13 0-72 0-145 0-217 0-21 3-27 21-28 2 0 9 0 9-6 0-7-6-7-12-7-19 0-39 0-58 0-6 0-12 0-12 7 0 6 7 6 11 6 21 1 25 9 25 29 0 39 0 80 0 121-39-53-79-105-117-157-3-6-4-6-14-6-22 0-45 0-67 0-7 0-13 0-13 7 0 6 6 6 8 6 11 1 18 8 22 12-1 4-1 5-1 10zM218 243c-56-72-112-146-168-220-5-5-5-5-9-10 15 0 31 0 46 0 44 59 87 117 131 176 0 18 0 37 0 54z"><text:p/></draw:path><draw:path draw:style-name="gr3" draw:text-style-name="P28" svg:width="0.0453in" svg:height="0.048in" svg:x="0.1488in" svg:y="0.0886in" svg:viewBox="0 0 116 123" svg:d="M109 59c5 0 7 0 7-6 0-23-14-53-53-53-35 0-63 29-63 62 0 34 30 61 66 61s50-28 50-35c0-1 0-3-5-3-3 0-3 1-4 4-9 22-29 26-39 26-13 0-25-6-33-16-10-13-11-30-11-40 29 0 56 0 85 0zM25 52c3-38 27-44 38-44 33 0 34 37 34 44-24 0-47 0-72 0z"><text:p/></draw:path><draw:path draw:style-name="gr3" draw:text-style-name="P28" svg:width="0.0567in" svg:height="0.0465in" svg:x="0.2024in" svg:y="0.0898in" svg:viewBox="0 0 145 119" svg:d="M120 26c8-16 21-16 25-16 0-3 0-7 0-10-6 0-14 1-21 1-6 0-16 0-24-1 0 3 0 7 0 10 11 0 11 9 11 10s0 4-2 8c-10 22-21 44-31 67-11-26-22-50-33-74 0-2-1-3-1-6 0-5 9-5 13-5 0-3 0-7 0-10-10 0-20 1-31 1-7 0-18 0-26-1 0 3 0 7 0 10 14 0 18 0 22 10 14 31 29 61 43 93 1 4 3 6 8 6 4 0 5-2 7-6 14-29 27-58 40-87z"><text:p/></draw:path><draw:path draw:style-name="gr3" draw:text-style-name="P28" svg:width="0.0453in" svg:height="0.048in" svg:x="0.2638in" svg:y="0.0886in" svg:viewBox="0 0 116 123" svg:d="M108 59c6 0 8 0 8-6 0-23-14-53-53-53-37 0-63 29-63 62 0 34 30 61 66 61s50-28 50-35c0-1 0-3-5-3-3 0-3 1-4 4-9 22-30 26-39 26-13 0-25-6-33-16-10-13-11-30-11-40 28 0 56 0 84 0zM25 52c3-38 27-44 38-44 33 0 34 37 34 44-24 0-47 0-72 0z"><text:p/></draw:path><draw:path draw:style-name="gr3" draw:text-style-name="P28" svg:width="0.0567in" svg:height="0.0465in" svg:x="0.3193in" svg:y="0.0898in" svg:viewBox="0 0 145 119" svg:d="M125 36c0-23-12-36-40-36-22 0-37 12-44 25 0-8 0-16 0-25-13 1-28 1-41 2 0 4 0 7 0 10 19 0 21 2 21 16 0 23 0 46 0 69 0 12-3 12-21 12 0 3 0 7 0 10 1 0 20-1 31-1s30 0 32 1c0-3 0-7 0-10-18 0-21 0-21-12 0-17 0-32 0-49 0-28 23-41 41-41s20 15 20 28c0 21 0 41 0 62 0 12-2 12-19 12 0 3 0 7 0 10 10-1 19-1 30-1 10 0 29 0 31 1 0-3 0-7 0-10-17 0-20 0-20-12 0-21 0-41 0-61z"><text:p/></draw:path><draw:path draw:style-name="gr3" draw:text-style-name="P28" svg:width="0.0055in" svg:height="0.1512in" svg:x="0.4063in" svg:y="0in" svg:viewBox="0 0 15 385" svg:d="M15 14c0-6 0-14-7-14-8 0-8 8-8 14 0 119 0 238 0 357 0 7 0 14 8 14 7 0 7-7 7-14 0-119 0-238 0-357z"><text:p/></draw:path><draw:path draw:style-name="gr3" draw:text-style-name="P28" svg:width="0.1004in" svg:height="0.0354in" svg:x="0.481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28" svg:width="0.0055in" svg:height="0.1512in" svg:x="0.6516in" svg:y="0in" svg:viewBox="0 0 15 385" svg:d="M15 14c0-6 0-14-7-14-8 0-8 8-8 14 0 119 0 238 0 357 0 7 0 14 8 14 7 0 7-7 7-14 0-119 0-238 0-357z"><text:p/></draw:path><draw:path draw:style-name="gr3" draw:text-style-name="P28" svg:width="0.1028in" svg:height="0.1063in" svg:x="0.6791in" svg:y="0.0098in" svg:viewBox="0 0 262 271" svg:d="M34 35c0 63 0 126 0 187 0 20-3 28-23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" draw:text-style-name="P28" svg:width="0.0055in" svg:height="0.1512in" svg:x="0.8035in" svg:y="0in" svg:viewBox="0 0 15 385" svg:d="M15 14c0-6 0-14-7-14-8 0-8 8-8 14 0 119 0 238 0 357 0 7 0 14 8 14 7 0 7-7 7-14 0-119 0-238 0-357z"><text:p/></draw:path></draw:g></text:span></text:p>
      <text:p text:style-name="P7">אפשר להגדיר עוצמה כאובייקט מתמטי, <text:span text:style-name="T19">אך ההגדרה לא תינתן בקורס זה. </text:span></text:p>
      <text:p text:style-name="P7">דוגמאות: </text:p>
      <text:list xml:id="list1818997685" text:style-name="L2">
        <text:list-item>
          <text:p text:style-name="P21">בהקדמה הראינו ש־<text:span text:style-name="T2"><draw:g text:anchor-type="as-char" svg:y="-0.1134in" draw:z-index="5" draw:name="Shape6" draw:style-name="gr1"><svg:title>TexMaths</svg:title><svg:desc>11§inline§|\N| = |\Neven|§svg§600§FALSE§</svg:desc><draw:path draw:style-name="gr2" draw:text-style-name="P27" svg:width="0.8008in" svg:height="0.1358in" svg:x="0.0004in" svg:y="0.0071in" svg:viewBox="0 0 2035 346" svg:d="M1019 346c-340 0-679 0-1019 0 0-116 0-230 0-346 679 0 1356 0 2035 0 0 116 0 230 0 346-339 0-677 0-1016 0z"><text:p/></draw:path><draw:path draw:style-name="gr3" draw:text-style-name="P28" svg:width="0.0055in" svg:height="0.1512in" svg:x="0.011in" svg:y="0in" svg:viewBox="0 0 15 385" svg:d="M15 14c0-6 0-14-7-14-8 0-8 8-8 14 0 119 0 238 0 357 0 7 0 14 8 14 7 0 7-7 7-14 0-119 0-238 0-357z"><text:p/></draw:path><draw:path draw:style-name="gr3" draw:text-style-name="P28" svg:width="0.1024in" svg:height="0.1063in" svg:x="0.039in" svg:y="0.0098in" svg:viewBox="0 0 261 271" svg:d="M33 35c0 63 0 126 0 187 0 20-3 28-23 28-3 0-10 0-10 7 0 6 6 6 13 6 20 0 40 0 60 0 6 0 13 0 13-6 0-7-7-7-12-7-21 0-24-9-24-29 0-58 0-118 0-176 56 74 111 148 167 220 3 5 5 6 7 6 7 0 7-7 7-13 0-72 0-145 0-217 0-21 3-27 21-28 2 0 9 0 9-6 0-7-6-7-12-7-19 0-39 0-58 0-6 0-12 0-12 7 0 6 7 6 11 6 21 1 25 9 25 29 0 39 0 80 0 121-39-53-79-105-117-157-3-6-4-6-14-6-22 0-45 0-67 0-7 0-13 0-13 7 0 6 6 6 8 6 11 1 18 8 22 12-1 4-1 5-1 10zM218 243c-56-72-112-146-168-220-5-5-5-5-9-10 15 0 31 0 46 0 44 59 87 117 131 176 0 18 0 37 0 54z"><text:p/></draw:path><draw:path draw:style-name="gr3" draw:text-style-name="P28" svg:width="0.0055in" svg:height="0.1512in" svg:x="0.163in" svg:y="0in" svg:viewBox="0 0 15 385" svg:d="M15 14c0-6 0-14-7-14-8 0-8 8-8 14 0 119 0 238 0 357 0 7 0 14 8 14 7 0 7-7 7-14 0-119 0-238 0-357z"><text:p/></draw:path><draw:path draw:style-name="gr3" draw:text-style-name="P28" svg:width="0.1008in" svg:height="0.0354in" svg:x="0.237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28" svg:width="0.0055in" svg:height="0.1512in" svg:x="0.4075in" svg:y="0in" svg:viewBox="0 0 15 385" svg:d="M15 14c0-6 0-14-7-14-8 0-8 8-8 14 0 119 0 238 0 357 0 7 0 14 8 14 7 0 7-7 7-14 0-119 0-238 0-357z"><text:p/></draw:path><draw:path draw:style-name="gr3" draw:text-style-name="P28" svg:width="0.1024in" svg:height="0.1063in" svg:x="0.4358in" svg:y="0.0098in" svg:viewBox="0 0 261 271" svg:d="M33 35c0 63 0 126 0 187 0 20-3 28-23 28-3 0-10 0-10 7 0 6 6 6 13 6 20 0 40 0 60 0 6 0 13 0 13-6 0-7-7-7-12-7-21 0-24-9-24-29 0-58 0-118 0-176 56 74 111 148 167 220 3 5 5 6 7 6 7 0 7-7 7-13 0-72 0-145 0-217 0-21 3-27 21-28 2 0 9 0 9-6 0-7-6-7-12-7-19 0-38 0-56 0-8 0-14 0-14 7 0 6 7 6 11 6 21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3" draw:text-style-name="P28" svg:width="0.0457in" svg:height="0.048in" svg:x="0.5457in" svg:y="0.0886in" svg:viewBox="0 0 117 123" svg:d="M109 59c5 0 8 0 8-6 0-23-14-53-54-53-35 0-63 29-63 62 0 34 30 61 66 61s51-28 51-35c0-1-1-3-6-3-3 0-3 1-4 4-9 22-29 26-39 26-13 0-25-6-33-16-10-13-11-30-11-40 29 0 56 0 85 0zM25 52c3-38 28-44 38-44 33 0 34 37 34 44-24 0-47 0-72 0z"><text:p/></draw:path><draw:path draw:style-name="gr3" draw:text-style-name="P28" svg:width="0.0567in" svg:height="0.0465in" svg:x="0.5988in" svg:y="0.0898in" svg:viewBox="0 0 145 119" svg:d="M120 26c8-16 21-16 25-16 0-3 0-7 0-10-6 0-14 1-21 1-6 0-16 0-24-1 0 3 0 7 0 10 11 0 11 9 11 10s0 4-2 8c-10 22-20 44-30 67-11-26-23-50-34-74 0-2-1-3-1-6 0-5 9-5 13-5 0-3 0-7 0-10-10 0-20 1-31 1-7 0-18 0-26-1 0 3 0 7 0 10 15 0 18 0 22 10 14 31 29 61 43 93 1 4 3 6 8 6s6-2 7-6c14-29 27-58 40-87z"><text:p/></draw:path><draw:path draw:style-name="gr3" draw:text-style-name="P28" svg:width="0.0453in" svg:height="0.048in" svg:x="0.6606in" svg:y="0.0886in" svg:viewBox="0 0 116 123" svg:d="M109 59c5 0 7 0 7-6 0-23-14-53-53-53-35 0-63 29-63 62 0 34 30 61 66 61s50-28 50-35c0-1 0-3-5-3-3 0-3 1-4 4-9 22-29 26-39 26-13 0-25-6-33-16-10-13-11-30-11-40 29 0 56 0 85 0zM25 52c3-38 27-44 38-44 33 0 34 37 34 44-24 0-47 0-72 0z"><text:p/></draw:path><draw:path draw:style-name="gr3" draw:text-style-name="P28" svg:width="0.0563in" svg:height="0.0465in" svg:x="0.7165in" svg:y="0.0898in" svg:viewBox="0 0 144 119" svg:d="M124 36c0-23-12-36-40-36-22 0-37 12-44 25 0-8 0-16 0-25-14 1-27 1-40 2 0 4 0 7 0 10 18 0 20 2 20 16 0 23 0 46 0 69 0 12-2 12-20 12 0 3 0 7 0 10 10-1 19-1 31-1 10 0 28 0 31 1 0-3 0-7 0-10-18 0-21 0-21-12 0-17 0-32 0-49 0-28 23-41 40-41 19 0 21 15 21 28 0 21 0 41 0 62 0 12-2 12-19 12 0 3 0 7 0 10 9-1 19-1 30-1 10 0 29 0 31 1 0-3 0-7 0-10-17 0-20 0-20-12 0-21 0-41 0-61z"><text:p/></draw:path><draw:path draw:style-name="gr3" draw:text-style-name="P28" svg:width="0.0055in" svg:height="0.1512in" svg:x="0.8035in" svg:y="0in" svg:viewBox="0 0 15 385" svg:d="M15 14c0-6 0-14-7-14-8 0-8 8-8 14 0 119 0 238 0 357 0 7 0 14 8 14 7 0 7-7 7-14 0-119 0-238 0-357z"><text:p/></draw:path></draw:g></text:span><text:span text:style-name="T2">. באופן דומה, </text:span><text:span text:style-name="T2"><draw:g text:anchor-type="as-char" svg:y="-0.1134in" draw:z-index="6" draw:name="Shape7" draw:style-name="gr1"><svg:title>TexMaths</svg:title><svg:desc>11§inline§|\N| = |\Nodd|§svg§600§FALSE§</svg:desc><draw:path draw:style-name="gr2" draw:text-style-name="P27" svg:width="0.763in" svg:height="0.1358in" svg:x="0.0004in" svg:y="0.0071in" svg:viewBox="0 0 1939 346" svg:d="M970 346c-323 0-647 0-970 0 0-116 0-230 0-346 647 0 1293 0 1939 0 0 116 0 230 0 346-323 0-646 0-969 0z"><text:p/></draw:path><draw:path draw:style-name="gr3" draw:text-style-name="P28" svg:width="0.0055in" svg:height="0.1512in" svg:x="0.011in" svg:y="0in" svg:viewBox="0 0 15 385" svg:d="M15 14c0-6 0-14-7-14-8 0-8 8-8 14 0 119 0 238 0 357 0 7 0 14 8 14 7 0 7-7 7-14 0-119 0-238 0-357z"><text:p/></draw:path><draw:path draw:style-name="gr3" draw:text-style-name="P28" svg:width="0.1024in" svg:height="0.1063in" svg:x="0.039in" svg:y="0.0098in" svg:viewBox="0 0 261 271" svg:d="M33 35c0 63 0 126 0 187 0 20-3 28-23 28-3 0-10 0-10 7 0 6 6 6 13 6 20 0 40 0 60 0 6 0 13 0 13-6 0-7-7-7-12-7-21 0-24-9-24-29 0-58 0-118 0-176 56 74 111 148 167 220 3 5 5 6 7 6 7 0 7-7 7-13 0-72 0-145 0-217 0-21 3-27 21-28 2 0 9 0 9-6 0-7-6-7-12-7-19 0-39 0-58 0-6 0-12 0-12 7 0 6 7 6 11 6 21 1 25 9 25 29 0 39 0 80 0 121-39-53-79-105-117-157-3-6-4-6-14-6-22 0-45 0-67 0-7 0-13 0-13 7 0 6 6 6 8 6 11 1 18 8 22 12-1 4-1 5-1 10zM218 243c-56-72-112-146-168-220-5-5-5-5-9-10 15 0 31 0 46 0 44 59 87 117 131 176 0 18 0 37 0 54z"><text:p/></draw:path><draw:path draw:style-name="gr3" draw:text-style-name="P28" svg:width="0.0055in" svg:height="0.1512in" svg:x="0.163in" svg:y="0in" svg:viewBox="0 0 15 385" svg:d="M15 14c0-6 0-14-7-14-8 0-8 8-8 14 0 119 0 238 0 357 0 7 0 14 8 14 7 0 7-7 7-14 0-119 0-238 0-357z"><text:p/></draw:path><draw:path draw:style-name="gr3" draw:text-style-name="P28" svg:width="0.1008in" svg:height="0.0354in" svg:x="0.237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28" svg:width="0.0055in" svg:height="0.1512in" svg:x="0.4075in" svg:y="0in" svg:viewBox="0 0 15 385" svg:d="M15 14c0-6 0-14-7-14-8 0-8 8-8 14 0 119 0 238 0 357 0 7 0 14 8 14 7 0 7-7 7-14 0-119 0-238 0-357z"><text:p/></draw:path><draw:path draw:style-name="gr3" draw:text-style-name="P28" svg:width="0.1024in" svg:height="0.1063in" svg:x="0.4358in" svg:y="0.0098in" svg:viewBox="0 0 261 271" svg:d="M33 35c0 63 0 126 0 187 0 20-3 28-23 28-3 0-10 0-10 7 0 6 6 6 13 6 20 0 40 0 60 0 6 0 13 0 13-6 0-7-7-7-12-7-21 0-24-9-24-29 0-58 0-118 0-176 56 74 111 148 167 220 3 5 5 6 7 6 7 0 7-7 7-13 0-72 0-145 0-217 0-21 3-27 21-28 2 0 9 0 9-6 0-7-6-7-12-7-19 0-38 0-56 0-8 0-14 0-14 7 0 6 7 6 11 6 21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3" draw:text-style-name="P28" svg:width="0.052in" svg:height="0.048in" svg:x="0.5457in" svg:y="0.0886in" svg:viewBox="0 0 133 123" svg:d="M133 63c0-33-30-63-67-63s-66 30-66 63c0 34 29 60 66 60 36 0 67-26 67-60zM66 115c-10 0-24-4-33-17-8-11-8-24-8-37 0-11 0-28 9-39 8-8 19-14 32-14 17 0 28 7 34 16 8 10 8 23 8 37 0 13 0 27-9 38-7 10-20 16-33 16z"><text:p/></draw:path><draw:path draw:style-name="gr3" draw:text-style-name="P28" svg:width="0.0567in" svg:height="0.0744in" svg:x="0.6102in" svg:y="0.0626in" svg:viewBox="0 0 145 190" svg:d="M85 3c0 4 0 7 0 10 17 0 20 2 20 16 0 18 0 36 0 55-10-9-24-15-38-15-36 0-67 27-67 61s29 60 64 60c22 0 35-12 39-16 0 5 0 11 0 16 15-1 28-2 42-2 0-3 0-6 0-10-18 0-20-2-20-15 0-55 0-109 0-163-13 1-27 2-40 3zM103 160c-6 13-20 23-38 23-15 0-25-9-31-17-5-7-9-18-9-36 0-6 0-27 11-39s25-15 32-15c13 0 24 7 32 16 3 5 3 5 3 9 0 19 0 39 0 59z"><text:p/></draw:path><draw:path draw:style-name="gr3" draw:text-style-name="P28" svg:width="0.0563in" svg:height="0.0744in" svg:x="0.678in" svg:y="0.0626in" svg:viewBox="0 0 144 190" svg:d="M84 3c0 4 0 7 0 10 17 0 19 2 19 16 0 18 0 36 0 55-9-9-23-15-37-15-36 0-66 27-66 61s29 60 63 60c22 0 35-12 39-16 0 5 0 11 0 16 15-1 28-2 42-2 0-3 0-6 0-10-17 0-20-2-20-15 0-55 0-109 0-163-13 1-27 2-40 3zM102 160c-6 13-21 23-38 23-14 0-25-9-31-17-5-7-9-18-9-36 0-6 0-27 11-39s24-15 32-15c13 0 24 7 32 16 3 5 3 5 3 9 0 19 0 39 0 59z"><text:p/></draw:path><draw:path draw:style-name="gr3" draw:text-style-name="P28" svg:width="0.0055in" svg:height="0.1512in" svg:x="0.7657in" svg:y="0in" svg:viewBox="0 0 15 385" svg:d="M15 14c0-6 0-14-7-14-8 0-8 8-8 14 0 119 0 238 0 357 0 7 0 14 8 14 7 0 7-7 7-14 0-119 0-238 0-357z"><text:p/></draw:path></draw:g></text:span><text:span text:style-name="T2">.</text:span></text:p>
        </text:list-item>
        <text:list-item>
          <text:p text:style-name="P21"><text:span text:style-name="T3">נראה ש־</text:span><text:span text:style-name="T3"><draw:g text:anchor-type="as-char" svg:y="-0.1134in" draw:z-index="7" draw:name="Shape8" draw:style-name="gr1"><svg:title>TexMaths</svg:title><svg:desc>11§inline§|\N| = |\N \setminus \{0, 1, 2\}|§svg§600§FALSE§</svg:desc><draw:path draw:style-name="gr2" draw:text-style-name="P27" svg:width="1.2169in" svg:height="0.1358in" svg:x="0.0004in" svg:y="0.0071in" svg:viewBox="0 0 3092 346" svg:d="M1547 346c-516 0-1031 0-1547 0 0-116 0-230 0-346 1031 0 2061 0 3092 0 0 116 0 230 0 346-515 0-1030 0-1545 0z"><text:p/></draw:path><draw:path draw:style-name="gr3" draw:text-style-name="P28" svg:width="0.0055in" svg:height="0.1512in" svg:x="0.011in" svg:y="0in" svg:viewBox="0 0 15 385" svg:d="M15 14c0-6 0-14-7-14-8 0-8 8-8 14 0 119 0 238 0 357 0 7 0 14 8 14 7 0 7-7 7-14 0-119 0-238 0-357z"><text:p/></draw:path><draw:path draw:style-name="gr3" draw:text-style-name="P28" svg:width="0.1024in" svg:height="0.1063in" svg:x="0.039in" svg:y="0.0098in" svg:viewBox="0 0 261 271" svg:d="M33 35c0 63 0 126 0 187 0 20-3 28-23 28-3 0-10 0-10 7 0 6 6 6 13 6 20 0 40 0 60 0 6 0 13 0 13-6 0-7-7-7-12-7-21 0-24-9-24-29 0-58 0-118 0-176 56 74 111 148 167 220 3 5 5 6 7 6 7 0 7-7 7-13 0-72 0-145 0-217 0-21 3-27 21-28 2 0 9 0 9-6 0-7-6-7-12-7-19 0-38 0-56 0-8 0-14 0-14 7 0 6 7 6 11 6 21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3" draw:text-style-name="P28" svg:width="0.0055in" svg:height="0.1512in" svg:x="0.163in" svg:y="0in" svg:viewBox="0 0 15 385" svg:d="M15 14c0-6 0-14-7-14-8 0-8 8-8 14 0 119 0 238 0 357 0 7 0 14 8 14 7 0 7-7 7-14 0-119 0-238 0-357z"><text:p/></draw:path><draw:path draw:style-name="gr3" draw:text-style-name="P28" svg:width="0.1012in" svg:height="0.0354in" svg:x="0.2378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28" svg:width="0.0055in" svg:height="0.1512in" svg:x="0.4083in" svg:y="0in" svg:viewBox="0 0 15 385" svg:d="M15 14c0-6 0-14-7-14-8 0-8 8-8 14 0 119 0 238 0 357 0 7 0 14 8 14 7 0 7-7 7-14 0-119 0-238 0-357z"><text:p/></draw:path><draw:path draw:style-name="gr3" draw:text-style-name="P28" svg:width="0.1028in" svg:height="0.1063in" svg:x="0.4362in" svg:y="0.0098in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5 9 25 29 0 39 0 80 0 121-39-53-79-105-117-157-3-6-4-6-13-6-22 0-45 0-67 0-8 0-14 0-14 7 0 6 6 6 8 6 11 1 19 8 22 12-1 4-1 5-1 10zM218 243c-56-72-112-146-168-220-4-5-4-5-8-10 15 0 31 0 46 0 43 59 87 117 130 176 0 18 0 37 0 54z"><text:p/></draw:path><draw:path draw:style-name="gr3" draw:text-style-name="P28" svg:width="0.0591in" svg:height="0.1512in" svg:x="0.5846in" svg:y="0in" svg:viewBox="0 0 151 385" svg:d="M134 375c1 6 4 10 9 10 4 0 8-3 8-7 0-1 0-3-2-7-44-120-88-241-132-361-3-7-4-10-9-10s-8 3-8 8c0 1 0 2 2 6 44 120 88 241 132 361z"><text:p/></draw:path><draw:path draw:style-name="gr3" draw:text-style-name="P28" svg:width="0.0531in" svg:height="0.1512in" svg:x="0.6969in" svg:y="0in" svg:viewBox="0 0 136 385" svg:d="M81 52c0-16 10-41 52-43 2 0 3-2 3-5 0-4-2-4-6-4-39 0-74 20-75 48 0 29 0 59 0 89 0 15 0 27-15 39-14 12-28 12-37 13-2 0-3 1-3 5 0 3 2 3 6 3 26 2 44 14 48 34 1 4 1 5 1 19 0 25 0 51 0 76 0 16 0 29 19 43 15 12 40 16 56 16 4 0 6 0 6-4s-2-4-5-4c-24-2-43-15-48-33-2-5-2-5-2-19 0-27 0-54 0-82 0-17-3-24-15-35-9-8-20-12-31-14 32-10 46-28 46-50 0-31 0-61 0-92z"><text:p/></draw:path><draw:path draw:style-name="gr3" draw:text-style-name="P28" svg:width="0.0638in" svg:height="0.1035in" svg:x="0.7677in" svg:y="0.013in" svg:viewBox="0 0 163 264" svg:d="M163 133c0-31-2-61-16-90-18-37-49-43-66-43-23 0-51 10-67 45-12 28-14 57-14 88 0 29 1 64 18 92 16 32 44 39 63 39 21 0 50-7 68-45 12-25 14-55 14-86zM81 255c-15 0-38-9-45-46-4-22-4-58-4-80 0-26 0-51 3-72 7-45 37-49 46-49 13 0 38 7 46 45 4 22 4 52 4 76 0 28 0 55-4 79-7 36-29 47-46 47z"><text:p/></draw:path><draw:path draw:style-name="gr3" draw:text-style-name="P28" svg:width="0.0173in" svg:height="0.0453in" svg:x="0.8508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28" svg:width="0.05in" svg:height="0.1in" svg:x="0.9189in" svg:y="0.013in" svg:viewBox="0 0 128 255" svg:d="M79 10c0-10 0-10-9-10-24 24-58 24-70 24 0 5 0 8 0 12 8 0 31 0 51-10 0 66 0 133 0 199 0 14-1 18-37 18-4 0-7 0-12 0 0 5 0 9 0 12 15-1 48-1 63-1s49 0 63 1c0-3 0-7 0-12-5 0-8 0-12 0-36 0-37-4-37-18 0-72 0-144 0-215z"><text:p/></draw:path><draw:path draw:style-name="gr3" draw:text-style-name="P28" svg:width="0.0173in" svg:height="0.0453in" svg:x="0.9949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28" svg:width="0.0602in" svg:height="0.1in" svg:x="1.0567in" svg:y="0.013in" svg:viewBox="0 0 154 255" svg:d="M30 226c13-14 27-26 40-39 61-53 84-74 84-112 0-44-34-75-81-75-44 0-73 35-73 69 0 22 20 22 21 22 7 0 20-4 20-21 0-9-7-19-21-19-2 0-3 0-5 0 9-26 30-39 52-39 35 0 52 31 52 63 0 31-19 60-40 85-25 27-49 54-75 81-4 5-4 6-4 14 48 0 96 0 144 0 3-22 7-44 10-66-3 0-5 0-9 0-2 12-5 28-9 33-3 4-28 4-37 4-23 0-46 0-69 0z"><text:p/></draw:path><draw:path draw:style-name="gr3" draw:text-style-name="P28" svg:width="0.0531in" svg:height="0.1512in" svg:x="1.1366in" svg:y="0in" svg:viewBox="0 0 136 385" svg:d="M55 334c0 15-10 40-52 43-2 0-3 2-3 4 0 4 3 4 8 4 37 0 72-18 73-48 0-29 0-58 0-88 0-16 0-28 16-40 13-11 27-11 36-12 2 0 3-1 3-3 0-5-2-5-5-5-26-2-44-15-48-35-2-3-2-4-2-19 0-25 0-50 0-76 0-16 0-28-18-42-16-13-42-17-55-17-5 0-8 0-8 4 0 5 2 5 6 5 24 1 44 14 48 33 1 4 1 4 1 19 0 26 0 54 0 81 0 18 3 24 15 36 9 8 20 12 31 16-32 9-46 25-46 47 0 31 0 62 0 93z"><text:p/></draw:path><draw:path draw:style-name="gr3" draw:text-style-name="P28" svg:width="0.0055in" svg:height="0.1512in" svg:x="1.2197in" svg:y="0in" svg:viewBox="0 0 15 385" svg:d="M15 14c0-6 0-14-7-14-8 0-8 8-8 14 0 119 0 238 0 357 0 7 0 14 8 14 7 0 7-7 7-14 0-119 0-238 0-357z"><text:p/></draw:path></draw:g></text:span><text:span text:style-name="T3">. <text:s/>נגדיר: </text:span><text:span text:style-name="T3"><draw:g text:anchor-type="as-char" svg:y="-0.1134in" draw:z-index="8" draw:name="Shape9" draw:style-name="gr1"><svg:title>TexMaths</svg:title><svg:desc>11§inline§f \colon \N \to \N \setminus \{0, 1, 2\}§svg§600§FALSE§</svg:desc><draw:path draw:style-name="gr2" draw:text-style-name="P27" svg:width="1.289in" svg:height="0.1354in" svg:x="0.0004in" svg:y="0.0071in" svg:viewBox="0 0 3275 345" svg:d="M0 0c1091 0 2184 0 3275 0 0 115 0 230 0 345-1091 0-2184 0-3275 0 0-115 0-230 0-345z"><text:p/></draw:path><draw:path draw:style-name="gr3" draw:text-style-name="P28" svg:width="0.0756in" svg:height="0.137in" svg:x="0.0008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1-71 22-74 8-40 15-81 23-120z"><text:p/></draw:path><draw:path draw:style-name="gr3" draw:text-style-name="P28" svg:width="0.0157in" svg:height="0.065in" svg:x="0.1134in" svg:y="0.048in" svg:viewBox="0 0 41 166" svg:d="M41 20c0-11-9-20-20-20-12 0-21 9-21 20s9 21 21 21c11 0 20-10 20-21zM41 145c0-11-9-21-20-21-12 0-21 10-21 21s9 21 21 21c11 0 20-10 20-21z"><text:p/></draw:path><draw:path draw:style-name="gr3" draw:text-style-name="P28" svg:width="0.1028in" svg:height="0.1059in" svg:x="0.1972in" svg:y="0.0098in" svg:viewBox="0 0 262 270" svg:d="M34 34c0 63 0 126 0 187 0 21-3 28-23 28-4 0-11 1-11 6 0 8 7 8 13 8 20 0 41 0 61 0 6 0 12 0 12-8 0-5-6-6-11-6-22 0-24-8-24-29 0-58 0-117 0-175 55 73 111 147 166 219 4 5 5 6 9 6 6 0 6-6 6-12 0-72 0-145 0-217 0-22 3-28 21-28 2 0 9 0 9-6 0-7-6-7-12-7-19 0-39 0-57 0-7 0-14 0-14 7 0 6 8 6 11 6 22 0 26 8 26 29 0 39 0 79 0 120-39-53-78-105-117-156-4-6-5-6-14-6-22 0-45 0-67 0-7 0-12 0-12 7 0 5 5 6 7 6 10 1 18 8 22 12-1 4-1 4-1 9zM218 243c-56-73-111-147-167-221-5-4-5-5-9-9 15 0 31 0 46 0 43 59 87 117 130 175 0 18 0 37 0 55z"><text:p/></draw:path><draw:path draw:style-name="gr3" draw:text-style-name="P28" svg:width="0.1346in" svg:height="0.078in" svg:x="0.3539in" svg:y="0.0362in" svg:viewBox="0 0 343 199" svg:d="M301 108c-22 16-31 32-35 37-17 27-13 33-20 50 0 4 5 4 8 4 7 0 7 0 8-6 9-38 32-70 76-87 4-3 5-4 5-6s-2-4-3-4c-17-7-64-26-78-90-1-5-1-6-8-6-3 0-8 0-8 4 0 2 4 26 19 51 8 12 20 25 36 37-95 0-191 0-287 0-7 0-14 0-14 8s7 8 14 8c96 0 192 0 287 0z"><text:p/></draw:path><draw:path draw:style-name="gr3" draw:text-style-name="P28" svg:width="0.1028in" svg:height="0.1059in" svg:x="0.5437in" svg:y="0.0098in" svg:viewBox="0 0 262 270" svg:d="M34 34c0 63 0 126 0 187 0 21-3 28-23 28-4 0-11 1-11 6 0 8 7 8 13 8 20 0 41 0 61 0 6 0 12 0 12-8 0-5-6-6-11-6-21 0-24-8-24-29 0-58 0-117 0-175 56 73 111 147 167 219 3 5 4 6 8 6 6 0 6-6 6-12 0-72 0-145 0-217 0-22 3-28 21-28 2 0 9 0 9-6 0-7-6-7-12-7-19 0-39 0-57 0-7 0-14 0-14 7 0 6 8 6 12 6 21 0 25 8 25 29 0 39 0 79 0 120-39-53-78-105-117-156-3-6-5-6-14-6-22 0-45 0-67 0-7 0-12 0-12 7 0 5 5 6 7 6 11 1 18 8 22 12-1 4-1 4-1 9zM219 243c-56-73-112-147-168-221-5-4-5-5-9-9 15 0 31 0 46 0 44 59 87 117 131 175 0 18 0 37 0 55z"><text:p/></draw:path><draw:path draw:style-name="gr3" draw:text-style-name="P28" svg:width="0.0587in" svg:height="0.1508in" svg:x="0.6917in" svg:y="0in" svg:viewBox="0 0 150 384" svg:d="M133 375c2 5 5 9 9 9s8-3 8-7c0-2 0-2-1-7-44-120-88-241-132-361-4-7-5-9-9-9-5 0-8 3-8 8 0 1 0 1 2 6 44 120 87 241 131 361z"><text:p/></draw:path><draw:path draw:style-name="gr3" draw:text-style-name="P28" svg:width="0.0539in" svg:height="0.1508in" svg:x="0.8039in" svg:y="0in" svg:viewBox="0 0 138 384" svg:d="M83 52c0-16 9-41 51-43 2-1 4-2 4-5 0-4-4-4-8-4-39 0-74 20-74 48 0 29 0 59 0 89 0 14 0 26-15 39-13 11-29 12-37 12-2 0-4 2-4 5 0 2 3 2 7 3 25 1 44 15 48 34 1 5 1 6 1 19 0 25 0 50 0 76 0 16 0 28 19 44 15 11 41 15 55 15 4 0 8 0 8-4 0-3-3-3-6-5-25-1-44-13-48-33-1-3-1-4-1-18 0-27 0-53 0-81 0-17-4-24-16-36-9-9-20-12-31-14 32-9 47-27 47-49 0-31 0-61 0-92z"><text:p/></draw:path><draw:path draw:style-name="gr3" draw:text-style-name="P28" svg:width="0.0634in" svg:height="0.1035in" svg:x="0.8752in" svg:y="0.0126in" svg:viewBox="0 0 162 264" svg:d="M162 133c0-30-1-61-16-89-17-37-49-44-65-44-23 0-51 10-68 46-12 27-13 57-13 87s1 63 17 93c16 31 45 38 63 38 21 0 51-7 67-44 14-27 15-56 15-87zM80 257c-14 0-37-10-44-48-4-22-4-57-4-80 0-24 0-50 2-71 8-46 36-49 46-49 14 0 39 6 47 45 3 22 3 51 3 75 0 30 0 55-5 79-5 36-27 49-45 49z"><text:p/></draw:path><draw:path draw:style-name="gr3" draw:text-style-name="P28" svg:width="0.0173in" svg:height="0.0453in" svg:x="0.9587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28" svg:width="0.05in" svg:height="0.1008in" svg:x="1.0264in" svg:y="0.0126in" svg:viewBox="0 0 128 257" svg:d="M79 10c0-9 0-10-9-10-24 25-58 25-70 25 0 5 0 8 0 12 8 0 31 0 51-9 0 66 0 132 0 198 0 13-1 18-37 18-4 0-7 0-12 0 0 5 0 9 0 13 13-3 48-3 63-3s48 0 63 3c0-4 0-8 0-13-5 0-8 0-12 0-36 0-37-4-37-18 0-72 0-145 0-216z"><text:p/></draw:path><draw:path draw:style-name="gr3" draw:text-style-name="P28" svg:width="0.0177in" svg:height="0.0453in" svg:x="1.102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28" svg:width="0.0602in" svg:height="0.1008in" svg:x="1.1642in" svg:y="0.0126in" svg:viewBox="0 0 154 257" svg:d="M30 227c13-13 27-27 40-40 61-53 84-74 84-112 0-44-35-75-81-75-44 0-73 36-73 70 0 21 19 21 21 21 7 0 20-4 20-19 0-10-8-20-21-20-3 0-3 0-5 0 9-26 30-40 52-40 35 0 52 32 52 63s-19 62-41 86c-24 27-49 54-74 81-4 4-4 5-4 15 47 0 96 0 143 0 3-22 8-45 11-67-3 0-7 0-10 0-1 10-4 28-8 34-3 3-28 3-37 3-23 0-46 0-69 0z"><text:p/></draw:path><draw:path draw:style-name="gr3" draw:text-style-name="P28" svg:width="0.0539in" svg:height="0.1508in" svg:x="1.2433in" svg:y="0in" svg:viewBox="0 0 138 384" svg:d="M56 333c0 15-10 40-53 42-1 2-3 3-3 5 0 4 4 4 8 4 37 0 73-18 73-48 0-29 0-59 0-88 0-15 0-27 16-40 14-11 28-12 37-12 2-1 4-2 4-3 0-5-3-5-7-5-25-1-44-15-48-34-2-4-2-5-2-19 0-25 0-50 0-76 0-16 0-28-17-44-16-12-43-15-56-15-4 0-8 0-8 4s2 4 7 5c24 1 43 13 48 33 1 3 1 4 1 19 0 26 0 52 0 80 0 18 3 24 16 36 7 9 18 12 29 16-31 7-45 25-45 47 0 31 0 62 0 93z"><text:p/></draw:path></draw:g></text:span><text:span text:style-name="T3">. נבחר </text:span><text:span text:style-name="T3"><draw:g text:anchor-type="as-char" svg:y="-0.1075in" draw:z-index="9" draw:name="Shape10" draw:style-name="gr1"><svg:title>TexMaths</svg:title><svg:desc>11§inline§f = \lambda n \in \N. n + 3§svg§600§FALSE§</svg:desc><draw:path draw:style-name="gr2" draw:text-style-name="P27" svg:width="1.1429in" svg:height="0.1217in" svg:x="0.0004in" svg:y="0.0075in" svg:viewBox="0 0 2904 310" svg:d="M0 0c968 0 1935 0 2904 0 0 103 0 207 0 310-969 0-1936 0-2904 0 0-103 0-207 0-310z"><text:p/></draw:path><draw:path draw:style-name="gr3" draw:text-style-name="P28" svg:width="0.0756in" svg:height="0.1374in" svg:x="0.0008in" svg:y="0in" svg:viewBox="0 0 193 350" svg:d="M121 118c11 0 22 0 33 0 8 0 12 0 12-8 0-4-4-4-11-4-11 0-21 0-32 0 2-16 6-30 8-44 2-8 8-36 10-40 3-8 10-13 17-13 3 0 13 0 20 6-17 1-21 16-21 21 0 9 7 13 15 13 10 0 21-7 21-23 0-17-18-26-35-26-13 0-37 7-48 45-2 8-3 12-13 61-9 0-18 0-27 0-7 0-12 0-12 7 0 5 5 5 11 5 9 0 17 0 26 0-10 50-19 100-29 150-7 38-13 73-34 73-1 0-11 0-18-7 18-1 21-15 21-21 0-8-6-13-14-13-10 0-21 8-21 23 0 18 17 27 32 27 22 0 37-23 44-38 12-24 22-71 22-73 8-41 15-81 23-121z"><text:p/></draw:path><draw:path draw:style-name="gr3" draw:text-style-name="P28" svg:width="0.1008in" svg:height="0.0354in" svg:x="0.1343in" svg:y="0.0516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28" svg:width="0.0748in" svg:height="0.1067in" svg:x="0.2945in" svg:y="0.002in" svg:viewBox="0 0 191 272" svg:d="M118 155c15 40 34 98 40 107s10 9 20 9c4 0 6 0 9 0 4 0 4-3 4-5 0-1-1-1-2-3-3-4-5-10-9-18-26-72-52-145-79-217-7-24-28-28-46-28-2 0-8 0-8 4s3 3 4 4c13 2 15 4 25 31 12 35 25 70 37 105-35 34-71 69-106 105-5 4-7 6-7 12 0 5 6 11 12 11s9-5 12-9c31-36 63-73 94-108z"><text:p/></draw:path><draw:path draw:style-name="gr3" draw:text-style-name="P28" svg:width="0.0819in" svg:height="0.0685in" svg:x="0.3799in" svg:y="0.0402in" svg:viewBox="0 0 209 175" svg:d="M22 147c-1 7-3 16-3 18 0 7 5 10 11 10 4 0 12-3 14-11 1-1 6-19 8-29 3-12 5-23 9-34 2-9 4-17 6-26 1-7 5-18 5-19 5-12 26-47 62-47 18 0 21 14 21 26 0 24-19 74-24 90-4 9-4 14-4 18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89z"><text:p/></draw:path><draw:path draw:style-name="gr3" draw:text-style-name="P28" svg:width="0.076in" svg:height="0.087in" svg:x="0.5217in" svg:y="0.0256in" svg:viewBox="0 0 194 222" svg:d="M179 120c7 0 15 0 15-8 0-9-8-9-15-9-55 0-109 0-164 0 6-50 50-88 105-88 20 0 40 0 59 0 7 0 15 0 15-7 0-8-8-8-15-8-19 0-40 0-60 0-66 0-119 50-119 112s53 110 119 110c20 0 41 0 60 0 7 0 15 0 15-7 0-8-8-8-15-8-19 0-39 0-59 0-55 0-99-37-105-87 55 0 109 0 164 0z"><text:p/></draw:path><draw:path draw:style-name="gr3" draw:text-style-name="P28" svg:width="0.1028in" svg:height="0.1063in" svg:x="0.6559in" svg:y="0.0028in" svg:viewBox="0 0 262 271" svg:d="M34 35c0 63 0 126 0 187 0 20-3 28-23 28-4 0-11 0-11 6 0 7 7 7 13 7 20 0 41 0 61 0 6 0 12 0 12-7 0-6-6-6-11-6-21 0-24-9-24-29 0-58 0-118 0-176 56 74 111 146 167 220 3 5 5 6 8 6 6 0 6-7 6-14 0-72 0-144 0-216 0-21 3-27 21-28 2 0 9 0 9-6 0-7-6-7-12-7-19 0-39 0-57 0-7 0-13 0-13 7 0 6 7 6 11 6 21 1 25 9 25 29 0 39 0 80 0 121-39-53-78-105-117-157-3-6-5-6-14-6-22 0-45 0-67 0-7 0-12 0-12 7 0 6 5 6 7 6 11 1 18 8 22 12-1 4-1 5-1 10zM219 243c-56-73-112-146-168-220-5-5-5-5-9-10 15 0 31 0 46 0 44 58 87 117 131 175 0 19 0 37 0 55z"><text:p/></draw:path><draw:path draw:style-name="gr3" draw:text-style-name="P28" svg:width="0.0157in" svg:height="0.0157in" svg:x="0.7756in" svg:y="0.0902in" svg:viewBox="0 0 41 41" svg:d="M41 21c0-12-10-21-21-21s-20 9-20 21c0 11 9 20 20 20s21-9 21-20z"><text:p/></draw:path><draw:path draw:style-name="gr3" draw:text-style-name="P28" svg:width="0.0823in" svg:height="0.0685in" svg:x="0.8087in" svg:y="0.0402in" svg:viewBox="0 0 210 175" svg:d="M23 147c-1 7-3 16-3 18 0 7 5 10 11 10 4 0 12-3 14-11 0-1 6-19 8-29 2-12 5-23 8-34 3-9 5-17 6-26 2-7 6-18 6-19 5-12 26-47 62-47 18 0 21 14 21 26 0 24-18 74-25 90-3 9-3 14-3 18 0 19 13 32 32 32 36 0 50-56 50-59 0-4-3-4-5-4-4 0-4 1-6 7-8 26-20 47-39 47-7 0-9-3-9-12 0-10 3-19 6-27 8-21 25-63 25-85 0-27-17-42-46-42-34 0-53 25-60 34-1-22-18-34-35-34-18 0-26 15-29 22-6 13-12 36-12 37 0 5 3 3 4 5 5 0 5-1 7-9 7-27 14-46 29-46 7 0 12 4 12 17 0 8-1 13-7 32-8 30-14 60-22 89z"><text:p/></draw:path><draw:path draw:style-name="gr3" draw:text-style-name="P28" svg:width="0.1004in" svg:height="0.1in" svg:x="0.9382in" svg:y="0.0193in" svg:viewBox="0 0 256 255" svg:d="M136 136c37 0 72 0 108 0 6 0 12 0 12-7 0-9-6-9-12-9-36 0-71 0-108 0 0-36 0-72 0-108 0-5 0-12-7-12-8 0-8 7-8 12 0 36 0 72 0 108-36 0-73 0-109 0-5 0-12 0-12 9 0 7 7 7 12 7 36 0 73 0 109 0 0 36 0 72 0 107 0 6 0 12 8 12 7 0 7-6 7-12 0-35 0-71 0-107z"><text:p/></draw:path><draw:path draw:style-name="gr3" draw:text-style-name="P28" svg:width="0.063in" svg:height="0.1035in" svg:x="1.0882in" svg:y="0.0067in" svg:viewBox="0 0 161 264" svg:d="M96 121c32-11 55-37 55-68 0-32-34-53-72-53-39 0-68 23-68 52 0 13 8 21 20 21 11 0 20-9 20-20 0-20-19-20-25-20 13-19 38-24 51-24 17 0 37 9 37 44 0 4-1 26-11 44-11 17-24 20-34 20-3 0-12 1-15 1-2 0-6 1-6 4 0 5 4 4 10 4s11 0 17 0c32 0 46 27 46 63 0 53-26 64-44 64-16 0-45-7-59-30 14 2 26-6 26-21 0-14-11-22-22-22-10 0-22 6-22 24 0 35 36 60 78 60 47 0 83-35 83-75 0-31-25-60-65-68z"><text:p/></draw:path></draw:g></text:span><text:span text:style-name="T3"><text:s/>חחע ועל. </text:span></text:p>
        </text:list-item>
        <text:list-item>
          <text:p text:style-name="P22"><text:span text:style-name="T3">י</text:span><text:span text:style-name="T2">הי </text:span><text:span text:style-name="T2"><draw:g text:anchor-type="as-char" svg:y="-0.1035in" draw:z-index="10" draw:name="Shape11" draw:style-name="gr1"><svg:title>TexMaths</svg:title><svg:desc>11§inline§X§svg§600§FALSE§</svg:desc><draw:path draw:style-name="gr2" draw:text-style-name="P27" svg:width="0.113in" svg:height="0.0874in" svg:x="0.0043in" svg:y="0.0071in" svg:viewBox="0 0 288 223" svg:d="M0 0c96 0 192 0 288 0 0 74 0 149 0 223-96 0-192 0-288 0 0-74 0-149 0-223z"><text:p/></draw:path><draw:path draw:style-name="gr3" draw:text-style-name="P28" svg:width="0.1248in" svg:height="0.1031in" svg:x="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2"><text:s/>קבוצה. מתקיים </text:span><text:span text:style-name="T2"><draw:g text:anchor-type="as-char" svg:y="-0.1134in" draw:z-index="11" draw:name="Shape12" draw:style-name="gr1"><svg:title>TexMaths</svg:title><svg:desc>11§inline§|X| \le |\ps(X)|§svg§600§FALSE§</svg:desc><draw:path draw:style-name="gr2" draw:text-style-name="P27" svg:width="0.85in" svg:height="0.1358in" svg:x="0.0004in" svg:y="0.0071in" svg:viewBox="0 0 2160 346" svg:d="M1081 346c-361 0-720 0-1081 0 0-116 0-230 0-346 720 0 1440 0 2160 0 0 116 0 230 0 346-360 0-719 0-1079 0z"><text:p/></draw:path><draw:path draw:style-name="gr3" draw:text-style-name="P28" svg:width="0.0055in" svg:height="0.1512in" svg:x="0.011in" svg:y="0in" svg:viewBox="0 0 15 385" svg:d="M15 14c0-6 0-14-7-14-8 0-8 8-8 14 0 119 0 238 0 357 0 7 0 14 8 14 7 0 7-7 7-14 0-119 0-238 0-357z"><text:p/></draw:path><draw:path draw:style-name="gr3" draw:text-style-name="P28" svg:width="0.1252in" svg:height="0.1028in" svg:x="0.039in" svg:y="0.0098in" svg:viewBox="0 0 319 262" svg:d="M177 105c-11-27-21-52-32-77-1-4-1-4-2-5 0-2 7-10 23-11 3-1 8-1 8-8 0-4-6-4-7-4-15 0-32 1-48 1-10 0-33-1-43-1-2 0-8 0-8 8 0 4 5 4 10 4 23 0 25 3 29 12 15 37 29 72 45 108-28 29-54 57-82 86-1 2-3 3-4 4-20 21-37 27-57 28-6 1-9 1-9 8 0 1 0 4 5 4 11 0 25-1 37-1 14 0 29 1 43 1 2 0 7 0 7-8 0-3-4-4-5-4-3 0-16-1-16-12 0-6 7-12 11-17 14-13 27-27 40-40 11-14 23-27 34-39 13 31 27 62 40 91 1 5 1 5 1 6 0 3-7 10-22 11-5 1-8 1-8 8 0 4 5 4 6 4 11 0 38-1 49-1 9 0 33 1 43 1 2 0 7 0 7-8 0-4-4-4-7-4-26 0-26-1-33-17-15-35-42-94-51-117 27-28 68-74 80-85 12-9 26-18 49-19 6-1 9-1 9-8 0-1 0-4-6-4-11 0-24 1-36 1-14 0-28-1-43-1-2 0-7 0-7 8 0 2 2 3 5 4 3 0 15 1 15 11 0 6-4 11-7 14-21 22-42 44-63 68z"><text:p/></draw:path><draw:path draw:style-name="gr3" draw:text-style-name="P28" svg:width="0.0055in" svg:height="0.1512in" svg:x="0.1909in" svg:y="0in" svg:viewBox="0 0 15 385" svg:d="M15 14c0-6 0-14-7-14-8 0-8 8-8 14 0 119 0 238 0 357 0 7 0 14 8 14 7 0 7-7 7-14 0-119 0-238 0-357z"><text:p/></draw:path><draw:path draw:style-name="gr3" draw:text-style-name="P28" svg:width="0.0921in" svg:height="0.1165in" svg:x="0.2701in" svg:y="0.0165in" svg:viewBox="0 0 235 297" svg:d="M229 17c4-3 6-5 6-9 0-5-2-8-7-8-1 0-6 2-7 2-71 34-142 67-213 101-7 4-8 6-8 9 0 4 2 6 8 9 71 33 142 66 213 99 6 2 6 2 7 2 4 0 7-3 7-7s-1-6-7-8c-67-32-136-64-203-95 68-32 136-64 204-95zM222 297c7 0 13 0 13-7 0-8-7-8-13-8-69 0-140 0-209 0-5 0-13 0-13 8 0 7 7 7 13 7 69 0 140 0 209 0z"><text:p/></draw:path><draw:path draw:style-name="gr3" draw:text-style-name="P28" svg:width="0.0055in" svg:height="0.1512in" svg:x="0.4354in" svg:y="0in" svg:viewBox="0 0 15 385" svg:d="M15 14c0-6 0-14-7-14-8 0-8 8-8 14 0 119 0 238 0 357 0 7 0 14 8 14 7 0 7-7 7-14 0-119 0-238 0-357z"><text:p/></draw:path><draw:path draw:style-name="gr3" draw:text-style-name="P28" svg:width="0.1079in" svg:height="0.1106in" svg:x="0.463in" svg:y="0.0098in" svg:viewBox="0 0 275 282" svg:d="M126 0c-53 0-95 26-111 44-14 15-15 26-15 28s2 3 4 3c6 0 15-6 18-8 9-5 10-8 12-15 6-16 17-29 65-31-7 87-31 172-63 251-2 5-1 4-2 7 0 1 1 3 3 3 7 0 26-9 30-19 20-47 52-135 63-242 6 0 14 0 21 0 46 0 92 18 92 57 0 29-29 83-103 85-8 0-12 0-23 8-7 4-10 8-10 11 0 2 2 2 7 2 70 0 161-60 161-123 0-44-52-61-97-61-17 0-34 0-52 0z"><text:p/></draw:path><draw:path draw:style-name="gr3" draw:text-style-name="P28" svg:width="0.0346in" svg:height="0.1512in" svg:x="0.5933in" svg:y="0in" svg:viewBox="0 0 89 385" svg:d="M89 381c0-1 0-1-7-8-47-49-60-122-60-179 0-68 15-136 63-183 4-5 4-5 4-7 0-3-1-4-3-4-5 0-39 26-62 76-20 42-24 85-24 118 0 28 4 75 25 119 23 47 56 72 61 72 2 0 3-1 3-4z"><text:p/></draw:path><draw:path draw:style-name="gr3" draw:text-style-name="P28" svg:width="0.1252in" svg:height="0.1028in" svg:x="0.6413in" svg:y="0.0098in" svg:viewBox="0 0 319 262" svg:d="M177 105c-11-27-21-52-32-77-1-4-1-4-2-5 0-2 7-10 23-11 3-1 8-1 8-8 0-4-6-4-7-4-15 0-32 1-48 1-10 0-34-1-43-1-2 0-8 0-8 8 0 4 5 4 9 4 24 0 26 3 30 12 15 37 29 72 45 108-28 29-54 57-82 86-1 2-3 3-4 4-20 21-37 27-57 28-6 1-9 1-9 8 0 1 0 4 5 4 11 0 25-1 37-1 14 0 28 1 43 1 2 0 6 0 6-8 0-3-3-4-4-4-3 0-16-1-16-12 0-6 6-12 11-17 14-13 27-27 40-40 11-14 23-27 34-39 13 31 27 62 40 91 1 5 1 5 1 6 0 3-7 10-22 11-5 1-8 1-8 8 0 4 5 4 6 4 11 0 38-1 48-1s34 1 43 1c3 0 8 0 8-8 0-4-4-4-7-4-26 0-26-1-33-17-15-35-42-94-51-117 27-28 68-74 80-85 12-9 26-18 49-19 6-1 9-1 9-8 0-1 0-4-6-4-11 0-24 1-36 1-14 0-28-1-43-1-2 0-7 0-7 8 0 2 2 3 5 4 3 0 15 1 15 11 0 6-4 11-7 14-21 22-42 44-63 68z"><text:p/></draw:path><draw:path draw:style-name="gr3" draw:text-style-name="P28" svg:width="0.035in" svg:height="0.1512in" svg:x="0.7839in" svg:y="0in" svg:viewBox="0 0 90 385" svg:d="M90 194c0-31-4-77-25-121-23-48-57-73-61-73-2 0-4 2-4 4s0 2 8 9c37 38 59 99 59 181 0 64-14 132-62 180-5 6-5 6-5 7 0 2 2 4 4 4 4 0 39-26 62-76 20-41 24-84 24-115z"><text:p/></draw:path><draw:path draw:style-name="gr3" draw:text-style-name="P28" svg:width="0.0055in" svg:height="0.1512in" svg:x="0.8524in" svg:y="0in" svg:viewBox="0 0 15 385" svg:d="M15 14c0-6 0-14-7-14-8 0-8 8-8 14 0 119 0 238 0 357 0 7 0 14 8 14 7 0 7-7 7-14 0-119 0-238 0-357z"><text:p/></draw:path></draw:g></text:span><text:span text:style-name="T2">. נמצא פונ חחע: </text:span><text:span text:style-name="T2"><draw:g text:anchor-type="as-char" svg:y="-0.1134in" draw:z-index="12" draw:name="Shape13" draw:style-name="gr1"><svg:title>TexMaths</svg:title><svg:desc>11§inline§f \colon X \to \ps(X), f = \lambda a \in X. \{a\}§svg§600§FALSE§</svg:desc><draw:path draw:style-name="gr2" draw:text-style-name="P27" svg:width="2.0441in" svg:height="0.1354in" svg:x="0.0004in" svg:y="0.0071in" svg:viewBox="0 0 5193 345" svg:d="M0 0c1731 0 3462 0 5193 0 0 115 0 230 0 345-1731 0-3462 0-5193 0 0-115 0-230 0-345z"><text:p/></draw:path><draw:path draw:style-name="gr3" draw:text-style-name="P28" svg:width="0.0756in" svg:height="0.137in" svg:x="0.0008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28" svg:width="0.0157in" svg:height="0.065in" svg:x="0.1134in" svg:y="0.048in" svg:viewBox="0 0 41 166" svg:d="M41 20c0-11-9-20-20-20s-21 9-21 20 10 21 21 21 20-10 20-21zM41 145c0-11-9-21-20-21s-21 10-21 21 10 21 21 21 20-10 20-21z"><text:p/></draw:path><draw:path draw:style-name="gr3" draw:text-style-name="P28" svg:width="0.1252in" svg:height="0.1031in" svg:x="0.1976in" svg:y="0.0098in" svg:viewBox="0 0 319 263" svg:d="M177 106c-11-27-21-52-32-77-2-4-2-5-2-6 0-2 7-9 22-11 4 0 9 0 9-6s-6-6-7-6c-15 0-32 1-48 1-10 0-34-1-43-1-2 0-8 0-8 8 0 4 5 4 9 4 23 0 26 5 30 12 15 37 29 72 45 108-28 29-54 58-82 87-2 1-3 2-5 3-19 21-36 28-56 29-6 0-9 0-9 8 2 2 0 4 6 4 11 0 24-2 36-2 14 0 28 2 43 2 2 0 6 0 6-9 0-3-3-3-4-3-3-1-15-1-15-12 0-7 5-12 11-18 13-13 25-27 38-40 12-14 23-26 35-38 13 31 27 61 40 92 1 3 1 3 1 4 0 3-7 10-22 12-4 0-8 0-8 7 0 5 5 5 6 5 11 0 38-2 48-2s34 2 43 2c3 0 8 0 8-8 0-4-4-4-7-4-26-1-26-2-33-18-15-35-42-94-50-117 26-27 67-73 79-84 11-9 26-19 49-20 5 0 9 0 9-8-2-1 0-4-5-4-11 0-25 1-37 1-14 0-28-1-43-1-2 0-7 0-7 8 0 3 2 4 5 4 3 1 16 1 16 12 0 6-5 11-8 15-21 22-42 44-63 67z"><text:p/></draw:path><draw:path draw:style-name="gr3" draw:text-style-name="P28" svg:width="0.1346in" svg:height="0.078in" svg:x="0.3819in" svg:y="0.0362in" svg:viewBox="0 0 343 199" svg:d="M301 108c-20 16-31 32-35 37-16 27-13 33-20 50 0 4 5 4 8 4 7 0 7 0 8-6 10-38 32-70 76-87 4-3 5-4 5-6s-2-4-3-4c-17-7-64-26-78-90-1-5-1-6-8-6-3 0-8 0-8 4 0 2 4 26 20 51 8 12 19 25 35 37-95 0-191 0-287 0-6 0-14 0-14 8s8 8 14 8c96 0 192 0 287 0z"><text:p/></draw:path><draw:path draw:style-name="gr3" draw:text-style-name="P28" svg:width="0.1079in" svg:height="0.1106in" svg:x="0.5713in" svg:y="0.0098in" svg:viewBox="0 0 275 282" svg:d="M127 0c-54 0-96 26-112 45-14 16-15 27-15 28 0 2 2 2 4 2 6 0 15-6 18-7 9-5 10-7 12-15 6-16 17-29 65-31-7 86-31 171-63 250-2 5-2 7-2 8s1 2 3 2c7 0 26-9 30-19 20-47 52-134 63-241 6 0 14 0 21 0 46 0 92 18 92 56 0 29-28 83-103 85-8 1-12 1-23 8-7 4-10 8-10 11s2 3 7 3c70 0 161-59 161-123 0-44-52-62-97-62-17 0-34 0-51 0z"><text:p/></draw:path><draw:path draw:style-name="gr3" draw:text-style-name="P28" svg:width="0.0346in" svg:height="0.1508in" svg:x="0.7016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28" svg:width="0.1252in" svg:height="0.1031in" svg:x="0.7496in" svg:y="0.0098in" svg:viewBox="0 0 319 263" svg:d="M177 106c-11-27-21-52-32-77-1-4-2-5-2-6 0-2 7-9 23-11 3 0 8 0 8-6s-6-6-7-6c-15 0-32 1-48 1-10 0-33-1-43-1-2 0-8 0-8 8 0 4 5 4 10 4 23 0 25 5 29 12 15 37 29 72 45 108-28 29-54 58-82 87-1 1-3 2-4 3-20 21-37 28-57 29-6 0-9 0-9 8 2 2 0 4 6 4 11 0 24-2 36-2 14 0 30 2 43 2 2 0 7 0 7-9 0-3-4-3-5-3-3-1-15-1-15-12 0-7 6-12 11-18 13-13 26-27 39-40 11-14 23-26 34-38 13 31 27 61 40 92 1 3 1 3 1 4 0 3-7 10-22 12-4 0-8 0-8 7 0 5 5 5 6 5 11 0 38-2 49-2 9 0 33 2 43 2 2 0 7 0 7-8 0-4-4-4-7-4-26-1-26-2-33-18-15-35-41-94-50-117 26-27 67-73 79-84 12-9 26-19 49-20 6 0 9 0 9-8-2-1 0-4-5-4-11 0-25 1-37 1-14 0-28-1-43-1-2 0-6 0-6 8 0 3 1 4 4 4 3 1 16 1 16 12 0 6-5 11-8 15-21 22-42 44-63 67z"><text:p/></draw:path><draw:path draw:style-name="gr3" draw:text-style-name="P28" svg:width="0.0346in" svg:height="0.1508in" svg:x="0.8925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28" svg:width="0.0173in" svg:height="0.0453in" svg:x="0.9559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28" svg:width="0.0756in" svg:height="0.137in" svg:x="1.0189in" svg:y="0.0071in" svg:viewBox="0 0 193 349" svg:d="M121 118c11 0 22 0 33 0 8 0 12 0 12-9 0-3-4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3-37 13-25 22-71 22-74 8-40 15-81 23-120z"><text:p/></draw:path><draw:path draw:style-name="gr3" draw:text-style-name="P28" svg:width="0.1008in" svg:height="0.035in" svg:x="1.1516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28" svg:width="0.0748in" svg:height="0.1063in" svg:x="1.3118in" svg:y="0.0083in" svg:viewBox="0 0 191 271" svg:d="M118 154c15 40 34 99 40 108 7 8 10 8 21 8 3 0 6 0 8 0 4 0 4-2 4-4 0-1-1-2-2-3-3-4-5-10-9-17-26-73-51-147-78-220-8-22-29-26-47-26-2 0-8 0-8 3 0 4 4 5 5 5 12 2 15 4 24 31 13 34 25 69 38 104-35 35-71 69-106 105-6 4-8 6-8 12s6 11 12 11 10-5 12-8c31-36 63-73 94-109z"><text:p/></draw:path><draw:path draw:style-name="gr3" draw:text-style-name="P28" svg:width="0.0693in" svg:height="0.0681in" svg:x="1.3992in" svg:y="0.0461in" svg:viewBox="0 0 177 174" svg:d="M129 24c-8-14-19-24-37-24-45 0-92 56-92 112 0 37 21 62 51 62 7 0 27-1 50-29 4 17 17 29 35 29 14 0 22-9 29-21 7-14 12-37 12-38 0-4-4-4-5-4-4 0-4 1-6 7-6 25-13 48-28 48-11 0-13-10-13-17 0-9 2-12 6-29s4-21 9-35c4-19 9-37 13-54 3-11 3-11 3-13 0-7-5-10-12-10-9 0-14 9-15 16zM103 124c-2 7-2 8-7 15-18 21-33 27-44 27-19 0-24-22-24-36 0-20 12-67 20-85 13-23 30-37 46-37 25 0 29 32 29 34s0 4-1 6c-6 26-12 51-19 76z"><text:p/></draw:path><draw:path draw:style-name="gr3" draw:text-style-name="P28" svg:width="0.076in" svg:height="0.087in" svg:x="1.528in" svg:y="0.0311in" svg:viewBox="0 0 194 222" svg:d="M179 120c7 0 15 0 15-8 0-7-8-7-15-7-54 0-109 0-162 0 4-52 48-88 103-88 20 0 40 0 59 0 7 0 15-2 15-9 0-8-8-8-15-8-19 0-40 0-60 0-66 0-119 51-119 112 0 62 53 110 119 110 20 0 41 0 60 0 7 0 15 0 15-7 0-8-8-7-15-7-19 0-39 0-59 0-55 0-99-36-103-88 53 0 108 0 162 0z"><text:p/></draw:path><draw:path draw:style-name="gr3" draw:text-style-name="P28" svg:width="0.1252in" svg:height="0.1031in" svg:x="1.6634in" svg:y="0.0098in" svg:viewBox="0 0 319 263" svg:d="M177 106c-11-27-21-52-32-77-1-4-2-5-2-6 0-2 7-9 23-11 3 0 8 0 8-6s-6-6-7-6c-15 0-32 1-48 1-10 0-33-1-43-1-2 0-8 0-8 8 0 4 5 4 10 4 23 0 25 5 29 12 15 37 29 72 45 108-28 29-54 58-82 87-1 1-3 2-4 3-20 21-37 28-57 29-6 0-9 0-9 8 2 2 0 4 6 4 11 0 24-2 36-2 14 0 30 2 43 2 2 0 7 0 7-9 0-3-4-3-5-3-3-1-15-1-15-12 0-7 6-12 11-18 13-13 26-27 39-40 11-14 23-26 34-38 13 31 27 61 40 92 1 3 1 3 1 4 0 3-7 10-22 12-4 0-8 0-8 7 0 5 5 5 6 5 11 0 38-2 49-2 9 0 33 2 43 2 2 0 7 0 7-8 0-4-4-4-7-4-26-1-26-2-33-18-15-35-42-94-50-117 26-27 67-73 79-84 12-9 26-19 49-20 6 0 9 0 9-8-2-1 0-4-5-4-11 0-25 1-37 1-14 0-28-1-43-1-2 0-6 0-6 8 0 3 1 4 4 4 3 1 16 1 16 12 0 6-5 11-8 15-21 22-42 44-63 67z"><text:p/></draw:path><draw:path draw:style-name="gr3" draw:text-style-name="P28" svg:width="0.0157in" svg:height="0.0161in" svg:x="1.802in" svg:y="0.0972in" svg:viewBox="0 0 41 42" svg:d="M41 21c0-11-9-21-20-21s-21 10-21 21 10 21 21 21 20-10 20-21z"><text:p/></draw:path><draw:path draw:style-name="gr3" draw:text-style-name="P28" svg:width="0.0539in" svg:height="0.1508in" svg:x="1.8421in" svg:y="0in" svg:viewBox="0 0 138 384" svg:d="M81 52c0-16 10-41 52-43 2-1 5-2 5-5 0-4-4-4-8-4-39 0-74 20-75 48 0 29 0 59 0 89 0 14 0 26-15 39-14 11-28 12-37 12-2 0-3 2-3 5 0 2 2 2 6 3 26 1 45 15 48 34 1 5 1 6 1 19 0 25 0 50 0 76 0 16 0 28 19 44 15 11 40 15 56 15 4 0 8 0 8-4 0-3-4-3-7-5-24-1-43-13-48-33-2-3-2-4-2-18 0-27 0-53 0-81 0-17-3-23-15-36-8-8-20-12-30-14 31-9 45-27 45-49 0-31 0-61 0-92z"><text:p/></draw:path><draw:path draw:style-name="gr3" draw:text-style-name="P28" svg:width="0.0693in" svg:height="0.0681in" svg:x="1.913in" svg:y="0.0461in" svg:viewBox="0 0 177 174" svg:d="M129 24c-7-14-18-24-35-24-46 0-94 56-94 112 0 37 22 62 52 62 7 0 27-1 50-29 4 17 17 29 36 29 13 0 22-9 28-21 7-14 11-37 11-38 0-4-3-4-4-4-5 0-5 1-6 7-6 25-13 48-29 48-10 0-11-10-11-17 0-9 1-12 4-29 4-17 5-21 9-35 4-19 10-37 14-54 2-11 2-11 2-13 0-7-4-10-11-10-9 0-15 9-16 16zM103 124c-1 7-1 8-7 15-17 21-32 27-43 27-20 0-25-22-25-36 0-20 12-67 22-85 11-23 28-37 44-37 25 0 30 32 30 34s-1 4-1 6c-6 26-13 51-20 76z"><text:p/></draw:path><draw:path draw:style-name="gr3" draw:text-style-name="P28" svg:width="0.0539in" svg:height="0.1508in" svg:x="1.9984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span><text:span text:style-name="T2">. </text:span><text:span text:style-name="T4">[זה גם קטן ממש, נוכיח את זה בהמשך הקורס]. </text:span></text:p>
        </text:list-item>
        <text:list-item>
          <text:p text:style-name="P11"><text:span text:style-name="T19"><draw:g text:anchor-type="as-char" svg:y="-0.1134in" draw:z-index="13" draw:name="Shape14" draw:style-name="gr1"><svg:title>TexMaths</svg:title><svg:desc>11§inline§|\N| \le |\R|§svg§600§FALSE§</svg:desc><draw:path draw:style-name="gr2" draw:text-style-name="P27" svg:width="0.5571in" svg:height="0.1358in" svg:x="0.0004in" svg:y="0.0071in" svg:viewBox="0 0 1416 346" svg:d="M708 346c-236 0-471 0-708 0 0-116 0-230 0-346 472 0 944 0 1416 0 0 116 0 230 0 346-236 0-472 0-708 0z"><text:p/></draw:path><draw:path draw:style-name="gr3" draw:text-style-name="P28" svg:width="0.0055in" svg:height="0.1512in" svg:x="0.011in" svg:y="0in" svg:viewBox="0 0 15 385" svg:d="M15 14c0-6 0-14-7-14-8 0-8 8-8 14 0 119 0 238 0 357 0 7 0 14 8 14 7 0 7-7 7-14 0-119 0-238 0-357z"><text:p/></draw:path><draw:path draw:style-name="gr3" draw:text-style-name="P28" svg:width="0.1024in" svg:height="0.1063in" svg:x="0.039in" svg:y="0.0098in" svg:viewBox="0 0 261 271" svg:d="M33 35c0 63 0 126 0 187 0 20-3 28-23 28-4 0-10 0-10 7 0 6 6 6 12 6 20 0 41 0 61 0 6 0 12 0 12-6 0-7-6-7-11-7-21 0-24-9-24-29 0-58 0-118 0-176 55 74 111 148 166 220 4 5 5 6 8 6 7 0 7-7 7-13 0-72 0-145 0-217 0-21 3-27 21-28 2 0 9 0 9-6 0-7-6-7-12-7-19 0-39 0-58 0-6 0-13 0-13 7 0 6 8 6 12 6 21 1 25 9 25 29 0 39 0 80 0 121-39-53-79-105-117-157-3-6-6-6-14-6-22 0-45 0-67 0-7 0-13 0-13 7 0 6 6 6 8 6 11 1 18 8 22 12-1 4-1 5-1 10zM218 243c-56-72-112-146-168-220-5-5-5-5-9-10 15 0 31 0 46 0 44 59 87 117 131 176 0 18 0 37 0 54z"><text:p/></draw:path><draw:path draw:style-name="gr3" draw:text-style-name="P28" svg:width="0.0055in" svg:height="0.1512in" svg:x="0.163in" svg:y="0in" svg:viewBox="0 0 15 385" svg:d="M15 14c0-6 0-14-7-14-8 0-8 8-8 14 0 119 0 238 0 357 0 7 0 14 8 14 7 0 7-7 7-14 0-119 0-238 0-357z"><text:p/></draw:path><draw:path draw:style-name="gr3" draw:text-style-name="P28" svg:width="0.0929in" svg:height="0.1165in" svg:x="0.2417in" svg:y="0.0165in" svg:viewBox="0 0 237 297" svg:d="M229 17c4-3 8-5 8-9 0-5-4-8-8-8-2 0-6 2-7 2-71 34-143 67-214 101-6 4-8 6-8 9 0 4 3 6 8 9 71 33 143 66 214 99 5 2 6 2 7 2 4 0 8-3 8-7s-2-6-8-8c-67-32-135-64-203-95 68-32 136-64 203-95zM223 297c7 0 14 0 14-7 0-8-8-8-15-8-69 0-138 0-208 0-5 0-14 0-14 8 0 7 8 7 14 7 70 0 140 0 209 0z"><text:p/></draw:path><draw:path draw:style-name="gr3" draw:text-style-name="P28" svg:width="0.0055in" svg:height="0.1512in" svg:x="0.4075in" svg:y="0in" svg:viewBox="0 0 15 385" svg:d="M15 14c0-6 0-14-7-14-8 0-8 8-8 14 0 119 0 238 0 357 0 7 0 14 8 14 7 0 7-7 7-14 0-119 0-238 0-357z"><text:p/></draw:path><draw:path draw:style-name="gr3" draw:text-style-name="P28" svg:width="0.1039in" svg:height="0.1031in" svg:x="0.4339in" svg:y="0.0098in" svg:viewBox="0 0 265 263" svg:d="M98 143c4 0 9 0 13 0 20 30 39 60 58 88 4 7 14 22 18 28 2 4 3 4 12 4 18 0 36 0 54 0 7 0 12 0 12-6 0-4-2-6-5-7-15-3-33-29-43-41-2-3-22-28-48-70 35-6 68-21 68-66 0-54-57-73-103-73-40 0-80 0-121 0-6 0-13 0-13 7 0 6 8 6 11 6 22 0 23 4 23 22 0 64 0 129 0 193 0 19-1 22-23 22-3 0-11 0-11 7 0 6 7 6 13 6 35 0 71 0 106 0 6 0 13 0 13-6 0-7-7-7-11-7-22 0-23-3-23-22 0-28 0-56 0-85zM172 124c11-14 12-35 12-51 0-19-2-40-15-55 16 3 54 15 54 55 0 24-12 44-51 51zM98 34c0-8 0-21 23-21 33 0 50 15 50 60 0 49-13 57-73 57 0-32 0-64 0-96zM45 250c3-7 3-18 3-21 0-64 0-129 0-194 0-4 0-14-3-22 14 0 30 0 44 0-5 7-5 15-5 20 0 65 0 131 0 196 0 3 0 14 3 21-14 0-28 0-42 0zM128 143c2 0 3-1 6-1 6 0 15 0 20-1 7 9 48 77 80 109-12 0-25 0-37 0-23-35-46-72-69-107z"><text:p/></draw:path><draw:path draw:style-name="gr3" draw:text-style-name="P28" svg:width="0.0055in" svg:height="0.1512in" svg:x="0.5594in" svg:y="0in" svg:viewBox="0 0 15 385" svg:d="M15 14c0-6 0-14-7-14-8 0-8 8-8 14 0 119 0 238 0 357 0 7 0 14 8 14 7 0 7-7 7-14 0-119 0-238 0-357z"><text:p/></draw:path></draw:g></text:span><text:span text:style-name="T19"><text:s/></text:span><text:span text:style-name="T20">(בהמשך הקורס נוכיח שזה קטן ממש): נבחר פונקצית זיווג </text:span><text:span text:style-name="T5"><draw:g text:anchor-type="as-char" svg:y="-0.1075in" draw:z-index="14" draw:name="Shape15" draw:style-name="gr1"><svg:title>TexMaths</svg:title><svg:desc>11§inline§f = \lambda n \in \N. n, f \colon \N \to \R§svg§600§FALSE§</svg:desc><draw:path draw:style-name="gr2" draw:text-style-name="P27" svg:width="1.6087in" svg:height="0.122in" svg:x="0in" svg:y="0.0075in" svg:viewBox="0 0 4087 311" svg:d="M0 0c1362 0 2725 0 4087 0 0 103 0 208 0 311-1362 0-2725 0-4087 0 0-103 0-208 0-311z"><text:p/></draw:path><draw:path draw:style-name="gr3" draw:text-style-name="P28" svg:width="0.0752in" svg:height="0.1378in" svg:x="0.0004in" svg:y="0in" svg:viewBox="0 0 192 351" svg:d="M121 118c11 0 22 0 33 0 8 0 12 0 12-8 0-4-4-4-11-4-11 0-21 0-32 0 2-15 6-30 8-44 2-8 8-36 10-40 3-8 10-13 17-13 3 0 12 0 20 6-17 1-21 16-21 21 0 9 7 13 15 13 9 0 20-7 20-23 0-17-17-26-34-26-13 0-37 7-48 45-2 8-3 12-13 61-9 0-18 0-27 0-7 0-12 0-12 7 0 5 5 5 11 5 9 0 17 0 26 0-10 50-19 101-29 151-7 38-13 73-34 73-1 0-11 0-18-7 18-1 21-15 21-21 0-8-6-13-14-13-10 0-21 8-21 23 0 18 16 27 32 27 22 0 37-23 44-38 12-24 22-71 22-73 8-41 15-82 23-122z"><text:p/></draw:path><draw:path draw:style-name="gr3" draw:text-style-name="P28" svg:width="0.1008in" svg:height="0.0354in" svg:x="0.1339in" svg:y="0.0516in" svg:viewBox="0 0 257 91" svg:d="M244 16c6 0 13 0 13-8s-7-8-13-8c-77 0-154 0-231 0-5 0-13 0-13 8s8 8 13 8c77 0 154 0 231 0zM244 91c6 0 13 1 13-7s-7-9-13-9c-77 0-154 0-231 0-5 0-13 1-13 9s8 7 13 7c77 0 154 0 231 0z"><text:p/></draw:path><draw:path draw:style-name="gr3" draw:text-style-name="P28" svg:width="0.0748in" svg:height="0.1071in" svg:x="0.2941in" svg:y="0.002in" svg:viewBox="0 0 191 273" svg:d="M118 155c15 41 34 99 40 108s10 9 20 9c3 0 6 0 9 0 4 0 4-3 4-5 0-1-1-1-2-3-3-5-6-10-9-18-26-72-52-146-79-219-8-23-28-27-47-27-1 0-7 0-7 4s2 3 4 4c13 2 15 4 25 30 12 36 25 71 37 106-35 35-71 70-106 106-5 4-7 6-7 12 0 5 5 11 11 11 7 0 10-5 13-9 31-36 63-73 94-109z"><text:p/></draw:path><draw:path draw:style-name="gr3" draw:text-style-name="P28" svg:width="0.0823in" svg:height="0.0685in" svg:x="0.3787in" svg:y="0.0402in" svg:viewBox="0 0 210 175" svg:d="M23 147c-1 7-3 16-3 18 0 7 5 10 11 10 4 0 12-3 14-11 1-1 6-19 8-29 3-11 5-23 9-34 2-9 4-17 6-26 1-7 5-18 5-19 5-12 26-47 62-47 18 0 21 14 21 26 0 24-19 74-24 90-4 9-4 14-4 18 0 19 13 32 31 32 37 0 51-56 51-60 0-3-3-3-4-3-5 0-5 1-7 7-8 26-20 47-38 47-7 0-10-3-10-12 0-10 3-19 6-28 8-20 24-62 24-84 0-27-16-42-44-42-35 0-53 25-60 34-2-22-18-34-36-34s-25 15-29 22c-7 13-12 36-12 37 0 5 4 5 5 5 4 0 5-1 7-9 7-28 14-46 28-46 7 0 12 4 12 17 0 8-1 12-6 32-8 30-15 60-23 89z"><text:p/></draw:path><draw:path draw:style-name="gr3" draw:text-style-name="P28" svg:width="0.076in" svg:height="0.0874in" svg:x="0.5209in" svg:y="0.0256in" svg:viewBox="0 0 194 223" svg:d="M179 120c7 0 15 1 15-8 0-8-8-9-15-9-55 0-109 0-164 0 6-50 50-88 105-88 20 0 39 0 59 0 7 0 15 0 15-7 0-8-8-8-15-8-20 0-40 0-60 0-66 0-119 51-119 112 0 63 53 111 119 111 20 0 40 0 60 0 7 0 15 0 15-8 0-7-8-7-15-7-20 0-39 0-59 0-55 0-99-38-105-88 55 0 109 0 164 0z"><text:p/></draw:path><draw:path draw:style-name="gr3" draw:text-style-name="P28" svg:width="0.1028in" svg:height="0.1067in" svg:x="0.6555in" svg:y="0.0028in" svg:viewBox="0 0 262 272" svg:d="M34 35c0 63 0 126 0 188 0 20-3 28-23 28-4 0-11 0-11 6 0 7 7 7 13 7 20 0 41 0 61 0 6 0 12 0 12-7 0-6-6-6-11-6-21 0-24-9-24-29 0-59 0-118 0-177 56 74 111 147 167 221 3 4 4 6 7 6 7 0 7-7 7-14 0-72 0-145 0-217 0-21 3-27 21-28 2 0 9 0 9-6 0-7-6-7-12-7-19 0-39 0-58 0-6 0-13 0-13 7 0 6 8 6 12 6 21 1 25 9 25 29 0 40 0 80 0 121-39-53-79-105-117-158-3-5-6-5-14-5-22 0-45 0-67 0-7 0-13 0-13 7 0 6 6 6 8 6 10 1 18 8 22 12-1 4-1 5-1 10zM219 244c-56-74-112-147-168-221-5-5-5-5-9-10 15 0 31 0 46 0 44 58 87 118 131 176 0 19 0 36 0 55z"><text:p/></draw:path><draw:path draw:style-name="gr3" draw:text-style-name="P28" svg:width="0.0157in" svg:height="0.0157in" svg:x="0.7748in" svg:y="0.0906in" svg:viewBox="0 0 41 41" svg:d="M41 21c0-12-10-21-21-21s-20 10-20 21c0 12 9 20 20 20s21-9 21-20z"><text:p/></draw:path><draw:path draw:style-name="gr3" draw:text-style-name="P28" svg:width="0.0823in" svg:height="0.0685in" svg:x="0.8083in" svg:y="0.0402in" svg:viewBox="0 0 210 175" svg:d="M23 147c-1 7-3 16-3 18 0 7 5 10 11 10 4 0 11-3 14-11 0-1 6-19 8-29 2-11 5-23 7-34 3-9 6-17 7-26 2-7 6-18 6-19 5-12 26-47 62-47 18 0 21 14 21 26 0 24-19 74-25 90-3 9-3 14-3 18 0 19 13 32 31 32 37 0 51-56 51-60 0-3-4-3-5-3-4 0-4 1-6 7-8 26-20 47-40 47-6 0-8-3-8-12 0-10 3-19 6-28 8-20 24-62 24-84 0-27-16-42-45-42-34 0-54 25-60 34-1-22-18-34-35-34-18 0-26 15-29 22-7 13-12 36-12 37 0 5 3 4 4 5 5 0 5-1 7-9 7-28 14-46 29-46 7 0 12 4 12 17 0 8-1 12-7 32-8 30-14 60-22 89z"><text:p/></draw:path><draw:path draw:style-name="gr3" draw:text-style-name="P28" svg:width="0.0173in" svg:height="0.0449in" svg:x="0.9083in" svg:y="0.0906in" svg:viewBox="0 0 45 115" svg:d="M45 41c0-26-10-41-24-41-13 0-21 10-21 21 0 10 8 20 21 20 4 0 10-1 13-5 1-1 1-1 2-1 0 2 0 0 0 6 0 28-13 51-25 63-4 5-4 6-4 7 0 2 1 4 3 4 4 0 35-29 35-74z"><text:p/></draw:path><draw:path draw:style-name="gr3" draw:text-style-name="P28" svg:width="0.0752in" svg:height="0.1378in" svg:x="0.9713in" svg:y="0in" svg:viewBox="0 0 192 351" svg:d="M121 118c11 0 22 0 33 0 8 0 12 0 12-8 0-4-4-4-11-4-11 0-21 0-32 0 2-15 6-30 8-44 2-8 8-36 10-40 3-8 10-13 17-13 3 0 12 0 20 6-17 1-21 16-21 21 0 9 7 13 15 13 9 0 20-7 20-23 0-17-17-26-34-26-13 0-37 7-48 45-2 8-3 12-13 61-9 0-18 0-27 0-7 0-12 0-12 7 0 5 5 5 11 5 9 0 17 0 26 0-10 50-19 101-29 151-7 38-13 73-33 73-2 0-12 0-19-7 18-1 21-15 21-21 0-8-6-13-14-13-10 0-21 8-21 23 0 18 16 27 33 27 21 0 36-23 43-38 12-24 22-71 22-73 8-41 15-82 23-122z"><text:p/></draw:path><draw:path draw:style-name="gr3" draw:text-style-name="P28" svg:width="0.0157in" svg:height="0.065in" svg:x="1.0835in" svg:y="0.0421in" svg:viewBox="0 0 41 166" svg:d="M41 21c0-12-9-21-20-21s-21 10-21 21c0 12 10 20 21 20s20-9 20-20zM41 146c0-12-9-21-20-21s-21 10-21 21c0 12 10 20 21 20s20-9 20-20z"><text:p/></draw:path><draw:path draw:style-name="gr3" draw:text-style-name="P28" svg:width="0.1028in" svg:height="0.1067in" svg:x="1.1673in" svg:y="0.0028in" svg:viewBox="0 0 262 272" svg:d="M34 35c0 63 0 126 0 188 0 20-3 28-23 28-4 0-11 0-11 6 0 7 7 7 13 7 20 0 41 0 61 0 6 0 12 0 12-7 0-6-6-6-11-6-21 0-24-9-24-29 0-59 0-118 0-177 56 74 111 147 167 221 3 4 4 6 7 6 7 0 7-7 7-14 0-72 0-145 0-217 0-21 3-27 21-28 2 0 9 0 9-6 0-7-6-7-12-7-19 0-39 0-58 0-6 0-13 0-13 7 0 6 8 6 12 6 21 1 25 9 25 29 0 40 0 80 0 121-39-53-79-105-117-158-3-5-6-5-14-5-22 0-45 0-67 0-7 0-13 0-13 7 0 6 6 6 8 6 11 1 18 8 22 12-1 4-1 5-1 10zM219 244c-56-74-112-147-168-221-5-5-5-5-9-10 15 0 31 0 46 0 44 58 87 118 131 176 0 19 0 36 0 55z"><text:p/></draw:path><draw:path draw:style-name="gr3" draw:text-style-name="P28" svg:width="0.1346in" svg:height="0.0787in" svg:x="1.324in" svg:y="0.0291in" svg:viewBox="0 0 343 201" svg:d="M301 109c-21 15-32 32-35 36-16 27-20 51-20 52 0 4 5 4 8 4 7 0 7-1 9-7 9-38 31-71 75-88 4-2 5-2 5-5 0-2-1-3-2-4-18-7-64-27-79-92-1-4-1-5-8-5-3 0-8 0-8 4 0 1 4 26 20 51 8 12 19 25 35 37-95 0-191 0-287 0-6 0-14 1-14 9 0 9 8 8 14 8 96 0 192 0 287 0z"><text:p/></draw:path><draw:path draw:style-name="gr3" draw:text-style-name="P28" svg:width="0.1039in" svg:height="0.1035in" svg:x="1.5126in" svg:y="0.0028in" svg:viewBox="0 0 265 264" svg:d="M97 143c4 0 10 0 14 0 20 30 39 59 58 89 4 7 12 22 17 27 3 5 4 5 13 5 18 0 35 0 53 0 8 0 13 0 13-7 0-3-2-5-5-6-15-4-33-29-43-41-3-4-22-30-48-71 34-6 67-21 67-66 0-54-57-73-102-73-41 0-80 0-121 0-8 0-13 0-13 7 0 6 7 6 10 6 22 0 24 3 24 22 0 65 0 129 0 194 0 18-2 22-24 22-3 0-10 0-10 6 0 7 5 7 13 7 35 0 71 0 106 0 6 0 12 0 12-7 0-6-7-6-10-6-22 0-24-4-24-22 0-29 0-57 0-86zM172 124c11-14 12-35 12-51 0-19-3-39-15-55 16 3 54 15 54 55 0 24-12 44-51 51zM97 34c0-8 0-21 24-21 33 0 49 14 49 60 0 49-12 57-73 57 0-32 0-64 0-96zM44 251c3-7 3-18 3-21 0-65 0-130 0-195 0-4 0-14-3-22 14 0 30 0 44 0-4 7-4 14-4 20 0 66 0 131 0 197 0 3 0 14 3 21-14 0-29 0-43 0zM126 143c4 0 5-1 8-1 6 0 14 0 20-1 5 9 47 78 80 110-13 0-25 0-38 0-23-37-46-72-70-108z"><text:p/></draw:path></draw:g></text:span><text:span text:style-name="T5">. </text:span></text:p>
        </text:list-item>
      </text:list>
      <text:p text:style-name="P23">הוכחות קטנות למשפטים: </text:p>
      <text:list xml:id="list2849027266" text:style-name="L3">
        <text:list-item>
          <text:p text:style-name="P12"><draw:g text:anchor-type="as-char" svg:y="-0.1134in" draw:z-index="15" draw:name="Shape16" draw:style-name="gr1"><svg:title>TexMaths</svg:title><svg:desc>11§inline§A \subseteq B \implies |A| \le |B|§svg§600§FALSE§</svg:desc><draw:path draw:style-name="gr2" draw:text-style-name="P27" svg:width="1.4287in" svg:height="0.1358in" svg:x="0.0142in" svg:y="0.0071in" svg:viewBox="0 0 3630 346" svg:d="M1816 346c-606 0-1211 0-1816 0 0-116 0-230 0-346 1210 0 2421 0 3630 0 0 116 0 230 0 346-604 0-1209 0-1814 0z"><text:p/></draw:path><draw:path draw:style-name="gr3" draw:text-style-name="P28" svg:width="0.1039in" svg:height="0.1079in" svg:x="0in" svg:y="0.0043in" svg:viewBox="0 0 265 275" svg:d="M55 231c-15 26-31 31-47 32-5 1-8 1-8 8 0 2 1 4 4 4 11 0 22-1 33-1 14 0 27 1 39 1 3 0 8 0 8-7 0-4-4-5-6-5-10 0-19-3-19-13 0-4 3-9 6-14 10-17 20-32 30-49 31 0 64 0 96 0 1 9 6 60 6 64 0 11-20 12-28 12-5 0-8 0-8 8 0 4 4 4 5 4 15 0 32-1 48-1 9 0 33 1 43 1 3 0 8 0 8-7 0-5-4-5-10-5-23 0-23-2-24-13-8-79-17-160-24-240 0-8 0-10-7-10-6 0-8 3-11 7-45 74-89 149-134 224zM101 175c25-43 52-85 77-127 5 42 8 84 12 127-29 0-59 0-89 0z"><text:p/></draw:path><draw:path draw:style-name="gr3" draw:text-style-name="P28" svg:width="0.0921in" svg:height="0.1165in" svg:x="0.1634in" svg:y="0.0165in" svg:viewBox="0 0 235 297" svg:d="M222 15c7 0 13 0 13-7 0-8-6-8-13-8-35 0-69 0-104 0-66 0-118 51-118 111 0 63 53 111 118 111 35 0 69 0 104 0 7 0 13 0 13-7s-6-7-13-7c-34 0-69 0-103 0-61 0-104-45-104-96 0-53 44-97 104-97 34 0 69 0 103 0zM21 282c-7 0-13 0-13 8 0 7 6 7 13 7 67 0 134 0 201 0 7 0 13 0 13-7 0-8-6-8-13-8-67 0-134 0-201 0z"><text:p/></draw:path><draw:path draw:style-name="gr3" draw:text-style-name="P28" svg:width="0.1083in" svg:height="0.1028in" svg:x="0.3177in" svg:y="0.0098in" svg:viewBox="0 0 276 262" svg:d="M45 232c-3 15-4 18-35 18-6 0-10 0-10 8 0 4 3 4 10 4 46 0 92 0 138 0 61 0 107-45 107-83 0-27-22-49-60-53 40-8 81-37 81-73 0-29-25-53-71-53-44 0-87 0-131 0-7 0-11 0-11 8 0 4 3 4 11 4 1 0 8 0 14 0 8 1 11 1 11 7 0 1 0 2-1 7-18 69-35 138-53 206zM104 122c8-32 16-64 24-96 3-13 4-14 20-14 17 0 35 0 51 0 34 0 42 22 42 40 0 34-33 70-80 70-19 0-38 0-57 0zM87 250c-6 0-7 0-9 0-4 0-5-1-5-4 0-2 0-2 2-9 9-36 17-71 26-106 24 0 50 0 74 0 37 0 44 28 44 45 0 36-34 74-79 74-18 0-36 0-53 0z"><text:p/></draw:path><draw:path draw:style-name="gr3" draw:text-style-name="P28" svg:width="0.1008in" svg:height="0.0354in" svg:x="0.527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28" svg:width="0.1346in" svg:height="0.0827in" svg:x="0.6205in" svg:y="0.0335in" svg:viewBox="0 0 343 211" svg:d="M258 77c17 13 37 23 50 29-14 6-33 16-50 29-81 0-163 0-245 0-6 0-13 0-13 9 0 8 7 8 13 8 76 0 153 0 229 0-19 18-40 52-40 56 0 3 6 3 8 3 3 0 6 0 8-3 7-13 18-34 44-56 26-24 53-34 72-40 7-2 7-3 8-3 1-1 1-2 1-3s0-1-1-3h-1c0-1-1-1-8-3-53-15-91-50-113-92-4-8-4-8-10-8-2 0-8 0-8 4 0 5 20 39 40 57-76 0-153 0-229 0-6 0-13-2-13 7 0 8 7 9 13 9 82 0 164 0 245 0z"><text:p/></draw:path><draw:path draw:style-name="gr3" draw:text-style-name="P28" svg:width="0.0055in" svg:height="0.1512in" svg:x="0.8661in" svg:y="0in" svg:viewBox="0 0 15 385" svg:d="M15 14c0-6 0-14-7-14-8 0-8 8-8 14 0 119 0 238 0 357 0 7 0 14 8 14 7 0 7-7 7-14 0-119 0-238 0-357z"><text:p/></draw:path><draw:path draw:style-name="gr3" draw:text-style-name="P28" svg:width="0.1039in" svg:height="0.1079in" svg:x="0.8957in" svg:y="0.0043in" svg:viewBox="0 0 265 275" svg:d="M55 231c-15 26-30 31-47 32-5 1-8 1-8 8 0 2 2 4 4 4 11 0 23-1 34-1 13 0 26 1 39 1 2 0 7 0 7-7 0-4-4-5-6-5-9 0-19-3-19-13 0-4 3-9 6-14 10-17 20-32 30-49 31 0 64 0 96 0 1 9 7 60 7 64 0 11-21 12-29 12-4 0-8 0-8 8 0 4 4 4 5 4 15 0 32-1 48-1 10 0 35 1 44 1 3 0 7 0 7-7 0-5-4-5-9-5-24 0-24-2-25-13-8-79-15-160-23-240-1-8-1-10-8-10-6 0-8 3-10 7-45 74-90 149-135 224zM102 175c26-43 51-85 76-127 5 42 8 84 12 127-29 0-58 0-88 0z"><text:p/></draw:path><draw:path draw:style-name="gr3" draw:text-style-name="P28" svg:width="0.0055in" svg:height="0.1512in" svg:x="1.0224in" svg:y="0in" svg:viewBox="0 0 15 385" svg:d="M15 14c0-6 0-14-7-14-8 0-8 8-8 14 0 119 0 238 0 357 0 7 0 14 8 14 7 0 7-7 7-14 0-119 0-238 0-357z"><text:p/></draw:path><draw:path draw:style-name="gr3" draw:text-style-name="P28" svg:width="0.0925in" svg:height="0.1165in" svg:x="1.1016in" svg:y="0.0165in" svg:viewBox="0 0 236 297" svg:d="M229 17c4-3 7-5 7-9 0-5-3-8-7-8-2 0-6 2-7 2-71 34-143 67-214 101-7 4-8 6-8 9 0 4 3 6 8 9 71 33 143 66 214 99 5 2 6 2 7 2 4 0 7-3 7-7s-1-6-7-8c-67-32-136-64-203-95 67-32 136-64 203-95zM223 297c7 0 13 0 13-7 0-8-7-8-14-8-69 0-138 0-208 0-5 0-14 0-14 8 0 7 8 7 14 7 70 0 140 0 209 0z"><text:p/></draw:path><draw:path draw:style-name="gr3" draw:text-style-name="P28" svg:width="0.0055in" svg:height="0.1512in" svg:x="1.2677in" svg:y="0in" svg:viewBox="0 0 15 385" svg:d="M15 14c0-6 0-14-7-14-8 0-8 8-8 14 0 119 0 238 0 357 0 7 0 14 8 14 7 0 7-7 7-14 0-119 0-238 0-357z"><text:p/></draw:path><draw:path draw:style-name="gr3" draw:text-style-name="P28" svg:width="0.1079in" svg:height="0.1028in" svg:x="1.2984in" svg:y="0.0098in" svg:viewBox="0 0 275 262" svg:d="M45 232c-4 15-4 18-35 18-7 0-10 0-10 8 0 4 3 4 10 4 46 0 91 0 137 0 62 0 107-45 107-83 0-27-22-49-59-53 40-8 80-37 80-73 0-29-25-53-72-53-42 0-86 0-129 0-8 0-11 0-11 8 0 4 3 4 11 4 4 0 7 0 14 0 7 1 10 1 10 7 0 1 0 2-1 7-18 69-34 138-52 206zM103 122c8-32 17-64 25-96 3-13 4-14 20-14 17 0 33 0 50 0 34 0 42 22 42 40 0 34-33 70-81 70-18 0-37 0-56 0zM86 250c-6 0-6 0-9 0s-4-1-4-4c0-2 0-2 2-9 9-36 17-71 26-106 24 0 49 0 73 0 37 0 45 28 45 45 0 36-35 74-80 74-18 0-36 0-53 0z"><text:p/></draw:path><draw:path draw:style-name="gr3" draw:text-style-name="P28" svg:width="0.0055in" svg:height="0.1512in" svg:x="1.4331in" svg:y="0in" svg:viewBox="0 0 15 385" svg:d="M15 14c0-6 0-14-7-14-8 0-8 8-8 14 0 119 0 238 0 357 0 7 0 14 8 14 7 0 7-7 7-14 0-119 0-238 0-357z"><text:p/></draw:path></draw:g><text:s/><text:span text:style-name="T22">(נבחר זיווג </text:span><text:span text:style-name="T8"><draw:g text:anchor-type="as-char" svg:y="-0.1083in" draw:z-index="19" draw:name="Shape17" draw:style-name="gr1"><svg:title>TexMaths</svg:title><svg:desc>11§inline§f = \lambda a \in A. a, f \colon A \to B§svg§600§FALSE§</svg:desc><draw:path draw:style-name="gr2" draw:text-style-name="P27" svg:width="1.6035in" svg:height="0.1232in" svg:x="0.0004in" svg:y="0.0083in" svg:viewBox="0 0 4074 314" svg:d="M2038 314c-679 0-1358 0-2038 0 0-104 0-210 0-314 1359 0 2716 0 4074 0 0 104 0 210 0 314-678 0-1357 0-2036 0z"><text:p/></draw:path><draw:path draw:style-name="gr3" draw:text-style-name="P28" svg:width="0.0756in" svg:height="0.137in" svg:x="0.0008in" svg:y="0.0024in" svg:viewBox="0 0 193 349" svg:d="M121 118c11 0 22 0 33 0 8 0 12 0 12-8 0-5-4-5-11-5-11 0-21 0-32 0 4-15 6-29 9-43 1-8 7-36 9-40 3-8 10-13 18-13 2 0 12 0 19 6-17 1-21 16-21 21 0 9 7 13 15 13 9 0 21-7 21-23 0-17-18-26-34-26-13 0-37 7-49 45-2 8-3 12-13 60-9 0-18 0-27 0-7 0-11 0-11 8 0 5 4 5 10 5 9 0 18 0 27 0-10 50-20 100-30 150-7 37-13 73-33 73-2 0-11 0-19-7 18-1 21-15 21-21 0-9-6-13-14-13-10 0-21 8-21 23 0 17 16 26 33 26 21 0 36-23 43-37 13-24 22-71 22-74 8-40 15-80 23-120z"><text:p/></draw:path><draw:path draw:style-name="gr3" draw:text-style-name="P28" svg:width="0.1008in" svg:height="0.035in" svg:x="0.1343in" svg:y="0.0531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28" svg:width="0.0748in" svg:height="0.1063in" svg:x="0.2945in" svg:y="0.0043in" svg:viewBox="0 0 191 271" svg:d="M118 155c15 38 34 98 40 107 6 8 10 8 20 8 4 0 6 0 9 0 4 0 4-3 4-4s-1-1-2-3c-3-5-5-10-9-18-26-72-51-145-78-218-8-23-29-27-47-27-2 0-8 0-8 4s4 4 5 4c12 2 15 4 24 30 12 36 25 71 37 106-35 35-71 69-106 104-5 5-7 7-7 11 0 7 6 12 12 12s9-4 12-8c31-37 63-72 94-108z"><text:p/></draw:path><draw:path draw:style-name="gr3" draw:text-style-name="P28" svg:width="0.0689in" svg:height="0.0685in" svg:x="0.3815in" svg:y="0.0417in" svg:viewBox="0 0 176 175" svg:d="M129 25c-8-14-19-25-37-25-45 0-92 57-92 113 0 36 21 62 51 62 7 0 27-2 50-29 3 16 17 29 35 29 14 0 22-9 29-21 7-14 11-38 11-39 0-4-3-4-4-4-4 0-5 2-6 8-7 24-13 47-29 47-11 0-12-10-12-18s2-11 6-28c3-17 4-20 8-34 4-19 9-37 14-54 2-11 2-12 2-13 0-7-4-11-11-11-9 0-14 8-15 17zM103 124c-2 8-2 8-7 14-18 22-33 28-44 28-20 0-26-21-26-36 0-19 14-66 22-84 13-23 29-37 45-37 25 0 30 32 30 34s0 4-1 6c-7 25-12 50-19 75z"><text:p/></draw:path><draw:path draw:style-name="gr3" draw:text-style-name="P28" svg:width="0.076in" svg:height="0.087in" svg:x="0.5106in" svg:y="0.0272in" svg:viewBox="0 0 194 222" svg:d="M179 119c7 0 15 0 15-8s-8-8-15-8c-55 0-109 0-164 0 6-51 50-88 104-88 20 0 40 0 60 0 7 0 15 0 15-7 0-8-8-8-15-8-20 0-40 0-60 0-66 0-119 49-119 111s53 111 119 111c20 0 40 0 60 0 7 0 15 0 15-8 0-7-8-7-15-7-20 0-40 0-60 0-54 0-98-37-104-88 55 0 109 0 164 0z"><text:p/></draw:path><draw:path draw:style-name="gr3" draw:text-style-name="P28" svg:width="0.1039in" svg:height="0.1079in" svg:x="0.6469in" svg:y="0.0004in" svg:viewBox="0 0 265 275" svg:d="M55 231c-15 25-30 31-47 32-5 0-8 0-8 7 0 3 2 5 4 5 11 0 23-1 34-1 13 0 27 1 39 1 2 0 7 0 7-8 0-4-4-4-6-4-9-1-19-4-19-14 0-4 3-8 6-14 10-16 20-33 30-48 31 0 65 0 96 0 2 6 7 59 7 64 0 11-21 12-29 12-4 0-8 0-8 7 0 5 4 5 5 5 16 0 32-1 48-1 10 0 35 1 45 1 2 0 6 0 6-8 0-4-4-4-9-4-24 0-24-3-25-14-8-79-15-159-23-239-1-8-1-10-8-10-6 0-8 3-10 7-45 74-90 149-135 224zM102 175c26-43 51-85 76-127 5 42 8 84 12 127-29 0-58 0-88 0z"><text:p/></draw:path><draw:path draw:style-name="gr3" draw:text-style-name="P28" svg:width="0.0161in" svg:height="0.0157in" svg:x="0.7689in" svg:y="0.0929in" svg:viewBox="0 0 42 41" svg:d="M42 20c0-11-10-20-21-20s-21 8-21 20c0 11 10 21 21 21s21-9 21-21z"><text:p/></draw:path><draw:path draw:style-name="gr3" draw:text-style-name="P28" svg:width="0.0693in" svg:height="0.0685in" svg:x="0.8039in" svg:y="0.0417in" svg:viewBox="0 0 177 175" svg:d="M129 25c-8-14-19-25-37-25-45 0-92 57-92 113 0 36 21 62 51 62 7 0 27-2 50-29 3 16 17 29 35 29 14 0 22-9 29-21 7-14 12-38 12-39 0-4-4-4-5-4-4 0-4 2-5 8-6 24-14 47-30 47-11 0-12-10-12-18s2-11 6-28 4-20 9-34c4-19 8-37 13-54 3-11 3-12 3-13 0-7-5-11-12-11-9 0-14 8-15 17zM103 124c-2 8-2 8-7 14-18 22-33 28-44 28-19 0-25-21-25-36 0-19 13-66 21-84 13-23 30-37 45-37 26 0 31 32 31 34s-1 4-2 6c-7 25-12 50-19 75z"><text:p/></draw:path><draw:path draw:style-name="gr3" draw:text-style-name="P28" svg:width="0.0173in" svg:height="0.0449in" svg:x="0.8913in" svg:y="0.0929in" svg:viewBox="0 0 45 115" svg:d="M45 41c0-26-10-41-25-41-12 0-20 10-20 20 0 11 8 21 20 21 4 0 10-1 14-6 1 0 1-1 1-1 1 0 1 1 1 7 0 28-13 51-26 63-4 5-5 6-5 7 0 2 3 4 5 4 4 0 35-29 35-74z"><text:p/></draw:path><draw:path draw:style-name="gr3" draw:text-style-name="P28" svg:width="0.0756in" svg:height="0.137in" svg:x="0.9535in" svg:y="0.0024in" svg:viewBox="0 0 193 349" svg:d="M121 118c11 0 23 0 34 0 8 0 11 0 11-8 0-5-3-5-10-5-11 0-21 0-32 0 3-15 6-29 8-43 1-8 7-36 9-40 4-8 11-13 18-13 2 0 12 0 19 6-16 1-21 16-21 21 0 9 7 13 15 13 9 0 21-7 21-23 0-17-18-26-34-26-13 0-37 7-49 45-2 8-3 12-12 60-9 0-19 0-28 0-6 0-11 0-11 8 0 5 4 5 11 5 9 0 17 0 26 0-10 50-19 100-29 150-8 37-14 73-34 73-1 0-11 0-19-7 18-1 21-15 21-21 0-9-6-13-14-13-10 0-21 8-21 23 0 17 18 26 33 26 21 0 36-23 44-37 12-24 21-71 21-74 8-40 15-80 23-120z"><text:p/></draw:path><draw:path draw:style-name="gr3" draw:text-style-name="P28" svg:width="0.0157in" svg:height="0.065in" svg:x="1.0665in" svg:y="0.0437in" svg:viewBox="0 0 41 166" svg:d="M41 21c0-12-10-21-21-21s-20 9-20 21c0 11 9 20 20 20s21-9 21-20zM41 145c0-11-10-20-21-20s-20 8-20 20c0 11 9 21 20 21s21-9 21-21z"><text:p/></draw:path><draw:path draw:style-name="gr3" draw:text-style-name="P28" svg:width="0.1039in" svg:height="0.1079in" svg:x="1.1516in" svg:y="0.0004in" svg:viewBox="0 0 265 275" svg:d="M56 231c-15 25-31 31-47 32-5 0-9 0-9 7 0 3 2 5 5 5 10 0 22-1 33-1 14 0 27 1 39 1 2 0 8 0 8-8 0-4-4-4-7-4-9-1-18-4-18-14 0-4 3-8 6-14 10-16 20-33 30-48 32 0 65 0 96 0 0 6 6 59 6 64 0 11-20 12-28 12-5 0-8 0-8 7 0 5 4 5 5 5 16 0 32-1 47-1 10 0 35 1 45 1 2 0 6 0 6-8 0-4-3-4-9-4-23 0-23-3-24-14-8-79-16-159-24-239-1-8-1-10-8-10-5 0-8 3-10 7-45 74-89 149-134 224zM102 175c26-43 51-85 76-127 5 42 9 84 13 127-29 0-59 0-89 0z"><text:p/></draw:path><draw:path draw:style-name="gr3" draw:text-style-name="P28" svg:width="0.1346in" svg:height="0.0783in" svg:x="1.3114in" svg:y="0.0319in" svg:viewBox="0 0 343 200" svg:d="M300 108c-21 16-32 33-34 37-17 26-21 50-21 51 0 4 5 4 8 4 7 0 7-1 9-8 9-36 32-69 75-87 4-1 6-3 6-5 0-3-2-2-3-3-18-7-64-27-79-92-1-4-1-5-8-5-3 0-8 0-8 4 0 1 4 26 20 51 8 12 19 25 35 37-95 0-191 0-287 0-6 0-13 0-13 8s7 8 13 8c96 0 192 0 287 0z"><text:p/></draw:path><draw:path draw:style-name="gr3" draw:text-style-name="P28" svg:width="0.1083in" svg:height="0.1028in" svg:x="1.5035in" svg:y="0.0055in" svg:viewBox="0 0 276 262" svg:d="M45 232c-3 14-4 17-35 17-7 0-10 0-10 8 0 5 3 5 10 5 46 0 92 0 138 0 61 0 107-46 107-83 0-27-23-49-60-54 40-7 81-36 81-72 0-29-25-53-73-53-42 0-86 0-129 0-7 0-11 0-11 8 0 4 3 4 11 4 1 0 7 0 14 0 8 1 11 1 11 7 0 1 0 2-2 7-18 69-34 138-52 206zM103 122c8-32 17-64 25-96 3-13 4-14 20-14 17 0 35 0 51 0 33 0 42 22 42 40 0 34-33 70-80 70-19 0-39 0-58 0zM87 249c-6 0-7 0-9 0-4-1-5-1-5-4 0-1 0-1 2-9 9-35 17-71 26-106 24 0 50 0 74 0 36 0 44 28 44 45 0 37-34 74-80 74-18 0-35 0-52 0z"><text:p/></draw:path></draw:g></text:span><text:span text:style-name="T8">)</text:span></text:p>
        </text:list-item>
        <text:list-item>
          <text:p text:style-name="P13"><draw:g text:anchor-type="as-char" svg:y="-0.1134in" draw:z-index="16" draw:name="Shape18" draw:style-name="gr1"><svg:title>TexMaths</svg:title><svg:desc>11§inline§|A| = |A|§svg§600§FALSE§</svg:desc><draw:path draw:style-name="gr2" draw:text-style-name="P27" svg:width="0.5661in" svg:height="0.1354in" svg:x="0.0004in" svg:y="0.0071in" svg:viewBox="0 0 1439 345" svg:d="M0 0c480 0 959 0 1439 0 0 115 0 230 0 345-480 0-959 0-1439 0 0-115 0-230 0-345z"><text:p/></draw:path><draw:path draw:style-name="gr3" draw:text-style-name="P28" svg:width="0.0055in" svg:height="0.1508in" svg:x="0.011in" svg:y="0in" svg:viewBox="0 0 15 384" svg:d="M15 14c0-7 0-14-7-14-8 0-8 7-8 14 0 119 0 237 0 356 0 8 0 14 8 14 7 0 7-6 7-14 0-119 0-237 0-356z"><text:p/></draw:path><draw:path draw:style-name="gr3" draw:text-style-name="P28" svg:width="0.1039in" svg:height="0.1079in" svg:x="0.0402in" svg:y="0.0047in" svg:viewBox="0 0 265 275" svg:d="M55 230c-15 27-30 32-47 33-5 0-8 0-8 8 0 2 2 4 4 4 11 0 24-2 35-2 12 0 26 2 38 2 2 0 7 0 7-7 0-5-4-5-6-5-9-1-19-4-19-14 0-5 3-9 6-14 10-16 20-32 30-48 32 0 65 0 97 0 1 7 6 60 6 63 0 12-21 13-28 13-5 0-9 0-9 8 0 4 4 4 5 4 16 0 32-2 49-2 10 0 34 2 44 2 2 0 6 0 6-9 0-3-4-3-8-3-25 0-25-3-26-14-7-79-15-160-23-240-1-8-1-9-8-9-6 0-7 2-9 7-46 74-91 149-136 223zM102 175c26-43 51-86 76-128 5 42 8 85 13 128-30 0-59 0-89 0z"><text:p/></draw:path><draw:path draw:style-name="gr3" draw:text-style-name="P28" svg:width="0.0055in" svg:height="0.1508in" svg:x="0.1673in" svg:y="0in" svg:viewBox="0 0 15 384" svg:d="M15 14c0-7 0-14-7-14-8 0-8 7-8 14 0 119 0 237 0 356 0 8 0 14 8 14 7 0 7-6 7-14 0-119 0-237 0-356z"><text:p/></draw:path><draw:path draw:style-name="gr3" draw:text-style-name="P28" svg:width="0.1012in" svg:height="0.035in" svg:x="0.2425in" svg:y="0.0575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28" svg:width="0.0055in" svg:height="0.1508in" svg:x="0.4122in" svg:y="0in" svg:viewBox="0 0 15 384" svg:d="M15 14c0-7 0-14-7-14-8 0-8 7-8 14 0 119 0 237 0 356 0 8 0 14 8 14 7 0 7-6 7-14 0-119 0-237 0-356z"><text:p/></draw:path><draw:path draw:style-name="gr3" draw:text-style-name="P28" svg:width="0.1039in" svg:height="0.1079in" svg:x="0.4417in" svg:y="0.0047in" svg:viewBox="0 0 265 275" svg:d="M56 230c-16 27-31 32-48 33-5 0-8 0-8 8 0 2 2 4 6 4 9 0 22-2 33-2 12 0 26 2 38 2 2 0 8 0 8-7 0-5-5-5-7-5-9-1-19-4-19-14 0-5 4-9 6-14 10-16 20-32 30-48 32 0 65 0 97 0 1 7 6 60 6 63 0 12-20 13-27 13-6 0-10 0-10 8 0 4 4 4 5 4 16 0 33-2 49-2 10 0 34 2 44 2 2 0 6 0 6-9 0-3-4-3-8-3-25 0-25-3-26-14-7-79-15-160-23-240-1-8-1-9-8-9-6 0-7 2-9 7-46 74-90 149-135 223zM102 175c26-43 51-86 76-128 5 42 8 85 13 128-30 0-59 0-89 0z"><text:p/></draw:path><draw:path draw:style-name="gr3" draw:text-style-name="P28" svg:width="0.0055in" svg:height="0.1508in" svg:x="0.5689in" svg:y="0in" svg:viewBox="0 0 15 384" svg:d="M15 14c0-7 0-14-7-14-8 0-8 7-8 14 0 119 0 237 0 356 0 8 0 14 8 14 7 0 7-6 7-14 0-119 0-237 0-356z"><text:p/></draw:path></draw:g><text:s/><text:span text:style-name="T21">(זיווג </text:span><text:span text:style-name="T6"><draw:g text:anchor-type="as-char" svg:y="-0.1047in" draw:z-index="17" draw:name="Shape19" draw:style-name="gr1"><svg:title>TexMaths</svg:title><svg:desc>11§inline§id_A§svg§600§FALSE§</svg:desc><draw:path draw:style-name="gr2" draw:text-style-name="P27" svg:width="0.2016in" svg:height="0.1118in" svg:x="0.0039in" svg:y="0.0079in" svg:viewBox="0 0 513 285" svg:d="M258 285c-86 0-172 0-258 0 0-94 0-190 0-285 171 0 342 0 513 0 0 95 0 191 0 285-85 0-171 0-255 0z"><text:p/></draw:path><draw:path draw:style-name="gr3" draw:text-style-name="P28" svg:width="0.0398in" svg:height="0.1012in" svg:x="0.0004in" svg:y="0.0051in" svg:viewBox="0 0 102 258" svg:d="M99 13c0-7-5-13-14-13-11 0-21 10-21 20 0 8 5 14 14 14s21-9 21-21zM69 159c5-11 5-12 9-22 3-8 5-14 5-21 0-18-13-32-31-32-37 0-52 56-52 59 0 5 4 5 6 5 3 0 3-1 5-7 11-36 26-48 40-48 2 0 8 0 8 12 0 8-2 16-3 21-3 10-21 52-27 69-4 10-9 23-9 31 0 19 13 32 32 32 36 0 50-56 50-60 0-3-3-3-4-3-4 0-4 1-6 7-7 24-19 47-39 47-7 0-10-3-10-12 0-10 2-16 12-39 4-13 10-26 14-39z"><text:p/></draw:path><draw:path draw:style-name="gr3" draw:text-style-name="P28" svg:width="0.072in" svg:height="0.1063in" svg:x="0.0547in" svg:y="0in" svg:viewBox="0 0 184 271" svg:d="M184 4c-2-1 0-4-5-4-6 0-43 3-49 4-3 0-6 3-6 8s4 5 10 5c18 0 19 2 19 6-1 2-1 6-1 8-8 30-16 60-23 91-7-14-18-25-35-25-46 0-94 57-94 112 0 37 21 62 52 62 7 0 26-1 49-29 4 17 18 29 35 29 15 0 24-9 29-21 7-14 12-37 12-38 0-4-3-4-4-4-5 0-5 1-6 7-6 25-14 47-29 47-10 0-11-10-11-17 0-9 0-13 2-19 17-74 36-148 55-222zM103 221c-2 7-2 8-7 15-17 21-33 26-43 26-20 0-25-21-25-36 0-19 12-65 20-83 13-23 30-37 46-37 25 0 30 32 30 34s-1 4-1 7c-6 25-13 49-20 74z"><text:p/></draw:path><draw:path draw:style-name="gr3" draw:text-style-name="P28" svg:width="0.0799in" svg:height="0.0752in" svg:x="0.1335in" svg:y="0.0524in" svg:viewBox="0 0 204 192" svg:d="M40 160c-9 15-18 21-34 22-3 0-6 0-6 5 0 4 2 5 3 5 8 0 17-1 23-1 9 0 20 1 29 1 1 0 6 0 6-7 0-3-5-3-6-3-2 0-11-1-11-7 0-3 2-8 3-11 8-11 15-22 22-33 26 0 51 0 77 0 3 14 5 30 7 45-1 1-2 6-19 6-3 0-6 0-6 5 0 1 0 5 4 5 8 0 27-1 34-1 6 0 11 0 17 0 4 0 10 1 15 1 3 0 6-2 6-6s-4-4-8-4c-15 0-17-2-18-8-7-56-15-111-23-166-1-6-1-8-6-8-6 0-7 2-9 7-34 50-67 101-100 153zM76 121c19-30 37-59 56-88 4 29 9 58 13 88-23 0-46 0-69 0z"><text:p/></draw:path></draw:g></text:span><text:span text:style-name="T7">)</text:span></text:p>
        </text:list-item>
        <text:list-item>
          <text:p text:style-name="P14"><text:span text:style-name="T21"><draw:g text:anchor-type="as-char" svg:y="-0.1134in" draw:z-index="18" draw:name="Shape20" draw:style-name="gr1"><svg:title>TexMaths</svg:title><svg:desc>11§inline§|A| = |B| \implies |B|=|A|§svg§600§FALSE§</svg:desc><draw:path draw:style-name="gr2" draw:text-style-name="P27" svg:width="1.5988in" svg:height="0.1354in" svg:x="0.0031in" svg:y="0.0071in" svg:viewBox="0 0 4062 345" svg:d="M0 0c1353 0 2708 0 4062 0 0 115 0 230 0 345-1354 0-2709 0-4062 0 0-115 0-230 0-345z"><text:p/></draw:path><draw:path draw:style-name="gr3" draw:text-style-name="P28" svg:width="0.0055in" svg:height="0.1508in" svg:x="-0.0004in" svg:y="0in" svg:viewBox="0 0 15 384" svg:d="M15 14c0-7 0-14-7-14-8 0-8 7-8 14 0 119 0 237 0 356 0 8 0 14 8 14 7 0 7-6 7-14 0-119 0-237 0-356z"><text:p/></draw:path><draw:path draw:style-name="gr3" draw:text-style-name="P28" svg:width="0.1039in" svg:height="0.1079in" svg:x="0.0291in" svg:y="0.0047in" svg:viewBox="0 0 265 275" svg:d="M56 230c-16 27-31 32-48 33-5 0-8 0-8 8 0 2 2 4 4 4 11 0 24-2 35-2 12 0 26 2 38 2 2 0 8 0 8-7 0-5-5-5-7-5-9-1-19-4-19-14 0-5 3-9 6-14 10-16 20-32 30-48 32 0 65 0 96 0 2 7 7 60 7 63 0 12-20 13-27 13-6 0-10 0-10 8 0 4 4 4 5 4 16 0 33-2 49-2 9 0 34 2 44 2 2 0 6 0 6-9 0-3-4-3-9-3-24 0-24-3-25-14-8-79-15-160-23-240-1-8-1-9-8-9-6 0-7 2-10 7-45 74-89 149-134 223zM102 175c26-43 51-86 76-128 5 42 8 85 12 128-29 0-58 0-88 0z"><text:p/></draw:path><draw:path draw:style-name="gr3" draw:text-style-name="P28" svg:width="0.0055in" svg:height="0.1508in" svg:x="0.1559in" svg:y="0in" svg:viewBox="0 0 15 384" svg:d="M15 14c0-7 0-14-7-14-8 0-8 7-8 14 0 119 0 237 0 356 0 8 0 14 8 14 7 0 7-6 7-14 0-119 0-237 0-356z"><text:p/></draw:path><draw:path draw:style-name="gr3" draw:text-style-name="P28" svg:width="0.1008in" svg:height="0.035in" svg:x="0.2307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28" svg:width="0.0055in" svg:height="0.1508in" svg:x="0.4012in" svg:y="0in" svg:viewBox="0 0 15 384" svg:d="M15 14c0-7 0-14-7-14-8 0-8 7-8 14 0 119 0 237 0 356 0 8 0 14 8 14 7 0 7-6 7-14 0-119 0-237 0-356z"><text:p/></draw:path><draw:path draw:style-name="gr3" draw:text-style-name="P28" svg:width="0.1079in" svg:height="0.1031in" svg:x="0.4319in" svg:y="0.0098in" svg:viewBox="0 0 275 263" svg:d="M45 232c-3 16-4 19-35 19-7 0-10 0-10 8 0 4 3 4 10 4 46 0 92 0 139 0 60 0 106-46 106-82 0-28-23-51-60-54 40-8 80-37 80-73 0-29-25-54-71-54-43 0-87 0-130 0-8 0-11 0-11 8 0 4 3 4 11 4 4 0 7 0 14 1s11 1 11 7c0 1-1 2-2 6-18 69-34 138-52 206zM103 122c8-32 17-63 25-94 3-15 4-16 21-16 16 0 33 0 49 0 34 0 43 23 43 40 0 34-34 70-81 70-19 0-38 0-57 0zM86 251c-6 0-6 0-8-1-4 0-5 0-5-3 0-1 0-3 2-9 9-35 17-72 26-107 24 0 49 0 73 0 37 0 45 29 45 45 0 38-34 75-80 75-18 0-36 0-53 0z"><text:p/></draw:path><draw:path draw:style-name="gr3" draw:text-style-name="P28" svg:width="0.0055in" svg:height="0.1508in" svg:x="0.5665in" svg:y="0in" svg:viewBox="0 0 15 384" svg:d="M15 14c0-7 0-14-7-14-8 0-8 7-8 14 0 119 0 237 0 356 0 8 0 14 8 14 7 0 7-6 7-14 0-119 0-237 0-356z"><text:p/></draw:path><draw:path draw:style-name="gr3" draw:text-style-name="P28" svg:width="0.1008in" svg:height="0.035in" svg:x="0.6835in" svg:y="0.0575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28" svg:width="0.1346in" svg:height="0.0823in" svg:x="0.7768in" svg:y="0.0335in" svg:viewBox="0 0 343 210" svg:d="M260 76c15 14 35 24 48 30-14 6-33 16-48 29-82 0-164 0-246 0-6 0-14 0-14 8s7 8 13 8c76 0 153 0 229 0-19 17-38 50-38 55 0 4 4 4 6 4 3 0 7 0 8-3 8-14 19-33 44-56 26-23 53-34 73-40 6-2 6-2 7-3 1 0 1-1 1-2s0-1 0-3c-1-1-1-1-2-1-2-1-1-1-8-3-52-15-91-49-112-91-4-8-5-8-11-8-2 0-6 0-6 4 0 5 19 39 38 57-76 0-153 0-229 0-6 0-13 0-13 7 0 8 8 8 14 8 82 0 164 0 246 0z"><text:p/></draw:path><draw:path draw:style-name="gr3" draw:text-style-name="P28" svg:width="0.0055in" svg:height="0.1508in" svg:x="1.0228in" svg:y="0in" svg:viewBox="0 0 15 384" svg:d="M15 14c0-7 0-14-7-14-8 0-8 7-8 14 0 119 0 237 0 356 0 8 0 14 8 14 7 0 7-6 7-14 0-119 0-237 0-356z"><text:p/></draw:path><draw:path draw:style-name="gr3" draw:text-style-name="P28" svg:width="0.1083in" svg:height="0.1031in" svg:x="1.0531in" svg:y="0.0098in" svg:viewBox="0 0 276 263" svg:d="M46 232c-4 16-4 19-35 19-7 0-11 0-11 8 0 4 4 4 11 4 46 0 91 0 138 0 61 0 106-46 106-82 0-28-22-51-59-54 39-8 80-37 80-73 0-29-25-54-71-54-43 0-87 0-130 0-8 0-11 0-11 8 0 4 3 4 11 4 4 0 8 0 14 1 7 1 10 1 10 7 0 1 0 2-1 6-18 69-34 138-52 206zM105 122c7-32 16-63 24-94 3-15 4-16 21-16 16 0 33 0 49 0 34 0 42 23 42 40 0 34-33 70-80 70-19 0-38 0-56 0zM87 251c-6 0-6 0-9-1-3 0-4 0-4-3 0-1 0-3 2-9 9-35 18-72 26-107 25 0 49 0 73 0 37 0 45 29 45 45 0 38-35 75-80 75-18 0-35 0-53 0z"><text:p/></draw:path><draw:path draw:style-name="gr3" draw:text-style-name="P28" svg:width="0.0055in" svg:height="0.1508in" svg:x="1.1882in" svg:y="0in" svg:viewBox="0 0 15 384" svg:d="M15 14c0-7 0-14-7-14-8 0-8 7-8 14 0 119 0 237 0 356 0 8 0 14 8 14 7 0 7-6 7-14 0-119 0-237 0-356z"><text:p/></draw:path><draw:path draw:style-name="gr3" draw:text-style-name="P28" svg:width="0.1004in" svg:height="0.035in" svg:x="1.2634in" svg:y="0.057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28" svg:width="0.0055in" svg:height="0.1508in" svg:x="1.4335in" svg:y="0in" svg:viewBox="0 0 15 384" svg:d="M15 14c0-7 0-14-7-14-8 0-8 7-8 14 0 119 0 237 0 356 0 8 0 14 8 14 7 0 7-6 7-14 0-119 0-237 0-356z"><text:p/></draw:path><draw:path draw:style-name="gr3" draw:text-style-name="P28" svg:width="0.1039in" svg:height="0.1079in" svg:x="1.463in" svg:y="0.0047in" svg:viewBox="0 0 265 275" svg:d="M55 230c-15 27-30 32-47 33-5 0-8 0-8 8 0 2 2 4 4 4 11 0 24-2 35-2 12 0 26 2 38 2 2 0 7 0 7-7 0-5-4-5-6-5-9-1-19-4-19-14 0-5 3-9 6-14 10-16 20-32 30-48 32 0 65 0 96 0 2 7 7 60 7 63 0 12-20 13-27 13-6 0-10 0-10 8 0 4 4 4 5 4 16 0 33-2 49-2 9 0 34 2 44 2 2 0 6 0 6-9 0-3-4-3-9-3-24 0-24-3-25-14-8-79-15-160-23-240-1-8-1-9-8-9-6 0-7 2-10 7-45 74-90 149-135 223zM102 175c26-43 51-86 76-128 5 42 8 85 12 128-29 0-58 0-88 0z"><text:p/></draw:path><draw:path draw:style-name="gr3" draw:text-style-name="P28" svg:width="0.0055in" svg:height="0.1508in" svg:x="1.5898in" svg:y="0in" svg:viewBox="0 0 15 384" svg:d="M15 14c0-7 0-14-7-14-8 0-8 7-8 14 0 119 0 237 0 356 0 8 0 14 8 14 7 0 7-6 7-14 0-119 0-237 0-356z"><text:p/></draw:path></draw:g></text:span><text:span text:style-name="T21"><text:s text:c="2"/></text:span><text:span text:style-name="T22">(נתון קיום זיווג </text:span><text:span text:style-name="T8"><draw:g text:anchor-type="as-char" svg:y="-0.1098in" draw:z-index="20" draw:name="Shape21" draw:style-name="gr1"><svg:title>TexMaths</svg:title><svg:desc>11§inline§h \colon A \to B§svg§600§FALSE§</svg:desc><draw:path draw:style-name="gr2" draw:text-style-name="P27" svg:width="0.6469in" svg:height="0.0937in" svg:x="0.0004in" svg:y="0.0071in" svg:viewBox="0 0 1644 239" svg:d="M0 0c548 0 1096 0 1644 0 0 80 0 159 0 239-548 0-1096 0-1644 0 0-80 0-159 0-239z"><text:p/></draw:path><draw:path draw:style-name="gr3" draw:text-style-name="P28" svg:width="0.0744in" svg:height="0.1059in" svg:x="0.0008in" svg:y="0.0035in" svg:viewBox="0 0 190 270" svg:d="M90 4c0-1 0-4-5-4-9 0-37 3-48 3-2 1-6 1-6 8 0 4 3 4 9 4 18 0 19 4 19 7 0 2-1 5-1 8-18 73-37 147-56 220-2 6-2 7-2 9 0 9 8 11 11 11 7 0 13-4 14-10 3-10 6-20 8-30 3-11 6-22 9-34 2-8 4-17 6-26 2-2 4-15 5-17 1-4 13-24 26-34 8-7 20-14 37-14 16 0 20 13 20 27 0 19-14 62-24 85-2 9-4 13-4 21 0 19 13 32 32 32 36 0 50-56 50-59 0-5-3-5-4-5-4 0-4 2-7 8-5 20-17 47-39 47-7 0-9-3-9-12 0-10 3-19 7-27 6-17 24-63 24-84 0-25-16-41-45-41-25 0-43 12-58 29 10-40 21-81 31-122z"><text:p/></draw:path><draw:path draw:style-name="gr3" draw:text-style-name="P28" svg:width="0.0157in" svg:height="0.0646in" svg:x="0.1106in" svg:y="0.0425in" svg:viewBox="0 0 41 165" svg:d="M41 21c0-12-10-21-21-21s-20 9-20 21c0 11 9 20 20 20s21-9 21-20zM41 145c0-11-10-20-21-20s-20 9-20 20c0 12 9 20 20 20s21-9 21-20z"><text:p/></draw:path><draw:path draw:style-name="gr3" draw:text-style-name="P28" svg:width="0.1039in" svg:height="0.1075in" svg:x="0.1953in" svg:y="0in" svg:viewBox="0 0 265 274" svg:d="M56 230c-15 26-31 31-47 32-6 1-9 1-9 8 0 2 2 4 6 4 9 0 22-1 33-1 13 0 26 1 38 1 2 0 8 0 8-7 0-4-4-5-7-5-9 0-17-3-17-13 0-4 2-9 5-14 10-17 19-33 29-50 32 0 65 0 96 0 2 8 7 61 7 65 0 11-20 12-27 12-6 0-10 0-10 8 0 4 3 3 5 4 17 0 33-1 49-1 9 0 34 1 44 1 2 0 6 0 6-7 0-5-3-5-9-5-24 0-24-2-25-13-8-80-15-160-23-240-1-8-1-9-8-9-6 0-7 2-10 7-45 74-89 149-134 223zM102 173c26-41 51-84 76-126 5 42 8 85 12 126-29 0-58 0-88 0z"><text:p/></draw:path><draw:path draw:style-name="gr3" draw:text-style-name="P28" svg:width="0.1346in" svg:height="0.0783in" svg:x="0.3543in" svg:y="0.0307in" svg:viewBox="0 0 343 200" svg:d="M301 108c-22 16-31 32-35 36-17 26-21 50-21 51 0 5 6 5 9 5 6 0 7-1 8-8 9-37 32-69 76-87 4-1 5-3 5-5 0-3-2-3-3-3-16-7-64-27-78-92-1-4-2-5-8-5-3 0-9 0-9 4 0 1 5 26 20 51 8 12 20 25 36 37-95 0-191 0-287 0-7 0-14 0-14 8s7 8 14 8c96 0 192 0 287 0z"><text:p/></draw:path><draw:path draw:style-name="gr3" draw:text-style-name="P28" svg:width="0.1083in" svg:height="0.1024in" svg:x="0.5469in" svg:y="0.0043in" svg:viewBox="0 0 276 261" svg:d="M46 232c-4 14-5 17-35 17-7 0-11 0-11 8 0 4 3 4 11 4 46 0 91 0 138 0 61 0 106-45 106-83 0-28-22-49-59-53 39-8 80-36 80-72 0-29-25-53-71-53-43 0-87 0-130 0-8 0-11 0-11 8 0 3 3 3 10 3 1 0 9 0 15 1 7 1 10 1 10 7 0 1 0 2-1 6-18 69-34 137-52 207zM105 122c7-32 16-64 24-96 3-13 3-15 20-15 16 0 34 0 50 0 34 0 42 23 42 41 0 32-33 70-80 70-19 0-38 0-56 0zM87 249c-6 0-7 0-9 0-3 0-4-1-4-4 0-1 0-1 1-9 9-35 19-71 27-107 25 0 49 0 73 0 37 0 44 28 44 45 0 38-34 75-79 75-18 0-35 0-53 0z"><text:p/></draw:path></draw:g></text:span><text:span text:style-name="T8">, </text:span><text:span text:style-name="T9">לכן </text:span><text:span text:style-name="T8"><draw:g text:anchor-type="as-char" svg:y="-0.1272in" draw:z-index="21" draw:name="Shape22" draw:style-name="gr1"><svg:title>TexMaths</svg:title><svg:desc>11§inline§h^{-1} \colon B \to A§svg§600§FALSE§</svg:desc><draw:path draw:style-name="gr2" draw:text-style-name="P27" svg:width="0.8142in" svg:height="0.111in" svg:x="0.0004in" svg:y="0.0071in" svg:viewBox="0 0 2069 283" svg:d="M0 0c690 0 1379 0 2069 0 0 95 0 189 0 283-690 0-1379 0-2069 0 0-94 0-188 0-283z"><text:p/></draw:path><draw:path draw:style-name="gr3" draw:text-style-name="P28" svg:width="0.0744in" svg:height="0.1063in" svg:x="0.0008in" svg:y="0.0205in" svg:viewBox="0 0 190 271" svg:d="M90 4c0-1 0-4-5-4-9 0-37 3-48 3-2 1-6 1-6 8 0 6 3 6 9 6 18 0 19 2 19 6 0 2-1 6-1 8-18 74-37 146-56 220-2 6-2 7-2 9 0 9 8 11 12 11 6 0 12-4 14-10 3-10 5-20 7-29 3-12 6-23 9-35 2-8 4-17 6-26 2-2 4-13 5-17 1-3 13-24 26-35 8-5 20-13 37-13 16 0 20 13 20 26 0 21-14 63-23 86-3 9-5 14-5 21 0 19 13 32 32 32 36 0 50-56 50-59 0-4-3-4-4-4-4 0-4 1-7 7-5 20-17 47-39 47-6 0-9-3-9-12 0-10 3-18 7-27 6-17 24-62 24-84 0-25-16-42-45-42-25 0-43 12-58 30 10-41 21-82 31-123z"><text:p/></draw:path><draw:path draw:style-name="gr3" draw:text-style-name="P28" svg:width="0.0717in" svg:height="0.0047in" svg:x="0.0917in" svg:y="0.0413in" svg:viewBox="0 0 183 13" svg:d="M172 13c4 0 11 0 11-5 0-8-6-8-11-8-54 0-107 0-161 0-4 0-11 0-11 7 0 6 7 6 11 6 54 0 107 0 161 0z"><text:p/></draw:path><draw:path draw:style-name="gr3" draw:text-style-name="P28" svg:width="0.0382in" svg:height="0.0701in" svg:x="0.187in" svg:y="0in" svg:viewBox="0 0 98 179" svg:d="M61 8c0-8 0-8-8-8-18 17-42 18-53 18 0 3 0 6 0 10 7 0 24 0 39-8 0 45 0 91 0 138 0 7 0 11-27 11-3 0-8 0-11 0 0 3 0 6 0 10 6 0 39-2 49-2 8 0 42 2 48 2 0-4 0-7 0-10-3 0-7 0-10 0-27 0-27-4-27-11 0-51 0-101 0-150z"><text:p/></draw:path><draw:path draw:style-name="gr3" draw:text-style-name="P28" svg:width="0.0157in" svg:height="0.0646in" svg:x="0.2736in" svg:y="0.0598in" svg:viewBox="0 0 41 165" svg:d="M41 21c0-12-10-21-21-21-12 0-20 9-20 21 0 11 8 20 20 20 11 0 21-9 21-20zM41 147c0-13-10-21-21-21-12 0-20 8-20 21 0 11 8 18 20 18 11 0 21-7 21-18z"><text:p/></draw:path><draw:path draw:style-name="gr3" draw:text-style-name="P28" svg:width="0.1083in" svg:height="0.1028in" svg:x="0.3598in" svg:y="0.0217in" svg:viewBox="0 0 276 262" svg:d="M45 233c-3 14-4 17-35 17-7 0-10 0-10 8 0 4 3 4 10 4 46 0 92 0 139 0 60 0 106-45 106-83 0-27-23-49-60-53 40-8 81-37 81-73 0-29-25-53-72-53-43 0-87 0-130 0-7 0-11 0-11 8 0 4 3 4 11 4 1 0 7 0 14 0 8 1 11 1 11 7 0 1 0 2-1 7-18 69-35 138-53 207zM103 122c8-32 17-64 25-96 3-13 4-14 21-14 16 0 34 0 50 0 33 0 42 22 42 40 0 34-33 70-80 70-19 0-39 0-58 0zM87 250c-6 0-7 0-9 0-4 0-5-1-5-4 0-1 0-1 2-9 9-35 17-71 26-106 24 0 50 0 74 0 36 0 44 28 44 44 0 38-34 75-80 75-18 0-34 0-52 0z"><text:p/></draw:path><draw:path draw:style-name="gr3" draw:text-style-name="P28" svg:width="0.1346in" svg:height="0.0787in" svg:x="0.5268in" svg:y="0.048in" svg:viewBox="0 0 343 201" svg:d="M302 109c-21 16-32 32-36 37-17 25-20 49-20 50 0 5 5 5 8 5 7 0 7-1 8-8 9-36 32-70 76-87 4-1 5-2 5-5s-2-4-3-4c-16-7-64-26-78-91-1-5-1-6-8-6-3 0-8 0-8 4 0 2 4 26 20 51 8 12 19 25 36 38-96 0-192 0-288 0-6 0-14 0-14 8s8 8 14 8c96 0 192 0 288 0z"><text:p/></draw:path><draw:path draw:style-name="gr3" draw:text-style-name="P28" svg:width="0.1039in" svg:height="0.1083in" svg:x="0.7181in" svg:y="0.0161in" svg:viewBox="0 0 265 276" svg:d="M56 232c-15 25-31 30-48 31-5 2-8 2-8 8 0 2 2 5 6 5 9 0 22-2 33-2 12 0 26 2 38 2 2 0 8 0 8-8 0-3-5-5-7-5-9 0-19-3-19-13 0-4 4-9 6-14 10-17 20-33 30-50 32 0 65 0 96 0 2 9 7 61 7 65 0 11-20 12-27 12-6 0-10 0-10 8 0 5 4 5 5 5 16 0 33-2 49-2 9 0 34 2 44 2 2 0 6 0 6-8 0-5-4-5-9-5-24 0-24-2-25-13-8-80-15-160-23-240-1-8-1-10-8-10-6 0-7 3-10 7-45 75-89 150-134 225zM102 174c26-42 51-84 76-125 5 41 8 83 12 125-29 0-58 0-88 0z"><text:p/></draw:path></draw:g></text:span><text:span text:style-name="T8"><text:s/>זיווג שיתאים להפך)</text:span></text:p>
        </text:list-item>
        <text:list-item>
          <text:p text:style-name="P15"><text:span text:style-name="T22"><draw:g text:anchor-type="as-char" svg:y="-0.1134in" draw:z-index="22" draw:name="Shape23" draw:style-name="gr1"><svg:title>TexMaths</svg:title><svg:desc>11§inline§|A| = |B| \land |B| = |C| \implies |A| = |C|§svg§600§FALSE§</svg:desc><draw:path draw:style-name="gr2" draw:text-style-name="P27" svg:width="2.3783in" svg:height="0.1354in" svg:x="0.0098in" svg:y="0.0071in" svg:viewBox="0 0 6042 345" svg:d="M0 0c2014 0 4028 0 6042 0 0 115 0 230 0 345-2014 0-4028 0-6042 0 0-115 0-230 0-345z"><text:p/></draw:path><draw:path draw:style-name="gr3" draw:text-style-name="P28" svg:width="0.0055in" svg:height="0.1508in" svg:x="-0.0004in" svg:y="0in" svg:viewBox="0 0 15 384" svg:d="M15 14c0-7 0-14-7-14-8 0-8 7-8 14 0 119 0 237 0 356 0 8 0 14 8 14 7 0 7-6 7-14 0-119 0-237 0-356z"><text:p/></draw:path><draw:path draw:style-name="gr3" draw:text-style-name="P28" svg:width="0.1039in" svg:height="0.1079in" svg:x="0.0291in" svg:y="0.0047in" svg:viewBox="0 0 265 275" svg:d="M56 230c-16 27-31 32-48 33-5 0-8 0-8 8 0 2 2 4 4 4 11 0 23-2 34-2 13 0 27 2 39 2 2 0 8 0 8-7 0-5-5-5-7-5-9-1-19-4-19-14 0-5 3-9 6-14 10-16 20-32 30-48 31 0 64 0 96 0 1 7 7 60 7 63 0 12-20 13-28 13-5 0-9 0-9 8 0 4 4 4 5 4 15 0 33-2 48-2 10 0 35 2 44 2 3 0 7 0 7-9 0-3-4-3-9-3-24 0-24-3-25-14-8-79-15-160-23-240-1-8-1-9-8-9-6 0-8 2-10 7-45 74-89 149-134 223zM102 175c26-43 51-86 76-128 5 42 8 85 12 128-29 0-58 0-88 0z"><text:p/></draw:path><draw:path draw:style-name="gr3" draw:text-style-name="P28" svg:width="0.0055in" svg:height="0.1508in" svg:x="0.1559in" svg:y="0in" svg:viewBox="0 0 15 384" svg:d="M15 14c0-7 0-14-7-14-8 0-8 7-8 14 0 119 0 237 0 356 0 8 0 14 8 14 7 0 7-6 7-14 0-119 0-237 0-356z"><text:p/></draw:path><draw:path draw:style-name="gr3" draw:text-style-name="P28" svg:width="0.1008in" svg:height="0.035in" svg:x="0.2307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28" svg:width="0.0055in" svg:height="0.1508in" svg:x="0.4008in" svg:y="0in" svg:viewBox="0 0 15 384" svg:d="M15 14c0-7 0-14-7-14-8 0-8 7-8 14 0 119 0 237 0 356 0 8 0 14 8 14 7 0 7-6 7-14 0-119 0-237 0-356z"><text:p/></draw:path><draw:path draw:style-name="gr3" draw:text-style-name="P28" svg:width="0.1083in" svg:height="0.1031in" svg:x="0.4315in" svg:y="0.0098in" svg:viewBox="0 0 276 263" svg:d="M45 232c-3 16-4 19-35 19-7 0-10 0-10 8 0 4 3 4 10 4 46 0 92 0 138 0 61 0 107-46 107-82 0-28-23-51-60-54 40-8 81-37 81-73 0-29-26-54-73-54-42 0-86 0-129 0-8 0-11 0-11 8 0 4 3 4 11 4 4 0 7 0 14 1s11 1 11 7c0 1-1 2-2 6-18 69-34 138-52 206zM103 122c8-32 17-63 25-94 3-15 4-16 20-16 17 0 33 0 50 0 34 0 43 23 43 40 0 34-34 70-82 70-18 0-37 0-56 0zM86 251c-6 0-6 0-8-1-4 0-5 0-5-3 0-1 0-3 2-9 9-35 17-72 26-107 24 0 49 0 73 0 37 0 45 29 45 45 0 38-34 75-80 75-18 0-36 0-53 0z"><text:p/></draw:path><draw:path draw:style-name="gr3" draw:text-style-name="P28" svg:width="0.0055in" svg:height="0.1508in" svg:x="0.5661in" svg:y="0in" svg:viewBox="0 0 15 384" svg:d="M15 14c0-7 0-14-7-14-8 0-8 7-8 14 0 119 0 237 0 356 0 8 0 14 8 14 7 0 7-6 7-14 0-119 0-237 0-356z"><text:p/></draw:path><draw:path draw:style-name="gr3" draw:text-style-name="P28" svg:width="0.0839in" svg:height="0.0933in" svg:x="0.6327in" svg:y="0.0224in" svg:viewBox="0 0 214 238" svg:d="M117 9c-4-7-6-9-9-9-6 0-7 3-9 9-32 71-64 143-96 213-3 6-3 6-3 8 0 5 3 8 8 8 3 0 5-1 8-8 31-67 61-135 92-204 29 69 60 137 90 204 3 8 8 8 9 8 4 0 7-3 7-8-1-1 0-1-2-5-32-72-64-145-95-216z"><text:p/></draw:path><draw:path draw:style-name="gr3" draw:text-style-name="P28" svg:width="0.0055in" svg:height="0.1508in" svg:x="0.7776in" svg:y="0in" svg:viewBox="0 0 15 384" svg:d="M15 14c0-7 0-14-7-14-8 0-8 7-8 14 0 119 0 237 0 356 0 8 0 14 8 14 7 0 7-6 7-14 0-119 0-237 0-356z"><text:p/></draw:path><draw:path draw:style-name="gr3" draw:text-style-name="P28" svg:width="0.1083in" svg:height="0.1031in" svg:x="0.8079in" svg:y="0.0098in" svg:viewBox="0 0 276 263" svg:d="M46 232c-4 16-4 19-35 19-7 0-11 0-11 8 0 4 4 4 11 4 46 0 91 0 137 0 62 0 107-46 107-82 0-28-22-51-59-54 39-8 80-37 80-73 0-29-25-54-71-54-43 0-87 0-130 0-8 0-11 0-11 8 0 4 3 4 11 4 4 0 7 0 14 1s10 1 10 7c0 1 0 2-1 6-18 69-34 138-52 206zM104 122c8-32 17-63 25-94 3-15 4-16 21-16 16 0 33 0 49 0 34 0 42 23 42 40 0 34-33 70-80 70-19 0-38 0-57 0zM87 251c-6 0-6 0-9-1-3 0-4 0-4-3 0-1 0-3 2-9 9-35 17-72 26-107 24 0 49 0 73 0 37 0 45 29 45 45 0 38-35 75-80 75-18 0-36 0-53 0z"><text:p/></draw:path><draw:path draw:style-name="gr3" draw:text-style-name="P28" svg:width="0.0055in" svg:height="0.1508in" svg:x="0.9429in" svg:y="0in" svg:viewBox="0 0 15 384" svg:d="M15 14c0-7 0-14-7-14-8 0-8 7-8 14 0 119 0 237 0 356 0 8 0 14 8 14 7 0 7-6 7-14 0-119 0-237 0-356z"><text:p/></draw:path><draw:path draw:style-name="gr3" draw:text-style-name="P28" svg:width="0.1004in" svg:height="0.035in" svg:x="1.0181in" svg:y="0.057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28" svg:width="0.0055in" svg:height="0.1508in" svg:x="1.1878in" svg:y="0in" svg:viewBox="0 0 15 384" svg:d="M15 14c0-7 0-14-7-14-8 0-8 7-8 14 0 119 0 237 0 356 0 8 0 14 8 14 7 0 7-6 7-14 0-119 0-237 0-356z"><text:p/></draw:path><draw:path draw:style-name="gr3" draw:text-style-name="P28" svg:width="0.1079in" svg:height="0.1094in" svg:x="1.2193in" svg:y="0.0071in" svg:viewBox="0 0 275 279" svg:d="M275 3c0-1-1-3-4-3-2 0-3 0-7 4-9 10-18 20-26 30-4-5-21-34-64-34-87 0-174 85-174 174 0 63 46 105 104 105 35 0 64-16 84-33 36-32 43-65 43-68s-3-2-4-3c-3 0-5 1-6 3-3 12-12 38-38 61-28 21-52 27-72 27-35 0-76-19-76-78 0-22 8-85 47-130 24-27 60-46 94-46 40 0 63 30 63 74 0 15-1 15-1 20 0 3 4 3 5 3 6 0 6 0 7-8 8-33 16-65 25-98z"><text:p/></draw:path><draw:path draw:style-name="gr3" draw:text-style-name="P28" svg:width="0.0055in" svg:height="0.1508in" svg:x="1.3496in" svg:y="0in" svg:viewBox="0 0 15 384" svg:d="M15 14c0-7 0-14-7-14-8 0-8 7-8 14 0 119 0 237 0 356 0 8 0 14 8 14 7 0 7-6 7-14 0-119 0-237 0-356z"><text:p/></draw:path><draw:path draw:style-name="gr3" draw:text-style-name="P28" svg:width="0.1008in" svg:height="0.035in" svg:x="1.4665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28" svg:width="0.1346in" svg:height="0.0823in" svg:x="1.5598in" svg:y="0.0335in" svg:viewBox="0 0 343 210" svg:d="M258 76c17 14 37 24 50 30-14 6-33 16-50 29-81 0-163 0-245 0-6 0-13 0-13 8s7 8 13 8c76 0 153 0 229 0-19 17-39 50-39 55 0 4 5 4 7 4 3 0 6 0 8-3 7-14 18-33 44-56s53-34 72-40c7-2 7-2 8-3 1 0 1-1 1-2s0-1-1-3c0-1-1-1-1-1-2-1-1-1-8-3-53-15-91-49-113-91-4-8-4-8-10-8-2 0-7 0-7 4 0 5 19 39 39 57-76 0-153 0-229 0-6 0-13 0-13 7 0 8 7 8 13 8 82 0 164 0 245 0z"><text:p/></draw:path><draw:path draw:style-name="gr3" draw:text-style-name="P28" svg:width="0.0055in" svg:height="0.1508in" svg:x="1.8059in" svg:y="0in" svg:viewBox="0 0 15 384" svg:d="M15 14c0-7 0-14-7-14-8 0-8 7-8 14 0 119 0 237 0 356 0 8 0 14 8 14 7 0 7-6 7-14 0-119 0-237 0-356z"><text:p/></draw:path><draw:path draw:style-name="gr3" draw:text-style-name="P28" svg:width="0.1039in" svg:height="0.1079in" svg:x="1.8354in" svg:y="0.0047in" svg:viewBox="0 0 265 275" svg:d="M55 230c-15 27-30 32-47 33-5 0-8 0-8 8 0 2 2 4 4 4 11 0 23-2 34-2 13 0 27 2 39 2 2 0 7 0 7-7 0-5-4-5-6-5-9-1-19-4-19-14 0-5 3-9 6-14 10-16 20-32 30-48 31 0 64 0 96 0 1 7 7 60 7 63 0 12-20 13-29 13-4 0-8 0-8 8 0 4 4 4 5 4 15 0 32-2 48-2 10 0 35 2 44 2 3 0 7 0 7-9 0-3-4-3-9-3-24 0-24-3-25-14-8-79-15-160-23-240-1-8-1-9-8-9-6 0-8 2-10 7-45 74-90 149-135 223zM102 175c26-43 51-86 76-128 5 42 8 85 12 128-29 0-58 0-88 0z"><text:p/></draw:path><draw:path draw:style-name="gr3" draw:text-style-name="P28" svg:width="0.0055in" svg:height="0.1508in" svg:x="1.9622in" svg:y="0in" svg:viewBox="0 0 15 384" svg:d="M15 14c0-7 0-14-7-14-8 0-8 7-8 14 0 119 0 237 0 356 0 8 0 14 8 14 7 0 7-6 7-14 0-119 0-237 0-356z"><text:p/></draw:path><draw:path draw:style-name="gr3" draw:text-style-name="P28" svg:width="0.1008in" svg:height="0.035in" svg:x="2.0374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28" svg:width="0.0055in" svg:height="0.1508in" svg:x="2.2075in" svg:y="0in" svg:viewBox="0 0 15 384" svg:d="M15 14c0-7 0-14-7-14-8 0-8 7-8 14 0 119 0 237 0 356 0 8 0 14 8 14 7 0 7-6 7-14 0-119 0-237 0-356z"><text:p/></draw:path><draw:path draw:style-name="gr3" draw:text-style-name="P28" svg:width="0.1079in" svg:height="0.1094in" svg:x="2.239in" svg:y="0.0071in" svg:viewBox="0 0 275 279" svg:d="M275 3c0-1-1-3-4-3-2 0-2 0-6 4-9 10-19 20-27 30-4-5-21-34-64-34-87 0-174 85-174 174 0 63 46 105 106 105 33 0 62-16 83-33 35-32 42-65 42-68s-3-3-4-3c-3 0-5 1-6 3-3 12-12 38-38 61-27 21-51 27-72 27-34 0-76-19-76-78 0-22 9-85 47-130 24-27 60-46 95-46 39 0 62 30 62 74 0 15-1 15-1 20 0 3 4 3 5 3 6 0 6 0 8-8 7-33 16-65 24-98z"><text:p/></draw:path><draw:path draw:style-name="gr3" draw:text-style-name="P28" svg:width="0.0055in" svg:height="0.1508in" svg:x="2.3693in" svg:y="0in" svg:viewBox="0 0 15 384" svg:d="M15 14c0-7 0-14-7-14-8 0-8 7-8 14 0 119 0 237 0 356 0 8 0 14 8 14 7 0 7-6 7-14 0-119 0-237 0-356z"><text:p/></draw:path></draw:g></text:span><text:span text:style-name="T22"><text:s/></text:span><text:span text:style-name="T23">(נתון קיום זיווגים </text:span><text:span text:style-name="T10"><draw:g text:anchor-type="as-char" svg:y="-0.1075in" draw:z-index="23" draw:name="Shape24" draw:style-name="gr1"><svg:title>TexMaths</svg:title><svg:desc>11§inline§h_1 \colon A \to B, h_2 \colon B \to C§svg§600§FALSE§</svg:desc><draw:path draw:style-name="gr2" draw:text-style-name="P27" svg:width="1.5327in" svg:height="0.1217in" svg:x="0.0004in" svg:y="0.0079in" svg:viewBox="0 0 3894 310" svg:d="M1947 310c-649 0-1298 0-1947 0 0-103 0-207 0-310 1298 0 2595 0 3894 0 0 103 0 207 0 310-650 0-1299 0-1947 0z"><text:p/></draw:path><draw:path draw:style-name="gr3" draw:text-style-name="P28" svg:width="0.074in" svg:height="0.1063in" svg:x="0.0012in" svg:y="0.0043in" svg:viewBox="0 0 189 271" svg:d="M89 4c0-1 0-4-5-4-9 0-37 3-47 3-3 1-7 1-7 8 0 5 3 6 9 6 18 0 19 2 19 6 0 2-1 6-1 8-18 74-37 147-56 220-1 5-1 6-1 9 0 8 8 11 11 11 6 0 12-5 14-10 3-10 5-20 7-30 3-11 5-22 9-34 2-8 4-17 6-25 1-3 5-15 5-18 1-3 13-24 26-35 9-6 20-13 38-13 16 0 20 13 20 26 0 21-15 63-24 86-3 9-5 13-5 21 0 18 14 32 32 32 36 0 50-56 50-60 0-3-3-3-4-3-5 0-5 1-6 6-6 20-18 48-39 48-7 0-10-4-10-12 0-10 3-19 8-28 5-16 23-61 23-83 0-26-16-42-44-42-25 0-43 12-58 29 10-40 20-81 30-122z"><text:p/></draw:path><draw:path draw:style-name="gr3" draw:text-style-name="P28" svg:width="0.0386in" svg:height="0.0701in" svg:x="0.0917in" svg:y="0.061in" svg:viewBox="0 0 99 179" svg:d="M62 8c0-8 0-8-8-8-18 17-42 18-54 18 0 3 0 5 0 8 7 0 25 0 40-7 0 46 0 92 0 138 0 9 0 12-27 12-3 0-7 0-11 0 0 4 0 7 0 10 6-1 39-1 49-1 8 0 43 0 48 1 0-3 0-6 0-10-3 0-7 0-10 0-27 0-27-3-27-12 0-50 0-100 0-149z"><text:p/></draw:path><draw:path draw:style-name="gr3" draw:text-style-name="P28" svg:width="0.0157in" svg:height="0.065in" svg:x="0.1787in" svg:y="0.0433in" svg:viewBox="0 0 41 166" svg:d="M41 21c0-11-10-21-21-21s-20 10-20 21 9 20 20 20 21-9 21-20zM41 146c0-12-10-21-21-21s-20 9-20 21c0 11 9 20 20 20s21-9 21-20z"><text:p/></draw:path><draw:path draw:style-name="gr3" draw:text-style-name="P28" svg:width="0.1039in" svg:height="0.1079in" svg:x="0.2638in" svg:y="0in" svg:viewBox="0 0 265 275" svg:d="M56 231c-15 25-31 31-47 32-6 1-9 1-9 8 0 2 2 4 6 4 9 0 22-1 33-1 13 0 26 1 38 1 2 0 8 0 8-8 0-3-4-4-7-4-9 0-17-3-17-13 0-5 2-9 5-15 10-16 19-33 29-48 33 0 65 0 98 0 0 8 5 59 5 64 0 11-20 12-27 12-6 0-10 0-10 8 0 4 3 3 5 4 17 0 33-1 49-1 9 0 34 1 44 1 2 0 6 0 6-8 0-4-3-4-9-4-24 0-24-2-25-13-8-79-15-160-23-240-1-8-1-10-8-10-5 0-7 3-10 7-45 74-89 149-134 224zM102 175c26-43 51-85 76-127 5 42 9 84 13 127-29 0-59 0-89 0z"><text:p/></draw:path><draw:path draw:style-name="gr3" draw:text-style-name="P28" svg:width="0.1346in" svg:height="0.0783in" svg:x="0.4232in" svg:y="0.0315in" svg:viewBox="0 0 343 200" svg:d="M301 109c-20 15-31 32-34 36-17 27-21 50-21 51 0 4 5 4 8 4 7 0 7-1 9-7 9-37 31-70 75-87 4-2 5-3 5-5 0-3-1-3-2-4-18-7-64-27-79-91-1-5-1-6-8-6-3 0-8 0-8 4 0 1 4 26 20 52 8 11 19 24 35 37-95 0-191 0-287 0-6 0-14 0-14 8s8 8 14 8c96 0 192 0 287 0z"><text:p/></draw:path><draw:path draw:style-name="gr3" draw:text-style-name="P28" svg:width="0.1083in" svg:height="0.1028in" svg:x="0.6161in" svg:y="0.0051in" svg:viewBox="0 0 276 262" svg:d="M45 232c-3 14-4 18-35 18-7 0-10 0-10 7 0 5 3 5 10 5 46 0 92 0 139 0 60 0 106-45 106-83 0-27-23-49-60-54 40-7 81-36 81-72 0-29-26-53-72-53-43 0-87 0-130 0-7 0-11 0-11 8 0 4 3 4 11 4 1 0 7 0 14 0 8 1 11 1 11 7 0 1-1 2-2 7-18 69-34 138-52 206zM103 122c8-32 17-64 25-96 3-13 4-14 21-14 16 0 33 0 49 0 34 0 43 22 43 40 0 34-34 70-80 70-19 0-39 0-58 0zM87 250c-6 0-7 0-9 0-4 0-5-1-5-5 0-1 0-1 2-9 9-35 17-70 26-105 24 0 50 0 74 0 36 0 44 28 44 45 0 36-34 74-80 74-18 0-34 0-52 0z"><text:p/></draw:path><draw:path draw:style-name="gr3" draw:text-style-name="P28" svg:width="0.0173in" svg:height="0.0453in" svg:x="0.7457in" svg:y="0.0925in" svg:viewBox="0 0 45 116" svg:d="M45 41c0-26-9-41-24-41-13 0-21 10-21 21 0 10 8 20 21 20 4 0 10-1 13-5 1-1 1-1 2-1 0 2 1 0 1 6 0 28-14 51-26 64-4 4-4 5-4 6 0 2 2 5 4 5 3 0 34-30 34-75z"><text:p/></draw:path><draw:path draw:style-name="gr3" draw:text-style-name="P28" svg:width="0.074in" svg:height="0.1063in" svg:x="0.8083in" svg:y="0.0043in" svg:viewBox="0 0 189 271" svg:d="M89 4c0-1 0-4-4-4-9 0-38 3-48 3-3 1-7 1-7 8 0 5 3 6 9 6 18 0 19 2 19 6 0 2-1 6-1 8-18 74-37 147-56 220-1 5-1 6-1 9 0 8 8 11 11 11 6 0 12-5 14-10 3-10 6-20 8-30 2-11 6-22 8-34 2-8 4-17 6-25 1-3 5-15 5-18 1-3 13-24 26-35 9-6 21-13 38-13 16 0 20 13 20 26 0 21-15 63-24 86-3 9-5 13-5 21 0 18 14 32 32 32 36 0 50-56 50-60 0-3-3-3-4-3-5 0-5 1-6 6-6 20-18 48-39 48-7 0-10-4-10-12 0-10 4-19 8-28 5-16 23-61 23-83 0-26-16-42-44-42-25 0-43 12-58 29 10-40 20-81 30-122z"><text:p/></draw:path><draw:path draw:style-name="gr3" draw:text-style-name="P28" svg:width="0.0469in" svg:height="0.0701in" svg:x="0.8941in" svg:y="0.061in" svg:viewBox="0 0 120 179" svg:d="M120 130c-3 0-6 0-9 0-1 5-4 22-8 24-2 2-23 2-26 2-16 0-33 0-49 0 27-25 37-33 53-45 20-16 39-33 39-58 0-33-29-53-64-53-33 0-56 23-56 48 0 14 12 15 14 15 7 0 15-5 15-15 0-4-1-14-16-14 8-19 27-24 40-24 26 0 41 21 41 43 0 23-17 42-26 52-22 20-43 41-65 63-3 3-3 4-3 11 37 0 75 0 112 0 2-16 6-33 8-49z"><text:p/></draw:path><draw:path draw:style-name="gr3" draw:text-style-name="P28" svg:width="0.0157in" svg:height="0.065in" svg:x="0.9858in" svg:y="0.0433in" svg:viewBox="0 0 41 166" svg:d="M41 21c0-11-10-21-21-21s-20 10-20 21 9 20 20 20 21-9 21-20zM41 146c0-12-10-21-21-21s-20 9-20 21c0 11 9 20 20 20s21-9 21-20z"><text:p/></draw:path><draw:path draw:style-name="gr3" draw:text-style-name="P28" svg:width="0.1083in" svg:height="0.1028in" svg:x="1.072in" svg:y="0.0051in" svg:viewBox="0 0 276 262" svg:d="M45 232c-3 14-4 18-35 18-7 0-10 0-10 7 0 5 3 5 10 5 46 0 92 0 139 0 60 0 106-45 106-83 0-27-23-49-60-54 40-7 81-36 81-72 0-29-25-53-72-53-43 0-87 0-130 0-7 0-11 0-11 8 0 4 3 4 11 4 1 0 7 0 14 0 8 1 11 1 11 7 0 1-1 2-2 7-18 69-34 138-52 206zM103 122c8-32 17-64 25-96 3-13 4-14 21-14 16 0 33 0 49 0 34 0 43 22 43 40 0 34-33 70-80 70-19 0-39 0-58 0zM87 250c-6 0-7 0-9 0-4 0-5-1-5-5 0-1 0-1 2-9 9-35 17-70 26-105 24 0 50 0 74 0 36 0 44 28 44 45 0 36-34 74-80 74-18 0-34 0-52 0z"><text:p/></draw:path><draw:path draw:style-name="gr3" draw:text-style-name="P28" svg:width="0.1346in" svg:height="0.0783in" svg:x="1.2394in" svg:y="0.0315in" svg:viewBox="0 0 343 200" svg:d="M301 109c-20 15-31 32-35 36-17 27-20 50-20 51 0 4 5 4 8 4 7 0 7-1 8-7 9-37 32-70 76-87 4-2 5-3 5-5 0-3-2-4-3-4-17-7-64-27-78-91-1-5-1-6-8-6-3 0-8 0-8 4 0 1 4 26 20 52 8 11 19 24 35 37-95 0-191 0-287 0-7 0-14 0-14 8s7 8 14 8c96 0 192 0 287 0z"><text:p/></draw:path><draw:path draw:style-name="gr3" draw:text-style-name="P28" svg:width="0.1079in" svg:height="0.1094in" svg:x="1.4331in" svg:y="0.002in" svg:viewBox="0 0 275 279" svg:d="M275 4c0-1-1-4-4-4-1 0-1 0-6 4-9 10-19 20-27 30-4-5-21-34-64-34-87 0-174 86-174 175 0 63 46 104 106 104 33 0 62-15 82-33 36-31 43-66 43-67 0-3-3-3-4-3-3 0-5 0-6 3-3 11-12 38-38 60-27 22-52 28-72 28-34 0-76-19-76-79 0-22 9-85 48-130 23-27 59-46 94-46 39 0 62 30 62 75 0 15-1 14-1 19 0 3 4 4 5 4 6 0 6-1 8-8 8-33 16-65 24-98z"><text:p/></draw:path></draw:g></text:span><text:span text:style-name="T10">, נבחר </text:span><text:span text:style-name="T10"><draw:g text:anchor-type="as-char" svg:y="-0.1055in" draw:z-index="24" draw:name="Shape25" draw:style-name="gr1"><svg:title>TexMaths</svg:title><svg:desc>11§inline§h = h_1 \circ h_2§svg§600§FALSE§</svg:desc><draw:path draw:style-name="gr2" draw:text-style-name="P27" svg:width="0.715in" svg:height="0.1122in" svg:x="0in" svg:y="0.0079in" svg:viewBox="0 0 1817 286" svg:d="M909 286c-303 0-606 0-909 0 0-95 0-190 0-286 606 0 1211 0 1817 0 0 96 0 191 0 286-302 0-606 0-908 0z"><text:p/></draw:path><draw:path draw:style-name="gr3" draw:text-style-name="P28" svg:width="0.074in" svg:height="0.1067in" svg:x="0.0008in" svg:y="0in" svg:viewBox="0 0 189 272" svg:d="M89 4c-2-1 0-4-5-4-9 0-37 3-47 4-3 0-7 0-7 8 0 5 3 5 8 5 19 0 20 2 20 6 0 2-1 6-1 8-19 74-37 148-56 222-1 6-1 6-1 8 0 9 8 11 11 11 5 0 12-4 14-10 2-10 5-20 7-30 3-11 5-23 9-34 2-9 4-17 6-26 1-2 5-15 5-17 1-4 13-25 26-36 9-6 21-13 37-13 18 0 20 13 20 27 0 21-14 63-23 86-3 9-5 13-5 21 0 19 13 32 32 32 36 0 50-56 50-59 0-4-3-4-4-4-5 0-5 1-7 7-5 21-18 47-38 47-7 0-10-3-10-12 0-10 3-19 7-27 6-17 23-63 23-85 0-26-15-42-43-42-26 0-43 12-58 30 10-41 20-82 30-123z"><text:p/></draw:path><draw:path draw:style-name="gr3" draw:text-style-name="P28" svg:width="0.1004in" svg:height="0.035in" svg:x="0.1307in" svg:y="0.0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28" svg:width="0.0744in" svg:height="0.1067in" svg:x="0.2909in" svg:y="0in" svg:viewBox="0 0 190 272" svg:d="M90 4c-2-1 0-4-5-4-9 0-38 3-48 4-3 0-7 0-7 8 0 5 4 5 10 5 18 0 18 2 18 6 0 2-1 6-1 8-19 74-37 148-56 222-1 6-1 6-1 8 0 9 8 11 11 11 7 0 13-4 14-10 2-10 6-20 8-30 3-11 5-23 9-34 2-9 4-17 6-26 0-2 4-15 5-17 1-4 12-25 25-36 9-6 21-13 37-13 17 0 21 13 21 27 0 21-14 63-24 86-3 9-4 13-4 21 0 19 13 32 32 32 36 0 50-56 50-59 0-4-4-4-5-4-4 0-4 1-6 7-5 21-17 47-39 47-7 0-9-3-9-12 0-10 3-19 6-27 7-17 25-63 25-85 0-26-17-42-45-42-25 0-43 12-58 30 10-41 21-82 31-123z"><text:p/></draw:path><draw:path draw:style-name="gr3" draw:text-style-name="P28" svg:width="0.0382in" svg:height="0.0701in" svg:x="0.3819in" svg:y="0.0575in" svg:viewBox="0 0 98 179" svg:d="M60 8c0-8 0-8-7-8-18 17-42 18-53 18 0 3 0 6 0 10 7 0 24 0 40-8 0 46 0 91 0 137 0 9 0 13-28 13-3 0-7 0-10 0 0 3 0 6 0 9 5 0 38-1 47-1s43 1 49 1c0-3 0-6 0-9-3 0-7 0-10 0-28 0-28-4-28-13 0-49 0-100 0-149z"><text:p/></draw:path><draw:path draw:style-name="gr3" draw:text-style-name="P28" svg:width="0.0591in" svg:height="0.0587in" svg:x="0.4803in" svg:y="0.0382in" svg:viewBox="0 0 151 150" svg:d="M151 75c0-42-36-75-76-75-41 0-75 34-75 75s34 75 75 75c40 0 76-34 76-75zM75 134c-33 0-60-26-60-59 0-32 27-60 60-60s60 27 60 60-27 59-60 59z"><text:p/></draw:path><draw:path draw:style-name="gr3" draw:text-style-name="P28" svg:width="0.074in" svg:height="0.1067in" svg:x="0.5902in" svg:y="0in" svg:viewBox="0 0 189 272" svg:d="M89 4c-1-1 0-4-4-4-10 0-38 3-48 4-3 0-7 0-7 8 0 5 3 5 8 5 19 0 20 2 20 6 0 2-1 6-1 8-19 74-37 148-56 222-1 6-1 6-1 8 0 9 8 11 11 11 5 0 12-4 14-10 2-10 5-20 7-30 3-11 5-23 9-34 2-9 4-17 6-26 1-2 5-15 5-17 1-4 13-25 26-36 9-6 21-13 37-13 17 0 21 13 21 27 0 21-15 63-24 86-3 9-5 13-5 21 0 19 14 32 32 32 36 0 50-56 50-59 0-4-3-4-4-4-5 0-5 1-6 7-6 21-19 47-39 47-7 0-10-3-10-12 0-10 3-19 7-27 6-17 23-63 23-85 0-26-15-42-43-42-25 0-43 12-58 30 10-41 20-82 30-123z"><text:p/></draw:path><draw:path draw:style-name="gr3" draw:text-style-name="P28" svg:width="0.0469in" svg:height="0.0701in" svg:x="0.676in" svg:y="0.0575in" svg:viewBox="0 0 120 179" svg:d="M120 130c-3 0-7 0-10 0 0 7-3 22-7 25-2 1-23 1-26 1-17 0-34 0-51 0 29-25 39-33 55-45 20-16 39-33 39-58 0-33-29-53-64-53-33 0-56 23-56 48 0 14 12 16 14 16 7 0 15-6 15-14 0-6-3-15-16-15 8-20 27-25 40-25 26 0 40 21 40 43 0 23-16 42-25 52-22 21-43 43-65 63-3 3-3 4-3 11 37 0 74 0 111 0 3-16 6-33 9-49z"><text:p/></draw:path></draw:g></text:span><text:span text:style-name="T10"><text:s/>זיווג שיתאים [יש</text:span><text:span text:style-name="T11">נו</text:span><text:span text:style-name="T10"> משפט – הרכבת זיווגים היא זיווג])</text:span></text:p>
        </text:list-item>
        <text:list-item>
          <text:p text:style-name="P16"><text:span text:style-name="T24"><draw:g text:anchor-type="as-char" svg:y="-0.1134in" draw:z-index="25" draw:name="Shape26" draw:style-name="gr1"><svg:title>TexMaths</svg:title><svg:desc>11§inline§|A| \le |B| \land |B| \le |C| \implies |A| \le |C|§svg§600§FALSE§</svg:desc><draw:path draw:style-name="gr2" draw:text-style-name="P27" svg:width="2.3783in" svg:height="0.1354in" svg:x="0.0098in" svg:y="0.0071in" svg:viewBox="0 0 6042 345" svg:d="M0 0c2014 0 4028 0 6042 0 0 115 0 230 0 345-2014 0-4028 0-6042 0 0-115 0-230 0-345z"><text:p/></draw:path><draw:path draw:style-name="gr3" draw:text-style-name="P28" svg:width="0.0055in" svg:height="0.1508in" svg:x="-0.0004in" svg:y="0in" svg:viewBox="0 0 15 384" svg:d="M15 14c0-7 0-14-7-14-8 0-8 7-8 14 0 119 0 237 0 356 0 8 0 14 8 14 7 0 7-6 7-14 0-119 0-237 0-356z"><text:p/></draw:path><draw:path draw:style-name="gr3" draw:text-style-name="P28" svg:width="0.1039in" svg:height="0.1079in" svg:x="0.0291in" svg:y="0.0047in" svg:viewBox="0 0 265 275" svg:d="M56 230c-16 27-31 32-48 33-5 0-8 0-8 8 0 2 2 4 4 4 11 0 23-2 34-2 13 0 27 2 39 2 2 0 8 0 8-7 0-5-5-5-7-5-9-1-19-4-19-14 0-5 3-9 6-14 10-16 20-32 30-48 31 0 64 0 96 0 1 7 7 60 7 63 0 12-20 13-28 13-5 0-9 0-9 8 0 4 4 4 5 4 15 0 33-2 48-2 10 0 35 2 44 2 3 0 7 0 7-9 0-3-4-3-9-3-24 0-24-3-25-14-8-79-15-160-23-240-1-8-1-9-8-9-6 0-8 2-10 7-45 74-89 149-134 223zM102 175c26-43 51-86 76-128 5 42 8 85 12 128-29 0-58 0-88 0z"><text:p/></draw:path><draw:path draw:style-name="gr3" draw:text-style-name="P28" svg:width="0.0055in" svg:height="0.1508in" svg:x="0.1559in" svg:y="0in" svg:viewBox="0 0 15 384" svg:d="M15 14c0-7 0-14-7-14-8 0-8 7-8 14 0 119 0 237 0 356 0 8 0 14 8 14 7 0 7-6 7-14 0-119 0-237 0-356z"><text:p/></draw:path><draw:path draw:style-name="gr3" draw:text-style-name="P28" svg:width="0.0921in" svg:height="0.1161in" svg:x="0.235in" svg:y="0.0169in" svg:viewBox="0 0 235 296" svg:d="M229 17c3-3 6-5 6-9 0-5-3-8-7-8-3 0-6 1-7 2-71 33-142 66-213 100-7 4-8 7-8 9 0 5 2 7 8 9 71 33 142 66 213 99 4 3 6 3 7 3 4 0 7-4 7-7 0-5-1-7-7-9-67-31-136-63-203-95 68-32 136-63 204-94zM222 296c7 0 13 0 13-8 0-7-7-7-13-7-69 0-140 0-209 0-5 0-13 0-13 7 0 8 7 8 13 8 69 0 140 0 209 0z"><text:p/></draw:path><draw:path draw:style-name="gr3" draw:text-style-name="P28" svg:width="0.0055in" svg:height="0.1508in" svg:x="0.4008in" svg:y="0in" svg:viewBox="0 0 15 384" svg:d="M15 14c0-7 0-14-7-14-8 0-8 7-8 14 0 119 0 237 0 356 0 8 0 14 8 14 7 0 7-6 7-14 0-119 0-237 0-356z"><text:p/></draw:path><draw:path draw:style-name="gr3" draw:text-style-name="P28" svg:width="0.1083in" svg:height="0.1031in" svg:x="0.4315in" svg:y="0.0098in" svg:viewBox="0 0 276 263" svg:d="M45 232c-3 16-4 19-35 19-7 0-10 0-10 8 0 4 3 4 10 4 46 0 92 0 138 0 61 0 107-46 107-82 0-28-23-51-60-54 40-8 81-37 81-73 0-29-26-54-73-54-42 0-86 0-129 0-8 0-11 0-11 8 0 4 3 4 11 4 4 0 7 0 14 1s11 1 11 7c0 1-1 2-2 6-18 69-34 138-52 206zM103 122c8-32 17-63 25-94 3-15 4-16 20-16 17 0 33 0 50 0 34 0 43 23 43 40 0 34-34 70-82 70-18 0-37 0-56 0zM86 251c-6 0-6 0-8-1-4 0-5 0-5-3 0-1 0-3 2-9 9-35 17-72 26-107 24 0 49 0 73 0 37 0 45 29 45 45 0 38-34 75-80 75-18 0-36 0-53 0z"><text:p/></draw:path><draw:path draw:style-name="gr3" draw:text-style-name="P28" svg:width="0.0055in" svg:height="0.1508in" svg:x="0.5661in" svg:y="0in" svg:viewBox="0 0 15 384" svg:d="M15 14c0-7 0-14-7-14-8 0-8 7-8 14 0 119 0 237 0 356 0 8 0 14 8 14 7 0 7-6 7-14 0-119 0-237 0-356z"><text:p/></draw:path><draw:path draw:style-name="gr3" draw:text-style-name="P28" svg:width="0.0839in" svg:height="0.0933in" svg:x="0.6327in" svg:y="0.0224in" svg:viewBox="0 0 214 238" svg:d="M117 9c-4-7-6-9-9-9-6 0-7 3-9 9-32 71-64 143-96 213-3 6-3 6-3 8 0 5 3 8 8 8 3 0 5-1 8-8 31-67 61-135 92-204 29 69 60 137 90 204 3 8 8 8 9 8 4 0 7-3 7-8-1-1 0-1-2-5-32-72-64-145-95-216z"><text:p/></draw:path><draw:path draw:style-name="gr3" draw:text-style-name="P28" svg:width="0.0055in" svg:height="0.1508in" svg:x="0.7776in" svg:y="0in" svg:viewBox="0 0 15 384" svg:d="M15 14c0-7 0-14-7-14-8 0-8 7-8 14 0 119 0 237 0 356 0 8 0 14 8 14 7 0 7-6 7-14 0-119 0-237 0-356z"><text:p/></draw:path><draw:path draw:style-name="gr3" draw:text-style-name="P28" svg:width="0.1083in" svg:height="0.1031in" svg:x="0.8079in" svg:y="0.0098in" svg:viewBox="0 0 276 263" svg:d="M46 232c-4 16-4 19-35 19-7 0-11 0-11 8 0 4 4 4 11 4 46 0 91 0 137 0 62 0 107-46 107-82 0-28-22-51-59-54 39-8 80-37 80-73 0-29-25-54-71-54-43 0-87 0-130 0-8 0-11 0-11 8 0 4 3 4 11 4 4 0 7 0 14 1s10 1 10 7c0 1 0 2-1 6-18 69-34 138-52 206zM104 122c8-32 17-63 25-94 3-15 4-16 21-16 16 0 33 0 49 0 34 0 42 23 42 40 0 34-33 70-80 70-19 0-38 0-57 0zM87 251c-6 0-6 0-9-1-3 0-4 0-4-3 0-1 0-3 2-9 9-35 17-72 26-107 24 0 49 0 73 0 37 0 45 29 45 45 0 38-35 75-80 75-18 0-36 0-53 0z"><text:p/></draw:path><draw:path draw:style-name="gr3" draw:text-style-name="P28" svg:width="0.0055in" svg:height="0.1508in" svg:x="0.9429in" svg:y="0in" svg:viewBox="0 0 15 384" svg:d="M15 14c0-7 0-14-7-14-8 0-8 7-8 14 0 119 0 237 0 356 0 8 0 14 8 14 7 0 7-6 7-14 0-119 0-237 0-356z"><text:p/></draw:path><draw:path draw:style-name="gr3" draw:text-style-name="P28" svg:width="0.0925in" svg:height="0.1161in" svg:x="1.022in" svg:y="0.0169in" svg:viewBox="0 0 236 296" svg:d="M229 17c4-3 7-5 7-9 0-5-3-8-7-8-2 0-6 1-7 2-71 33-143 66-214 100-7 4-8 7-8 9 0 5 2 7 8 9 71 33 143 66 214 99 5 3 6 3 7 3 4 0 7-4 7-7 0-5-2-7-7-9-67-31-136-63-203-95 67-32 136-63 203-94zM223 296c7 0 13 0 13-8 0-7-7-7-14-7-69 0-138 0-208 0-5 0-14 0-14 7 0 8 8 8 14 8 70 0 140 0 209 0z"><text:p/></draw:path><draw:path draw:style-name="gr3" draw:text-style-name="P28" svg:width="0.0055in" svg:height="0.1508in" svg:x="1.1878in" svg:y="0in" svg:viewBox="0 0 15 384" svg:d="M15 14c0-7 0-14-7-14-8 0-8 7-8 14 0 119 0 237 0 356 0 8 0 14 8 14 7 0 7-6 7-14 0-119 0-237 0-356z"><text:p/></draw:path><draw:path draw:style-name="gr3" draw:text-style-name="P28" svg:width="0.1079in" svg:height="0.1094in" svg:x="1.2193in" svg:y="0.0071in" svg:viewBox="0 0 275 279" svg:d="M275 3c0-1-1-3-4-3-2 0-3 0-7 4-9 10-18 20-26 30-4-5-21-34-64-34-87 0-174 85-174 174 0 63 46 105 104 105 35 0 64-16 84-33 36-32 43-65 43-68s-3-2-4-3c-3 0-5 1-6 3-3 12-12 38-38 61-28 21-52 27-72 27-35 0-76-19-76-78 0-22 8-85 47-130 24-27 60-46 94-46 40 0 63 30 63 74 0 15-1 15-1 20 0 3 4 3 5 3 6 0 6 0 7-8 8-33 16-65 25-98z"><text:p/></draw:path><draw:path draw:style-name="gr3" draw:text-style-name="P28" svg:width="0.0055in" svg:height="0.1508in" svg:x="1.3496in" svg:y="0in" svg:viewBox="0 0 15 384" svg:d="M15 14c0-7 0-14-7-14-8 0-8 7-8 14 0 119 0 237 0 356 0 8 0 14 8 14 7 0 7-6 7-14 0-119 0-237 0-356z"><text:p/></draw:path><draw:path draw:style-name="gr3" draw:text-style-name="P28" svg:width="0.1008in" svg:height="0.035in" svg:x="1.4665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28" svg:width="0.1346in" svg:height="0.0823in" svg:x="1.5598in" svg:y="0.0335in" svg:viewBox="0 0 343 210" svg:d="M258 76c17 14 37 24 50 30-14 6-33 16-50 29-81 0-163 0-245 0-6 0-13 0-13 8s7 8 13 8c76 0 153 0 229 0-19 17-39 50-39 55 0 4 5 4 7 4 3 0 6 0 8-3 7-14 18-33 44-56s53-34 72-40c7-2 7-2 8-3 1 0 1-1 1-2s0-1-1-3c0-1-1-1-1-1-2-1-1-1-8-3-53-15-91-49-113-91-4-8-4-8-10-8-2 0-7 0-7 4 0 5 19 39 39 57-76 0-153 0-229 0-6 0-13 0-13 7 0 8 7 8 13 8 82 0 164 0 245 0z"><text:p/></draw:path><draw:path draw:style-name="gr3" draw:text-style-name="P28" svg:width="0.0055in" svg:height="0.1508in" svg:x="1.8059in" svg:y="0in" svg:viewBox="0 0 15 384" svg:d="M15 14c0-7 0-14-7-14-8 0-8 7-8 14 0 119 0 237 0 356 0 8 0 14 8 14 7 0 7-6 7-14 0-119 0-237 0-356z"><text:p/></draw:path><draw:path draw:style-name="gr3" draw:text-style-name="P28" svg:width="0.1039in" svg:height="0.1079in" svg:x="1.8354in" svg:y="0.0047in" svg:viewBox="0 0 265 275" svg:d="M55 230c-15 27-30 32-47 33-5 0-8 0-8 8 0 2 2 4 4 4 11 0 23-2 34-2 13 0 27 2 39 2 2 0 7 0 7-7 0-5-4-5-6-5-9-1-19-4-19-14 0-5 3-9 6-14 10-16 20-32 30-48 31 0 64 0 96 0 1 7 7 60 7 63 0 12-20 13-29 13-4 0-8 0-8 8 0 4 4 4 5 4 15 0 32-2 48-2 10 0 35 2 44 2 3 0 7 0 7-9 0-3-4-3-9-3-24 0-24-3-25-14-8-79-15-160-23-240-1-8-1-9-8-9-6 0-8 2-10 7-45 74-90 149-135 223zM102 175c26-43 51-86 76-128 5 42 8 85 12 128-29 0-58 0-88 0z"><text:p/></draw:path><draw:path draw:style-name="gr3" draw:text-style-name="P28" svg:width="0.0055in" svg:height="0.1508in" svg:x="1.9622in" svg:y="0in" svg:viewBox="0 0 15 384" svg:d="M15 14c0-7 0-14-7-14-8 0-8 7-8 14 0 119 0 237 0 356 0 8 0 14 8 14 7 0 7-6 7-14 0-119 0-237 0-356z"><text:p/></draw:path><draw:path draw:style-name="gr3" draw:text-style-name="P28" svg:width="0.0921in" svg:height="0.1161in" svg:x="2.0417in" svg:y="0.0169in" svg:viewBox="0 0 235 296" svg:d="M229 17c3-3 6-5 6-9 0-5-3-8-7-8-3 0-6 1-7 2-71 33-142 66-213 100-7 4-8 7-8 9 0 5 2 7 8 9 71 33 142 66 213 99 4 3 6 3 7 3 4 0 7-4 7-7 0-5-1-7-7-9-67-31-136-63-203-95 68-32 136-63 204-94zM222 296c7 0 13 0 13-8 0-7-7-7-13-7-69 0-140 0-209 0-5 0-13 0-13 7 0 8 7 8 13 8 69 0 140 0 209 0z"><text:p/></draw:path><draw:path draw:style-name="gr3" draw:text-style-name="P28" svg:width="0.0055in" svg:height="0.1508in" svg:x="2.2075in" svg:y="0in" svg:viewBox="0 0 15 384" svg:d="M15 14c0-7 0-14-7-14-8 0-8 7-8 14 0 119 0 237 0 356 0 8 0 14 8 14 7 0 7-6 7-14 0-119 0-237 0-356z"><text:p/></draw:path><draw:path draw:style-name="gr3" draw:text-style-name="P28" svg:width="0.1079in" svg:height="0.1094in" svg:x="2.239in" svg:y="0.0071in" svg:viewBox="0 0 275 279" svg:d="M275 3c0-1-1-3-4-3-2 0-2 0-6 4-9 10-19 20-27 30-4-5-21-34-64-34-87 0-174 85-174 174 0 63 46 105 106 105 33 0 62-16 83-33 35-32 42-65 42-68s-3-3-4-3c-3 0-5 1-6 3-3 12-12 38-38 61-27 21-51 27-72 27-34 0-76-19-76-78 0-22 9-85 47-130 24-27 60-46 95-46 39 0 62 30 62 74 0 15-1 15-1 20 0 3 4 3 5 3 6 0 6 0 8-8 7-33 16-65 24-98z"><text:p/></draw:path><draw:path draw:style-name="gr3" draw:text-style-name="P28" svg:width="0.0055in" svg:height="0.1508in" svg:x="2.3693in" svg:y="0in" svg:viewBox="0 0 15 384" svg:d="M15 14c0-7 0-14-7-14-8 0-8 7-8 14 0 119 0 237 0 356 0 8 0 14 8 14 7 0 7-6 7-14 0-119 0-237 0-356z"><text:p/></draw:path></draw:g></text:span><text:span text:style-name="T24"><text:s/>(באופן דומה לטענה 4 + ישנו משפט שהרכבת פונקציות חחע היא חחע</text:span><text:span text:style-name="T25">)</text:span></text:p>
        </text:list-item>
        <text:list-item>
          <text:p text:style-name="P17"><text:span text:style-name="T2"><draw:g text:anchor-type="as-char" svg:y="-0.1134in" draw:z-index="32" draw:name="Shape27" draw:style-name="gr1"><svg:title>TexMaths</svg:title><svg:desc>11§inline§|A| = |B| \land |B| &lt; |C| \implies |A| &lt; |C|§svg§600§FALSE§</svg:desc><draw:path draw:style-name="gr2" draw:text-style-name="P27" svg:width="2.3783in" svg:height="0.1354in" svg:x="0.0098in" svg:y="0.0071in" svg:viewBox="0 0 6042 345" svg:d="M0 0c2014 0 4028 0 6042 0 0 115 0 230 0 345-2014 0-4028 0-6042 0 0-115 0-230 0-345z"><text:p/></draw:path><draw:path draw:style-name="gr3" draw:text-style-name="P28" svg:width="0.0055in" svg:height="0.1508in" svg:x="-0.0004in" svg:y="0in" svg:viewBox="0 0 15 384" svg:d="M15 14c0-7 0-14-7-14-8 0-8 7-8 14 0 119 0 237 0 356 0 8 0 14 8 14 7 0 7-6 7-14 0-119 0-237 0-356z"><text:p/></draw:path><draw:path draw:style-name="gr3" draw:text-style-name="P28" svg:width="0.1039in" svg:height="0.1079in" svg:x="0.0291in" svg:y="0.0047in" svg:viewBox="0 0 265 275" svg:d="M56 230c-16 27-31 32-48 33-5 0-8 0-8 8 0 2 2 4 4 4 11 0 23-2 34-2 13 0 27 2 39 2 2 0 8 0 8-7 0-5-5-5-7-5-9-1-19-4-19-14 0-5 3-9 6-14 10-16 20-32 30-48 31 0 64 0 96 0 1 7 7 60 7 63 0 12-20 13-28 13-5 0-9 0-9 8 0 4 4 4 5 4 15 0 33-2 48-2 10 0 35 2 44 2 3 0 7 0 7-9 0-3-4-3-9-3-24 0-24-3-25-14-8-79-15-160-23-240-1-8-1-9-8-9-6 0-8 2-10 7-45 74-89 149-134 223zM102 175c26-43 51-86 76-128 5 42 8 85 12 128-29 0-58 0-88 0z"><text:p/></draw:path><draw:path draw:style-name="gr3" draw:text-style-name="P28" svg:width="0.0055in" svg:height="0.1508in" svg:x="0.1559in" svg:y="0in" svg:viewBox="0 0 15 384" svg:d="M15 14c0-7 0-14-7-14-8 0-8 7-8 14 0 119 0 237 0 356 0 8 0 14 8 14 7 0 7-6 7-14 0-119 0-237 0-356z"><text:p/></draw:path><draw:path draw:style-name="gr3" draw:text-style-name="P28" svg:width="0.1008in" svg:height="0.035in" svg:x="0.2307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28" svg:width="0.0055in" svg:height="0.1508in" svg:x="0.4008in" svg:y="0in" svg:viewBox="0 0 15 384" svg:d="M15 14c0-7 0-14-7-14-8 0-8 7-8 14 0 119 0 237 0 356 0 8 0 14 8 14 7 0 7-6 7-14 0-119 0-237 0-356z"><text:p/></draw:path><draw:path draw:style-name="gr3" draw:text-style-name="P28" svg:width="0.1083in" svg:height="0.1031in" svg:x="0.4315in" svg:y="0.0098in" svg:viewBox="0 0 276 263" svg:d="M45 232c-3 16-4 19-35 19-7 0-10 0-10 8 0 4 3 4 10 4 46 0 92 0 138 0 61 0 107-46 107-82 0-28-23-51-60-54 40-8 81-37 81-73 0-29-26-54-73-54-42 0-86 0-129 0-8 0-11 0-11 8 0 4 3 4 11 4 4 0 7 0 14 1s11 1 11 7c0 1-1 2-2 6-18 69-34 138-52 206zM103 122c8-32 17-63 25-94 3-15 4-16 20-16 17 0 33 0 50 0 34 0 43 23 43 40 0 34-34 70-82 70-18 0-37 0-56 0zM86 251c-6 0-6 0-8-1-4 0-5 0-5-3 0-1 0-3 2-9 9-35 17-72 26-107 24 0 49 0 73 0 37 0 45 29 45 45 0 38-34 75-80 75-18 0-36 0-53 0z"><text:p/></draw:path><draw:path draw:style-name="gr3" draw:text-style-name="P28" svg:width="0.0055in" svg:height="0.1508in" svg:x="0.5661in" svg:y="0in" svg:viewBox="0 0 15 384" svg:d="M15 14c0-7 0-14-7-14-8 0-8 7-8 14 0 119 0 237 0 356 0 8 0 14 8 14 7 0 7-6 7-14 0-119 0-237 0-356z"><text:p/></draw:path><draw:path draw:style-name="gr3" draw:text-style-name="P28" svg:width="0.0839in" svg:height="0.0933in" svg:x="0.6327in" svg:y="0.0224in" svg:viewBox="0 0 214 238" svg:d="M117 9c-4-7-6-9-9-9-6 0-7 3-9 9-32 71-64 143-96 213-3 6-3 6-3 8 0 5 3 8 8 8 3 0 5-1 8-8 31-67 61-135 92-204 29 69 60 137 90 204 3 8 8 8 9 8 4 0 7-3 7-8-1-1 0-1-2-5-32-72-64-145-95-216z"><text:p/></draw:path><draw:path draw:style-name="gr3" draw:text-style-name="P28" svg:width="0.0055in" svg:height="0.1508in" svg:x="0.7776in" svg:y="0in" svg:viewBox="0 0 15 384" svg:d="M15 14c0-7 0-14-7-14-8 0-8 7-8 14 0 119 0 237 0 356 0 8 0 14 8 14 7 0 7-6 7-14 0-119 0-237 0-356z"><text:p/></draw:path><draw:path draw:style-name="gr3" draw:text-style-name="P28" svg:width="0.1083in" svg:height="0.1031in" svg:x="0.8079in" svg:y="0.0098in" svg:viewBox="0 0 276 263" svg:d="M46 232c-4 16-4 19-35 19-7 0-11 0-11 8 0 4 4 4 11 4 46 0 91 0 137 0 62 0 107-46 107-82 0-28-22-51-59-54 39-8 80-37 80-73 0-29-25-54-71-54-43 0-87 0-130 0-8 0-11 0-11 8 0 4 3 4 11 4 4 0 7 0 14 1s10 1 10 7c0 1 0 2-1 6-18 69-34 138-52 206zM104 122c8-32 17-63 25-94 3-15 4-16 21-16 16 0 33 0 49 0 34 0 42 23 42 40 0 34-33 70-80 70-19 0-38 0-57 0zM87 251c-6 0-6 0-9-1-3 0-4 0-4-3 0-1 0-3 2-9 9-35 17-72 26-107 24 0 49 0 73 0 37 0 45 29 45 45 0 38-35 75-80 75-18 0-36 0-53 0z"><text:p/></draw:path><draw:path draw:style-name="gr3" draw:text-style-name="P28" svg:width="0.0055in" svg:height="0.1508in" svg:x="0.9429in" svg:y="0in" svg:viewBox="0 0 15 384" svg:d="M15 14c0-7 0-14-7-14-8 0-8 7-8 14 0 119 0 237 0 356 0 8 0 14 8 14 7 0 7-6 7-14 0-119 0-237 0-356z"><text:p/></draw:path><draw:path draw:style-name="gr3" draw:text-style-name="P28" svg:width="0.0925in" svg:height="0.087in" svg:x="1.022in" svg:y="0.0311in" svg:viewBox="0 0 236 222" svg:d="M229 17c4-3 7-6 7-9 0-5-3-8-7-8-1 0-2 0-7 3-71 33-143 66-214 100-5 3-8 5-8 9 0 5 3 7 8 9 71 33 143 66 214 99 5 2 6 2 7 2 4 0 7-3 7-7s-3-6-7-8c-67-31-136-63-203-95 67-32 136-64 203-95z"><text:p/></draw:path><draw:path draw:style-name="gr3" draw:text-style-name="P28" svg:width="0.0055in" svg:height="0.1508in" svg:x="1.1878in" svg:y="0in" svg:viewBox="0 0 15 384" svg:d="M15 14c0-7 0-14-7-14-8 0-8 7-8 14 0 119 0 237 0 356 0 8 0 14 8 14 7 0 7-6 7-14 0-119 0-237 0-356z"><text:p/></draw:path><draw:path draw:style-name="gr3" draw:text-style-name="P28" svg:width="0.1079in" svg:height="0.1094in" svg:x="1.2193in" svg:y="0.0071in" svg:viewBox="0 0 275 279" svg:d="M275 3c0-1-1-3-4-3-2 0-3 0-7 4-9 10-18 20-26 30-4-5-21-34-64-34-87 0-174 85-174 174 0 63 46 105 104 105 35 0 64-16 84-33 36-32 43-65 43-68s-3-2-4-3c-3 0-5 1-6 3-3 12-12 38-38 61-28 21-52 27-72 27-35 0-76-19-76-78 0-22 8-85 47-130 24-27 60-46 94-46 40 0 63 30 63 74 0 15-1 15-1 20 0 3 4 3 5 3 6 0 6 0 7-8 8-33 16-65 25-98z"><text:p/></draw:path><draw:path draw:style-name="gr3" draw:text-style-name="P28" svg:width="0.0055in" svg:height="0.1508in" svg:x="1.3496in" svg:y="0in" svg:viewBox="0 0 15 384" svg:d="M15 14c0-7 0-14-7-14-8 0-8 7-8 14 0 119 0 237 0 356 0 8 0 14 8 14 7 0 7-6 7-14 0-119 0-237 0-356z"><text:p/></draw:path><draw:path draw:style-name="gr3" draw:text-style-name="P28" svg:width="0.1008in" svg:height="0.035in" svg:x="1.4665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28" svg:width="0.1346in" svg:height="0.0823in" svg:x="1.5598in" svg:y="0.0335in" svg:viewBox="0 0 343 210" svg:d="M258 76c17 14 37 24 50 30-14 6-33 16-50 29-81 0-163 0-245 0-6 0-13 0-13 8s7 8 13 8c76 0 153 0 229 0-19 17-39 50-39 55 0 4 5 4 7 4 3 0 6 0 8-3 7-14 18-33 44-56s53-34 72-40c7-2 7-2 8-3 1 0 1-1 1-2s0-1-1-3c0-1-1-1-1-1-2-1-1-1-8-3-53-15-91-49-113-91-4-8-4-8-10-8-2 0-7 0-7 4 0 5 19 39 39 57-76 0-153 0-229 0-6 0-13 0-13 7 0 8 7 8 13 8 82 0 164 0 245 0z"><text:p/></draw:path><draw:path draw:style-name="gr3" draw:text-style-name="P28" svg:width="0.0055in" svg:height="0.1508in" svg:x="1.8059in" svg:y="0in" svg:viewBox="0 0 15 384" svg:d="M15 14c0-7 0-14-7-14-8 0-8 7-8 14 0 119 0 237 0 356 0 8 0 14 8 14 7 0 7-6 7-14 0-119 0-237 0-356z"><text:p/></draw:path><draw:path draw:style-name="gr3" draw:text-style-name="P28" svg:width="0.1039in" svg:height="0.1079in" svg:x="1.8354in" svg:y="0.0047in" svg:viewBox="0 0 265 275" svg:d="M55 230c-15 27-30 32-47 33-5 0-8 0-8 8 0 2 2 4 4 4 11 0 23-2 34-2 13 0 27 2 39 2 2 0 7 0 7-7 0-5-4-5-6-5-9-1-19-4-19-14 0-5 3-9 6-14 10-16 20-32 30-48 31 0 64 0 96 0 1 7 7 60 7 63 0 12-20 13-29 13-4 0-8 0-8 8 0 4 4 4 5 4 15 0 32-2 48-2 10 0 35 2 44 2 3 0 7 0 7-9 0-3-4-3-9-3-24 0-24-3-25-14-8-79-15-160-23-240-1-8-1-9-8-9-6 0-8 2-10 7-45 74-90 149-135 223zM102 175c26-43 51-86 76-128 5 42 8 85 12 128-29 0-58 0-88 0z"><text:p/></draw:path><draw:path draw:style-name="gr3" draw:text-style-name="P28" svg:width="0.0055in" svg:height="0.1508in" svg:x="1.9622in" svg:y="0in" svg:viewBox="0 0 15 384" svg:d="M15 14c0-7 0-14-7-14-8 0-8 7-8 14 0 119 0 237 0 356 0 8 0 14 8 14 7 0 7-6 7-14 0-119 0-237 0-356z"><text:p/></draw:path><draw:path draw:style-name="gr3" draw:text-style-name="P28" svg:width="0.0921in" svg:height="0.087in" svg:x="2.0417in" svg:y="0.0311in" svg:viewBox="0 0 235 222" svg:d="M229 17c4-3 6-6 6-9 0-5-3-8-7-8-1 0-3 0-7 3-71 33-143 66-214 100-5 3-7 5-7 9 0 5 2 7 7 9 71 33 143 66 214 99 4 2 6 2 7 2 4 0 7-3 7-7s-2-6-6-8c-68-31-136-63-204-95 68-32 136-64 204-95z"><text:p/></draw:path><draw:path draw:style-name="gr3" draw:text-style-name="P28" svg:width="0.0055in" svg:height="0.1508in" svg:x="2.2075in" svg:y="0in" svg:viewBox="0 0 15 384" svg:d="M15 14c0-7 0-14-7-14-8 0-8 7-8 14 0 119 0 237 0 356 0 8 0 14 8 14 7 0 7-6 7-14 0-119 0-237 0-356z"><text:p/></draw:path><draw:path draw:style-name="gr3" draw:text-style-name="P28" svg:width="0.1079in" svg:height="0.1094in" svg:x="2.239in" svg:y="0.0071in" svg:viewBox="0 0 275 279" svg:d="M275 3c0-1-1-3-4-3-2 0-2 0-6 4-9 10-19 20-27 30-4-5-21-34-64-34-87 0-174 85-174 174 0 63 46 105 106 105 33 0 62-16 83-33 35-32 42-65 42-68s-3-3-4-3c-3 0-5 1-6 3-3 12-12 38-38 61-27 21-51 27-72 27-34 0-76-19-76-78 0-22 9-85 47-130 24-27 60-46 95-46 39 0 62 30 62 74 0 15-1 15-1 20 0 3 4 3 5 3 6 0 6 0 8-8 7-33 16-65 24-98z"><text:p/></draw:path><draw:path draw:style-name="gr3" draw:text-style-name="P28" svg:width="0.0055in" svg:height="0.1508in" svg:x="2.3693in" svg:y="0in" svg:viewBox="0 0 15 384" svg:d="M15 14c0-7 0-14-7-14-8 0-8 7-8 14 0 119 0 237 0 356 0 8 0 14 8 14 7 0 7-6 7-14 0-119 0-237 0-356z"><text:p/></draw:path></draw:g></text:span><text:s/><text:span text:style-name="T26">(לפי 5 </text:span><text:span text:style-name="T12"><draw:g text:anchor-type="as-char" svg:y="-0.1134in" draw:z-index="26" draw:name="Shape28" draw:style-name="gr1"><svg:title>TexMaths</svg:title><svg:desc>11§inline§|A| \le |C|§svg§600§FALSE§</svg:desc><draw:path draw:style-name="gr2" draw:text-style-name="P27" svg:width="0.5709in" svg:height="0.1354in" svg:x="0.0004in" svg:y="0.0071in" svg:viewBox="0 0 1451 345" svg:d="M0 0c484 0 967 0 1451 0 0 115 0 230 0 345-484 0-967 0-1451 0 0-115 0-230 0-345z"><text:p/></draw:path><draw:path draw:style-name="gr3" draw:text-style-name="P28" svg:width="0.0055in" svg:height="0.1508in" svg:x="0.011in" svg:y="0in" svg:viewBox="0 0 15 384" svg:d="M15 14c0-7 0-14-7-14-8 0-8 7-8 14 0 119 0 237 0 356 0 8 0 14 8 14 7 0 7-6 7-14 0-119 0-237 0-356z"><text:p/></draw:path><draw:path draw:style-name="gr3" draw:text-style-name="P28" svg:width="0.1039in" svg:height="0.1079in" svg:x="0.0402in" svg:y="0.0047in" svg:viewBox="0 0 265 275" svg:d="M55 230c-15 27-30 32-47 33-5 0-8 0-8 8 0 2 2 4 4 4 11 0 24-2 35-2 12 0 25 2 38 2 2 0 7 0 7-7 0-5-4-5-6-5-9-1-19-4-19-14 0-5 3-9 6-14 10-16 20-32 30-48 32 0 65 0 96 0 2 7 7 60 7 63 0 12-21 13-29 13-5 0-8 0-8 8 0 4 4 4 5 4 16 0 32-2 49-2 8 0 34 2 42 2 3 0 8 0 8-9 0-3-4-3-9-3-24 0-24-3-25-14-8-79-16-160-24-240 0-8 0-9-7-9-6 0-7 2-10 7-45 74-90 149-135 223zM102 175c26-43 51-86 76-128 5 42 8 85 12 128-29 0-58 0-88 0z"><text:p/></draw:path><draw:path draw:style-name="gr3" draw:text-style-name="P28" svg:width="0.0055in" svg:height="0.1508in" svg:x="0.1673in" svg:y="0in" svg:viewBox="0 0 15 384" svg:d="M15 14c0-7 0-14-7-14-8 0-8 7-8 14 0 119 0 237 0 356 0 8 0 14 8 14 7 0 7-6 7-14 0-119 0-237 0-356z"><text:p/></draw:path><draw:path draw:style-name="gr3" draw:text-style-name="P28" svg:width="0.0929in" svg:height="0.1161in" svg:x="0.2461in" svg:y="0.0169in" svg:viewBox="0 0 237 296" svg:d="M229 17c4-3 8-5 8-9 0-5-4-8-8-8-2 0-6 1-8 2-71 33-142 66-213 100-7 4-8 7-8 9 0 5 2 7 8 9 71 33 142 66 213 99 6 3 7 3 8 3 3 0 8-4 8-7 0-5-3-7-9-9-67-31-134-63-202-95 68-32 136-63 203-94zM222 296c7 0 15 0 15-8 0-7-9-7-15-7-69 0-138 0-208 0-6 0-14 0-14 7 0 8 7 8 13 8 70 0 140 0 209 0z"><text:p/></draw:path><draw:path draw:style-name="gr3" draw:text-style-name="P28" svg:width="0.0055in" svg:height="0.1508in" svg:x="0.4114in" svg:y="0in" svg:viewBox="0 0 15 384" svg:d="M15 14c0-7 0-14-7-14-8 0-8 7-8 14 0 119 0 237 0 356 0 8 0 14 8 14 7 0 7-6 7-14 0-119 0-237 0-356z"><text:p/></draw:path><draw:path draw:style-name="gr3" draw:text-style-name="P28" svg:width="0.1075in" svg:height="0.1094in" svg:x="0.4437in" svg:y="0.0071in" svg:viewBox="0 0 274 279" svg:d="M274 3c0-1-1-3-4-3-2 0-2 0-6 4-10 10-19 20-27 30-4-5-21-34-64-34-86 0-173 85-173 174 0 63 45 105 105 105 33 0 62-16 83-33 35-32 42-65 42-68s-3-3-4-3c-3 0-5 1-5 3-4 12-13 38-39 61-27 21-51 27-72 27-34 0-75-19-75-78 0-22 8-85 46-130 25-27 61-46 95-46 40 0 62 30 62 74 0 15-1 15-1 20 0 3 4 3 6 3 5 0 5 0 7-8 7-33 15-65 24-98z"><text:p/></draw:path><draw:path draw:style-name="gr3" draw:text-style-name="P28" svg:width="0.0055in" svg:height="0.1508in" svg:x="0.5736in" svg:y="0in" svg:viewBox="0 0 15 384" svg:d="M15 14c0-7 0-14-7-14-8 0-8 7-8 14 0 119 0 237 0 356 0 8 0 14 8 14 7 0 7-6 7-14 0-119 0-237 0-356z"><text:p/></draw:path></draw:g></text:span><text:span text:style-name="T12">. בנוסף, נוכיח </text:span><text:span text:style-name="T12"><draw:g text:anchor-type="as-char" svg:y="-0.1134in" draw:z-index="27" draw:name="Shape29" draw:style-name="gr1"><svg:title>TexMaths</svg:title><svg:desc>11§inline§|A| \neq |C|§svg§600§FALSE§</svg:desc><draw:path draw:style-name="gr2" draw:text-style-name="P27" svg:width="0.5709in" svg:height="0.1354in" svg:x="0.0004in" svg:y="0.0071in" svg:viewBox="0 0 1451 345" svg:d="M0 0c484 0 967 0 1451 0 0 115 0 230 0 345-484 0-967 0-1451 0 0-115 0-230 0-345z"><text:p/></draw:path><draw:path draw:style-name="gr3" draw:text-style-name="P28" svg:width="0.0055in" svg:height="0.1508in" svg:x="0.011in" svg:y="0in" svg:viewBox="0 0 15 384" svg:d="M15 14c0-7 0-14-7-14-8 0-8 7-8 14 0 119 0 237 0 356 0 8 0 14 8 14 7 0 7-6 7-14 0-119 0-237 0-356z"><text:p/></draw:path><draw:path draw:style-name="gr3" draw:text-style-name="P28" svg:width="0.1039in" svg:height="0.1079in" svg:x="0.0402in" svg:y="0.0047in" svg:viewBox="0 0 265 275" svg:d="M55 230c-15 27-30 32-47 33-5 0-8 0-8 8 0 2 2 4 4 4 11 0 24-2 35-2 12 0 25 2 38 2 2 0 7 0 7-7 0-5-4-5-6-5-9-1-19-4-19-14 0-5 3-9 6-14 10-16 20-32 30-48 32 0 65 0 96 0 2 7 7 60 7 63 0 12-21 13-29 13-5 0-8 0-8 8 0 4 4 4 5 4 16 0 32-2 49-2 8 0 34 2 42 2 3 0 8 0 8-9 0-3-4-3-9-3-24 0-24-3-25-14-8-79-16-160-24-240 0-8 0-9-7-9-6 0-7 2-10 7-45 74-90 149-135 223zM102 175c26-43 51-86 76-128 5 42 8 85 12 128-29 0-58 0-88 0z"><text:p/></draw:path><draw:path draw:style-name="gr3" draw:text-style-name="P28" svg:width="0.0055in" svg:height="0.1508in" svg:x="0.1673in" svg:y="0in" svg:viewBox="0 0 15 384" svg:d="M15 14c0-7 0-14-7-14-8 0-8 7-8 14 0 119 0 237 0 356 0 8 0 14 8 14 7 0 7-6 7-14 0-119 0-237 0-356z"><text:p/></draw:path><draw:path draw:style-name="gr3" draw:text-style-name="P28" svg:width="0.0756in" svg:height="0.1406in" svg:x="0.2547in" svg:y="0.0047in" svg:viewBox="0 0 193 358" svg:d="M189 15c4-5 4-6 4-7 0-4-3-8-8-8s-6 2-9 8c-57 111-115 223-173 334-3 6-3 7-3 8 0 3 2 8 8 8 4 0 5-2 7-8 59-111 116-223 174-335z"><text:p/></draw:path><draw:path draw:style-name="gr3" draw:text-style-name="P28" svg:width="0.1004in" svg:height="0.035in" svg:x="0.2421in" svg:y="0.0575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" draw:text-style-name="P28" svg:width="0.0055in" svg:height="0.1508in" svg:x="0.4114in" svg:y="0in" svg:viewBox="0 0 15 384" svg:d="M15 14c0-7 0-14-7-14-8 0-8 7-8 14 0 119 0 237 0 356 0 8 0 14 8 14 7 0 7-6 7-14 0-119 0-237 0-356z"><text:p/></draw:path><draw:path draw:style-name="gr3" draw:text-style-name="P28" svg:width="0.1075in" svg:height="0.1094in" svg:x="0.4437in" svg:y="0.0071in" svg:viewBox="0 0 274 279" svg:d="M274 3c0-1-1-3-4-3-2 0-2 0-6 4-10 10-19 20-27 30-4-5-21-34-64-34-86 0-173 85-173 174 0 63 45 105 105 105 33 0 62-16 83-33 35-32 42-65 42-68s-3-3-4-3c-3 0-5 1-5 3-4 12-13 38-39 61-27 21-51 27-72 27-34 0-75-19-75-78 0-22 8-85 46-130 25-27 61-46 95-46 40 0 62 30 62 74 0 15-1 15-1 20 0 3 4 3 6 3 5 0 5 0 7-8 7-33 15-65 24-98z"><text:p/></draw:path><draw:path draw:style-name="gr3" draw:text-style-name="P28" svg:width="0.0055in" svg:height="0.1508in" svg:x="0.5736in" svg:y="0in" svg:viewBox="0 0 15 384" svg:d="M15 14c0-7 0-14-7-14-8 0-8 7-8 14 0 119 0 237 0 356 0 8 0 14 8 14 7 0 7-6 7-14 0-119 0-237 0-356z"><text:p/></draw:path></draw:g></text:span><text:span text:style-name="T12">; נניח בשלילה שכן, לכן לפי 3 נובע </text:span><text:span text:style-name="T12"><draw:g text:anchor-type="as-char" svg:y="-0.1134in" draw:z-index="28" draw:name="Shape30" draw:style-name="gr1"><svg:title>TexMaths</svg:title><svg:desc>11§inline§|B| = |A|§svg§600§FALSE§</svg:desc><draw:path draw:style-name="gr2" draw:text-style-name="P27" svg:width="0.574in" svg:height="0.1354in" svg:x="0.0004in" svg:y="0.0071in" svg:viewBox="0 0 1459 345" svg:d="M0 0c486 0 973 0 1459 0 0 115 0 230 0 345-486 0-973 0-1459 0 0-115 0-230 0-345z"><text:p/></draw:path><draw:path draw:style-name="gr3" draw:text-style-name="P28" svg:width="0.0055in" svg:height="0.1508in" svg:x="0.011in" svg:y="0in" svg:viewBox="0 0 15 384" svg:d="M15 14c0-7 0-14-7-14-8 0-8 7-8 14 0 119 0 237 0 356 0 8 0 14 8 14 7 0 7-6 7-14 0-119 0-237 0-356z"><text:p/></draw:path><draw:path draw:style-name="gr3" draw:text-style-name="P28" svg:width="0.1083in" svg:height="0.1031in" svg:x="0.0413in" svg:y="0.0098in" svg:viewBox="0 0 276 263" svg:d="M46 232c-4 16-4 19-35 19-7 0-11 0-11 8 0 4 3 4 11 4 46 0 91 0 137 0 62 0 107-46 107-82 0-28-22-51-59-54 39-8 80-37 80-73 0-29-25-54-71-54-43 0-87 0-130 0-8 0-11 0-11 8 0 4 3 4 10 4 1 0 8 0 15 1s10 1 10 7c0 1 0 2-1 6-18 69-34 138-52 206zM104 122c8-32 17-63 25-94 3-15 3-16 19-16 17 0 35 0 51 0 34 0 42 23 42 40 0 34-33 70-80 70-19 0-38 0-57 0zM87 251c-6 0-7 0-9-1-3 0-4 0-4-3 0-1 0-3 1-9 9-35 18-72 27-107 24 0 49 0 73 0 37 0 44 29 44 45 0 38-34 75-79 75-18 0-36 0-53 0z"><text:p/></draw:path><draw:path draw:style-name="gr3" draw:text-style-name="P28" svg:width="0.0055in" svg:height="0.1508in" svg:x="0.176in" svg:y="0in" svg:viewBox="0 0 15 384" svg:d="M15 14c0-7 0-14-7-14-8 0-8 7-8 14 0 119 0 237 0 356 0 8 0 14 8 14 7 0 7-6 7-14 0-119 0-237 0-356z"><text:p/></draw:path><draw:path draw:style-name="gr3" draw:text-style-name="P28" svg:width="0.1008in" svg:height="0.035in" svg:x="0.2508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28" svg:width="0.0055in" svg:height="0.1508in" svg:x="0.4205in" svg:y="0in" svg:viewBox="0 0 15 384" svg:d="M15 14c0-7 0-14-7-14-8 0-8 7-8 14 0 119 0 237 0 356 0 8 0 14 8 14 7 0 7-6 7-14 0-119 0-237 0-356z"><text:p/></draw:path><draw:path draw:style-name="gr3" draw:text-style-name="P28" svg:width="0.1039in" svg:height="0.1079in" svg:x="0.45in" svg:y="0.0047in" svg:viewBox="0 0 265 275" svg:d="M56 230c-15 27-31 32-48 33-5 0-8 0-8 8 0 2 2 4 5 4 10 0 22-2 33-2 13 0 27 2 39 2 2 0 8 0 8-7 0-5-5-5-7-5-9-1-18-4-18-14 0-5 3-9 5-14 10-16 20-32 30-48 31 0 64 0 96 0 1 7 7 60 7 63 0 12-20 13-28 13-5 0-9 0-9 8 0 4 4 4 5 4 15 0 33-2 48-2 10 0 35 2 44 2 3 0 7 0 7-9 0-3-4-3-9-3-24 0-24-3-25-14-8-79-15-160-23-240-1-8-1-9-8-9-6 0-8 2-10 7-45 74-89 149-134 223zM102 175c26-43 51-86 76-128 5 42 8 85 12 128-29 0-58 0-88 0z"><text:p/></draw:path><draw:path draw:style-name="gr3" draw:text-style-name="P28" svg:width="0.0055in" svg:height="0.1508in" svg:x="0.5768in" svg:y="0in" svg:viewBox="0 0 15 384" svg:d="M15 14c0-7 0-14-7-14-8 0-8 7-8 14 0 119 0 237 0 356 0 8 0 14 8 14 7 0 7-6 7-14 0-119 0-237 0-356z"><text:p/></draw:path></draw:g></text:span><text:span text:style-name="T12"><text:s/>ולפי 4 (בגלל שנתון </text:span><text:span text:style-name="T12"><draw:g text:anchor-type="as-char" svg:y="-0.1134in" draw:z-index="29" draw:name="Shape31" draw:style-name="gr1"><svg:title>TexMaths</svg:title><svg:desc>11§inline§|B| = |A| \land |A| = |C|§svg§600§FALSE§</svg:desc><draw:path draw:style-name="gr2" draw:text-style-name="P27" svg:width="1.3488in" svg:height="0.1354in" svg:x="0.0004in" svg:y="0.0071in" svg:viewBox="0 0 3427 345" svg:d="M0 0c1142 0 2285 0 3427 0 0 115 0 230 0 345-1142 0-2285 0-3427 0 0-115 0-230 0-345z"><text:p/></draw:path><draw:path draw:style-name="gr3" draw:text-style-name="P28" svg:width="0.0055in" svg:height="0.1508in" svg:x="0.011in" svg:y="0in" svg:viewBox="0 0 15 384" svg:d="M15 14c0-7 0-14-7-14-8 0-8 7-8 14 0 119 0 237 0 356 0 8 0 14 8 14 7 0 7-6 7-14 0-119 0-237 0-356z"><text:p/></draw:path><draw:path draw:style-name="gr3" draw:text-style-name="P28" svg:width="0.1083in" svg:height="0.1031in" svg:x="0.0413in" svg:y="0.0098in" svg:viewBox="0 0 276 263" svg:d="M46 232c-4 16-4 19-35 19-7 0-11 0-11 8 0 4 4 4 11 4 46 0 91 0 137 0 62 0 107-46 107-82 0-28-22-51-59-54 39-8 80-37 80-73 0-29-25-54-71-54-43 0-87 0-130 0-8 0-11 0-11 8 0 4 3 4 10 4 1 0 8 0 15 1s10 1 10 7c0 1 0 2-1 6-18 69-34 138-52 206zM104 122c8-32 17-63 25-94 3-15 4-16 21-16 16 0 33 0 49 0 34 0 42 23 42 40 0 34-33 70-80 70-19 0-38 0-57 0zM87 251c-6 0-7 0-9-1-3 0-4 0-4-3 0-1 0-3 2-9 9-35 17-72 26-107 24 0 49 0 73 0 37 0 45 29 45 45 0 38-35 75-80 75-18 0-36 0-53 0z"><text:p/></draw:path><draw:path draw:style-name="gr3" draw:text-style-name="P28" svg:width="0.0055in" svg:height="0.1508in" svg:x="0.1764in" svg:y="0in" svg:viewBox="0 0 15 384" svg:d="M15 14c0-7 0-14-7-14-8 0-8 7-8 14 0 119 0 237 0 356 0 8 0 14 8 14 7 0 7-6 7-14 0-119 0-237 0-356z"><text:p/></draw:path><draw:path draw:style-name="gr3" draw:text-style-name="P28" svg:width="0.1004in" svg:height="0.035in" svg:x="0.2512in" svg:y="0.057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28" svg:width="0.0055in" svg:height="0.1508in" svg:x="0.4213in" svg:y="0in" svg:viewBox="0 0 15 384" svg:d="M15 14c0-7 0-14-7-14-8 0-8 7-8 14 0 119 0 237 0 356 0 8 0 14 8 14 7 0 7-6 7-14 0-119 0-237 0-356z"><text:p/></draw:path><draw:path draw:style-name="gr3" draw:text-style-name="P28" svg:width="0.1039in" svg:height="0.1079in" svg:x="0.4508in" svg:y="0.0047in" svg:viewBox="0 0 265 275" svg:d="M55 230c-15 27-30 32-47 33-5 0-8 0-8 8 0 2 2 4 4 4 11 0 23-2 34-2 13 0 26 2 39 2 2 0 7 0 7-7 0-5-4-5-6-5-9-1-19-4-19-14 0-5 3-9 6-14 10-16 20-32 30-48 31 0 64 0 96 0 1 7 7 60 7 63 0 12-21 13-29 13-5 0-8 0-8 8 0 4 4 4 5 4 15 0 32-2 48-2 10 0 35 2 43 2 4 0 8 0 8-9 0-3-4-3-9-3-24 0-24-3-25-14-8-79-17-160-24-240 0-8 0-9-7-9-6 0-8 2-10 7-45 74-90 149-135 223zM102 175c26-43 51-86 76-128 5 42 8 85 12 128-29 0-58 0-88 0z"><text:p/></draw:path><draw:path draw:style-name="gr3" draw:text-style-name="P28" svg:width="0.0055in" svg:height="0.1508in" svg:x="0.5776in" svg:y="0in" svg:viewBox="0 0 15 384" svg:d="M15 14c0-7 0-14-7-14-8 0-8 7-8 14 0 119 0 237 0 356 0 8 0 14 8 14 7 0 7-6 7-14 0-119 0-237 0-356z"><text:p/></draw:path><draw:path draw:style-name="gr3" draw:text-style-name="P28" svg:width="0.0839in" svg:height="0.0933in" svg:x="0.6437in" svg:y="0.0224in" svg:viewBox="0 0 214 238" svg:d="M117 9c-4-7-6-9-9-9-6 0-7 3-9 9-32 71-65 143-97 213-2 6-2 6-2 8 0 5 3 8 8 8 2 0 5-1 8-8 31-67 61-135 92-204 29 69 60 137 90 204 3 8 8 8 9 8 4 0 7-3 7-8-1-1 0-1-2-5-32-72-64-145-95-216z"><text:p/></draw:path><draw:path draw:style-name="gr3" draw:text-style-name="P28" svg:width="0.0055in" svg:height="0.1508in" svg:x="0.7882in" svg:y="0in" svg:viewBox="0 0 15 384" svg:d="M15 14c0-7 0-14-7-14-8 0-8 7-8 14 0 119 0 237 0 356 0 8 0 14 8 14 7 0 7-6 7-14 0-119 0-237 0-356z"><text:p/></draw:path><draw:path draw:style-name="gr3" draw:text-style-name="P28" svg:width="0.1039in" svg:height="0.1079in" svg:x="0.8177in" svg:y="0.0047in" svg:viewBox="0 0 265 275" svg:d="M56 230c-16 27-31 32-48 33-5 0-8 0-8 8 0 2 2 4 4 4 11 0 23-2 34-2 13 0 27 2 39 2 2 0 8 0 8-7 0-5-5-5-7-5-9-1-19-4-19-14 0-5 3-9 6-14 10-16 20-32 30-48 31 0 64 0 96 0 1 7 7 60 7 63 0 12-20 13-28 13-5 0-9 0-9 8 0 4 4 4 5 4 15 0 33-2 48-2 10 0 35 2 44 2 3 0 7 0 7-9 0-3-4-3-9-3-24 0-24-3-25-14-8-79-15-160-23-240-1-8-1-9-8-9-6 0-8 2-10 7-45 74-89 149-134 223zM102 175c26-43 51-86 76-128 5 42 8 85 12 128-29 0-58 0-88 0z"><text:p/></draw:path><draw:path draw:style-name="gr3" draw:text-style-name="P28" svg:width="0.0055in" svg:height="0.1508in" svg:x="0.9445in" svg:y="0in" svg:viewBox="0 0 15 384" svg:d="M15 14c0-7 0-14-7-14-8 0-8 7-8 14 0 119 0 237 0 356 0 8 0 14 8 14 7 0 7-6 7-14 0-119 0-237 0-356z"><text:p/></draw:path><draw:path draw:style-name="gr3" draw:text-style-name="P28" svg:width="0.1008in" svg:height="0.035in" svg:x="1.0197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28" svg:width="0.0055in" svg:height="0.1508in" svg:x="1.1898in" svg:y="0in" svg:viewBox="0 0 15 384" svg:d="M15 14c0-7 0-14-7-14-8 0-8 7-8 14 0 119 0 237 0 356 0 8 0 14 8 14 7 0 7-6 7-14 0-119 0-237 0-356z"><text:p/></draw:path><draw:path draw:style-name="gr3" draw:text-style-name="P28" svg:width="0.1079in" svg:height="0.1094in" svg:x="1.2213in" svg:y="0.0071in" svg:viewBox="0 0 275 279" svg:d="M275 3c0-1-1-3-4-3-2 0-2 0-6 4-9 10-19 20-27 30-4-5-21-34-64-34-87 0-174 85-174 174 0 63 46 105 106 105 33 0 62-16 83-33 35-32 42-65 42-68s-3-3-4-3c-3 0-5 1-6 3-3 12-12 38-38 61-27 21-51 27-72 27-34 0-76-19-76-78 0-22 9-85 47-130 24-27 60-46 95-46 39 0 62 30 62 74 0 15-1 15-1 20 0 3 4 3 5 3 6 0 6 0 8-8 7-33 16-65 24-98z"><text:p/></draw:path><draw:path draw:style-name="gr3" draw:text-style-name="P28" svg:width="0.0055in" svg:height="0.1508in" svg:x="1.3516in" svg:y="0in" svg:viewBox="0 0 15 384" svg:d="M15 14c0-7 0-14-7-14-8 0-8 7-8 14 0 119 0 237 0 356 0 8 0 14 8 14 7 0 7-6 7-14 0-119 0-237 0-356z"><text:p/></draw:path></draw:g></text:span><text:span text:style-name="T12">) נגרר </text:span><text:span text:style-name="T12"><draw:g text:anchor-type="as-char" svg:y="-0.1134in" draw:z-index="30" draw:name="Shape32" draw:style-name="gr1"><svg:title>TexMaths</svg:title><svg:desc>11§inline§|B| = |C|§svg§600§FALSE§</svg:desc><draw:path draw:style-name="gr2" draw:text-style-name="P27" svg:width="0.5799in" svg:height="0.1358in" svg:x="0.0004in" svg:y="0.0071in" svg:viewBox="0 0 1474 346" svg:d="M738 346c-246 0-492 0-738 0 0-116 0-230 0-346 492 0 982 0 1474 0 0 116 0 230 0 346-245 0-490 0-736 0z"><text:p/></draw:path><draw:path draw:style-name="gr3" draw:text-style-name="P28" svg:width="0.0055in" svg:height="0.1512in" svg:x="0.011in" svg:y="0in" svg:viewBox="0 0 15 385" svg:d="M15 14c0-6 0-14-7-14-8 0-8 8-8 14 0 119 0 238 0 357 0 7 0 14 8 14 7 0 7-7 7-14 0-119 0-238 0-357z"><text:p/></draw:path><draw:path draw:style-name="gr3" draw:text-style-name="P28" svg:width="0.1083in" svg:height="0.1028in" svg:x="0.0413in" svg:y="0.0098in" svg:viewBox="0 0 276 262" svg:d="M46 232c-4 15-4 18-35 18-7 0-11 0-11 8 0 4 4 4 11 4 46 0 91 0 138 0 61 0 106-45 106-83 0-27-22-49-59-53 39-8 80-37 80-73 0-29-25-53-71-53-43 0-87 0-130 0-8 0-11 0-11 8 0 4 3 4 11 4 4 0 8 0 14 0 7 1 10 1 10 7 0 1 0 2-1 7-18 69-34 138-52 206zM105 122c7-32 16-64 24-96 3-13 4-14 21-14 16 0 33 0 49 0 34 0 42 22 42 40 0 34-33 70-80 70-19 0-38 0-56 0zM87 250c-6 0-6 0-9 0s-4-1-4-4c0-2 0-2 2-9 9-36 18-71 26-106 25 0 49 0 73 0 37 0 45 28 45 45 0 36-35 74-80 74-18 0-35 0-53 0z"><text:p/></draw:path><draw:path draw:style-name="gr3" draw:text-style-name="P28" svg:width="0.0063in" svg:height="0.1512in" svg:x="0.176in" svg:y="0in" svg:viewBox="0 0 17 385" svg:d="M17 14c0-6-2-14-9-14-8 0-8 8-8 14 0 119 0 238 0 357 0 7 0 14 8 14 7 0 9-7 9-14 0-119 0-238 0-357z"><text:p/></draw:path><draw:path draw:style-name="gr3" draw:text-style-name="P28" svg:width="0.1008in" svg:height="0.0354in" svg:x="0.250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28" svg:width="0.0055in" svg:height="0.1512in" svg:x="0.4205in" svg:y="0in" svg:viewBox="0 0 15 385" svg:d="M15 14c0-6 0-14-7-14-8 0-8 8-8 14 0 119 0 238 0 357 0 7 0 14 8 14 7 0 7-7 7-14 0-119 0-238 0-357z"><text:p/></draw:path><draw:path draw:style-name="gr3" draw:text-style-name="P28" svg:width="0.1079in" svg:height="0.1098in" svg:x="0.4524in" svg:y="0.0067in" svg:viewBox="0 0 275 280" svg:d="M275 3c0-1-1-3-4-3-1 0-3 0-6 4-9 10-19 20-27 30-4-5-21-34-64-34-87 0-174 85-174 175 0 63 46 105 106 105 33 0 62-16 82-33 36-32 43-66 43-68 0-3-3-3-4-3-3 0-5 0-6 3-3 11-12 38-38 60-27 22-52 29-72 29-34 0-76-20-76-80 0-22 9-85 48-130 23-27 59-46 94-46 39 0 62 30 62 75 0 15-1 14-1 19 0 3 4 4 5 4 6 0 6-1 8-8 8-33 15-66 24-99z"><text:p/></draw:path><draw:path draw:style-name="gr3" draw:text-style-name="P28" svg:width="0.0055in" svg:height="0.1512in" svg:x="0.5827in" svg:y="0in" svg:viewBox="0 0 15 385" svg:d="M15 14c0-6 0-14-7-14-8 0-8 8-8 14 0 119 0 238 0 357 0 7 0 14 8 14 7 0 7-7 7-14 0-119 0-238 0-357z"><text:p/></draw:path></draw:g></text:span><text:span text:style-name="T12"><text:s/>וסהכ סתירה לכך ש־</text:span><text:span text:style-name="T12"><draw:g text:anchor-type="as-char" svg:y="-0.1134in" draw:z-index="31" draw:name="Shape33" draw:style-name="gr1"><svg:title>TexMaths</svg:title><svg:desc>11§inline§|B| &lt; |C|§svg§600§FALSE§</svg:desc><draw:path draw:style-name="gr2" draw:text-style-name="P27" svg:width="0.5799in" svg:height="0.1358in" svg:x="0.0004in" svg:y="0.0071in" svg:viewBox="0 0 1474 346" svg:d="M738 346c-246 0-492 0-738 0 0-116 0-230 0-346 492 0 982 0 1474 0 0 116 0 230 0 346-245 0-490 0-736 0z"><text:p/></draw:path><draw:path draw:style-name="gr3" draw:text-style-name="P28" svg:width="0.0055in" svg:height="0.1512in" svg:x="0.011in" svg:y="0in" svg:viewBox="0 0 15 385" svg:d="M15 14c0-6 0-14-7-14-8 0-8 8-8 14 0 119 0 238 0 357 0 7 0 14 8 14 7 0 7-7 7-14 0-119 0-238 0-357z"><text:p/></draw:path><draw:path draw:style-name="gr3" draw:text-style-name="P28" svg:width="0.1083in" svg:height="0.1028in" svg:x="0.0413in" svg:y="0.0098in" svg:viewBox="0 0 276 262" svg:d="M46 232c-4 15-4 18-35 18-7 0-11 0-11 8 0 4 4 4 11 4 46 0 91 0 138 0 61 0 106-45 106-83 0-27-22-49-59-53 39-8 80-37 80-73 0-29-25-53-71-53-43 0-87 0-130 0-8 0-11 0-11 8 0 4 3 4 11 4 4 0 8 0 14 0 7 1 10 1 10 7 0 1 0 2-1 7-18 69-34 138-52 206zM105 122c7-32 16-64 24-96 3-13 4-14 21-14 16 0 33 0 49 0 34 0 42 22 42 40 0 34-33 70-80 70-19 0-38 0-56 0zM87 250c-6 0-6 0-9 0s-4-1-4-4c0-2 0-2 2-9 9-36 18-71 26-106 25 0 49 0 73 0 37 0 45 28 45 45 0 36-35 74-80 74-18 0-35 0-53 0z"><text:p/></draw:path><draw:path draw:style-name="gr3" draw:text-style-name="P28" svg:width="0.0063in" svg:height="0.1512in" svg:x="0.176in" svg:y="0in" svg:viewBox="0 0 17 385" svg:d="M17 14c0-6-2-14-9-14-8 0-8 8-8 14 0 119 0 238 0 357 0 7 0 14 8 14 7 0 9-7 9-14 0-119 0-238 0-357z"><text:p/></draw:path><draw:path draw:style-name="gr3" draw:text-style-name="P28" svg:width="0.0921in" svg:height="0.087in" svg:x="0.2551in" svg:y="0.0311in" svg:viewBox="0 0 235 222" svg:d="M229 17c4-4 6-5 6-9 0-5-3-8-7-8-1 0-1 0-7 2-71 34-142 67-213 101-5 3-8 4-8 9s3 6 8 8c71 33 142 67 213 100 6 2 6 2 7 2 4 0 7-3 7-7 0-5-2-6-6-8-68-32-135-64-204-95 69-32 136-64 204-95z"><text:p/></draw:path><draw:path draw:style-name="gr3" draw:text-style-name="P28" svg:width="0.0055in" svg:height="0.1512in" svg:x="0.4205in" svg:y="0in" svg:viewBox="0 0 15 385" svg:d="M15 14c0-6 0-14-7-14-8 0-8 8-8 14 0 119 0 238 0 357 0 7 0 14 8 14 7 0 7-7 7-14 0-119 0-238 0-357z"><text:p/></draw:path><draw:path draw:style-name="gr3" draw:text-style-name="P28" svg:width="0.1079in" svg:height="0.1098in" svg:x="0.4524in" svg:y="0.0067in" svg:viewBox="0 0 275 280" svg:d="M275 3c0-1-1-3-4-3-1 0-3 0-6 4-9 10-19 20-27 30-4-5-21-34-64-34-87 0-174 85-174 175 0 63 46 105 106 105 33 0 62-16 82-33 36-32 43-66 43-68 0-3-3-3-4-3-3 0-5 0-6 3-3 11-12 38-38 60-27 22-52 29-72 29-34 0-76-20-76-80 0-22 9-85 48-130 23-27 59-46 94-46 39 0 62 30 62 75 0 15-1 14-1 19 0 3 4 4 5 4 6 0 6-1 8-8 8-33 15-66 24-99z"><text:p/></draw:path><draw:path draw:style-name="gr3" draw:text-style-name="P28" svg:width="0.0055in" svg:height="0.1512in" svg:x="0.5827in" svg:y="0in" svg:viewBox="0 0 15 385" svg:d="M15 14c0-6 0-14-7-14-8 0-8 8-8 14 0 119 0 238 0 357 0 7 0 14 8 14 7 0 7-7 7-14 0-119 0-238 0-357z"><text:p/></draw:path></draw:g></text:span><text:span text:style-name="T12">). </text:span></text:p>
        </text:list-item>
      </text:list>
      <text:p text:style-name="P4"><text:span text:style-name="T13">נניח </text:span><text:span text:style-name="T13"><draw:g text:anchor-type="as-char" svg:y="-0.1138in" draw:z-index="34" draw:name="Shape34" draw:style-name="gr1"><svg:title>TexMaths</svg:title><svg:desc>11§inline§|A| =  |A'| \land |B| = |B'|§svg§600§FALSE§</svg:desc><draw:path draw:style-name="gr2" draw:text-style-name="P27" svg:width="1.4382in" svg:height="0.1362in" svg:x="0.0016in" svg:y="0.0079in" svg:viewBox="0 0 3654 347" svg:d="M1827 347c-609 0-1218 0-1827 0 0-116 0-231 0-347 1218 0 2436 0 3654 0 0 116 0 231 0 347-610 0-1219 0-1827 0z"><text:p/></draw:path><draw:path draw:style-name="gr3" draw:text-style-name="P28" svg:width="0.0055in" svg:height="0.1508in" svg:x="0in" svg:y="0.0016in" svg:viewBox="0 0 15 384" svg:d="M15 13c0-6 0-13-7-13-8 0-8 7-8 13 0 119 0 238 0 357 0 7 0 14 8 14 7 0 7-7 7-14 0-119 0-238 0-357z"><text:p/></draw:path><draw:path draw:style-name="gr3" draw:text-style-name="P28" svg:width="0.1039in" svg:height="0.1075in" svg:x="0.0291in" svg:y="0.0059in" svg:viewBox="0 0 265 274" svg:d="M56 230c-15 25-31 31-48 32-5 1-8 1-8 8 0 3 2 4 5 4 10 0 22-1 33-1 13 0 27 1 39 1 2 0 8 0 8-7 0-4-4-5-7-5-9 0-18-3-18-13 0-5 3-9 5-15 10-16 20-32 30-48 31 0 64 0 96 0 1 9 7 59 7 64 0 11-20 12-28 12-5 0-9 0-9 8 0 4 4 4 5 4 17 0 33-1 48-1 10 0 35 1 44 1 3 0 7 0 7-8 0-4-3-4-9-4-24 0-24-2-25-13-8-80-15-160-23-240-1-8-1-9-8-9-6 0-8 2-10 7-45 74-89 149-134 223zM102 175c26-43 51-86 76-128 5 42 8 85 12 128-29 0-58 0-88 0z"><text:p/></draw:path><draw:path draw:style-name="gr3" draw:text-style-name="P28" svg:width="0.0055in" svg:height="0.1508in" svg:x="0.1563in" svg:y="0.0016in" svg:viewBox="0 0 15 384" svg:d="M15 13c0-6 0-13-7-13-8 0-8 7-8 13 0 119 0 238 0 357 0 7 0 14 8 14 7 0 7-7 7-14 0-119 0-238 0-357z"><text:p/></draw:path><draw:path draw:style-name="gr3" draw:text-style-name="P28" svg:width="0.1008in" svg:height="0.035in" svg:x="0.2311in" svg:y="0.05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28" svg:width="0.0055in" svg:height="0.1508in" svg:x="0.4012in" svg:y="0.0016in" svg:viewBox="0 0 15 384" svg:d="M15 13c0-6 0-13-7-13-8 0-8 7-8 13 0 119 0 238 0 357 0 7 0 14 8 14 7 0 7-7 7-14 0-119 0-238 0-357z"><text:p/></draw:path><draw:path draw:style-name="gr3" draw:text-style-name="P28" svg:width="0.1039in" svg:height="0.1075in" svg:x="0.4307in" svg:y="0.0059in" svg:viewBox="0 0 265 274" svg:d="M56 230c-15 25-31 31-47 32-6 1-9 1-9 8 0 3 2 4 5 4 10 0 22-1 33-1 14 0 27 1 39 1 2 0 8 0 8-7 0-4-4-5-7-5-9 0-18-3-18-13 0-5 3-9 6-15 10-16 19-32 29-48 31 0 64 0 96 0 1 9 7 59 7 64 0 11-20 12-28 12-5 0-9 0-9 8 0 4 3 3 5 4 17 0 33-1 48-1 10 0 35 1 44 1 3 0 7 0 7-8 0-4-3-4-9-4-24 0-24-2-25-13-8-80-15-160-23-240-1-8-1-9-8-9-5 0-8 2-10 7-45 74-89 149-134 223zM102 175c26-43 51-86 76-128 5 42 8 85 12 128-29 0-58 0-88 0z"><text:p/></draw:path><draw:path draw:style-name="gr3" draw:text-style-name="P28" svg:width="0.0264in" svg:height="0.0547in" svg:x="0.5445in" svg:y="0in" svg:viewBox="0 0 68 140" svg:d="M66 24c2-5 2-7 2-9 0-8-8-15-16-15-10 0-14 9-15 13-12 39-24 77-36 117 0 1-1 2-1 4 0 4 9 6 11 6s2 0 3-5c18-37 34-73 52-111z"><text:p/></draw:path><draw:path draw:style-name="gr3" draw:text-style-name="P28" svg:width="0.0055in" svg:height="0.1508in" svg:x="0.6004in" svg:y="0.0016in" svg:viewBox="0 0 15 384" svg:d="M15 13c0-6 0-13-7-13-8 0-8 7-8 13 0 119 0 238 0 357 0 7 0 14 8 14 7 0 7-7 7-14 0-119 0-238 0-357z"><text:p/></draw:path><draw:path draw:style-name="gr3" draw:text-style-name="P28" svg:width="0.0839in" svg:height="0.0933in" svg:x="0.6665in" svg:y="0.0236in" svg:viewBox="0 0 214 238" svg:d="M117 8c-4-7-6-8-9-8-6 0-7 2-9 8-32 71-65 143-97 214-2 6-2 6-2 8 0 4 3 8 8 8 2 0 5-1 8-8 31-67 61-135 92-204 29 69 60 137 90 204 3 8 8 8 9 8 4 0 7-4 7-8 0-1 0-1-2-7-32-71-64-144-95-215z"><text:p/></draw:path><draw:path draw:style-name="gr3" draw:text-style-name="P28" svg:width="0.0055in" svg:height="0.1508in" svg:x="0.8114in" svg:y="0.0016in" svg:viewBox="0 0 15 384" svg:d="M15 13c0-6 0-13-7-13-8 0-8 7-8 13 0 119 0 238 0 357 0 7 0 14 8 14 7 0 7-7 7-14 0-119 0-238 0-357z"><text:p/></draw:path><draw:path draw:style-name="gr3" draw:text-style-name="P28" svg:width="0.1083in" svg:height="0.1028in" svg:x="0.8417in" svg:y="0.0106in" svg:viewBox="0 0 276 262" svg:d="M46 232c-4 16-4 18-35 18-7 0-11 0-11 8 0 4 3 4 11 4 46 0 91 0 137 0 62 0 107-45 107-82 0-28-22-50-59-55 39-6 80-35 80-72 0-28-25-53-71-53-43 0-87 0-130 0-8 0-11 0-11 8 0 4 3 4 10 4 1 0 8 0 15 1 7 0 10 1 10 6 0 2 0 3-1 7-18 69-34 138-52 206zM104 122c8-32 17-64 25-96 3-13 3-14 21-14 16 0 33 0 49 0 34 0 42 23 42 40 0 34-33 70-80 70-19 0-38 0-57 0zM87 250c-6 0-7 0-9 0-3 0-4-1-4-3s0-3 1-9c9-36 18-72 27-107 24 0 49 0 73 0 37 0 44 29 44 45 0 36-34 74-79 74-18 0-36 0-53 0z"><text:p/></draw:path><draw:path draw:style-name="gr3" draw:text-style-name="P28" svg:width="0.0055in" svg:height="0.1508in" svg:x="0.9764in" svg:y="0.0016in" svg:viewBox="0 0 15 384" svg:d="M15 13c0-6 0-13-7-13-8 0-8 7-8 13 0 119 0 238 0 357 0 7 0 14 8 14 7 0 7-7 7-14 0-119 0-238 0-357z"><text:p/></draw:path><draw:path draw:style-name="gr3" draw:text-style-name="P28" svg:width="0.1008in" svg:height="0.035in" svg:x="1.0512in" svg:y="0.0591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28" svg:width="0.0059in" svg:height="0.1508in" svg:x="1.2213in" svg:y="0.0016in" svg:viewBox="0 0 16 384" svg:d="M16 13c0-6 0-13-8-13s-8 7-8 13c0 119 0 238 0 357 0 7 0 14 8 14s8-7 8-14c0-119 0-238 0-357z"><text:p/></draw:path><draw:path draw:style-name="gr3" draw:text-style-name="P28" svg:width="0.1083in" svg:height="0.1028in" svg:x="1.252in" svg:y="0.0106in" svg:viewBox="0 0 276 262" svg:d="M45 232c-3 16-4 18-35 18-6 0-10 0-10 8 0 4 3 4 10 4 46 0 92 0 138 0 61 0 107-45 107-82 0-28-23-50-60-55 40-6 81-35 81-72 0-28-25-53-73-53-42 0-86 0-129 0-7 0-11 0-11 8 0 4 3 4 11 4 1 0 7 0 14 1 8 0 11 1 11 6 0 2 0 3-1 7-18 69-35 138-53 206zM104 122c8-32 16-64 24-96 3-13 4-14 20-14 17 0 35 0 51 0 33 0 42 23 42 40 0 34-33 70-80 70-19 0-38 0-57 0zM87 250c-6 0-7 0-9 0-4 0-5-1-5-3s0-3 2-9c9-36 17-72 26-107 24 0 50 0 74 0 37 0 44 29 44 45 0 36-34 74-80 74-18 0-35 0-52 0z"><text:p/></draw:path><draw:path draw:style-name="gr3" draw:text-style-name="P28" svg:width="0.0264in" svg:height="0.0547in" svg:x="1.3736in" svg:y="0in" svg:viewBox="0 0 68 140" svg:d="M66 24c2-5 2-7 2-9 0-8-8-15-16-15-10 0-14 9-15 13-12 39-24 77-36 117 0 1-1 2-1 4 0 4 9 6 11 6 1 0 2 0 3-5 18-37 34-73 52-111z"><text:p/></draw:path><draw:path draw:style-name="gr3" draw:text-style-name="P28" svg:width="0.0055in" svg:height="0.1508in" svg:x="1.4295in" svg:y="0.0016in" svg:viewBox="0 0 15 384" svg:d="M15 13c0-6 0-13-7-13-8 0-8 7-8 13 0 119 0 238 0 357 0 7 0 14 8 14 7 0 7-7 7-14 0-119 0-238 0-357z"><text:p/></draw:path></draw:g></text:span><text:span text:style-name="T13">. נקבע </text:span><text:span text:style-name="T13"><draw:g text:anchor-type="as-char" svg:y="-0.1154in" draw:z-index="35" draw:name="Shape35" draw:style-name="gr1"><svg:title>TexMaths</svg:title><svg:desc>11§inline§f \colon A \to A', g \colon B \to B'§svg§600§FALSE§</svg:desc><draw:path draw:style-name="gr2" draw:text-style-name="P27" svg:width="1.4622in" svg:height="0.1295in" svg:x="0.0004in" svg:y="0.0075in" svg:viewBox="0 0 3715 330" svg:d="M1859 330c-621 0-1240 0-1859 0 0-110 0-220 0-330 1238 0 2477 0 3715 0 0 110 0 220 0 330-619 0-1238 0-1856 0z"><text:p/></draw:path><draw:path draw:style-name="gr3" draw:text-style-name="P28" svg:width="0.0752in" svg:height="0.1378in" svg:x="0.0008in" svg:y="0.0075in" svg:viewBox="0 0 192 351" svg:d="M121 118c11 0 22 0 33 0 8 0 12 0 12-8 0-3-4-3-11-3-11 0-21 0-32 0 3-16 6-30 9-44 1-9 7-37 9-41 3-8 10-13 18-13 2 0 11 0 19 8-17 1-21 14-21 19 0 10 7 15 15 15 9 0 20-9 20-24 0-17-17-27-33-27-13 0-37 8-49 46-2 8-3 11-13 61-9 0-18 0-27 0-7 0-11 0-11 6 0 5 4 5 10 5 9 0 18 0 27 0-10 50-20 101-30 151-7 38-13 73-33 73-2 0-11 0-19-7 18-1 21-15 21-20 0-9-6-14-14-14-10 0-21 8-21 24s16 26 33 26c21 0 36-23 43-38 13-24 22-71 22-73 8-41 15-82 23-122z"><text:p/></draw:path><draw:path draw:style-name="gr3" draw:text-style-name="P28" svg:width="0.0161in" svg:height="0.065in" svg:x="0.1134in" svg:y="0.05in" svg:viewBox="0 0 42 166" svg:d="M42 20c0-11-10-20-21-20s-21 9-21 20 10 21 21 21 21-10 21-21zM42 145c0-11-10-20-21-20s-21 9-21 20 10 21 21 21 21-10 21-21z"><text:p/></draw:path><draw:path draw:style-name="gr3" draw:text-style-name="P28" svg:width="0.1039in" svg:height="0.1079in" svg:x="0.1988in" svg:y="0.0067in" svg:viewBox="0 0 265 275" svg:d="M56 231c-15 25-31 31-47 32-6 0-9 0-9 8 0 2 2 4 5 4 10 0 22-1 33-1 14 0 27 1 39 1 2 0 8 0 8-8 0-4-4-4-7-4-9-1-18-4-18-13 0-6 3-9 6-15 10-16 19-33 29-48 31 0 64 0 96 0 1 8 7 59 7 63 0 12-20 13-28 13-5 0-9 0-9 8 0 4 3 3 5 4 17 0 33-1 48-1 10 0 35 1 44 1 3 0 7 0 7-8 0-4-3-4-9-4-24 0-24-2-25-14-8-80-15-160-23-240-1-8-1-9-8-9-5 0-8 2-10 7-45 74-89 149-134 224zM102 175c26-43 51-86 76-128 5 42 8 85 12 128-29 0-58 0-88 0z"><text:p/></draw:path><draw:path draw:style-name="gr3" draw:text-style-name="P28" svg:width="0.1346in" svg:height="0.0783in" svg:x="0.3583in" svg:y="0.0374in" svg:viewBox="0 0 343 200" svg:d="M301 108c-21 16-32 32-35 37-16 27-20 51-20 52 0 3 5 3 8 3 7 0 7 0 9-6 9-39 31-71 75-88 4-3 5-4 5-6 0-3-2-3-2-4-18-7-64-26-79-90-1-5-1-6-8-6-3 0-8 0-8 4 7 17 4 26 20 51 8 12 19 25 35 37-95 0-191 0-287 0-6 0-14 0-14 8s8 8 14 8c96 0 192 0 287 0z"><text:p/></draw:path><draw:path draw:style-name="gr3" draw:text-style-name="P28" svg:width="0.1039in" svg:height="0.1079in" svg:x="0.5496in" svg:y="0.0067in" svg:viewBox="0 0 265 275" svg:d="M56 231c-15 25-31 31-47 32-6 0-9 0-9 8 0 2 2 4 5 4 10 0 22-1 33-1 14 0 27 1 39 1 2 0 8 0 8-8 0-4-4-4-7-4-9-1-18-4-18-13 0-6 3-9 6-15 10-16 19-33 29-48 33 0 64 0 97 0 0 8 6 59 6 63 0 12-20 13-28 13-5 0-9 0-9 8 0 4 3 3 5 4 17 0 33-1 48-1 10 0 35 1 44 1 3 0 7 0 7-8 0-4-3-4-9-4-24 0-24-2-25-14-8-80-15-160-23-240-1-8-1-9-8-9-5 0-8 2-10 7-45 74-89 149-134 224zM102 175c26-43 51-86 76-128 5 42 9 85 13 128-29 0-59 0-89 0z"><text:p/></draw:path><draw:path draw:style-name="gr3" draw:text-style-name="P28" svg:width="0.0264in" svg:height="0.0547in" svg:x="0.6634in" svg:y="0.0004in" svg:viewBox="0 0 68 140" svg:d="M66 24c2-5 2-7 2-9 0-8-8-15-15-15-11 0-15 9-16 13-12 39-23 77-35 117-1 1-1 2-2 4 0 4 9 6 11 6s2 0 4-5c17-37 34-73 51-111z"><text:p/></draw:path><draw:path draw:style-name="gr3" draw:text-style-name="P28" svg:width="0.0173in" svg:height="0.0453in" svg:x="0.7142in" svg:y="0.0984in" svg:viewBox="0 0 45 116" svg:d="M45 41c0-27-9-41-24-41-13 0-21 9-21 20s8 21 21 21c4 0 10-2 13-6 1 0 1-1 2-1 0 2 1 1 1 7 0 27-14 51-26 64-4 4-4 5-4 6 0 2 2 5 3 5 4 0 35-30 35-75z"><text:p/></draw:path><draw:path draw:style-name="gr3" draw:text-style-name="P28" svg:width="0.0693in" svg:height="0.0976in" svg:x="0.7709in" svg:y="0.048in" svg:viewBox="0 0 177 249" svg:d="M176 25c0-3 1-4 1-7 0-7-4-10-11-10-4 0-14 2-16 16-7-14-20-24-36-24-44 0-92 54-92 109 0 38 23 61 52 61 22 0 40-18 44-22h1c-9 35-13 50-13 51-2 2-15 41-55 41-8 0-21 0-31-4 11-4 15-14 15-20s-4-14-14-14c-9 0-21 7-21 22 0 17 14 25 51 25 48 0 77-31 82-53 14-57 29-115 43-171zM125 121c-2 10-11 20-19 27s-20 14-31 14c-20 0-26-20-26-36 0-18 11-63 22-83 10-19 27-35 43-35 26 0 31 32 31 34 0 1-1 4-1 5-7 24-12 49-19 74z"><text:p/></draw:path><draw:path draw:style-name="gr3" draw:text-style-name="P28" svg:width="0.0157in" svg:height="0.065in" svg:x="0.8764in" svg:y="0.05in" svg:viewBox="0 0 41 166" svg:d="M41 20c0-11-10-20-21-20-12 0-20 9-20 20s8 21 20 21c11 0 21-10 21-21zM41 145c0-11-10-20-21-20-12 0-20 9-20 20s8 21 20 21c11 0 21-10 21-21z"><text:p/></draw:path><draw:path draw:style-name="gr3" draw:text-style-name="P28" svg:width="0.1083in" svg:height="0.1031in" svg:x="0.9626in" svg:y="0.011in" svg:viewBox="0 0 276 263" svg:d="M46 232c-4 15-5 19-35 19-7 0-11 0-11 8 0 4 3 4 11 4 46 0 91 0 137 0 62 0 107-46 107-83 0-27-22-50-59-53 39-8 80-37 80-73 0-29-25-54-71-54-43 0-87 0-130 0-8 0-12 0-12 8 0 4 3 4 11 4 1 0 8 0 15 1 7 0 10 1 10 6 0 2 0 3-1 7-18 69-34 138-52 206zM104 122c8-32 16-64 24-96 4-13 4-14 20-14 17 0 35 0 51 0 34 0 42 23 42 40 0 34-33 70-80 70-19 0-38 0-57 0zM87 251c-6 0-7 0-9 0-3-1-5-1-5-5 0-1 0-2 2-8 9-36 17-72 26-107 24 0 50 0 74 0 37 0 44 29 44 45 0 37-34 75-79 75-18 0-36 0-53 0z"><text:p/></draw:path><draw:path draw:style-name="gr3" draw:text-style-name="P28" svg:width="0.1346in" svg:height="0.0783in" svg:x="1.1295in" svg:y="0.0374in" svg:viewBox="0 0 343 200" svg:d="M301 108c-21 16-32 32-34 37-17 27-21 51-21 52 0 3 5 3 8 3 7 0 7 0 9-6 9-39 31-71 75-88 4-3 5-4 5-6 0-3-2-3-2-4-18-7-64-26-79-90-1-5-1-6-8-6-3 0-8 0-8 4 7 17 4 26 20 51 8 12 19 25 35 37-95 0-191 0-287 0-6 0-14 0-14 8s8 8 14 8c96 0 192 0 287 0z"><text:p/></draw:path><draw:path draw:style-name="gr3" draw:text-style-name="P28" svg:width="0.1083in" svg:height="0.1031in" svg:x="1.3224in" svg:y="0.011in" svg:viewBox="0 0 276 263" svg:d="M45 232c-3 15-4 19-35 19-7 0-10 0-10 8 0 4 3 4 10 4 46 0 92 0 138 0 61 0 107-46 107-83 0-27-23-50-60-53 40-8 81-37 81-73 0-29-25-54-73-54-42 0-86 0-129 0-7 0-11 0-11 8 0 4 3 4 11 4 1 0 7 0 14 1 8 0 11 1 11 6 0 2-1 3-2 7-18 69-34 138-52 206zM103 122c8-32 17-64 25-96 3-13 4-14 20-14 17 0 33 0 50 0 34 0 43 23 43 40 0 34-33 70-80 70-19 0-39 0-58 0zM87 251c-6 0-7 0-9 0-4-1-5-1-5-5 0-1 0-2 2-8 9-36 17-72 26-107 24 0 50 0 74 0 36 0 44 29 44 45 0 37-34 75-80 75-18 0-35 0-52 0z"><text:p/></draw:path><draw:path draw:style-name="gr3" draw:text-style-name="P28" svg:width="0.0264in" svg:height="0.0547in" svg:x="1.4441in" svg:y="0.0004in" svg:viewBox="0 0 68 140" svg:d="M66 24c2-5 2-7 2-9 0-8-8-15-16-15-10 0-14 9-15 13-12 39-24 77-36 117 0 1-1 2-1 4 0 4 9 6 11 6 1 0 2 0 3-5 18-37 34-73 52-111z"><text:p/></draw:path></draw:g></text:span><text:span text:style-name="T13"><text:s/>כאשר </text:span><text:span text:style-name="T13"><draw:g text:anchor-type="as-char" svg:y="-0.1075in" draw:z-index="36" draw:name="Shape36" draw:style-name="gr1"><svg:title>TexMaths</svg:title><svg:desc>11§inline§f, g§svg§600§FALSE§</svg:desc><draw:path draw:style-name="gr2" draw:text-style-name="P27" svg:width="0.2059in" svg:height="0.122in" svg:x="0in" svg:y="0.0075in" svg:viewBox="0 0 524 311" svg:d="M0 0c175 0 349 0 524 0 0 103 0 208 0 311-175 0-349 0-524 0 0-103 0-208 0-311z"><text:p/></draw:path><draw:path draw:style-name="gr3" draw:text-style-name="P28" svg:width="0.0756in" svg:height="0.1378in" svg:x="0.0004in" svg:y="0in" svg:viewBox="0 0 193 351" svg:d="M121 118c11 0 22 0 33 0 8 0 11 0 11-8 0-4-3-4-10-4-11 0-21 0-32 0 2-15 6-30 8-44 2-8 7-36 10-40 3-8 10-13 17-13 2 0 12 0 19 6-16 1-21 16-21 21 0 9 8 13 15 13 9 0 22-7 22-23 0-17-19-26-35-26-13 0-37 7-48 45-3 8-4 12-13 61-9 0-18 0-27 0-7 0-12 0-12 7 0 5 4 5 11 5 9 0 17 0 26 0-10 50-19 101-29 151-7 38-13 73-34 73-1 0-11 0-18-7 18-1 21-15 21-21 0-8-6-13-14-13-10 0-21 8-21 23 0 18 17 27 32 27 22 0 37-23 44-38 12-24 21-71 22-73 8-41 15-82 23-122z"><text:p/></draw:path><draw:path draw:style-name="gr3" draw:text-style-name="P28" svg:width="0.0173in" svg:height="0.0449in" svg:x="0.0874in" svg:y="0.0906in" svg:viewBox="0 0 45 115" svg:d="M45 41c0-26-10-41-24-41-13 0-21 10-21 21 0 10 8 20 21 20 4 0 9-1 13-5 1-1 1-1 2-1 0 2 0 0 0 6 0 28-13 51-25 63-4 5-4 6-4 7 0 2 1 4 3 4 4 0 35-29 35-74z"><text:p/></draw:path><draw:path draw:style-name="gr3" draw:text-style-name="P28" svg:width="0.0693in" svg:height="0.098in" svg:x="0.1441in" svg:y="0.0402in" svg:viewBox="0 0 177 250" svg:d="M176 25c0-2 1-4 1-6 0-7-4-11-11-11-4 0-14 3-16 16-7-14-20-24-36-24-44 0-92 54-92 110 0 37 24 60 52 60 23 0 40-17 45-22-8 35-9 35-13 51-1 4-15 42-55 42-8 0-20 0-31-4 11-3 15-13 15-19 0-7-4-15-14-15-9 0-21 8-21 23 0 16 14 24 52 24 48 0 76-30 81-53 14-57 29-115 43-172zM125 121c-2 10-11 20-19 27s-20 14-31 14c-19 0-26-20-26-36 0-18 12-63 23-83 9-19 26-34 42-34 26 0 31 31 31 33s0 4-1 5c-7 24-12 50-19 74z"><text:p/></draw:path></draw:g></text:span><text:span text:style-name="T13"><text:s/>זיווגים. </text:span></text:p>
      <text:list xml:id="list1710657105" text:style-name="L4">
        <text:list-item>
          <text:p text:style-name="P18"><text:soft-page-break/><text:span text:style-name="T13">נוכיח </text:span><text:span text:style-name="T13"><draw:g text:anchor-type="as-char" svg:y="-0.1138in" draw:z-index="33" draw:name="Shape37" draw:style-name="gr1"><svg:title>TexMaths</svg:title><svg:desc>11§inline§|A \times B| = |A' \times B'|§svg§600§FALSE§</svg:desc><draw:path draw:style-name="gr2" draw:text-style-name="P27" svg:width="1.2693in" svg:height="0.1362in" svg:x="0.0004in" svg:y="0.0079in" svg:viewBox="0 0 3225 347" svg:d="M1612 347c-537 0-1074 0-1612 0 0-116 0-231 0-347 1075 0 2150 0 3225 0 0 116 0 231 0 347-538 0-1076 0-1613 0z"><text:p/></draw:path><draw:path draw:style-name="gr3" draw:text-style-name="P28" svg:width="0.0055in" svg:height="0.1508in" svg:x="0in" svg:y="0.0016in" svg:viewBox="0 0 15 384" svg:d="M15 13c0-6 0-13-7-13-8 0-8 7-8 13 0 119 0 238 0 357 0 7 0 14 8 14 7 0 7-7 7-14 0-119 0-238 0-357z"><text:p/></draw:path><draw:path draw:style-name="gr3" draw:text-style-name="P28" svg:width="0.1039in" svg:height="0.1075in" svg:x="0.0295in" svg:y="0.0059in" svg:viewBox="0 0 265 274" svg:d="M56 230c-15 25-31 31-47 32-6 1-9 1-9 8 0 3 2 4 5 4 10 0 22-1 33-1 14 0 27 1 39 1 2 0 8 0 8-7 0-4-4-5-7-5-9 0-18-3-18-13 0-5 3-9 6-15 10-16 19-32 29-48 31 0 64 0 96 0 1 9 7 59 7 64 0 11-20 12-28 12-5 0-9 0-9 8 0 4 3 3 5 4 17 0 33-1 48-1 10 0 35 1 44 1 3 0 7 0 7-8 0-4-3-4-9-4-24 0-24-2-25-13-8-80-15-160-23-240-1-8-1-9-8-9-5 0-8 2-10 7-45 74-89 149-134 223zM102 175c26-43 51-86 76-128 5 42 8 85 12 128-29 0-58 0-88 0z"><text:p/></draw:path><draw:path draw:style-name="gr3" draw:text-style-name="P28" svg:width="0.0732in" svg:height="0.0728in" svg:x="0.1945in" svg:y="0.0402in" svg:viewBox="0 0 187 186" svg:d="M93 83c-25-26-51-52-77-77-4-5-5-6-8-6-4 0-8 3-8 8 0 3 1 3 5 7 26 27 52 52 77 79-25 25-51 50-77 77-4 4-5 5-5 7 0 5 4 8 8 8 3 0 4-1 8-6 26-25 52-50 77-75 27 26 53 52 80 79 1 0 4 2 6 2 5 0 8-3 8-8 0-1 0-2-1-4-1 0-62-61-82-80 24-25 48-48 71-71 2-2 8-8 10-10 0-1 2-2 2-5 0-5-3-8-8-8-3 0-4 2-9 7-25 25-51 50-77 76z"><text:p/></draw:path><draw:path draw:style-name="gr3" draw:text-style-name="P28" svg:width="0.1079in" svg:height="0.1028in" svg:x="0.3307in" svg:y="0.0106in" svg:viewBox="0 0 275 262" svg:d="M45 232c-3 16-4 18-35 18-7 0-10 0-10 8 0 4 3 4 10 4 46 0 91 0 137 0 62 0 107-45 107-82 0-28-22-50-59-55 40-6 80-35 80-72 0-28-25-53-72-53-42 0-86 0-129 0-8 0-11 0-11 8 0 4 3 4 11 4 4 0 7 0 14 1 7 0 11 1 11 6 0 2-1 3-2 7-18 69-34 138-52 206zM103 122c8-32 17-64 25-96 3-13 4-14 20-14 17 0 33 0 50 0 34 0 42 23 42 40 0 34-33 70-81 70-18 0-37 0-56 0zM86 250c-6 0-6 0-8 0-4 0-5-1-5-3s0-3 2-9c9-36 17-72 26-107 24 0 49 0 73 0 37 0 45 29 45 45 0 36-34 74-80 74-18 0-36 0-53 0z"><text:p/></draw:path><draw:path draw:style-name="gr3" draw:text-style-name="P28" svg:width="0.0055in" svg:height="0.1508in" svg:x="0.4654in" svg:y="0.0016in" svg:viewBox="0 0 15 384" svg:d="M15 13c0-6 0-13-7-13-8 0-8 7-8 13 0 119 0 238 0 357 0 7 0 14 8 14 7 0 7-7 7-14 0-119 0-238 0-357z"><text:p/></draw:path><draw:path draw:style-name="gr3" draw:text-style-name="P28" svg:width="0.1004in" svg:height="0.035in" svg:x="0.5402in" svg:y="0.0591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28" svg:width="0.0055in" svg:height="0.1508in" svg:x="0.7102in" svg:y="0.0016in" svg:viewBox="0 0 15 384" svg:d="M15 13c0-6 0-13-7-13-8 0-8 7-8 13 0 119 0 238 0 357 0 7 0 14 8 14 7 0 7-7 7-14 0-119 0-238 0-357z"><text:p/></draw:path><draw:path draw:style-name="gr3" draw:text-style-name="P28" svg:width="0.1039in" svg:height="0.1075in" svg:x="0.7394in" svg:y="0.0059in" svg:viewBox="0 0 265 274" svg:d="M56 230c-16 25-31 31-48 32-5 1-8 1-8 8 0 3 2 4 5 4 10 0 22-1 33-1 13 0 27 1 39 1 2 0 8 0 8-7 0-4-5-5-7-5-9 0-19-3-19-13 0-5 4-9 6-15 10-16 20-32 30-48 31 0 64 0 96 0 1 9 7 59 7 64 0 11-20 12-28 12-5 0-9 0-9 8 0 4 4 4 5 4 15 0 33-1 48-1 10 0 35 1 44 1 3 0 7 0 7-8 0-4-4-4-9-4-24 0-24-2-25-13-8-80-15-160-23-240-1-8-1-9-8-9-6 0-8 2-10 7-45 74-89 149-134 223zM102 175c26-43 51-86 76-128 5 42 8 85 12 128-29 0-58 0-88 0z"><text:p/></draw:path><draw:path draw:style-name="gr3" draw:text-style-name="P28" svg:width="0.0264in" svg:height="0.0547in" svg:x="0.8535in" svg:y="0in" svg:viewBox="0 0 68 140" svg:d="M65 24c2-5 3-7 3-9 0-8-8-15-16-15-10 0-14 9-15 13-12 39-24 77-36 117 0 1-1 2-1 4 0 4 9 6 11 6 1 0 2 0 3-5 17-37 34-73 51-111z"><text:p/></draw:path><draw:path draw:style-name="gr3" draw:text-style-name="P28" svg:width="0.0732in" svg:height="0.0728in" svg:x="0.9469in" svg:y="0.0402in" svg:viewBox="0 0 187 186" svg:d="M95 83c-27-26-52-52-79-77-4-5-5-6-8-6-4 0-8 3-8 8 0 3 1 3 5 7 26 27 52 52 77 79-25 25-51 50-77 77-4 4-5 5-5 7 0 5 4 8 8 8 3 0 4-1 8-6 26-25 52-50 77-75 27 26 54 52 81 79 1 0 3 2 5 2 5 0 8-3 8-8 0-1 0-2-1-4-28-28-62-61-82-80 25-25 48-48 72-71 1-2 8-8 9-10 1-1 2-2 2-5 0-5-3-8-8-8-3 0-4 2-9 7-25 25-50 50-75 76z"><text:p/></draw:path><draw:path draw:style-name="gr3" draw:text-style-name="P28" svg:width="0.1083in" svg:height="0.1028in" svg:x="1.0835in" svg:y="0.0106in" svg:viewBox="0 0 276 262" svg:d="M45 232c-3 16-4 18-35 18-7 0-10 0-10 8 0 4 3 4 10 4 46 0 92 0 138 0 61 0 107-45 107-82 0-28-23-50-60-55 40-6 81-35 81-72 0-28-25-53-73-53-42 0-86 0-129 0-7 0-11 0-11 8 0 4 3 4 11 4 1 0 7 0 14 1 8 0 11 1 11 6 0 2 0 3-2 7-18 69-34 138-52 206zM103 122c8-32 17-64 25-96 3-13 4-14 20-14 17 0 35 0 51 0 33 0 42 23 42 40 0 34-33 70-80 70-19 0-39 0-58 0zM87 250c-6 0-7 0-9 0-4 0-5-1-5-3s0-3 2-9c9-36 17-72 26-107 24 0 50 0 74 0 36 0 44 29 44 45 0 36-34 74-80 74-18 0-35 0-52 0z"><text:p/></draw:path><draw:path draw:style-name="gr3" draw:text-style-name="P28" svg:width="0.0264in" svg:height="0.0547in" svg:x="1.2051in" svg:y="0in" svg:viewBox="0 0 68 140" svg:d="M66 24c2-5 2-7 2-9 0-8-8-15-16-15-10 0-14 9-15 13-12 39-24 77-36 117 0 1-1 2-1 4 0 4 9 6 11 6 1 0 2 0 3-5 18-37 34-73 52-111z"><text:p/></draw:path><draw:path draw:style-name="gr3" draw:text-style-name="P28" svg:width="0.0055in" svg:height="0.1508in" svg:x="1.261in" svg:y="0.0016in" svg:viewBox="0 0 15 384" svg:d="M15 13c0-6 0-13-7-13-8 0-8 7-8 13 0 119 0 238 0 357 0 7 0 14 8 14 7 0 7-7 7-14 0-119 0-238 0-357z"><text:p/></draw:path></draw:g></text:span><text:span text:style-name="T13">: </text:span><text:span text:style-name="T14">נגדיר </text:span><text:span text:style-name="T14"><draw:g text:anchor-type="as-char" svg:y="-0.1138in" draw:z-index="39" draw:name="Shape38" draw:style-name="gr1"><svg:title>TexMaths</svg:title><svg:desc>11§inline§h \colon (A \times B) \to (A' \times B')§svg§600§FALSE§</svg:desc><draw:path draw:style-name="gr2" draw:text-style-name="P27" svg:width="1.5713in" svg:height="0.1362in" svg:x="0.0004in" svg:y="0.0079in" svg:viewBox="0 0 3992 347" svg:d="M1997 347c-666 0-1331 0-1997 0 0-116 0-231 0-347 1331 0 2661 0 3992 0 0 116 0 231 0 347-665 0-1331 0-1995 0z"><text:p/></draw:path><draw:path draw:style-name="gr3" draw:text-style-name="P28" svg:width="0.074in" svg:height="0.1063in" svg:x="0.0012in" svg:y="0.0091in" svg:viewBox="0 0 189 271" svg:d="M89 4c-2-1 0-4-5-4-9 0-37 3-47 4-3 0-7 0-7 8 0 5 3 5 9 5 18 0 19 2 19 6 0 2-1 6-1 8-18 74-37 147-56 221-1 6-1 6-1 8 0 9 8 11 11 11 6 0 12-5 14-10 3-10 5-20 7-30 3-11 5-22 9-33 2-9 4-18 6-26 1-3 5-15 5-17 1-3 13-25 26-36 9-6 20-13 38-13 16 0 20 13 20 27 0 21-15 63-24 85-3 9-5 13-5 21 0 19 14 32 32 32 36 0 50-56 50-60 0-3-3-3-4-3-5 0-5 1-6 7-6 21-18 47-39 47-7 0-10-3-10-12 0-10 3-19 8-28 5-15 23-61 23-83 0-26-16-41-44-41-25 0-43 11-58 29 10-41 20-82 30-123z"><text:p/></draw:path><draw:path draw:style-name="gr3" draw:text-style-name="P28" svg:width="0.0157in" svg:height="0.065in" svg:x="0.1106in" svg:y="0.0488in" svg:viewBox="0 0 41 166" svg:d="M41 21c0-11-9-21-20-21-12 0-21 10-21 21s9 20 21 20c11 0 20-9 20-20zM41 146c0-11-9-21-20-21-12 0-21 10-21 21s9 20 21 20c11 0 20-9 20-20z"><text:p/></draw:path><draw:path draw:style-name="gr3" draw:text-style-name="P28" svg:width="0.035in" svg:height="0.1508in" svg:x="0.2055in" svg:y="0.0016in" svg:viewBox="0 0 90 384" svg:d="M90 380c0-1 0-1-6-8-49-50-61-122-61-179 0-68 14-135 62-183 5-4 5-6 5-7 0-2-2-3-4-3-3 0-39 25-62 75-20 42-24 85-24 118 0 28 4 74 25 118 23 48 58 73 61 73 2 0 4-1 4-4z"><text:p/></draw:path><draw:path draw:style-name="gr3" draw:text-style-name="P28" svg:width="0.1039in" svg:height="0.1075in" svg:x="0.2547in" svg:y="0.0059in" svg:viewBox="0 0 265 274" svg:d="M56 230c-15 25-31 31-47 32-5 1-9 1-9 8 0 3 2 4 6 4 9 0 22-1 33-1 13 0 26 1 38 1 2 0 8 0 8-7 0-4-4-5-7-5-9 0-17-3-17-13 0-5 2-9 5-15 10-16 19-32 29-48 33 0 65 0 98 0 0 9 5 59 5 64 0 11-20 12-27 12-6 0-9 0-9 8 0 4 3 3 4 4 17 0 33-1 49-1 9 0 34 1 44 1 2 0 6 0 6-8 0-4-3-4-9-4-23 0-23-2-25-13-8-80-15-160-23-240-1-8-1-9-8-9-5 0-7 2-10 7-45 74-89 149-134 223zM102 175c26-43 51-86 76-128 5 42 9 85 13 128-29 0-59 0-89 0z"><text:p/></draw:path><draw:path draw:style-name="gr3" draw:text-style-name="P28" svg:width="0.0732in" svg:height="0.0728in" svg:x="0.4197in" svg:y="0.0402in" svg:viewBox="0 0 187 186" svg:d="M94 83c-26-26-52-52-77-77-5-5-6-6-9-6-4 0-8 3-8 8 0 3 1 3 6 7 25 27 51 52 77 79-26 25-52 50-77 77-5 4-6 5-6 7 0 5 4 8 8 8 3 0 4-1 9-6 25-25 51-50 77-75 26 26 53 52 80 79 2 0 3 2 5 2 5 0 8-3 8-8 0-1 0-2-1-4-28-28-62-61-81-80 23-25 47-48 70-71 2-2 8-8 10-10 1-1 2-2 2-5 0-5-3-8-8-8-3 0-4 2-8 7-26 25-52 50-77 76z"><text:p/></draw:path><draw:path draw:style-name="gr3" draw:text-style-name="P28" svg:width="0.1083in" svg:height="0.1028in" svg:x="0.5563in" svg:y="0.0106in" svg:viewBox="0 0 276 262" svg:d="M45 232c-3 16-4 18-35 18-7 0-10 0-10 8 0 4 3 4 10 4 46 0 92 0 139 0 60 0 106-45 106-82 0-28-23-50-60-55 40-6 81-35 81-72 0-28-26-53-72-53-43 0-87 0-130 0-7 0-11 0-11 8 0 4 3 4 11 4 1 0 7 0 14 1 8 0 11 1 11 6 0 2-1 3-2 7-18 69-34 138-52 206zM103 122c8-32 17-64 25-96 3-13 4-14 21-14 16 0 33 0 49 0 34 0 43 23 43 40 0 34-34 70-80 70-19 0-39 0-58 0zM86 250c-5 0-6 0-8 0-4 0-5-1-5-3s0-3 2-9c9-36 17-72 26-107 24 0 50 0 74 0 36 0 44 29 44 45 0 36-34 74-80 74-18 0-36 0-53 0z"><text:p/></draw:path><draw:path draw:style-name="gr3" draw:text-style-name="P28" svg:width="0.035in" svg:height="0.1508in" svg:x="0.6815in" svg:y="0.0016in" svg:viewBox="0 0 90 384" svg:d="M90 193c0-31-4-77-25-121-24-48-57-72-61-72-2 0-4 1-4 3 0 1 0 3 8 9 37 39 59 100 59 181 0 65-14 132-61 180-6 6-6 6-6 7 0 2 2 4 4 4 4 0 39-26 62-75 19-43 24-86 24-116z"><text:p/></draw:path><draw:path draw:style-name="gr3" draw:text-style-name="P28" svg:width="0.1346in" svg:height="0.0787in" svg:x="0.7827in" svg:y="0.0366in" svg:viewBox="0 0 343 201" svg:d="M300 109c-21 15-30 32-34 36-17 28-14 34-21 52 0 4 5 4 8 4 7 0 8-1 9-7 9-38 32-71 75-88 5-1 6-3 6-5 0-3-2-4-3-4-18-7-64-27-78-90-1-6-2-7-9-7-3 0-8 0-8 6 7 16 4 24 20 50 8 11 19 25 35 38-95 0-191 0-287 0-6 0-13 0-13 7 0 8 7 8 13 8 96 0 192 0 287 0z"><text:p/></draw:path><draw:path draw:style-name="gr3" draw:text-style-name="P28" svg:width="0.035in" svg:height="0.1508in" svg:x="0.9831in" svg:y="0.0016in" svg:viewBox="0 0 90 384" svg:d="M90 380c0-1 0-1-6-8-49-50-61-122-61-179 0-68 14-135 62-183 5-4 5-6 5-7 0-2-2-3-4-3-3 0-39 25-62 75-20 42-24 85-24 118 0 28 4 74 25 118 23 48 58 73 61 73 2 0 4-1 4-4z"><text:p/></draw:path><draw:path draw:style-name="gr3" draw:text-style-name="P28" svg:width="0.1039in" svg:height="0.1075in" svg:x="1.0327in" svg:y="0.0059in" svg:viewBox="0 0 265 274" svg:d="M56 230c-15 25-31 31-47 32-6 1-9 1-9 8 0 3 2 4 6 4 9 0 22-1 33-1 13 0 26 1 38 1 2 0 8 0 8-7 0-4-4-5-7-5-9 0-17-3-17-13 0-5 2-9 5-15 10-16 19-32 29-48 33 0 65 0 98 0 0 9 5 59 5 64 0 11-20 12-27 12-6 0-10 0-10 8 0 4 3 3 5 4 17 0 33-1 49-1 9 0 34 1 44 1 2 0 6 0 6-8 0-4-3-4-9-4-24 0-24-2-25-13-8-80-15-160-23-240-1-8-1-9-8-9-5 0-7 2-10 7-45 74-89 149-134 223zM102 175c26-43 51-86 76-128 5 42 9 85 13 128-29 0-59 0-89 0z"><text:p/></draw:path><draw:path draw:style-name="gr3" draw:text-style-name="P28" svg:width="0.0264in" svg:height="0.0547in" svg:x="1.1465in" svg:y="0in" svg:viewBox="0 0 68 140" svg:d="M66 24c2-5 2-7 2-9 0-8-7-15-15-15-11 0-14 9-16 13-12 39-23 77-35 117-1 0-1 2-2 4 0 4 9 6 11 6s2 0 4-5c17-37 35-73 51-111z"><text:p/></draw:path><draw:path draw:style-name="gr3" draw:text-style-name="P28" svg:width="0.0732in" svg:height="0.0728in" svg:x="1.2406in" svg:y="0.0402in" svg:viewBox="0 0 187 186" svg:d="M94 83c-26-26-52-52-77-77-6-5-6-6-9-6-5 0-8 3-8 8 0 3 1 3 4 7 27 27 52 52 79 79-27 25-52 50-79 77-3 4-4 5-4 7 0 5 3 8 8 8 3 0 3-1 9-6 25-25 50-50 75-75 27 26 54 52 81 79 1 0 3 2 5 2 6 0 9-3 9-8 0-1 0-2-2-4-27-28-62-61-80-80 23-25 47-48 70-71 2-2 8-8 10-10 0-1 2-2 2-5 0-5-3-8-9-8-2 0-4 2-9 7-25 25-50 50-75 76z"><text:p/></draw:path><draw:path draw:style-name="gr3" draw:text-style-name="P28" svg:width="0.1083in" svg:height="0.1028in" svg:x="1.3764in" svg:y="0.0106in" svg:viewBox="0 0 276 262" svg:d="M46 232c-4 16-4 18-35 18-7 0-11 0-11 8 0 4 3 4 11 4 46 0 91 0 138 0 61 0 106-45 106-82 0-28-22-50-59-55 39-6 80-35 80-72 0-28-25-53-71-53-43 0-87 0-130 0-8 0-11 0-11 8 0 4 3 4 10 4 1 0 9 0 15 1 7 0 10 1 10 6 0 2 0 3-1 7-18 69-34 138-52 206zM105 122c7-32 16-64 24-96 3-13 3-14 21-14 16 0 33 0 49 0 34 0 42 23 42 40 0 34-33 70-80 70-19 0-38 0-56 0zM87 250c-6 0-7 0-9 0-3 0-4-1-4-3s0-3 1-9c9-36 19-72 27-107 25 0 49 0 73 0 37 0 44 29 44 45 0 36-34 74-79 74-18 0-35 0-53 0z"><text:p/></draw:path><draw:path draw:style-name="gr3" draw:text-style-name="P28" svg:width="0.0264in" svg:height="0.0547in" svg:x="1.498in" svg:y="0in" svg:viewBox="0 0 68 140" svg:d="M66 24c2-5 2-7 2-9 0-8-7-15-15-15-11 0-14 9-16 13-12 39-23 77-35 117-1 0-1 2-2 4 0 4 9 6 11 6s2 0 4-5c17-37 35-73 51-111z"><text:p/></draw:path><draw:path draw:style-name="gr3" draw:text-style-name="P28" svg:width="0.035in" svg:height="0.1508in" svg:x="1.5445in" svg:y="0.0016in" svg:viewBox="0 0 90 384" svg:d="M90 193c0-31-4-77-25-121-23-48-57-72-61-72-2 0-4 1-4 3 0 1 0 3 8 9 37 39 59 100 59 181 0 65-14 132-61 180-6 6-6 6-6 7 0 2 2 4 4 4 4 0 39-26 62-75 20-43 24-86 24-116z"><text:p/></draw:path></draw:g></text:span><text:span text:style-name="T14">, </text:span><text:span text:style-name="T14"><draw:g text:anchor-type="as-char" svg:y="-0.1134in" draw:z-index="37" draw:name="Shape39" draw:style-name="gr1"><svg:title>TexMaths</svg:title><svg:desc>11§inline§h = \lambda \la a, b \ra \in A \times B. \la f(a), g(b) \ra§svg§600§FALSE§</svg:desc><draw:path draw:style-name="gr2" draw:text-style-name="P27" svg:width="2.0669in" svg:height="0.1354in" svg:x="0.0004in" svg:y="0.0071in" svg:viewBox="0 0 5251 345" svg:d="M0 0c1750 0 3501 0 5251 0 0 115 0 230 0 345-1750 0-3501 0-5251 0 0-115 0-230 0-345z"><text:p/></draw:path><draw:path draw:style-name="gr3" draw:text-style-name="P28" svg:width="0.0744in" svg:height="0.1059in" svg:x="0.0008in" svg:y="0.0083in" svg:viewBox="0 0 190 270" svg:d="M90 3c-2-1 0-3-5-3-9 0-37 2-48 3-2 0-6 1-6 8 0 4 3 4 9 4 18 0 19 4 19 7 0 2-1 6-1 8-18 73-37 147-56 221-2 6-2 6-2 9 0 9 8 10 12 10 6 0 12-5 14-10 3-9 5-19 7-29 3-11 6-23 9-35 2-8 4-15 6-24 2-2 4-16 5-18 1-3 13-25 26-35 8-7 19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3" draw:text-style-name="P28" svg:width="0.1004in" svg:height="0.035in" svg:x="0.1311in" svg:y="0.057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28" svg:width="0.0748in" svg:height="0.1063in" svg:x="0.2913in" svg:y="0.0083in" svg:viewBox="0 0 191 271" svg:d="M117 154c16 40 35 99 40 108 7 8 10 8 21 8 4 0 6 0 9 0s4-2 4-4c0-1-1-2-2-3-4-4-6-10-9-17-26-73-52-147-79-220-7-22-28-26-47-26-2 0-7 0-7 3 0 4 3 4 4 5 13 2 15 4 25 31 12 34 25 69 37 104-35 35-71 69-106 105-5 4-7 6-7 12s4 11 11 11c6 0 10-5 13-8 31-36 62-73 93-109z"><text:p/></draw:path><draw:path draw:style-name="gr3" draw:text-style-name="P28" svg:width="0.0335in" svg:height="0.1508in" svg:x="0.389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28" svg:width="0.0693in" svg:height="0.0681in" svg:x="0.4374in" svg:y="0.0461in" svg:viewBox="0 0 177 174" svg:d="M129 24c-8-14-19-24-37-24-45 0-92 56-92 112 0 37 21 62 51 62 7 0 27-1 50-29 4 17 17 29 35 29 14 0 22-9 29-21 7-14 12-37 12-38 0-4-4-4-5-4-4 0-4 1-6 7-6 25-13 48-28 48-11 0-13-10-13-17 0-9 2-12 6-29s4-21 9-35c4-19 9-37 13-54 3-11 3-11 3-13 0-7-5-10-12-10-9 0-14 9-15 16zM103 124c-2 7-2 8-7 15-18 21-33 27-44 27-19 0-24-22-24-36 0-20 12-67 20-85 13-23 30-37 46-37 25 0 29 32 29 34s0 4-1 6c-6 26-12 51-19 76z"><text:p/></draw:path><draw:path draw:style-name="gr3" draw:text-style-name="P28" svg:width="0.0173in" svg:height="0.0453in" svg:x="0.5248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28" svg:width="0.0555in" svg:height="0.1059in" svg:x="0.5866in" svg:y="0.0083in" svg:viewBox="0 0 142 270" svg:d="M75 3c-2-1 0-3-6-3-8 0-37 2-47 3-3 0-8 1-8 8 0 4 5 4 10 4 19 0 19 4 19 7s-3 17-6 24c-9 42-20 84-30 126-6 20-7 24-7 37 0 38 21 61 50 61 45 0 92-58 92-111 0-36-20-62-51-62-18 0-34 11-45 23 10-40 19-78 29-117zM37 150c4-9 4-10 7-15 19-24 36-30 46-30 15 0 24 12 24 36 0 23-13 66-19 81-12 26-31 40-45 40s-27-11-27-40c0-6 0-14 7-37 2-12 5-24 7-35z"><text:p/></draw:path><draw:path draw:style-name="gr3" draw:text-style-name="P28" svg:width="0.0335in" svg:height="0.1508in" svg:x="0.6531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28" svg:width="0.0756in" svg:height="0.087in" svg:x="0.7591in" svg:y="0.0311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28" svg:width="0.1039in" svg:height="0.1079in" svg:x="0.8953in" svg:y="0.0047in" svg:viewBox="0 0 265 275" svg:d="M55 230c-15 27-30 32-47 33-5 0-8 0-8 8 0 2 2 4 4 4 11 0 24-2 35-2 12 0 25 2 38 2 2 0 7 0 7-7 0-5-4-5-6-5-9-1-19-4-19-14 0-5 3-9 6-14 10-16 20-32 30-48 32 0 65 0 96 0 2 7 7 60 7 63 0 12-21 13-29 13-5 0-8 0-8 8 0 4 4 4 5 4 16 0 32-2 49-2 9 0 34 2 42 2 4 0 8 0 8-9 0-3-4-3-9-3-24 0-24-3-25-14-8-79-16-160-24-240 0-8 0-9-7-9-6 0-7 2-10 7-45 74-90 149-135 223zM102 175c26-43 51-86 76-128 5 42 8 85 12 128-29 0-58 0-88 0z"><text:p/></draw:path><draw:path draw:style-name="gr3" draw:text-style-name="P28" svg:width="0.0728in" svg:height="0.0724in" svg:x="1.0598in" svg:y="0.0398in" svg:viewBox="0 0 186 185" svg:d="M94 81c-26-25-52-50-77-75-6-6-6-6-9-6-5 0-8 3-8 8 0 2 0 3 4 7 27 26 52 51 79 77-27 26-52 51-79 78-4 4-4 5-4 7 0 5 3 8 8 8 3 0 3 0 9-6 25-25 50-50 75-76 27 27 54 53 81 80 1 1 3 2 5 2 6 0 8-3 8-8 0-2 0-2-1-4-27-28-62-61-80-81 23-24 47-47 70-70 2-2 8-8 10-10 0-1 1-2 1-4 0-5-2-8-8-8-2 0-4 1-9 6-25 25-50 50-75 75z"><text:p/></draw:path><draw:path draw:style-name="gr3" draw:text-style-name="P28" svg:width="0.1083in" svg:height="0.1031in" svg:x="1.1961in" svg:y="0.0098in" svg:viewBox="0 0 276 263" svg:d="M46 232c-4 16-5 19-35 19-7 0-11 0-11 8 0 4 3 4 11 4 46 0 91 0 138 0 61 0 106-46 106-82 0-28-22-51-59-54 39-8 80-37 80-73 0-29-25-54-71-54-43 0-87 0-130 0-8 0-11 0-11 8 0 4 3 4 10 4 1 0 9 0 15 1 7 1 10 1 10 7 0 1 0 2-1 6-18 69-34 138-52 206zM105 122c7-32 16-63 24-94 3-15 3-16 21-16 16 0 33 0 49 0 34 0 42 23 42 40 0 34-33 70-80 70-19 0-38 0-56 0zM87 251c-6 0-7 0-9-1-3 0-4 0-4-3 0-1 0-3 1-9 9-35 19-72 27-107 25 0 49 0 73 0 37 0 44 29 44 45 0 38-34 75-79 75-18 0-35 0-53 0z"><text:p/></draw:path><draw:path draw:style-name="gr3" draw:text-style-name="P28" svg:width="0.0157in" svg:height="0.0161in" svg:x="1.326in" svg:y="0.0972in" svg:viewBox="0 0 41 42" svg:d="M41 21c0-11-10-21-21-21-12 0-20 10-20 21s8 21 20 21c11 0 21-10 21-21z"><text:p/></draw:path><draw:path draw:style-name="gr3" draw:text-style-name="P28" svg:width="0.0335in" svg:height="0.1508in" svg:x="1.3717in" svg:y="0in" svg:viewBox="0 0 86 384" svg:d="M85 14c1-4 1-4 1-6 0-5-3-8-8-8-3 0-5 2-9 9-22 58-45 118-67 177-1 2-2 4-2 7 0 0 0 1 2 5 22 60 45 119 67 177 3 4 4 9 9 9s8-3 8-7c0-2 0-3-1-7-23-60-46-119-70-177 24-60 47-119 70-179z"><text:p/></draw:path><draw:path draw:style-name="gr3" draw:text-style-name="P28" svg:width="0.0756in" svg:height="0.137in" svg:x="1.4224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28" svg:width="0.0346in" svg:height="0.1508in" svg:x="1.5205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28" svg:width="0.0693in" svg:height="0.0681in" svg:x="1.5701in" svg:y="0.0461in" svg:viewBox="0 0 177 174" svg:d="M129 24c-7-14-18-24-35-24-46 0-94 56-94 112 0 37 22 62 52 62 7 0 27-1 50-29 4 17 17 29 36 29 13 0 22-9 28-21 7-14 11-37 11-38 0-4-3-4-4-4-4 0-5 1-6 7-6 25-13 48-28 48-11 0-12-10-12-17 0-9 1-12 5-29 3-17 4-21 8-35 4-19 10-37 14-54 2-11 2-11 2-13 0-7-4-10-11-10-9 0-14 9-16 16zM105 124c-3 7-3 8-8 15-18 21-33 27-44 27-20 0-25-22-25-36 0-20 13-67 22-85 12-23 28-37 45-37 24 0 29 32 29 34s0 4-1 6c-6 26-12 51-18 76z"><text:p/></draw:path><draw:path draw:style-name="gr3" draw:text-style-name="P28" svg:width="0.035in" svg:height="0.1508in" svg:x="1.6531in" svg:y="0in" svg:viewBox="0 0 90 384" svg:d="M90 193c0-30-4-77-25-120-24-48-57-73-61-73-2 0-4 1-4 3 0 3 0 3 8 10 37 38 59 99 59 180 0 65-14 132-61 181-6 5-6 5-6 6 0 3 2 4 4 4 4 0 39-26 62-75 20-43 24-85 24-116z"><text:p/></draw:path><draw:path draw:style-name="gr3" draw:text-style-name="P28" svg:width="0.0173in" svg:height="0.0453in" svg:x="1.7169in" svg:y="0.0972in" svg:viewBox="0 0 45 116" svg:d="M45 41c0-26-10-41-24-41-13 0-21 10-21 21 0 10 8 21 21 21 4 0 9-2 13-6 1-1 1-1 2-1 0 2 0 0 0 6 0 28-12 51-25 65-4 3-4 4-4 5 0 4 1 5 3 5 4 0 35-30 35-75z"><text:p/></draw:path><draw:path draw:style-name="gr3" draw:text-style-name="P28" svg:width="0.0697in" svg:height="0.0972in" svg:x="1.7736in" svg:y="0.0461in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8 6-20 14-32 14-19 0-24-20-24-35 0-19 11-65 21-84 11-20 27-35 44-35 25 0 30 32 30 34 0 1-1 3-1 5-6 25-12 49-18 74z"><text:p/></draw:path><draw:path draw:style-name="gr3" draw:text-style-name="P28" svg:width="0.035in" svg:height="0.1508in" svg:x="1.8646in" svg:y="0in" svg:viewBox="0 0 90 384" svg:d="M90 380c0-1 0-1-6-8-49-48-62-121-62-179 0-67 15-135 63-183 5-4 5-4 5-7 0-2-2-3-4-3-5 0-39 26-62 75-20 43-24 86-24 118 0 28 4 76 25 119 23 47 56 72 61 72 2 0 4-1 4-4z"><text:p/></draw:path><draw:path draw:style-name="gr3" draw:text-style-name="P28" svg:width="0.0559in" svg:height="0.1059in" svg:x="1.9157in" svg:y="0.0083in" svg:viewBox="0 0 143 270" svg:d="M75 3c-2-1 0-3-6-3-8 0-36 2-47 3-2 0-7 1-7 8 0 4 4 4 9 4 19 0 20 4 20 7s-3 17-5 24c-11 42-21 84-32 126-5 20-7 24-7 37 0 38 21 61 50 61 45 0 93-58 93-111 0-36-21-62-52-62-17 0-34 11-45 23 10-40 19-78 29-117zM39 150c2-9 2-10 5-15 19-24 36-30 46-30 15 0 24 12 24 36 0 23-12 66-19 81-12 26-30 40-45 40-14 0-27-11-27-40 0-6 0-14 7-37 3-12 5-24 9-35z"><text:p/></draw:path><draw:path draw:style-name="gr3" draw:text-style-name="P28" svg:width="0.0346in" svg:height="0.1508in" svg:x="1.9831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28" svg:width="0.0335in" svg:height="0.1508in" svg:x="2.0417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14">, נוכיח </text:span><text:span text:style-name="T14"><draw:g text:anchor-type="as-char" svg:y="-0.1063in" draw:z-index="38" draw:name="Shape40" draw:style-name="gr1"><svg:title>TexMaths</svg:title><svg:desc>11§inline§h§svg§600§FALSE§</svg:desc><draw:path draw:style-name="gr2" draw:text-style-name="P27" svg:width="0.0665in" svg:height="0.0906in" svg:x="0.0004in" svg:y="0.0071in" svg:viewBox="0 0 170 231" svg:d="M0 0c56 0 114 0 170 0 0 77 0 154 0 231-56 0-114 0-170 0 0-77 0-154 0-231z"><text:p/></draw:path><draw:path draw:style-name="gr3" draw:text-style-name="P28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14"><text:s/>זיווג (זה אמור היות קל אז אנחנו לא עושים את זה בכיתה). </text:span></text:p>
        </text:list-item>
        <text:list-item>
          <text:p text:style-name="P24"><text:span text:style-name="T2">נוכיח </text:span><text:span text:style-name="T2"><draw:g text:anchor-type="as-char" svg:y="-0.1134in" draw:z-index="40" draw:name="Shape41" draw:style-name="gr1"><svg:title>TexMaths</svg:title><svg:desc>11§inline§|A \to B| = |A \to B|§svg§600§FALSE§</svg:desc><draw:path draw:style-name="gr2" draw:text-style-name="P27" svg:width="1.285in" svg:height="0.1358in" svg:x="0.0004in" svg:y="0.0071in" svg:viewBox="0 0 3265 346" svg:d="M1633 346c-544 0-1089 0-1633 0 0-116 0-230 0-346 1089 0 2177 0 3265 0 0 116 0 230 0 346-544 0-1088 0-1632 0z"><text:p/></draw:path><draw:path draw:style-name="gr3" draw:text-style-name="P28" svg:width="0.0055in" svg:height="0.1512in" svg:x="0.011in" svg:y="0in" svg:viewBox="0 0 15 385" svg:d="M15 14c0-6 0-14-7-14-8 0-8 8-8 14 0 119 0 238 0 357 0 7 0 14 8 14 7 0 7-7 7-14 0-119 0-238 0-357z"><text:p/></draw:path><draw:path draw:style-name="gr3" draw:text-style-name="P28" svg:width="0.1039in" svg:height="0.1079in" svg:x="0.0402in" svg:y="0.0043in" svg:viewBox="0 0 265 275" svg:d="M56 231c-15 26-31 31-47 32-6 1-9 1-9 8 0 2 2 4 5 4 10 0 22-1 33-1 14 0 27 1 39 1 2 0 8 0 8-7 0-4-4-5-7-5-9 0-18-3-18-13 0-4 3-9 6-14 10-17 19-32 29-49 31 0 64 0 96 0 1 9 7 60 7 64 0 11-20 12-28 12-5 0-9 0-9 8 0 4 3 3 5 4 17 0 33-1 48-1 10 0 35 1 44 1 3 0 7 0 7-7 0-5-3-5-9-5-24 0-24-2-25-13-8-79-15-160-23-240-1-8-1-10-8-10-5 0-8 3-10 7-45 74-89 149-134 224zM102 175c26-43 51-85 76-127 5 42 8 84 12 127-29 0-58 0-88 0z"><text:p/></draw:path><draw:path draw:style-name="gr3" draw:text-style-name="P28" svg:width="0.1346in" svg:height="0.0787in" svg:x="0.1996in" svg:y="0.0362in" svg:viewBox="0 0 343 201" svg:d="M301 109c-21 15-32 32-35 36-16 27-20 51-20 52 0 4 5 4 8 4 7 0 7-1 8-7 10-38 32-71 76-88 4-1 5-4 5-6 0-3-2-3-3-3-17-7-64-27-78-91-1-5-1-6-8-6-3 0-8 0-8 4 0 2 4 26 20 51 8 12 19 25 35 37-95 0-191 0-287 0-6 0-14-1-14 8 0 8 8 9 14 9 96 0 192 0 287 0z"><text:p/></draw:path><draw:path draw:style-name="gr3" draw:text-style-name="P28" svg:width="0.1083in" svg:height="0.1028in" svg:x="0.3921in" svg:y="0.0098in" svg:viewBox="0 0 276 262" svg:d="M45 232c-3 15-4 18-35 18-7 0-10 0-10 8 0 4 3 4 10 4 46 0 92 0 138 0 61 0 107-45 107-83 0-27-23-49-60-53 40-8 81-37 81-73 0-29-26-53-73-53-42 0-86 0-129 0-8 0-11 0-11 8 0 4 3 4 11 4 4 0 7 0 14 0 7 1 11 1 11 7 0 1-1 2-2 7-18 69-34 138-52 206zM103 122c8-32 17-64 25-96 3-13 4-14 20-14 17 0 33 0 50 0 34 0 43 22 43 40 0 34-34 70-82 70-18 0-37 0-56 0zM86 250c-6 0-6 0-8 0-4 0-5-1-5-4 0-2 0-2 2-9 9-36 17-71 26-106 24 0 49 0 73 0 37 0 45 28 45 45 0 36-34 74-80 74-18 0-36 0-53 0z"><text:p/></draw:path><draw:path draw:style-name="gr3" draw:text-style-name="P28" svg:width="0.0055in" svg:height="0.1512in" svg:x="0.5272in" svg:y="0in" svg:viewBox="0 0 15 385" svg:d="M15 14c0-6 0-14-7-14-8 0-8 8-8 14 0 119 0 238 0 357 0 7 0 14 8 14 7 0 7-7 7-14 0-119 0-238 0-357z"><text:p/></draw:path><draw:path draw:style-name="gr3" draw:text-style-name="P28" svg:width="0.1008in" svg:height="0.0354in" svg:x="0.602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28" svg:width="0.0055in" svg:height="0.1512in" svg:x="0.7717in" svg:y="0in" svg:viewBox="0 0 15 385" svg:d="M15 14c0-6 0-14-7-14-8 0-8 8-8 14 0 119 0 238 0 357 0 7 0 14 8 14 7 0 7-7 7-14 0-119 0-238 0-357z"><text:p/></draw:path><draw:path draw:style-name="gr3" draw:text-style-name="P28" svg:width="0.1039in" svg:height="0.1079in" svg:x="0.8012in" svg:y="0.0043in" svg:viewBox="0 0 265 275" svg:d="M56 231c-15 26-31 31-48 32-5 1-8 1-8 8 0 2 2 4 5 4 10 0 22-1 33-1 13 0 27 1 39 1 2 0 8 0 8-7 0-4-5-5-7-5-9 0-19-3-19-13 0-4 4-9 6-14 10-17 20-32 30-49 31 0 64 0 96 0 1 9 7 60 7 64 0 11-20 12-28 12-5 0-9 0-9 8 0 4 4 4 5 4 15 0 33-1 48-1 10 0 35 1 44 1 3 0 7 0 7-7 0-5-3-5-9-5-24 0-24-2-25-13-8-79-15-160-23-240-1-8-1-10-8-10-6 0-8 3-10 7-45 74-89 149-134 224zM102 175c26-43 51-85 76-127 5 42 8 84 12 127-29 0-58 0-88 0z"><text:p/></draw:path><draw:path draw:style-name="gr3" draw:text-style-name="P28" svg:width="0.1346in" svg:height="0.0787in" svg:x="0.9602in" svg:y="0.0362in" svg:viewBox="0 0 343 201" svg:d="M301 109c-21 15-32 32-35 36-17 27-20 51-20 52 0 4 5 4 8 4 7 0 7-1 8-7 9-38 32-71 76-88 4-1 5-4 5-6 0-3-2-3-3-3-17-7-64-27-78-91-1-5-1-6-8-6-3 0-8 0-8 4 0 2 4 26 20 51 8 12 19 25 35 37-95 0-191 0-287 0-7 0-14-1-14 8 0 8 7 9 14 9 96 0 192 0 287 0z"><text:p/></draw:path><draw:path draw:style-name="gr3" draw:text-style-name="P28" svg:width="0.1079in" svg:height="0.1028in" svg:x="1.1531in" svg:y="0.0098in" svg:viewBox="0 0 275 262" svg:d="M45 232c-4 15-4 18-35 18-7 0-10 0-10 8 0 4 3 4 10 4 46 0 91 0 137 0 62 0 107-45 107-83 0-27-22-49-59-53 40-8 80-37 80-73 0-29-25-53-72-53-42 0-86 0-129 0-8 0-11 0-11 8 0 4 3 4 11 4 4 0 7 0 14 0 7 1 10 1 10 7 0 1 0 2-1 7-18 69-34 138-52 206zM103 122c8-32 17-64 25-96 3-13 4-14 20-14 17 0 33 0 50 0 34 0 42 22 42 40 0 34-33 70-81 70-18 0-37 0-56 0zM86 250c-6 0-6 0-8 0-4 0-5-1-5-4 0-2 0-2 2-9 9-36 17-71 26-106 24 0 49 0 73 0 37 0 45 28 45 45 0 36-35 74-80 74-18 0-36 0-53 0z"><text:p/></draw:path><draw:path draw:style-name="gr3" draw:text-style-name="P28" svg:width="0.0055in" svg:height="0.1512in" svg:x="1.2878in" svg:y="0in" svg:viewBox="0 0 15 385" svg:d="M15 14c0-6 0-14-7-14-8 0-8 8-8 14 0 119 0 238 0 357 0 7 0 14 8 14 7 0 7-7 7-14 0-119 0-238 0-357z"><text:p/></draw:path></draw:g></text:span><text:span text:style-name="T2">. נגדיר </text:span><text:span text:style-name="T2"><draw:g text:anchor-type="as-char" svg:y="-0.1252in" draw:z-index="41" draw:name="Shape42" draw:style-name="gr1"><svg:title>TexMaths</svg:title><svg:desc>11§inline§\varphi \colon (A \to B) \to (A' \to B'), \varphi = \lambda h \in A \to B. g \circ h \circ f ^{-1}§svg§600§FALSE§</svg:desc><draw:path draw:style-name="gr2" draw:text-style-name="P27" svg:width="3.6382in" svg:height="0.1476in" svg:x="0.0004in" svg:y="0.0071in" svg:viewBox="0 0 9242 376" svg:d="M4622 376c-1541 0-3081 0-4622 0 0-126 0-250 0-376 3081 0 6161 0 9242 0 0 126 0 250 0 376-1540 0-3080 0-4620 0z"><text:p/></draw:path><draw:path draw:style-name="gr3" draw:text-style-name="P28" svg:width="0.0862in" svg:height="0.1in" svg:x="0.0004in" svg:y="0.0579in" svg:viewBox="0 0 220 255" svg:d="M46 236c-1 5-2 6-2 8 0 8 8 11 11 11 2 0 11-1 14-11 1-2 4-16 15-70 3 1 5 1 12 1 65 0 124-60 124-121 0-31-15-54-44-54-56 0-79 75-102 151-42-8-64-30-64-57 0-11 9-54 32-81 3-3 2-3 3-4 0-2-1-5-4-5-11 0-41 57-41 94s25 64 67 74c-7 21-14 43-21 64zM99 153c-2 0-3 0-7-1-4 0-4 0-4-1s7-36 8-42c11-49 41-86 76-86 26 0 37 21 37 39 0 44-50 91-110 91z"><text:p/></draw:path><draw:path draw:style-name="gr3" draw:text-style-name="P28" svg:width="0.0161in" svg:height="0.0654in" svg:x="0.122in" svg:y="0.0602in" svg:viewBox="0 0 42 167" svg:d="M42 21c0-11-10-21-21-21s-21 10-21 21 10 20 21 20 21-9 21-20zM42 147c0-12-10-21-21-21s-21 9-21 21c0 11 10 20 21 20s21-9 21-20z"><text:p/></draw:path><draw:path draw:style-name="gr3" draw:text-style-name="P28" svg:width="0.0346in" svg:height="0.1516in" svg:x="0.2173in" svg:y="0.011in" svg:viewBox="0 0 89 386" svg:d="M89 382c0-1 0-1-7-8-48-50-60-122-60-180 0-67 14-134 63-183 4-4 4-5 4-7 0-3-1-4-3-4-5 0-39 26-62 76-20 42-24 85-24 118 0 29 4 75 25 119 23 48 56 73 61 73 2 0 3-1 3-4z"><text:p/></draw:path><draw:path draw:style-name="gr3" draw:text-style-name="P28" svg:width="0.1039in" svg:height="0.1083in" svg:x="0.2669in" svg:y="0.0161in" svg:viewBox="0 0 265 276" svg:d="M55 232c-15 25-30 31-47 32-5 1-8 1-8 7 0 3 2 5 4 5 11 0 23-1 34-1 13 0 27 1 39 1 2 0 7 0 7-7 0-4-4-5-6-5-9 0-19-4-19-14 0-4 3-8 6-14 10-15 20-32 30-48 31 0 64 0 96 0 1 8 7 59 7 64 0 11-21 12-29 12-4 0-8 0-8 7 0 5 4 5 5 5 15 0 32-1 48-1 10 0 35 1 44 1 3 0 7 0 7-8 0-4-4-4-9-4-24 0-24-3-25-14-8-79-15-160-23-240-1-8-1-10-8-10-6 0-8 3-10 7-45 75-90 150-135 225zM102 175c26-43 51-85 76-126 5 41 8 83 12 126-29 0-58 0-88 0z"><text:p/></draw:path><draw:path draw:style-name="gr3" draw:text-style-name="P28" svg:width="0.1346in" svg:height="0.0791in" svg:x="0.426in" svg:y="0.048in" svg:viewBox="0 0 343 202" svg:d="M301 109c-22 16-32 32-35 37-17 26-13 34-20 51 0 5 5 5 8 5 7 0 7-1 8-8 9-37 32-70 76-88 4-1 5-2 5-4 0-4-2-5-3-5-17-7-64-26-78-91-1-5-1-6-8-6-3 0-8 0-8 4 0 2 4 26 19 52 8 11 20 25 36 38-95 0-191 0-287 0-7 0-14 0-14 8 0 7 7 7 14 7 96 0 192 0 287 0z"><text:p/></draw:path><draw:path draw:style-name="gr3" draw:text-style-name="P28" svg:width="0.1083in" svg:height="0.1031in" svg:x="0.6185in" svg:y="0.022in" svg:viewBox="0 0 276 263" svg:d="M46 233c-4 15-4 17-35 17-7 0-11 0-11 8 0 5 4 5 11 5 46 0 91 0 137 0 62 0 107-45 107-82 0-29-22-51-59-55 39-8 80-36 80-73 0-29-25-53-71-53-43 0-87 0-130 0-8 0-11 0-11 8 0 4 3 4 11 4 4 0 7 0 14 0 7 1 10 2 10 7 0 1 0 3-1 7-18 69-34 138-52 207zM104 122c8-32 17-64 25-96 3-13 4-14 21-14 16 0 33 0 49 0 34 0 42 22 42 40 0 34-33 70-80 70-19 0-38 0-57 0zM87 250c-6 0-6 0-9 0s-4-1-4-4c0-1 0-1 2-9 9-35 17-70 26-106 24 0 49 0 73 0 37 0 45 29 45 46 0 37-35 73-80 73-18 0-36 0-53 0z"><text:p/></draw:path><draw:path draw:style-name="gr3" draw:text-style-name="P28" svg:width="0.0346in" svg:height="0.1516in" svg:x="0.7441in" svg:y="0.011in" svg:viewBox="0 0 89 386" svg:d="M89 194c0-31-3-77-25-121-23-48-56-73-61-73-2 0-3 2-3 4s0 3 8 9c37 39 59 100 59 181 0 65-14 133-63 181-4 6-4 6-4 7 0 2 1 4 3 4 5 0 40-26 62-76 20-42 24-85 24-116z"><text:p/></draw:path><draw:path draw:style-name="gr3" draw:text-style-name="P28" svg:width="0.135in" svg:height="0.0791in" svg:x="0.8449in" svg:y="0.048in" svg:viewBox="0 0 344 202" svg:d="M301 109c-21 16-32 32-34 37-17 26-14 34-21 51 0 5 5 5 8 5 7 0 7-1 9-8 9-37 32-70 75-88 4-1 6-2 6-4 0-4-2-4-3-5-18-7-64-26-79-91-1-5-1-6-8-6-3 0-8 0-8 4 0 2 4 26 20 52 8 11 19 25 35 38-95 0-191 0-287 0-6 0-14 0-14 8 0 7 8 7 14 7 96 0 192 0 287 0z"><text:p/></draw:path><draw:path draw:style-name="gr3" draw:text-style-name="P28" svg:width="0.0346in" svg:height="0.1516in" svg:x="1.0465in" svg:y="0.011in" svg:viewBox="0 0 89 386" svg:d="M89 382c0-1 0-1-5-8-49-50-62-122-62-180 0-67 15-134 63-183 4-4 4-5 4-7 0-3-1-4-3-4-5 0-39 26-62 76-20 42-24 85-24 118 0 29 4 75 25 119 23 48 56 73 61 73 2 0 3-1 3-4z"><text:p/></draw:path><draw:path draw:style-name="gr3" draw:text-style-name="P28" svg:width="0.1039in" svg:height="0.1083in" svg:x="1.0957in" svg:y="0.0161in" svg:viewBox="0 0 265 276" svg:d="M56 232c-15 25-31 31-47 32-6 1-9 1-9 7 0 3 2 5 5 5 10 0 22-1 33-1 14 0 27 1 39 1 2 0 8 0 8-7 0-4-4-5-7-5-9 0-18-4-18-14 0-4 3-8 6-14 10-15 19-32 29-48 31 0 64 0 96 0 1 8 7 59 7 64 0 11-20 12-28 12-5 0-9 0-9 7 0 5 3 4 5 5 17 0 33-1 48-1 10 0 35 1 44 1 3 0 7 0 7-8 0-4-3-4-9-4-24 0-24-3-25-14-8-79-15-160-23-240-1-8-1-10-8-10-5 0-8 3-10 7-45 75-89 150-134 225zM102 175c26-43 51-85 76-126 5 41 8 83 12 126-29 0-58 0-88 0z"><text:p/></draw:path><draw:path draw:style-name="gr3" draw:text-style-name="P28" svg:width="0.0264in" svg:height="0.0547in" svg:x="1.2094in" svg:y="0.0102in" svg:viewBox="0 0 68 140" svg:d="M66 23c2-4 2-6 2-9 0-7-8-14-16-14-10 0-14 9-15 12-12 40-24 78-36 118 0 1-1 3-1 5 0 3 9 5 11 5s2 0 3-4c18-38 34-75 52-113z"><text:p/></draw:path><draw:path draw:style-name="gr3" draw:text-style-name="P28" svg:width="0.1346in" svg:height="0.0791in" svg:x="1.298in" svg:y="0.048in" svg:viewBox="0 0 343 202" svg:d="M301 109c-22 16-32 32-35 37-17 26-14 34-21 51 0 5 6 5 8 5 7 0 8-1 9-8 9-37 32-70 76-88 4-1 5-2 5-4 0-4-2-5-3-5-17-7-64-26-78-91-1-5-2-6-9-6-2 0-8 0-8 4 0 2 5 26 20 52 8 11 20 25 36 38-95 0-191 0-287 0-7 0-14 0-14 8 0 7 7 7 14 7 96 0 192 0 287 0z"><text:p/></draw:path><draw:path draw:style-name="gr3" draw:text-style-name="P28" svg:width="0.1083in" svg:height="0.1031in" svg:x="1.4902in" svg:y="0.022in" svg:viewBox="0 0 276 263" svg:d="M46 233c-4 15-4 17-35 17-7 0-11 0-11 8 0 5 4 5 11 5 46 0 91 0 137 0 62 0 107-45 107-82 0-29-22-51-59-55 39-8 80-36 80-73 0-29-25-53-71-53-43 0-87 0-130 0-8 0-11 0-11 8 0 4 3 4 10 4 1 0 8 0 15 0 7 1 10 2 10 7 0 1 0 3-1 7-18 69-34 138-52 207zM104 122c8-32 17-64 25-96 3-13 4-14 21-14 16 0 33 0 49 0 34 0 42 22 42 40 0 34-33 70-80 70-19 0-38 0-57 0zM87 250c-6 0-7 0-9 0-3 0-4-1-4-4 0-1 0-1 2-9 9-35 17-70 26-106 24 0 49 0 73 0 37 0 45 29 45 46 0 37-35 73-80 73-18 0-36 0-53 0z"><text:p/></draw:path><draw:path draw:style-name="gr3" draw:text-style-name="P28" svg:width="0.026in" svg:height="0.0547in" svg:x="1.6122in" svg:y="0.0102in" svg:viewBox="0 0 67 140" svg:d="M65 23c2-4 2-6 2-9 0-7-8-14-15-14-11 0-14 9-16 12-12 40-23 78-35 118 0 1-1 3-1 5 0 3 8 5 10 5s2 0 4-4c17-38 34-75 51-113z"><text:p/></draw:path><draw:path draw:style-name="gr3" draw:text-style-name="P28" svg:width="0.035in" svg:height="0.1516in" svg:x="1.6583in" svg:y="0.011in" svg:viewBox="0 0 90 386" svg:d="M90 194c0-31-4-77-25-121-23-48-57-73-61-73-2 0-4 2-4 4s0 3 8 9c37 39 60 100 60 181 0 65-14 133-63 181-5 6-5 6-5 7 0 2 2 4 4 4 4 0 39-26 62-76 20-42 24-85 24-116z"><text:p/></draw:path><draw:path draw:style-name="gr3" draw:text-style-name="P28" svg:width="0.0173in" svg:height="0.0453in" svg:x="1.7217in" svg:y="0.1098in" svg:viewBox="0 0 45 116" svg:d="M45 41c0-26-9-41-24-41-13 0-21 10-21 21 0 10 8 20 21 20 4 0 10-1 13-5 1-1 1-1 2-1 0 3 1 0 1 6 0 29-14 52-26 64-4 4-4 5-4 6 0 3 2 5 3 5 4 0 35-30 35-75z"><text:p/></draw:path><draw:path draw:style-name="gr3" draw:text-style-name="P28" svg:width="0.0862in" svg:height="0.1in" svg:x="1.7843in" svg:y="0.0579in" svg:viewBox="0 0 220 255" svg:d="M46 236c-1 5-2 6-2 8 0 8 8 11 11 11 2 0 11-1 14-11 1-2 4-16 15-70 3 1 5 1 12 1 65 0 124-60 124-121 0-31-15-54-44-54-56 0-79 75-102 151-42-8-64-30-64-57 0-11 9-54 32-81 3-3 2-3 3-4 0-2-1-5-4-5-11 0-41 57-41 94s25 64 67 74c-7 21-14 43-21 64zM99 153c-2 0-3 0-7-1-4 0-4 0-4-1s7-36 8-42c11-49 41-86 76-86 26 0 37 21 37 39 0 44-50 91-110 91z"><text:p/></draw:path><draw:path draw:style-name="gr3" draw:text-style-name="P28" svg:width="0.1008in" svg:height="0.035in" svg:x="1.9264in" svg:y="0.0697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28" svg:width="0.0748in" svg:height="0.1071in" svg:x="2.0866in" svg:y="0.0197in" svg:viewBox="0 0 191 273" svg:d="M118 156c15 40 34 98 40 107 7 8 10 8 21 8 2 0 6 0 8 0 4 0 4-2 4-3s-1-2-2-4c-3-4-5-10-9-18-26-73-51-146-78-218-9-22-29-28-47-28-2 0-8 0-8 4s4 4 5 4c12 2 15 5 24 31 13 35 25 70 38 106-35 35-71 70-106 104-6 5-8 7-8 12 0 7 5 12 12 12 6 0 10-5 12-9 31-37 63-72 94-108z"><text:p/></draw:path><draw:path draw:style-name="gr3" draw:text-style-name="P28" svg:width="0.074in" svg:height="0.1063in" svg:x="2.1756in" svg:y="0.0197in" svg:viewBox="0 0 189 271" svg:d="M89 4c-1-1 0-4-4-4-9 0-38 3-48 4-3 0-7 0-7 8 0 5 3 5 10 5 18 0 18 2 18 6 0 2-1 6-1 8-19 74-37 148-56 222-1 4-1 5-1 7 0 9 8 11 11 11 7 0 12-4 14-10 2-9 6-19 8-29 3-11 5-22 9-33 2-9 4-18 5-27 1-2 5-14 5-16 1-5 13-26 26-37 9-5 21-13 37-13 17 0 21 13 21 27 0 20-14 63-24 87-3 7-4 12-4 19 0 19 13 32 31 32 36 0 50-55 50-58s-3-3-4-3c-4 0-4 1-6 6-5 19-18 47-39 47-7 0-9-4-9-13s3-18 6-27c7-16 24-62 24-84 0-25-16-42-44-42-25 0-43 12-58 30 10-41 20-82 30-123z"><text:p/></draw:path><draw:path draw:style-name="gr3" draw:text-style-name="P28" svg:width="0.076in" svg:height="0.0874in" svg:x="2.3098in" svg:y="0.0433in" svg:viewBox="0 0 194 223" svg:d="M179 120c7 0 15 0 15-7 0-8-8-8-15-8-55 0-109 0-164 0 5-52 50-90 104-90 20 0 40 0 60 0 7 0 15 0 15-7 0-8-8-8-15-8-20 0-40 0-60 0-66 0-119 51-119 113 0 61 53 110 119 110 20 0 40 0 60 0 7 0 15 0 15-7s-8-7-15-7c-20 0-40 0-60 0-54 0-99-37-104-89 55 0 109 0 164 0z"><text:p/></draw:path><draw:path draw:style-name="gr3" draw:text-style-name="P28" svg:width="0.1039in" svg:height="0.1083in" svg:x="2.4465in" svg:y="0.0161in" svg:viewBox="0 0 265 276" svg:d="M55 232c-15 25-30 31-47 32-5 1-8 1-8 7 0 3 2 5 4 5 11 0 23-1 34-1 13 0 27 1 39 1 2 0 7 0 7-7 0-4-4-5-6-5-9 0-19-4-19-14 0-4 3-8 6-14 10-15 20-32 30-48 31 0 64 0 96 0 1 8 7 59 7 64 0 11-21 12-29 12-4 0-8 0-8 7 0 5 4 5 5 5 15 0 32-1 48-1 10 0 35 1 44 1 3 0 7 0 7-8 0-4-4-4-9-4-24 0-24-3-25-14-8-79-15-160-23-240-1-8-1-10-8-10-6 0-8 3-10 7-45 75-90 150-135 225zM102 175c26-43 51-85 76-126 5 41 8 83 12 126-29 0-58 0-88 0z"><text:p/></draw:path><draw:path draw:style-name="gr3" draw:text-style-name="P28" svg:width="0.1346in" svg:height="0.0791in" svg:x="2.6055in" svg:y="0.048in" svg:viewBox="0 0 343 202" svg:d="M301 109c-22 16-32 32-35 37-17 26-13 34-20 51 0 5 5 5 8 5 7 0 7-1 8-8 9-37 32-70 76-88 4-1 5-2 5-4 0-4-2-5-3-5-17-7-64-26-78-91-1-5-1-6-8-6-3 0-8 0-8 4 0 2 4 26 19 52 8 11 20 25 36 38-95 0-191 0-287 0-7 0-14 0-14 8 0 7 7 7 14 7 96 0 192 0 287 0z"><text:p/></draw:path><draw:path draw:style-name="gr3" draw:text-style-name="P28" svg:width="0.1083in" svg:height="0.1031in" svg:x="2.798in" svg:y="0.022in" svg:viewBox="0 0 276 263" svg:d="M46 233c-4 15-4 17-35 17-7 0-11 0-11 8 0 5 4 5 11 5 46 0 91 0 137 0 62 0 107-45 107-82 0-29-22-51-59-55 39-8 80-36 80-73 0-29-25-53-71-53-43 0-87 0-130 0-8 0-11 0-11 8 0 4 3 4 11 4 4 0 7 0 14 0 7 1 10 2 10 7 0 1 0 3-1 7-18 69-34 138-52 207zM104 122c8-32 17-64 25-96 3-13 4-14 21-14 16 0 33 0 49 0 34 0 42 22 42 40 0 34-33 70-80 70-19 0-38 0-57 0zM87 250c-6 0-6 0-9 0s-4-1-4-4c0-1 0-1 2-9 9-35 17-70 26-106 24 0 49 0 73 0 37 0 45 29 45 46 0 37-35 73-80 73-18 0-36 0-53 0z"><text:p/></draw:path><draw:path draw:style-name="gr3" draw:text-style-name="P28" svg:width="0.0157in" svg:height="0.0157in" svg:x="2.928in" svg:y="0.1098in" svg:viewBox="0 0 41 41" svg:d="M41 21c0-12-9-21-20-21s-21 9-21 21c0 11 10 20 21 20s20-9 20-20z"><text:p/></draw:path><draw:path draw:style-name="gr3" draw:text-style-name="P28" svg:width="0.0693in" svg:height="0.0976in" svg:x="2.9594in" svg:y="0.0579in" svg:viewBox="0 0 177 249" svg:d="M176 25c0-2 1-4 1-6 0-7-4-11-11-11-4 0-14 3-16 16-7-14-20-24-36-24-44 0-92 54-92 110 0 39 24 61 52 61 23 0 40-18 45-22-8 34-9 33-13 51-2 4-15 41-55 41-8 0-20 0-31-4 11-3 15-13 15-19s-4-14-14-14c-9 0-21 8-21 22 0 16 14 23 52 23 47 0 76-28 81-52 14-57 29-114 43-172zM125 121c-2 10-11 20-19 28-8 7-20 14-31 14-20 0-26-21-26-36 0-19 11-64 22-84 10-19 27-34 43-34 26 0 31 31 31 33s0 4-1 5c-7 25-12 49-19 74z"><text:p/></draw:path><draw:path draw:style-name="gr3" draw:text-style-name="P28" svg:width="0.0591in" svg:height="0.0587in" svg:x="3.0772in" svg:y="0.0579in" svg:viewBox="0 0 151 150" svg:d="M151 75c0-42-34-75-75-75-42 0-76 34-76 75s34 75 76 75c41 0 75-34 75-75zM76 135c-34 0-61-28-61-60 0-33 27-60 61-60 32 0 59 26 59 60 0 33-27 60-59 60z"><text:p/></draw:path><draw:path draw:style-name="gr3" draw:text-style-name="P28" svg:width="0.074in" svg:height="0.1063in" svg:x="3.1874in" svg:y="0.0197in" svg:viewBox="0 0 189 271" svg:d="M89 4c-1-1 0-4-4-4-9 0-38 3-48 4-3 0-7 0-7 8 0 5 3 5 10 5 18 0 18 2 18 6 0 2-1 6-1 8-19 74-37 148-56 222-1 4-1 5-1 7 0 9 8 11 11 11 7 0 12-4 14-10 2-9 6-19 8-29 3-11 5-22 9-33 2-9 4-18 5-27 1-2 5-14 5-16 1-5 13-26 26-37 9-5 21-13 37-13 17 0 21 13 21 27 0 20-14 63-24 87-3 7-4 12-4 19 0 19 13 32 31 32 36 0 50-55 50-58s-3-3-4-3c-4 0-4 1-6 6-5 19-18 47-39 47-7 0-9-4-9-13s3-18 6-27c7-16 24-62 24-84 0-25-16-42-44-42-25 0-43 12-58 30 10-41 20-82 30-123z"><text:p/></draw:path><draw:path draw:style-name="gr3" draw:text-style-name="P28" svg:width="0.0591in" svg:height="0.0587in" svg:x="3.3087in" svg:y="0.0579in" svg:viewBox="0 0 151 150" svg:d="M151 75c0-42-34-75-75-75-42 0-76 34-76 75s34 75 76 75c41 0 75-34 75-75zM76 135c-34 0-60-28-60-60 0-33 27-60 60-60 32 0 59 26 59 60 0 33-27 60-59 60z"><text:p/></draw:path><draw:path draw:style-name="gr3" draw:text-style-name="P28" svg:width="0.0752in" svg:height="0.1378in" svg:x="3.4185in" svg:y="0.0185in" svg:viewBox="0 0 192 351" svg:d="M121 118c11 0 22 0 33 0 8 0 12 0 12-8 0-4-4-4-11-4-11 0-21 0-32 0 2-16 6-30 8-44 2-8 8-36 10-40 3-8 10-13 17-13 3 0 12 0 20 6-17 3-21 16-21 21 0 9 7 14 15 14 9 0 20-8 20-24 0-17-17-26-34-26-13 0-37 7-48 45-2 9-3 12-13 61-9 0-18 0-27 0-7 0-12 0-12 8 0 4 4 4 11 4 9 0 17 0 26 0-10 51-19 102-29 151-7 38-13 73-34 73-1 0-11 0-18-7 18-1 21-15 21-21 0-8-6-13-14-13-10 0-21 9-21 23 0 18 16 27 32 27 22 0 37-23 44-38 12-24 21-70 22-74 8-39 15-80 23-121z"><text:p/></draw:path><draw:path draw:style-name="gr3" draw:text-style-name="P28" svg:width="0.072in" svg:height="0.0047in" svg:x="3.5126in" svg:y="0.0421in" svg:viewBox="0 0 184 13" svg:d="M173 13c4 0 11 0 11-6 0-7-7-7-11-7-54 0-108 0-162 0-4 0-11 0-11 6 0 7 7 7 11 7 54 0 108 0 162 0z"><text:p/></draw:path><draw:path draw:style-name="gr3" draw:text-style-name="P28" svg:width="0.0386in" svg:height="0.0705in" svg:x="3.6079in" svg:y="0.0004in" svg:viewBox="0 0 99 180" svg:d="M62 8c0-8-2-8-9-8-17 18-42 18-53 18 0 3 0 6 0 10 7 0 24 0 40-8 0 46 0 91 0 138 0 9 0 12-28 12-3 0-7 0-10 0 0 3 0 7 0 10 5 0 39-1 49-1 7 0 41 1 48 1 0-3 0-7 0-10-3 0-8 0-11 0-26 0-26-3-26-12 0-51 0-101 0-150z"><text:p/></draw:path></draw:g></text:span><text:span text:style-name="T2">. </text:span><text:span text:style-name="T15">כדי להוכיח ש־</text:span><text:span text:style-name="T15"><draw:g text:anchor-type="as-char" svg:y="-0.0689in" draw:z-index="42" draw:name="Shape43" draw:style-name="gr1"><svg:title>TexMaths</svg:title><svg:desc>11§inline§\varphi§svg§600§FALSE§</svg:desc><draw:path draw:style-name="gr2" draw:text-style-name="P27" svg:width="0.078in" svg:height="0.0835in" svg:x="0.0004in" svg:y="0.0071in" svg:viewBox="0 0 199 213" svg:d="M0 0c66 0 133 0 199 0 0 72 0 142 0 213-66 0-133 0-199 0 0-71 0-141 0-213z"><text:p/></draw:path><draw:path draw:style-name="gr3" draw:text-style-name="P28" svg:width="0.0858in" svg:height="0.0992in" svg:x="0.0004in" svg:y="0in" svg:viewBox="0 0 219 253" svg:d="M47 234c-3 6-3 6-3 8 0 9 8 11 11 11s10-1 15-10c1-3 3-15 13-70 3 0 7 1 13 1 63 0 123-60 123-121 0-30-15-53-44-53-55 0-79 75-102 148-42-7-63-27-63-56 0-10 9-52 32-79 3-3 3-4 3-5s-1-4-5-4c-10 0-40 57-40 93 0 35 25 64 66 72-6 22-13 43-19 65zM100 151c-4 0-5 0-7 0-6 0-6 0-6-3 3-13 7-34 8-39 12-50 41-87 77-87 26 0 36 21 36 40 0 44-50 89-108 89z"><text:p/></draw:path></draw:g></text:span><text:span text:style-name="T15"> היא זיווג, נוכיח שהיא הפיכה (יש משפט המאפשר את זה). </text:span><text:span text:style-name="T16">נגדיר: </text:span></text:p>
          <text:p text:style-name="P8"><draw:g text:anchor-type="as-char" svg:y="-0.1409in" draw:z-index="43" draw:name="Shape44" draw:style-name="gr1"><svg:title>TexMaths</svg:title><svg:desc>11§inline§\psi \colon (A' \to B') \to (A \to B), \psi = \lambda \tilde{h} \in A' \to B'. g^{-1} \circ \tilde{h} \circ f§svg§600§FALSE§</svg:desc><draw:path draw:style-name="gr2" draw:text-style-name="P27" svg:width="3.7449in" svg:height="0.1626in" svg:x="0.0039in" svg:y="0.0079in" svg:viewBox="0 0 9513 414" svg:d="M0 0c3171 0 6342 0 9513 0 0 138 0 276 0 414-3171 0-6342 0-9513 0 0-138 0-276 0-414z"><text:p/></draw:path><draw:path draw:style-name="gr3" draw:text-style-name="P28" svg:width="0.0917in" svg:height="0.1354in" svg:x="0.0004in" svg:y="0.0358in" svg:viewBox="0 0 234 345" svg:d="M175 10c1-1 1-3 1-6s-2-4-4-4c-4 0-5 1-6 8-21 84-43 169-64 253-29-3-44-17-44-41 0-8 0-18 21-73 1-4 4-11 4-18 0-17-13-31-31-31-38 0-52 55-52 59 0 3 3 2 4 3 5 0 5-1 7-6 11-38 26-49 40-49 2 0 8 0 8 14 0 9-3 18-8 33-19 48-19 58-19 64 0 36 31 51 68 54-3 13-3 14-9 34-1 5-8 36-8 38 1 1 0 3 4 3 1 0 2 0 3-1s4-11 5-17c5-18 10-37 15-57 14 0 48 0 85-40 15-17 23-35 27-45s12-43 12-61c0-21-10-26-16-26-10 0-20 10-20 17 0 6 2 8 6 11 4 5 14 15 14 33 0 24-20 56-34 68-33 35-59 35-73 35 21-83 43-168 64-252z"><text:p/></draw:path><draw:path draw:style-name="gr3" draw:text-style-name="P28" svg:width="0.0157in" svg:height="0.065in" svg:x="0.1307in" svg:y="0.0756in" svg:viewBox="0 0 41 166" svg:d="M41 21c0-11-10-21-21-21-12 0-20 10-20 21s8 21 20 21c11 0 21-10 21-21zM41 146c0-11-10-21-21-21-12 0-20 10-20 21s8 20 20 20c11 0 21-9 21-20z"><text:p/></draw:path><draw:path draw:style-name="gr3" draw:text-style-name="P28" svg:width="0.035in" svg:height="0.1504in" svg:x="0.2256in" svg:y="0.0283in" svg:viewBox="0 0 90 383" svg:d="M90 379c0-1 0-1-6-8-49-48-61-122-61-179 0-67 14-134 62-182 5-5 5-6 5-7 0-2-2-3-4-3-3 0-39 26-62 75-20 43-24 84-24 117 0 30 4 76 25 119 23 47 58 72 61 72 2 0 4-1 4-4z"><text:p/></draw:path><draw:path draw:style-name="gr3" draw:text-style-name="P28" svg:width="0.1039in" svg:height="0.1071in" svg:x="0.2752in" svg:y="0.0327in" svg:viewBox="0 0 265 273" svg:d="M56 230c-15 26-31 31-47 32-6 0-9 0-9 8 0 2 2 3 6 3 9 0 22-1 33-1 13 0 26 1 38 1 2 0 8 0 8-6 0-5-4-5-7-5-9-1-17-4-17-14 0-4 2-9 5-14 10-15 19-32 29-47 33 0 65 0 98 0 0 7 5 59 5 62 0 12-20 13-27 13-6 0-10 0-10 8 0 3 3 2 5 3 17 0 33-1 49-1 9 0 34 1 44 1 2 0 6 0 6-7 0-4-3-4-9-4-23 0-23-3-25-14-8-79-15-159-23-239-1-8-1-9-8-9-5 0-7 2-10 7-45 74-89 149-134 223zM102 175c26-43 51-86 76-128 5 42 9 85 13 128-29 0-59 0-89 0z"><text:p/></draw:path><draw:path draw:style-name="gr3" draw:text-style-name="P28" svg:width="0.0264in" svg:height="0.0543in" svg:x="0.389in" svg:y="0.0268in" svg:viewBox="0 0 68 139" svg:d="M66 24c2-5 2-8 2-9 0-8-7-15-15-15-11 0-14 9-16 13-12 39-23 77-35 117-1 0-1 2-2 4 0 3 9 5 11 5s2 0 4-4c17-37 35-73 51-111z"><text:p/></draw:path><draw:path draw:style-name="gr3" draw:text-style-name="P28" svg:width="0.1346in" svg:height="0.0787in" svg:x="0.4772in" svg:y="0.0638in" svg:viewBox="0 0 343 201" svg:d="M301 109c-20 16-31 32-35 36-17 27-13 34-20 52 0 4 5 4 8 4 7 0 7 0 8-8 9-37 32-69 76-88 4-1 5-2 5-4 0-3-2-4-3-4-17-7-64-26-78-90-1-6-1-7-8-7-3 0-8 0-8 5 7 17 4 25 20 51 8 11 19 25 35 37-95 0-191 0-287 0-7 0-14 0-14 8s7 8 14 8c96 0 192 0 287 0z"><text:p/></draw:path><draw:path draw:style-name="gr3" draw:text-style-name="P28" svg:width="0.1083in" svg:height="0.1024in" svg:x="0.6701in" svg:y="0.0374in" svg:viewBox="0 0 276 261" svg:d="M45 232c-3 15-4 18-35 18-7 0-10 0-10 8 0 3 3 3 10 3 46 0 92 0 139 0 60 0 106-44 106-81 0-27-23-50-60-55 40-6 81-35 81-71 0-29-26-54-72-54-43 0-87 0-130 0-8 0-11 0-11 8 0 4 3 4 11 4 4 0 7 0 14 1 7 0 11 1 11 6 0 2-1 3-2 7-18 68-34 138-52 206zM103 122c8-32 17-64 25-96 3-13 4-14 21-14 16 0 33 0 49 0 34 0 43 23 43 40 0 34-34 70-81 70-19 0-38 0-57 0zM86 250c-6 0-6 0-8-1-4 0-5 0-5-3 0-1 0-2 2-9 9-35 17-71 26-106 24 0 49 0 73 0 37 0 45 28 45 45 0 38-34 74-80 74-18 0-36 0-53 0z"><text:p/></draw:path><draw:path draw:style-name="gr3" draw:text-style-name="P28" svg:width="0.0264in" svg:height="0.0543in" svg:x="0.7917in" svg:y="0.0268in" svg:viewBox="0 0 68 139" svg:d="M65 24c2-5 3-8 3-9 0-8-7-15-16-15-10 0-13 9-15 13-12 39-24 77-36 117 0 1-1 2-1 4 0 3 8 5 10 5s2 0 4-4c17-37 34-73 51-111z"><text:p/></draw:path><draw:path draw:style-name="gr3" draw:text-style-name="P28" svg:width="0.0346in" svg:height="0.1504in" svg:x="0.8382in" svg:y="0.0283in" svg:viewBox="0 0 89 383" svg:d="M89 192c0-29-4-77-25-120-23-48-56-72-61-72-2 0-3 1-3 3 0 1 0 2 7 9 38 39 60 100 60 180 0 65-14 132-63 181-4 5-4 5-4 6 0 3 1 4 3 4 5 0 39-26 62-74 20-43 24-85 24-117z"><text:p/></draw:path><draw:path draw:style-name="gr3" draw:text-style-name="P28" svg:width="0.1346in" svg:height="0.0787in" svg:x="0.939in" svg:y="0.0638in" svg:viewBox="0 0 343 201" svg:d="M301 109c-20 16-31 32-35 36-16 27-13 34-20 52 0 4 5 4 8 4 7 0 7 0 8-8 10-37 32-69 76-88 4-1 5-2 5-4 0-3-2-4-3-4-17-7-64-26-78-90-1-6-1-7-8-7-3 0-8 0-8 5 7 17 4 25 20 51 8 11 19 25 35 37-95 0-191 0-287 0-6 0-14 0-14 8s8 8 14 8c96 0 192 0 287 0z"><text:p/></draw:path><draw:path draw:style-name="gr3" draw:text-style-name="P28" svg:width="0.0346in" svg:height="0.1504in" svg:x="1.1406in" svg:y="0.0283in" svg:viewBox="0 0 89 383" svg:d="M89 379c0-1 0-1-6-8-49-48-61-122-61-179 0-67 14-134 63-182 4-5 4-6 4-7 0-2-1-3-3-3-5 0-39 26-62 75-20 43-24 84-24 117 0 30 4 76 25 119 23 47 56 72 61 72 2 0 3-1 3-4z"><text:p/></draw:path><draw:path draw:style-name="gr3" draw:text-style-name="P28" svg:width="0.1039in" svg:height="0.1071in" svg:x="1.1898in" svg:y="0.0327in" svg:viewBox="0 0 265 273" svg:d="M56 230c-16 26-31 31-48 32-5 0-8 0-8 8 0 2 2 3 4 3 11 0 24-1 35-1 12 0 26 1 38 1 2 0 8 0 8-6 0-5-5-5-7-5-9-1-19-4-19-14 0-4 3-9 6-14 10-15 20-32 30-47 32 0 65 0 96 0 2 7 7 59 7 62 0 12-20 13-27 13-6 0-10 0-10 8 0 3 4 3 5 3 16 0 33-1 49-1 9 0 34 1 44 1 2 0 6 0 6-7 0-4-4-4-9-4-24 0-24-3-25-14-8-79-15-159-23-239-1-8-1-9-8-9-6 0-7 2-10 7-45 74-89 149-134 223zM102 175c26-43 51-86 76-128 5 42 8 85 12 128-29 0-58 0-88 0z"><text:p/></draw:path><draw:path draw:style-name="gr3" draw:text-style-name="P28" svg:width="0.1346in" svg:height="0.0787in" svg:x="1.3492in" svg:y="0.0638in" svg:viewBox="0 0 343 201" svg:d="M301 109c-20 16-31 32-35 36-17 27-13 34-20 52 0 4 5 4 8 4 7 0 7 0 8-8 9-37 32-69 76-88 4-1 5-2 5-4 0-3-2-4-3-4-17-7-64-26-78-90-1-6-1-7-8-7-3 0-8 0-8 5 7 17 4 25 20 51 8 11 19 25 35 37-95 0-191 0-287 0-7 0-14 0-14 8s7 8 14 8c96 0 192 0 287 0z"><text:p/></draw:path><draw:path draw:style-name="gr3" draw:text-style-name="P28" svg:width="0.1083in" svg:height="0.1024in" svg:x="1.5417in" svg:y="0.0374in" svg:viewBox="0 0 276 261" svg:d="M45 232c-3 15-4 18-35 18-7 0-10 0-10 8 0 3 3 3 10 3 46 0 92 0 139 0 60 0 106-44 106-81 0-27-23-50-60-55 40-6 81-35 81-71 0-29-26-54-72-54-43 0-87 0-130 0-8 0-11 0-11 8 0 4 3 4 11 4 4 0 7 0 14 1 7 0 11 1 11 6 0 2-1 3-2 7-18 68-34 138-52 206zM103 122c8-32 17-64 25-96 3-13 4-14 21-14 16 0 33 0 49 0 34 0 43 23 43 40 0 34-34 70-81 70-19 0-38 0-57 0zM86 250c-6 0-6 0-8-1-4 0-5 0-5-3 0-1 0-2 2-9 9-35 17-71 26-106 24 0 49 0 73 0 37 0 45 28 45 45 0 38-34 74-80 74-18 0-36 0-53 0z"><text:p/></draw:path><draw:path draw:style-name="gr3" draw:text-style-name="P28" svg:width="0.035in" svg:height="0.1504in" svg:x="1.6669in" svg:y="0.0283in" svg:viewBox="0 0 90 383" svg:d="M90 192c0-29-4-77-26-120-23-48-56-72-60-72-3 0-4 1-4 3 0 1 0 2 8 9 37 39 59 100 59 180 0 65-14 132-61 181-6 5-6 5-6 6 0 3 1 4 4 4 4 0 39-26 61-74 20-43 25-85 25-117z"><text:p/></draw:path><draw:path draw:style-name="gr3" draw:text-style-name="P28" svg:width="0.0173in" svg:height="0.0449in" svg:x="1.7307in" svg:y="0.1244in" svg:viewBox="0 0 45 115" svg:d="M45 41c0-26-10-41-24-41-13 0-21 10-21 21 0 10 8 20 21 20 4 0 9-1 13-5 1-1 1-1 2-1 0 2 0 0 0 6 0 28-13 51-26 64-3 4-3 5-3 6 0 3 1 4 3 4 4 0 35-29 35-74z"><text:p/></draw:path><draw:path draw:style-name="gr3" draw:text-style-name="P28" svg:width="0.0917in" svg:height="0.1354in" svg:x="1.7898in" svg:y="0.0358in" svg:viewBox="0 0 234 345" svg:d="M175 10c1-1 1-3 1-6s-2-4-4-4c-4 0-5 1-6 8-21 84-43 169-64 253-29-3-45-17-45-41 0-8 0-18 21-73 2-4 5-11 5-18 0-17-13-31-32-31-37 0-51 55-51 59 0 3 3 2 4 3 5 0 5-1 7-6 10-38 25-49 39-49 3 0 9 0 9 14 0 9-3 18-8 33-19 48-19 58-19 64 0 36 31 51 67 54-2 13-2 14-8 34-1 5-8 36-8 38 1 1 0 3 4 3 1 0 2 0 3-1s4-11 5-17c5-18 10-37 15-57 14 0 47 0 84-40 16-17 24-35 28-45s12-43 12-61c0-21-10-26-16-26-10 0-20 10-20 17 0 6 2 8 6 11 4 5 14 15 14 33 0 24-20 56-34 68-34 35-59 35-73 35 21-83 43-168 64-252z"><text:p/></draw:path><draw:path draw:style-name="gr3" draw:text-style-name="P28" svg:width="0.1004in" svg:height="0.035in" svg:x="1.9402in" svg:y="0.0854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28" svg:width="0.0748in" svg:height="0.1063in" svg:x="2.1004in" svg:y="0.0358in" svg:viewBox="0 0 191 271" svg:d="M117 155c16 40 35 99 40 107 7 8 10 8 21 8 4 0 6 0 9 0s4-2 4-3-1-2-2-3c-4-5-6-10-9-18-26-72-52-146-79-219-7-22-28-27-47-27-2 0-7 0-7 4s3 4 4 5c13 2 15 4 25 31 12 35 25 69 37 104-35 35-71 70-106 104-5 5-7 7-7 12 0 7 4 11 11 11 6 0 10-4 13-7 31-37 62-73 93-109z"><text:p/></draw:path><draw:path draw:style-name="gr3" draw:text-style-name="P28" svg:width="0.0504in" svg:height="0.0138in" svg:x="2.1953in" svg:y="0in" svg:viewBox="0 0 129 36" svg:d="M129 5c-2-2-5-3-7-5-11 7-14 19-32 19-9 0-18-6-24-10-11-7-18-9-24-9-16 0-22 9-42 30 2 2 3 4 6 6 0-1 15-18 31-18 9 0 19 5 26 9 11 6 17 9 24 9 14 0 22-9 42-31z"><text:p/></draw:path><draw:path draw:style-name="gr3" draw:text-style-name="P28" svg:width="0.0744in" svg:height="0.1059in" svg:x="2.1894in" svg:y="0.0358in" svg:viewBox="0 0 190 270" svg:d="M90 4c-2-1 0-4-5-4-9 0-37 3-48 4-2 0-6 1-6 8 0 4 3 4 9 4 18 0 19 3 19 7 0 2-1 6-1 8-18 73-37 147-56 221-2 5-2 5-2 7 0 10 8 11 11 11 7 0 13-4 15-10 3-8 5-18 7-28 3-11 6-23 9-34 2-9 4-17 6-26 2-3 4-15 5-17 1-3 13-25 26-35 8-7 20-15 37-15 16 0 20 14 20 28 0 21-14 62-23 86-3 8-5 13-5 20 0 18 13 31 32 31 36 0 50-55 50-58s-3-3-4-3c-4 0-4 1-7 6-5 20-17 47-38 47-7 0-10-4-10-13 0-10 3-18 7-26 6-17 24-63 24-85 0-25-16-40-45-40-25 0-43 11-58 29 10-41 21-82 31-123z"><text:p/></draw:path><draw:path draw:style-name="gr3" draw:text-style-name="P28" svg:width="0.076in" svg:height="0.0874in" svg:x="2.3236in" svg:y="0.0591in" svg:viewBox="0 0 194 223" svg:d="M180 120c7 0 14 0 14-8s-7-8-14-8c-55 0-108 0-163 0 4-51 48-89 103-89 20 0 41 0 60 0 7 0 14 0 14-7 0-8-7-8-14-8-20 0-40 0-61 0-66 0-119 51-119 112 0 62 53 111 119 111 21 0 41 0 61 0 7 0 14 0 14-8 0-7-7-7-14-7-19 0-40 0-60 0-55 0-99-37-103-88 55 0 108 0 163 0z"><text:p/></draw:path><draw:path draw:style-name="gr3" draw:text-style-name="P28" svg:width="0.1039in" svg:height="0.1071in" svg:x="2.4598in" svg:y="0.0327in" svg:viewBox="0 0 265 273" svg:d="M56 230c-15 26-31 31-47 32-6 0-9 0-9 8 0 2 2 3 6 3 9 0 22-1 33-1 13 0 26 1 38 1 2 0 8 0 8-6 0-5-4-5-7-5-9-1-17-4-17-14 0-4 2-9 5-14 10-15 19-32 29-47 33 0 65 0 98 0 0 7 5 59 5 62 0 12-20 13-27 13-6 0-10 0-10 8 0 3 3 2 5 3 17 0 33-1 49-1 9 0 34 1 44 1 2 0 6 0 6-7 0-4-3-4-9-4-24 0-24-3-25-14-8-79-15-159-23-239-1-8-1-9-8-9-5 0-7 2-10 7-45 74-89 149-134 223zM102 175c26-43 51-86 76-128 5 42 9 85 13 128-29 0-59 0-89 0z"><text:p/></draw:path><draw:path draw:style-name="gr3" draw:text-style-name="P28" svg:width="0.0264in" svg:height="0.0543in" svg:x="2.574in" svg:y="0.0268in" svg:viewBox="0 0 68 139" svg:d="M66 24c2-5 2-8 2-9 0-8-7-15-15-15-11 0-14 9-16 13-12 39-23 77-35 117-1 0-1 2-2 4 0 3 9 5 11 5s2 0 4-4c17-37 35-73 51-111z"><text:p/></draw:path><draw:path draw:style-name="gr3" draw:text-style-name="P28" svg:width="0.1346in" svg:height="0.0787in" svg:x="2.6622in" svg:y="0.0638in" svg:viewBox="0 0 343 201" svg:d="M301 109c-20 16-31 32-35 36-17 27-13 34-20 52 0 4 5 4 8 4 7 0 7 0 8-8 9-37 32-69 76-88 4-1 5-2 5-4 0-3-2-4-3-4-17-7-64-26-78-90-1-6-1-7-8-7-3 0-8 0-8 5 7 17 4 25 20 51 8 11 19 25 35 37-95 0-191 0-287 0-7 0-14 0-14 8s7 8 14 8c96 0 192 0 287 0z"><text:p/></draw:path><draw:path draw:style-name="gr3" draw:text-style-name="P28" svg:width="0.1079in" svg:height="0.1024in" svg:x="2.8551in" svg:y="0.0374in" svg:viewBox="0 0 275 261" svg:d="M45 232c-3 15-4 18-35 18-7 0-10 0-10 8 0 3 3 3 10 3 46 0 92 0 139 0 60 0 106-44 106-81 0-27-23-50-60-55 40-6 80-35 80-71 0-29-25-54-71-54-43 0-87 0-130 0-8 0-11 0-11 8 0 4 3 4 11 4 4 0 7 0 14 1 7 0 11 1 11 6 0 2-1 3-2 7-18 68-34 138-52 206zM103 122c8-32 17-64 25-96 3-13 4-14 21-14 16 0 33 0 49 0 34 0 43 23 43 40 0 34-34 70-81 70-19 0-38 0-57 0zM86 250c-6 0-6 0-8-1-4 0-5 0-5-3 0-1 0-2 2-9 9-35 17-71 26-106 24 0 49 0 73 0 37 0 45 28 45 45 0 38-34 74-80 74-18 0-36 0-53 0z"><text:p/></draw:path><draw:path draw:style-name="gr3" draw:text-style-name="P28" svg:width="0.0264in" svg:height="0.0543in" svg:x="2.9768in" svg:y="0.0268in" svg:viewBox="0 0 68 139" svg:d="M65 24c2-5 3-8 3-9 0-8-7-15-16-15-10 0-13 9-15 13-12 39-24 77-36 117 0 1-1 2-1 4 0 3 8 5 10 5s2 0 4-4c17-37 34-73 51-111z"><text:p/></draw:path><draw:path draw:style-name="gr3" draw:text-style-name="P28" svg:width="0.0157in" svg:height="0.0157in" svg:x="3.0272in" svg:y="0.1244in" svg:viewBox="0 0 41 41" svg:d="M41 21c0-11-10-21-21-21-12 0-20 10-20 21s8 20 20 20c11 0 21-9 21-20z"><text:p/></draw:path><draw:path draw:style-name="gr3" draw:text-style-name="P28" svg:width="0.0697in" svg:height="0.0969in" svg:x="3.0587in" svg:y="0.0744in" svg:viewBox="0 0 178 247" svg:d="M177 24c0-2 1-3 1-6 0-7-4-10-11-10-4 0-14 2-16 16-7-14-20-24-35-24-46 0-93 54-93 109 0 38 23 60 52 60 22 0 41-17 44-22h1c-9 35-13 51-13 52-1 3-15 40-55 40-8 0-21-1-32-4 12-3 16-12 16-19 0-6-4-13-15-13-8 0-21 7-21 22 0 14 14 22 52 22 48 0 76-28 82-52 15-57 29-114 43-171zM127 121c-3 10-11 18-20 26-8 7-20 14-31 14-20 0-25-19-25-36s11-63 21-83c11-19 27-34 44-34 25 0 30 30 30 33 0 1-1 4-1 6-6 24-12 49-18 74z"><text:p/></draw:path><draw:path draw:style-name="gr3" draw:text-style-name="P28" svg:width="0.0717in" svg:height="0.0047in" svg:x="3.1461in" svg:y="0.0571in" svg:viewBox="0 0 183 13" svg:d="M172 13c4 0 11 0 11-6 0-7-6-7-11-7-54 0-107 0-161 0-4 0-11 0-11 7 0 6 7 6 11 6 54 0 107 0 161 0z"><text:p/></draw:path><draw:path draw:style-name="gr3" draw:text-style-name="P28" svg:width="0.0382in" svg:height="0.0701in" svg:x="3.2413in" svg:y="0.0154in" svg:viewBox="0 0 98 179" svg:d="M61 8c0-7 0-8-8-8-18 18-42 18-53 18 0 3 0 6 0 9 7 0 24 0 40-7 0 46 0 91 0 137 0 9 0 12-28 12-3 0-6 0-10 0 0 3 0 7 0 10 5 0 38-1 48-1 8 0 42 1 48 1 0-3 0-7 0-10-3 0-7 0-10 0-27 0-27-3-27-12 0-50 0-100 0-149z"><text:p/></draw:path><draw:path draw:style-name="gr3" draw:text-style-name="P28" svg:width="0.0591in" svg:height="0.0583in" svg:x="3.3402in" svg:y="0.074in" svg:viewBox="0 0 151 149" svg:d="M151 75c0-42-34-75-75-75-42 0-76 34-76 75 0 40 34 74 76 74 41 0 75-34 75-74zM76 134c-34 0-61-27-61-59 0-33 27-60 61-60 32 0 59 27 59 60s-27 59-59 59z"><text:p/></draw:path><draw:path draw:style-name="gr3" draw:text-style-name="P28" svg:width="0.0504in" svg:height="0.0138in" svg:x="3.4555in" svg:y="0in" svg:viewBox="0 0 129 36" svg:d="M129 5c-2-2-4-3-6-5-11 7-15 19-32 19-8 0-18-6-25-10-10-7-18-9-24-9-14 0-22 9-42 30 2 2 4 4 7 6 0-1 14-18 32-18 8 0 18 5 25 9 10 6 17 9 23 9 15 0 23-9 42-31z"><text:p/></draw:path><draw:path draw:style-name="gr3" draw:text-style-name="P28" svg:width="0.0744in" svg:height="0.1059in" svg:x="3.45in" svg:y="0.0358in" svg:viewBox="0 0 190 270" svg:d="M89 4c-1-1 0-4-4-4-9 0-38 3-48 4-3 0-7 1-7 8 0 4 4 4 10 4 18 0 18 3 18 7 0 2-1 6-1 8-18 73-37 147-56 221-1 5-1 5-1 7 0 10 8 11 11 11 7 0 12-4 14-10 3-8 6-18 8-28 3-11 6-23 9-34 2-9 4-17 6-26 0-3 4-15 4-17 1-3 13-25 26-35 9-7 21-15 38-15 16 0 20 14 20 28 0 21-14 62-24 86-3 8-4 13-4 20 0 18 13 31 31 31 37 0 51-55 51-58s-4-3-5-3c-3 0-3 1-6 6-5 20-17 47-39 47-7 0-9-4-9-13 0-10 3-18 7-26 6-17 24-63 24-85 0-25-17-40-45-40-25 0-43 11-58 29 10-41 20-82 30-123z"><text:p/></draw:path><draw:path draw:style-name="gr3" draw:text-style-name="P28" svg:width="0.0587in" svg:height="0.0583in" svg:x="3.5717in" svg:y="0.074in" svg:viewBox="0 0 150 149" svg:d="M150 75c0-42-34-75-75-75-42 0-75 34-75 75 0 40 33 74 75 74 41 0 75-34 75-74zM75 134c-34 0-60-27-60-59 0-33 27-60 60-60 32 0 59 27 59 60s-27 59-59 59z"><text:p/></draw:path><draw:path draw:style-name="gr3" draw:text-style-name="P28" svg:width="0.0756in" svg:height="0.137in" svg:x="3.6815in" svg:y="0.0343in" svg:viewBox="0 0 193 349" svg:d="M121 118c11 0 22 0 33 0 8 0 12 0 12-8 0-5-4-5-11-5-11 0-21 0-32 0 2-14 6-28 8-42 2-9 8-37 10-41 3-8 10-13 17-13 3 0 13 0 20 6-17 3-21 16-21 21 0 9 7 15 15 15 10 0 21-9 21-24 0-17-18-27-35-27-13 0-37 8-48 45-2 9-3 12-13 60-9 0-18 0-27 0-7 0-12 0-12 8 0 5 5 5 11 5 9 0 17 0 26 0-10 50-19 101-29 151-7 37-13 73-33 73-2 0-12 0-19-8 18-1 21-14 21-21 0-9-6-13-14-13-10 0-21 9-21 23 0 17 17 26 33 26 21 0 36-22 43-37 12-24 22-70 22-74 8-39 15-80 23-120z"><text:p/></draw:path></draw:g></text:p>
          <text:p text:style-name="P25">נוכיח ש־<text:span text:style-name="T2"><draw:g text:anchor-type="as-char" svg:y="-0.1075in" draw:z-index="44" draw:name="Shape45" draw:style-name="gr1"><svg:title>TexMaths</svg:title><svg:desc>11§inline§\varphi, \psi§svg§600§FALSE§</svg:desc><draw:path draw:style-name="gr2" draw:text-style-name="P27" svg:width="0.2472in" svg:height="0.122in" svg:x="0.0004in" svg:y="0.0079in" svg:viewBox="0 0 629 311" svg:d="M314 311c-105 0-210 0-314 0 0-103 0-208 0-311 210 0 419 0 629 0 0 103 0 208 0 311-105 0-210 0-315 0z"><text:p/></draw:path><draw:path draw:style-name="gr3" draw:text-style-name="P28" svg:width="0.0862in" svg:height="0.0992in" svg:x="0.0004in" svg:y="0.039in" svg:viewBox="0 0 220 253" svg:d="M46 234c-2 6-2 6-2 8 0 9 8 11 11 11 2 0 11-1 14-10 1-3 4-16 15-69 3 0 5 0 12 0 63 0 124-61 124-121 0-30-16-53-45-53-55 0-78 74-102 150-41-8-63-30-63-58 0-11 9-52 32-80 3-3 3-3 3-4 0-2-1-5-4-5-11 0-41 56-41 94 0 36 25 64 66 74-7 20-13 42-20 63zM99 152c-2 0-3 0-7 0s-5-1-5-2c0-2 6-36 7-42 13-50 43-86 77-86 27 0 38 21 38 40 0 43-51 90-110 90z"><text:p/></draw:path><draw:path draw:style-name="gr3" draw:text-style-name="P28" svg:width="0.0173in" svg:height="0.0453in" svg:x="0.1051in" svg:y="0.089in" svg:viewBox="0 0 45 116" svg:d="M45 41c0-26-10-41-24-41-13 0-21 10-21 21 0 10 8 20 21 20 4 0 9-1 13-5 1-1 1-1 2-1 0 2 0 0 0 6 0 28-13 51-25 65-4 3-4 4-4 5 0 3 1 5 3 5 4 0 35-30 35-75z"><text:p/></draw:path><draw:path draw:style-name="gr3" draw:text-style-name="P28" svg:width="0.0917in" svg:height="0.1354in" svg:x="0.1634in" svg:y="0in" svg:viewBox="0 0 234 345" svg:d="M175 10c0-1 1-3 1-6s-2-4-5-4c-4 0-4 1-5 8-22 84-44 169-65 254-28-4-44-18-44-43 0-8 0-19 21-72 2-4 4-11 4-18 0-18-12-31-31-31-37 0-51 55-51 58 0 5 3 2 4 5 5 0 5-1 7-7 10-37 25-48 38-48 4 0 10 0 10 12 0 11-3 19-8 34-19 47-19 57-19 64 0 36 31 51 67 55-3 13-3 14-8 34-2 4-10 36-10 37 3 1 0 3 6 3 1 0 2 0 3-1s3-11 4-16c5-19 10-38 15-57 14 0 48 0 84-41 17-18 25-35 29-45 3-10 12-44 12-61 0-22-11-26-18-26-8 0-18 10-18 17 0 6 2 8 5 12 5 4 15 14 15 32 0 25-21 56-34 69-35 35-59 35-73 35 21-84 42-168 64-253z"><text:p/></draw:path></draw:g></text:span><text:span text:style-name="T2"> </text:span><text:span text:style-name="T17">הופכיות משני הצדדים. </text:span></text:p>
        </text:list-item>
      </text:list>
      <text:list xml:id="list1266725498" text:style-name="L5">
        <text:list-item>
          <text:list>
            <text:list-item>
              <text:p text:style-name="P19"><draw:g text:anchor-type="as-char" svg:y="-0.1075in" draw:z-index="45" draw:name="Shape46" draw:style-name="gr1"><svg:title>TexMaths</svg:title><svg:desc>11§inline§\varphi \circ \psi = id_{A' \to B'}§svg§600§FALSE§</svg:desc><draw:path draw:style-name="gr2" draw:text-style-name="P27" svg:width="1.0453in" svg:height="0.122in" svg:x="0.0004in" svg:y="0.0079in" svg:viewBox="0 0 2656 311" svg:d="M1329 311c-443 0-886 0-1329 0 0-103 0-208 0-311 886 0 1770 0 2656 0 0 103 0 208 0 311-443 0-885 0-1327 0z"><text:p/></draw:path><draw:path draw:style-name="gr3" draw:text-style-name="P28" svg:width="0.0862in" svg:height="0.0992in" svg:x="0.0004in" svg:y="0.039in" svg:viewBox="0 0 220 253" svg:d="M46 234c-1 6-2 6-2 8 0 9 8 11 11 11 2 0 11-1 14-10 1-3 4-16 15-69 3 0 5 0 12 0 65 0 124-61 124-121 0-30-15-53-44-53-56 0-79 74-102 150-42-8-64-30-64-58 0-11 9-52 32-80 3-3 3-3 3-4 0-3-1-5-4-5-11 0-41 56-41 94 0 36 25 64 67 74-6 20-14 42-21 63zM99 152c-2 0-3 0-7 0s-4-1-4-2c0-2 6-36 8-42 11-50 42-86 76-86 26 0 37 21 37 40 0 43-49 90-110 90z"><text:p/></draw:path><draw:path draw:style-name="gr3" draw:text-style-name="P28" svg:width="0.0591in" svg:height="0.0587in" svg:x="0.1343in" svg:y="0.0382in" svg:viewBox="0 0 151 150" svg:d="M151 75c0-42-34-75-75-75-42 0-76 34-76 75 0 40 34 75 76 75 41 0 75-35 75-75zM76 134c-34 0-61-27-61-59 0-33 28-60 61-60 32 0 59 27 59 60s-27 59-59 59z"><text:p/></draw:path><draw:path draw:style-name="gr3" draw:text-style-name="P28" svg:width="0.0917in" svg:height="0.1354in" svg:x="0.2406in" svg:y="0in" svg:viewBox="0 0 234 345" svg:d="M175 10c0-1 1-3 1-6s-2-4-4-4c-5 0-5 1-6 8-22 84-43 169-65 254-28-3-44-18-44-43 0-8 0-19 21-72 2-4 5-11 5-18 0-18-13-31-32-31-37 0-51 55-51 58 0 5 3 5 4 5 5 0 5-1 7-7 10-37 25-48 39-48 3 0 9 0 9 12 0 11-3 20-8 34-19 47-19 57-19 64 0 36 30 51 67 55-3 13-3 14-9 34-1 4-9 36-9 37 3 1 0 3 6 3 1 0 2 0 3-1s4-11 5-16c4-19 10-38 14-57 14 0 48 0 85-41 16-18 24-35 28-45s12-44 12-61c0-22-11-26-17-26-9 0-19 10-19 18 0 5 2 7 6 11s14 14 14 33c0 24-21 55-34 68-34 35-59 35-73 35 21-84 43-168 64-253z"><text:p/></draw:path><draw:path draw:style-name="gr3" draw:text-style-name="P28" svg:width="0.1008in" svg:height="0.035in" svg:x="0.3909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28" svg:width="0.0394in" svg:height="0.1008in" svg:x="0.5476in" svg:y="0.0051in" svg:viewBox="0 0 101 257" svg:d="M98 13c0-8-6-13-14-13-10 0-21 10-21 20 0 7 5 14 15 14 9 0 20-9 20-21zM69 158c5-11 5-12 8-22 3-7 6-13 6-20 0-18-13-31-32-31-37 0-51 55-51 58 0 4 3 4 4 4 4 0 5-1 6-6 11-37 26-49 40-49 3 0 9 0 9 12 0 9-3 17-4 21-3 10-21 54-26 70-5 11-9 23-9 32 0 17 13 30 31 30 36 0 50-56 50-59s-3-3-4-3c-3 0-3 1-6 6-6 24-19 49-39 49-7 0-9-5-9-14s2-15 11-38c5-13 10-26 15-40z"><text:p/></draw:path><draw:path draw:style-name="gr3" draw:text-style-name="P28" svg:width="0.072in" svg:height="0.1063in" svg:x="0.6016in" svg:y="0in" svg:viewBox="0 0 184 271" svg:d="M184 4c-2-1 0-4-6-4-5 0-42 3-48 4-3 0-6 3-6 8s4 5 9 5c19 0 20 2 20 6 0 2-1 6-1 8-8 31-16 60-23 91-8-14-19-24-37-24-45 0-92 56-92 111 0 36 21 62 51 62 7 0 27-1 50-29 4 17 17 29 35 29 14 0 22-9 29-21 7-15 11-38 11-39 0-3-3-3-4-3-4 0-5 1-6 7-6 25-13 48-28 48-11 0-13-11-13-19 0-9 2-11 3-17 18-74 37-149 56-223zM103 221c-2 7-2 8-7 14-18 21-33 28-44 28-20 0-26-22-26-36 0-20 14-66 22-84 13-23 29-37 46-37 24 0 29 32 29 34s0 4-1 6c-6 26-12 50-19 75z"><text:p/></draw:path><draw:path draw:style-name="gr3" draw:text-style-name="P28" svg:width="0.0799in" svg:height="0.0748in" svg:x="0.6803in" svg:y="0.0524in" svg:viewBox="0 0 204 191" svg:d="M41 161c-10 14-19 21-34 22-3 0-7 0-7 5 0 2 3 3 4 3 7 0 16-1 24-1s19 1 27 1c1 0 6 0 6-4s-4-4-5-4c-2 0-12-1-12-8 0-3 3-8 4-11 8-11 15-22 22-33 26 0 52 0 77 0 3 14 5 30 7 45-1 2-3 7-19 7-3 0-7 0-7 6 0 1 1 2 4 2 8 0 28-1 35-1 5 0 11 0 17 0 4 0 10 1 15 1 3 0 5-1 5-4 0-4-3-4-7-4-17 0-17-3-18-9-7-56-16-111-24-166 0-6-1-8-5-8-6 0-8 2-10 7-33 51-66 102-99 154zM76 121c19-30 38-58 57-88 5 30 9 58 13 88-23 0-47 0-70 0z"><text:p/></draw:path><draw:path draw:style-name="gr3" draw:text-style-name="P28" svg:width="0.0209in" svg:height="0.039in" svg:x="0.7732in" svg:y="0.0555in" svg:viewBox="0 0 54 100" svg:d="M52 18c1-3 2-4 2-7 0-7-7-11-12-11-9 0-10 5-11 9-10 27-20 55-30 83-1 3-1 3-1 4 0 2 6 2 8 4 2 0 2-1 3-3 13-27 28-53 41-79z"><text:p/></draw:path><draw:path draw:style-name="gr3" draw:text-style-name="P28" svg:width="0.1043in" svg:height="0.0555in" svg:x="0.8154in" svg:y="0.0732in" svg:viewBox="0 0 266 142" svg:d="M229 78c-34 24-25 40-39 59 0 5 3 5 7 5s5 0 7-5c1-6 5-24 19-38 16-17 30-21 41-24 1-1 2-2 2-4 0-3-1-3-4-4-40-13-53-41-58-64-2-3-4-3-7-3-4 0-7 0-7 4 6 12 3 18 16 37 6 10 14 17 23 24-73 0-145 0-218 0-4 0-11 0-11 5 0 8 7 8 11 8 73 0 145 0 218 0z"><text:p/></draw:path><draw:path draw:style-name="gr3" draw:text-style-name="P28" svg:width="0.0811in" svg:height="0.0724in" svg:x="0.9358in" svg:y="0.0555in" svg:viewBox="0 0 207 185" svg:d="M32 164c-2 9-2 11-23 11-6 0-9 0-9 5s3 5 9 5c35 0 69 0 104 0 45 0 81-31 81-58 0-19-18-36-47-39 33-5 60-26 60-49 0-20-21-39-56-39-33 0-65 0-98 0-6 0-9 0-9 7 0 3 3 3 9 3 3 0 5 0 10 1 6 0 6 1 6 3 0 1 0 3-1 7-12 47-24 95-36 143zM76 85c5-22 11-43 16-65 3-9 3-10 14-10 14 0 27 0 41 0 28 0 33 19 33 29 0 22-24 46-60 46-14 0-30 0-44 0zM63 175c-9 0-9 0-9-2 0-1 0-2 1-6 7-25 12-50 19-75 18 0 38 0 57 0 25 0 35 18 35 33 0 27-27 50-60 50-15 0-29 0-43 0z"><text:p/></draw:path><draw:path draw:style-name="gr3" draw:text-style-name="P28" svg:width="0.0209in" svg:height="0.039in" svg:x="1.0327in" svg:y="0.0555in" svg:viewBox="0 0 54 100" svg:d="M52 18c1-3 2-4 2-7 0-7-7-11-12-11-8 0-10 5-11 9-10 27-20 55-30 83-1 3-1 3-1 4 0 2 6 2 9 4 1 0 2-1 3-3 13-27 27-53 40-79z"><text:p/></draw:path></draw:g>: <text:span text:style-name="T27">יהי איבר </text:span><text:span text:style-name="T17"><draw:g text:anchor-type="as-char" svg:y="-0.1154in" draw:z-index="46" draw:name="Shape47" draw:style-name="gr1"><svg:title>TexMaths</svg:title><svg:desc>11§inline§h \colon A' \to B'§svg§600§FALSE§</svg:desc><draw:path draw:style-name="gr2" draw:text-style-name="P27" svg:width="0.7291in" svg:height="0.0996in" svg:x="0.0004in" svg:y="0.0071in" svg:viewBox="0 0 1853 254" svg:d="M0 0c618 0 1235 0 1853 0 0 85 0 169 0 254-618 0-1235 0-1853 0 0-85 0-169 0-254z"><text:p/></draw:path><draw:path draw:style-name="gr3" draw:text-style-name="P28" svg:width="0.0744in" svg:height="0.1059in" svg:x="0.0008in" svg:y="0.0091in" svg:viewBox="0 0 190 270" svg:d="M90 4c-2-1 0-4-5-4-9 0-37 3-48 4-2 0-6 0-6 8 0 4 3 4 9 4 18 0 19 3 19 7 0 2-1 6-1 8-18 73-37 146-56 220-2 5-2 6-2 8 0 9 8 11 12 11 6 0 12-4 14-9 3-10 5-20 7-30 3-11 5-22 9-34 2-9 4-18 6-27 1-2 4-14 5-16 1-4 13-24 26-35 8-6 20-13 36-13 17 0 21 13 21 27 0 19-14 62-23 85-3 8-5 13-5 21 0 18 13 31 32 31 36 0 50-56 50-59s-3-3-4-3c-5 0-5 1-7 6-5 20-17 48-39 48-6 0-9-4-9-12 0-10 3-19 6-28 7-16 25-63 25-83 0-26-16-42-45-42-25 0-43 12-58 29 10-40 21-81 31-122z"><text:p/></draw:path><draw:path draw:style-name="gr3" draw:text-style-name="P28" svg:width="0.0157in" svg:height="0.0646in" svg:x="0.1102in" svg:y="0.048in" svg:viewBox="0 0 41 165" svg:d="M41 21c0-11-10-21-21-21s-20 10-20 21 9 20 20 20 21-9 21-20zM41 146c0-12-10-21-21-21s-20 9-20 21c0 11 9 19 20 19s21-9 21-19z"><text:p/></draw:path><draw:path draw:style-name="gr3" draw:text-style-name="P28" svg:width="0.1039in" svg:height="0.1079in" svg:x="0.1953in" svg:y="0.0055in" svg:viewBox="0 0 265 275" svg:d="M56 231c-15 25-31 31-47 32-5 1-9 1-9 7 0 3 2 5 5 5 10 0 22-1 33-1 14 0 27 1 39 1 2 0 8 0 8-8 0-3-4-4-7-4-9 0-18-4-18-13 0-5 3-9 6-15 10-16 19-33 29-49 33 0 64 0 97 0 0 9 6 60 6 65 0 11-20 12-28 12-5 0-9 0-9 7 0 5 3 4 5 5 17 0 33-1 48-1 10 0 34 1 44 1 3 0 7 0 7-8 0-4-3-4-9-4-24 0-24-2-25-13-8-81-16-160-23-240-1-8-1-10-8-10-5 0-8 3-10 7-45 74-89 149-134 224zM102 174c26-42 51-84 76-126 5 42 9 84 13 126-29 0-59 0-89 0z"><text:p/></draw:path><draw:path draw:style-name="gr3" draw:text-style-name="P28" svg:width="0.0264in" svg:height="0.0547in" svg:x="0.3091in" svg:y="0in" svg:viewBox="0 0 68 140" svg:d="M66 23c2-4 2-7 2-9 0-7-8-14-15-14-11 0-15 9-16 13-12 39-23 77-35 117-1 0-2 3-2 4 0 3 9 6 11 6s2 0 4-5c17-37 34-75 51-112z"><text:p/></draw:path><draw:path draw:style-name="gr3" draw:text-style-name="P28" svg:width="0.1346in" svg:height="0.0783in" svg:x="0.3969in" svg:y="0.0362in" svg:viewBox="0 0 343 200" svg:d="M301 109c-22 15-32 32-35 36-18 25-21 50-21 51 0 4 6 4 8 4 6 0 8-1 9-8 8-37 32-69 76-86 4-2 5-3 5-5 0-3-2-4-3-4-17-7-64-27-78-92-1-4-3-5-9-5-2 0-8 0-8 4 0 1 3 26 20 52 8 11 19 24 36 37-95 0-191 0-287 0-7 0-14 0-14 8s7 8 14 8c96 0 192 0 287 0z"><text:p/></draw:path><draw:path draw:style-name="gr3" draw:text-style-name="P28" svg:width="0.1083in" svg:height="0.1028in" svg:x="0.589in" svg:y="0.011in" svg:viewBox="0 0 276 262" svg:d="M46 232c-4 14-5 18-35 18-7 0-11 0-11 7 0 5 3 5 11 5 46 0 91 0 137 0 62 0 107-45 107-84 0-27-22-48-59-53 39-7 80-35 80-72 0-29-25-53-71-53-43 0-87 0-130 0-8 0-12 0-12 8 0 4 4 4 11 4 1 0 8 0 15 0 7 1 10 2 10 7 0 1 0 3-1 7-18 69-34 138-52 206zM104 122c8-32 16-64 24-96 4-13 4-14 20-14 17 0 35 0 51 0 34 0 42 22 42 40 0 34-33 70-80 70-19 0-38 0-57 0zM87 250c-6 0-7 0-9 0-3 0-4-2-4-5 0-1 0-1 1-9 9-35 18-70 27-105 24 0 49 0 73 0 37 0 44 27 44 44 0 37-34 75-79 75-18 0-36 0-53 0z"><text:p/></draw:path><draw:path draw:style-name="gr3" draw:text-style-name="P28" svg:width="0.0264in" svg:height="0.0547in" svg:x="0.7106in" svg:y="0in" svg:viewBox="0 0 68 140" svg:d="M66 23c2-4 2-7 2-9 0-7-8-14-16-14-10 0-14 9-15 13-12 39-23 77-35 117-1 0-2 3-2 4 0 3 9 6 11 6s2 0 4-5c17-37 34-75 51-112z"><text:p/></draw:path></draw:g></text:span><text:span text:style-name="T17">, נוכיח </text:span><text:span text:style-name="T17"><draw:g text:anchor-type="as-char" svg:y="-0.1134in" draw:z-index="47" draw:name="Shape48" draw:style-name="gr1"><svg:title>TexMaths</svg:title><svg:desc>11§inline§\varphi(\psi(h)) = h§svg§600§FALSE§</svg:desc><draw:path draw:style-name="gr2" draw:text-style-name="P27" svg:width="0.798in" svg:height="0.1354in" svg:x="0.0004in" svg:y="0.0071in" svg:viewBox="0 0 2028 345" svg:d="M0 0c676 0 1352 0 2028 0 0 115 0 230 0 345-676 0-1352 0-2028 0 0-115 0-230 0-345z"><text:p/></draw:path><draw:path draw:style-name="gr3" draw:text-style-name="P28" svg:width="0.0858in" svg:height="0.0992in" svg:x="0.0004in" svg:y="0.0461in" svg:viewBox="0 0 219 253" svg:d="M46 235c-2 5-2 5-2 7 0 9 8 11 11 11 2 0 11-1 14-10 1-3 4-16 14-69 4 0 6 0 13 0 64 0 123-61 123-121 0-30-14-53-44-53-56 0-79 75-102 150-42-8-63-30-63-58 0-11 9-52 32-79 3-3 3-4 3-5s-1-4-5-4c-10 0-40 55-40 93 0 36 25 64 66 74-7 21-13 43-20 64zM99 152c-3 0-3 0-7 0s-5-1-5-2c2-15 7-35 8-42 12-49 43-86 77-86 26 0 37 21 37 40 0 43-51 90-110 90z"><text:p/></draw:path><draw:path draw:style-name="gr3" draw:text-style-name="P28" svg:width="0.0346in" svg:height="0.1508in" svg:x="0.1075in" svg:y="0in" svg:viewBox="0 0 89 384" svg:d="M89 380c0-1 0-1-6-8-49-48-61-121-61-179 0-67 14-135 62-183 5-4 5-4 5-7 0-2-1-3-3-3-5 0-40 26-62 75-20 43-24 86-24 118 0 28 3 76 25 119 23 47 56 72 61 72 2 0 3-1 3-4z"><text:p/></draw:path><draw:path draw:style-name="gr3" draw:text-style-name="P28" svg:width="0.0913in" svg:height="0.1354in" svg:x="0.1559in" svg:y="0.0083in" svg:viewBox="0 0 233 345" svg:d="M175 10c0-2 1-4 1-7s-3-3-5-3c-4 0-4 0-6 8-21 84-43 169-64 253-29-3-44-18-44-43 0-8 0-18 21-70 1-6 5-13 5-20 0-17-14-31-32-31-37 0-51 56-51 59 0 4 3 4 4 4 4 0 5-1 6-7 11-36 26-48 40-48 3 0 9 0 9 13 0 10-4 20-8 33-19 47-19 57-19 64 0 36 30 53 67 55-3 13-3 14-9 35-1 3-9 35-9 36 2 1 0 4 5 4 1 0 3 0 3-1 1-2 5-11 6-17 4-19 10-37 14-57 14 0 48 0 85-41 15-18 24-35 28-45s11-43 11-61c0-21-10-26-16-26-10 0-20 10-20 19 0 4 2 6 7 10 4 4 13 14 13 33 0 24-20 55-33 69-34 34-60 34-73 34 21-84 43-168 64-252z"><text:p/></draw:path><draw:path draw:style-name="gr3" draw:text-style-name="P28" svg:width="0.0346in" svg:height="0.1508in" svg:x="0.2713in" svg:y="0in" svg:viewBox="0 0 89 384" svg:d="M89 380c0-1 0-1-6-8-49-48-61-121-61-179 0-67 14-135 62-183 5-4 5-4 5-7 0-2-1-3-3-3-5 0-40 26-62 75-20 43-24 86-24 118 0 28 3 76 25 119 23 47 56 72 61 72 2 0 3-1 3-4z"><text:p/></draw:path><draw:path draw:style-name="gr3" draw:text-style-name="P28" svg:width="0.074in" svg:height="0.1059in" svg:x="0.3236in" svg:y="0.0083in" svg:viewBox="0 0 189 270" svg:d="M89 3c-1-1 0-3-4-3-9 0-38 2-48 3-3 0-7 1-7 8 0 4 3 4 9 4 18 0 19 4 19 7 0 2-1 6-1 8-18 73-37 147-56 221-1 6-1 6-1 9 0 9 8 10 11 10 6 0 12-5 14-10 3-9 6-19 8-29 2-11 6-23 8-35 2-8 4-15 6-24 1-2 5-16 5-18 1-3 13-25 26-35 9-7 21-14 38-14 16 0 20 13 20 27 0 21-15 62-24 85-3 9-5 14-5 22 0 18 14 31 32 31 36 0 50-56 50-60 0-3-3-3-4-3-5 0-5 1-6 7-6 21-18 48-39 48-7 0-10-4-10-13 0-10 4-19 8-28 5-16 23-60 23-83 0-25-16-41-44-41-25 0-43 12-58 30 10-42 20-83 30-124z"><text:p/></draw:path><draw:path draw:style-name="gr3" draw:text-style-name="P28" svg:width="0.0346in" svg:height="0.1508in" svg:x="0.411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28" svg:width="0.035in" svg:height="0.1508in" svg:x="0.4701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28" svg:width="0.1012in" svg:height="0.035in" svg:x="0.5717in" svg:y="0.0575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28" svg:width="0.074in" svg:height="0.1059in" svg:x="0.7323in" svg:y="0.0083in" svg:viewBox="0 0 189 270" svg:d="M89 3c-2-1 0-3-5-3-9 0-37 2-47 3-3 0-7 1-7 8 0 4 3 4 9 4 18 0 19 4 19 7 0 2-1 6-1 8-18 73-37 147-56 221-1 6-1 6-1 9 0 9 8 10 11 10 6 0 12-5 14-10 3-9 5-19 7-29 3-11 5-23 9-35 2-8 4-15 6-24 1-2 5-16 5-18 1-3 13-25 26-35 9-7 20-14 38-14 16 0 20 13 20 27 0 21-15 62-24 85-3 9-5 14-5 22 0 18 13 31 32 31 36 0 50-56 50-60 0-3-3-3-4-3-5 0-5 1-6 7-6 21-18 48-39 48-7 0-10-4-10-13 0-10 3-19 8-28 5-16 23-60 23-83 0-25-16-41-44-41-26 0-43 12-58 30 10-42 20-83 30-124z"><text:p/></draw:path></draw:g></text:span><text:span text:style-name="T17">. </text:span></text:p>
              <text:p text:style-name="P9"><draw:g text:anchor-type="as-char" svg:y="-0.1272in" draw:z-index="48" draw:name="Shape49" draw:style-name="gr1"><svg:title>TexMaths</svg:title><svg:desc>11§inline§\varphi \circ \psi (h) = \varphi(\psi(h)) = \varphi(g^{-1} \circ h \circ f) = \underbrace{g \circ g^{-1}}_{id_{B'}} \circ h \circ \underbrace{f \circ f^{-1}}_{id_{A'}} = h§svg§600§FALSE§</svg:desc><draw:path draw:style-name="gr2" draw:text-style-name="P27" svg:width="4.1713in" svg:height="0.3831in" svg:x="0.0004in" svg:y="0.0075in" svg:viewBox="0 0 10596 974" svg:d="M5299 974c-1767 0-3532 0-5299 0 0-324 0-650 0-974 3532 0 7064 0 10596 0 0 324 0 650 0 974-1765 0-3532 0-5297 0z"><text:p/></draw:path><draw:path draw:style-name="gr3" draw:text-style-name="P28" svg:width="0.0862in" svg:height="0.1in" svg:x="0.0004in" svg:y="0.0665in" svg:viewBox="0 0 220 255" svg:d="M46 236c-1 5-2 6-2 8 0 9 8 11 11 11 2 0 11-1 14-10 1-3 4-16 15-71 3 1 5 1 12 1 65 0 124-61 124-121 0-31-15-54-44-54-56 0-79 75-102 151-42-8-64-30-64-58 0-11 9-53 32-80 3-3 3-4 3-5s-1-4-4-4c-11 0-41 56-41 94 0 36 25 64 67 74-7 20-14 42-21 64zM99 153c-2 0-3 0-7-1-4 0-4 0-4-1s7-37 8-42c11-50 41-87 76-87 26 0 37 21 37 40 0 44-50 91-110 91z"><text:p/></draw:path><draw:path draw:style-name="gr3" draw:text-style-name="P28" svg:width="0.0587in" svg:height="0.0591in" svg:x="0.1346in" svg:y="0.0661in" svg:viewBox="0 0 150 151" svg:d="M150 75c0-41-35-75-75-75-42 0-75 35-75 75 0 42 33 76 75 76 40 0 75-34 75-76zM75 135c-34 0-60-28-60-60 0-33 27-60 60-60 32 0 59 26 59 60 0 33-27 60-59 60z"><text:p/></draw:path><draw:path draw:style-name="gr3" draw:text-style-name="P28" svg:width="0.0917in" svg:height="0.1358in" svg:x="0.2406in" svg:y="0.0283in" svg:viewBox="0 0 234 346" svg:d="M175 10c1-2 1-5 1-6 0-4-2-4-4-4-4 0-5 0-6 8-21 84-43 169-64 255-29-3-44-18-44-44 0-8 0-18 21-72 1-4 3-11 3-18 0-18-12-32-30-32-38 0-52 56-52 59 0 5 3 3 4 5 5 0 5-2 7-8 11-36 26-47 40-47 2 0 8 0 8 12 0 10-3 19-8 33-19 48-19 59-19 66 0 36 31 51 67 54-2 14-2 15-8 35-1 4-9 36-9 37 2 1 0 3 5 3 1 0 2 0 3-1s3-11 5-16c5-20 9-39 15-57 14 0 48 0 85-41 15-19 23-35 27-47 3-9 12-43 12-60 0-22-10-27-16-27-10 0-20 10-20 18 0 6 2 8 5 10 5 5 15 15 15 33 0 26-20 58-34 71-33 34-59 34-73 34 21-85 43-168 64-253z"><text:p/></draw:path><draw:path draw:style-name="gr3" draw:text-style-name="P28" svg:width="0.035in" svg:height="0.1516in" svg:x="0.3555in" svg:y="0.0193in" svg:viewBox="0 0 90 386" svg:d="M90 382c0-2 0-2-6-8-49-49-61-122-61-182 0-67 14-134 62-182 5-5 5-5 5-6 0-3-2-4-4-4-4 0-39 26-62 75-19 43-24 86-24 117s4 77 25 121c24 48 57 73 61 73 2 0 4-1 4-4z"><text:p/></draw:path><draw:path draw:style-name="gr3" draw:text-style-name="P28" svg:width="0.0744in" svg:height="0.1067in" svg:x="0.4079in" svg:y="0.0283in" svg:viewBox="0 0 190 272" svg:d="M90 4c0-1 0-4-5-4-9 0-37 2-47 3-3 1-7 1-7 8 0 4 3 4 9 4 18 0 19 4 19 7 0 2-1 5-1 8-18 74-37 148-56 223-2 4-2 5-2 8 0 8 9 11 12 11 6 0 12-5 14-10 3-10 5-20 7-30 3-12 5-23 9-34 2-9 4-18 6-26 1-3 5-15 5-18 1-3 13-24 26-35 9-6 20-13 38-13 16 0 20 13 20 26 0 21-15 64-24 87-3 9-5 13-5 21 0 18 13 32 32 32 36 0 50-56 50-60 0-3-3-3-4-3-5 0-5 1-6 7-6 19-18 47-39 47-7 0-10-3-10-12 0-10 3-19 8-28 5-16 23-62 23-84 0-26-16-42-44-42-26 0-43 12-58 29 10-40 20-81 30-122z"><text:p/></draw:path><draw:path draw:style-name="gr3" draw:text-style-name="P28" svg:width="0.0346in" svg:height="0.1516in" svg:x="0.4965in" svg:y="0.0193in" svg:viewBox="0 0 89 386" svg:d="M89 192c0-29-4-75-25-119-23-48-56-73-61-73-2 0-3 1-3 4 0 1 0 1 7 9 38 38 60 99 60 179 0 68-14 135-63 183-4 5-4 5-4 7 0 3 1 4 3 4 5 0 39-26 62-75 20-43 24-86 24-119z"><text:p/></draw:path><draw:path draw:style-name="gr3" draw:text-style-name="P28" svg:width="0.1004in" svg:height="0.0354in" svg:x="0.5976in" svg:y="0.078in" svg:viewBox="0 0 256 91" svg:d="M243 15c7 0 13 0 13-7 0-8-6-8-12-8-77 0-155 0-232 0-5 0-12 0-12 8 0 7 7 7 13 7 77 0 153 0 230 0zM244 91c6 0 12 0 12-7 0-8-6-8-13-8-77 0-153 0-230 0-6 0-13 0-13 8 0 7 7 7 12 7 77 0 155 0 232 0z"><text:p/></draw:path><draw:path draw:style-name="gr3" draw:text-style-name="P28" svg:width="0.0862in" svg:height="0.1in" svg:x="0.7571in" svg:y="0.0665in" svg:viewBox="0 0 220 255" svg:d="M47 236c-2 5-2 6-2 8 0 9 7 11 11 11 2 0 10-1 14-10 1-3 4-16 14-71 3 1 6 1 13 1 64 0 123-61 123-121 0-31-14-54-44-54-56 0-79 75-102 151-42-8-63-30-63-58 0-11 9-53 32-80 3-3 3-4 3-5s-1-4-5-4c-11 0-41 56-41 94 0 36 26 64 67 74-7 20-13 42-20 64zM100 153c-3 0-3 0-7-1-4 0-5 0-5-1s7-37 8-42c12-50 43-87 77-87 26 0 37 21 37 40 0 44-51 91-110 91z"><text:p/></draw:path><draw:path draw:style-name="gr3" draw:text-style-name="P28" svg:width="0.0346in" svg:height="0.1516in" svg:x="0.8646in" svg:y="0.0193in" svg:viewBox="0 0 89 386" svg:d="M89 382c0-2 0-2-7-8-48-49-60-122-60-182 0-67 14-134 62-182 5-5 5-5 5-6 0-3-1-4-3-4-5 0-40 26-62 75-20 43-24 86-24 117s3 77 25 121c23 48 56 73 61 73 2 0 3-1 3-4z"><text:p/></draw:path><draw:path draw:style-name="gr3" draw:text-style-name="P28" svg:width="0.0917in" svg:height="0.1358in" svg:x="0.913in" svg:y="0.0283in" svg:viewBox="0 0 234 346" svg:d="M175 10c0-2 1-5 1-6 0-4-3-4-4-4-5 0-5 0-7 8-21 84-43 169-64 255-30-3-44-18-44-44 0-8 0-18 21-72 1-4 4-11 4-18 0-18-12-32-31-32-37 0-51 56-51 59 0 5 3 5 4 5 4 0 5-2 6-8 11-36 26-47 39-47 4 0 10 0 10 12 0 10-4 19-8 33-19 48-19 59-19 66 0 36 30 51 67 54-3 14-3 15-9 35-1 4-9 36-9 37 1 1 0 3 5 3 1 0 3 0 3-1 2-1 4-11 6-16 4-20 9-39 14-57 14 0 48 0 85-41 15-19 24-35 28-47 3-9 12-43 12-60 0-22-11-27-17-27-10 0-20 10-20 18 0 6 3 8 6 10 5 5 14 15 14 33 0 26-20 58-33 71-34 34-60 34-73 34 21-85 43-168 64-253z"><text:p/></draw:path><draw:path draw:style-name="gr3" draw:text-style-name="P28" svg:width="0.0346in" svg:height="0.1516in" svg:x="1.028in" svg:y="0.0193in" svg:viewBox="0 0 89 386" svg:d="M89 382c0-2 0-2-7-8-48-49-60-122-60-182 0-67 14-134 63-182 4-5 4-5 4-6 0-3-1-4-3-4-5 0-39 26-62 75-20 43-24 86-24 117s4 77 25 121c23 48 56 73 61 73 2 0 3-1 3-4z"><text:p/></draw:path><draw:path draw:style-name="gr3" draw:text-style-name="P28" svg:width="0.074in" svg:height="0.1067in" svg:x="1.0807in" svg:y="0.0283in" svg:viewBox="0 0 189 272" svg:d="M89 4c0-1 0-4-4-4-9 0-38 2-48 3-3 1-7 1-7 8 0 4 3 4 10 4 18 0 18 4 18 7 0 2-1 5-1 8-19 74-37 148-56 223-1 4-1 5-1 8 0 8 8 11 11 11 7 0 12-5 14-10 2-10 6-20 8-30 2-12 5-23 8-34 3-9 5-18 6-26 1-3 5-15 5-18 1-3 13-24 26-35 9-6 21-13 37-13 17 0 21 13 21 26 0 21-14 64-24 87-3 9-4 13-4 21 0 18 13 32 31 32 36 0 50-56 50-60 0-3-3-3-4-3-4 0-4 1-6 7-5 19-18 47-39 47-7 0-9-3-9-12 0-10 3-19 6-28 7-16 24-62 24-84 0-26-16-42-44-42-25 0-43 12-58 29 10-40 20-81 30-122z"><text:p/></draw:path><draw:path draw:style-name="gr3" draw:text-style-name="P28" svg:width="0.035in" svg:height="0.1516in" svg:x="1.1685in" svg:y="0.0193in" svg:viewBox="0 0 90 386" svg:d="M90 192c0-29-4-75-26-119-23-48-56-73-60-73-3 0-4 1-4 4 0 1 0 1 8 9 37 38 59 99 59 179 0 68-14 135-62 183-5 5-5 5-5 7 0 3 1 4 4 4 4 0 39-26 61-75 20-43 25-86 25-119z"><text:p/></draw:path><draw:path draw:style-name="gr3" draw:text-style-name="P28" svg:width="0.0346in" svg:height="0.1516in" svg:x="1.228in" svg:y="0.0193in" svg:viewBox="0 0 89 386" svg:d="M89 192c0-29-4-75-25-119-23-48-56-73-61-73-2 0-3 1-3 4 0 1 0 1 7 9 38 38 60 99 60 179 0 68-14 135-63 183-4 5-4 5-4 7 0 3 1 4 3 4 5 0 39-26 62-75 20-43 24-86 24-119z"><text:p/></draw:path><draw:path draw:style-name="gr3" draw:text-style-name="P28" svg:width="0.1004in" svg:height="0.0354in" svg:x="1.3291in" svg:y="0.078in" svg:viewBox="0 0 256 91" svg:d="M243 15c7 0 13 0 13-7 0-8-6-8-12-8-77 0-155 0-232 0-5 0-12 0-12 8 0 7 7 7 13 7 77 0 153 0 230 0zM244 91c6 0 12 0 12-7 0-8-6-8-13-8-77 0-153 0-230 0-6 0-13 0-13 8 0 7 7 7 12 7 77 0 155 0 232 0z"><text:p/></draw:path><draw:path draw:style-name="gr3" draw:text-style-name="P28" svg:width="0.0862in" svg:height="0.1in" svg:x="1.4886in" svg:y="0.0665in" svg:viewBox="0 0 220 255" svg:d="M47 236c-2 5-2 6-2 8 0 9 8 11 11 11 2 0 11-1 14-10 1-3 4-16 14-71 4 1 6 1 13 1 64 0 123-61 123-121 0-31-14-54-44-54-56 0-79 75-102 151-42-8-63-30-63-58 0-11 9-53 32-80 3-3 3-4 3-5s-1-4-5-4c-10 0-41 56-41 94 0 36 26 64 67 74-7 20-13 42-20 64zM100 153c-3 0-3 0-7-1-4 0-5 0-5-1s7-37 8-42c12-50 43-87 77-87 26 0 37 21 37 40 0 44-51 91-110 91z"><text:p/></draw:path><draw:path draw:style-name="gr3" draw:text-style-name="P28" svg:width="0.0346in" svg:height="0.1516in" svg:x="1.5957in" svg:y="0.0193in" svg:viewBox="0 0 89 386" svg:d="M89 382c0-2 0-2-7-8-48-49-60-122-60-182 0-67 14-134 63-182 4-5 4-5 4-6 0-3-1-4-3-4-5 0-40 26-62 75-20 43-24 86-24 117s3 77 25 121c23 48 56 73 61 73 2 0 3-1 3-4z"><text:p/></draw:path><draw:path draw:style-name="gr3" draw:text-style-name="P28" svg:width="0.0693in" svg:height="0.098in" svg:x="1.6421in" svg:y="0.0665in" svg:viewBox="0 0 177 250" svg:d="M176 25c0-2 1-4 1-6 0-7-4-11-11-11-4 0-14 3-16 16-7-14-20-24-36-24-44 0-92 54-92 110 0 38 24 60 52 60 23 0 40-17 45-22-8 35-13 51-13 52-2 3-15 41-55 41-8 0-21 0-31-3 11-4 15-14 15-20 0-7-4-15-14-15-9 0-21 8-21 24 0 15 14 23 51 23 48 0 77-30 82-53 14-57 29-115 43-172zM125 121c-2 10-11 20-19 27s-20 15-31 15c-20 0-26-21-26-37 0-18 11-63 22-83 10-19 27-34 43-34 26 0 31 31 31 33s-1 4-1 5c-7 24-12 50-19 74z"><text:p/></draw:path><draw:path draw:style-name="gr3" draw:text-style-name="P28" svg:width="0.0717in" svg:height="0.0047in" svg:x="1.7291in" svg:y="0.0492in" svg:viewBox="0 0 183 13" svg:d="M173 13c4 0 10 0 10-6 0-7-6-7-10-7-54 0-108 0-162 0-4 0-11 0-11 7 0 6 7 6 11 6 54 0 108 0 162 0z"><text:p/></draw:path><draw:path draw:style-name="gr3" draw:text-style-name="P28" svg:width="0.0386in" svg:height="0.0701in" svg:x="1.8244in" svg:y="0.0075in" svg:viewBox="0 0 99 179" svg:d="M62 8c0-8-2-8-9-8-17 16-42 16-53 16 0 4 0 7 0 10 7 0 24 0 40-7 0 46 0 92 0 138 0 9 0 12-28 12-3 0-7 0-10 0 0 4 0 7 0 10 5 0 38-1 49-1 7 0 41 1 48 1 0-3 0-6 0-10-3 0-8 0-11 0-26 0-26-3-26-12 0-49 0-100 0-149z"><text:p/></draw:path><draw:path draw:style-name="gr3" draw:text-style-name="P28" svg:width="0.0591in" svg:height="0.0591in" svg:x="1.9232in" svg:y="0.0661in" svg:viewBox="0 0 151 151" svg:d="M151 75c0-41-34-75-75-75-42 0-76 35-76 75 0 42 34 76 76 76 41 0 75-34 75-76zM76 135c-34 0-61-28-61-60 0-33 28-60 61-60 32 0 59 26 59 60 0 33-27 60-59 60z"><text:p/></draw:path><draw:path draw:style-name="gr3" draw:text-style-name="P28" svg:width="0.0744in" svg:height="0.1067in" svg:x="2.0331in" svg:y="0.0283in" svg:viewBox="0 0 190 272" svg:d="M90 4c0-1 0-4-5-4-9 0-38 2-48 3-3 1-6 1-6 8 0 4 3 4 9 4 18 0 19 4 19 7-1 2-1 5-2 8-19 74-36 148-55 223-2 4-2 5-2 8 0 8 8 11 11 11 7 0 13-5 14-10 2-10 6-20 8-30 3-12 5-23 9-34 2-9 4-18 6-26 0-3 4-15 5-18s13-24 25-35c9-6 21-13 37-13 17 0 21 13 21 26 0 21-14 64-24 87-2 9-4 13-4 21 0 18 13 32 32 32 36 0 50-56 50-60 0-3-3-3-5-3-4 0-4 1-6 7-5 19-17 47-39 47-7 0-9-3-9-12 0-10 3-19 6-28 7-16 25-62 25-84 0-26-16-42-45-42-25 0-43 12-58 29 10-40 21-81 31-122z"><text:p/></draw:path><draw:path draw:style-name="gr3" draw:text-style-name="P28" svg:width="0.0587in" svg:height="0.0591in" svg:x="2.1543in" svg:y="0.0661in" svg:viewBox="0 0 150 151" svg:d="M150 75c0-41-35-75-75-75-42 0-75 35-75 75 0 42 33 76 75 76 40 0 75-34 75-76zM75 135c-33 0-60-28-60-60 0-33 27-60 60-60 32 0 59 26 59 60 0 33-27 60-59 60z"><text:p/></draw:path><draw:path draw:style-name="gr3" draw:text-style-name="P28" svg:width="0.0752in" svg:height="0.1378in" svg:x="2.2642in" svg:y="0.0268in" svg:viewBox="0 0 192 351" svg:d="M121 118c11 0 22 0 33 0 8 0 12 0 12-8 0-4-4-4-11-4-11 0-21 0-32 0 3-15 6-30 9-44 1-8 7-36 9-41 3-7 10-12 18-12 2 0 11 0 19 6-17 1-21 16-21 21 0 9 7 13 15 13 9 0 20-8 20-23 0-17-17-26-33-26-13 0-38 7-49 45-2 8-3 12-13 61-9 0-18 0-27 0-7 0-11 0-11 7 0 5 4 5 10 5 9 0 18 0 27 0-10 50-20 101-30 151-7 39-13 73-33 73-2 0-12 0-19-7 18-1 21-15 21-21 0-8-6-13-14-13-10 0-21 9-21 23 0 18 16 27 33 27 21 0 36-23 43-38 13-24 22-70 22-73 8-41 15-82 23-122z"><text:p/></draw:path><draw:path draw:style-name="gr3" draw:text-style-name="P28" svg:width="0.035in" svg:height="0.1516in" svg:x="2.3555in" svg:y="0.0193in" svg:viewBox="0 0 90 386" svg:d="M90 192c0-29-4-75-26-119-23-48-56-73-60-73-3 0-4 1-4 4 0 1 0 1 8 9 37 38 59 99 59 179 0 68-14 135-62 183-5 5-5 5-5 7 0 3 1 4 4 4 4 0 39-26 61-75 20-43 25-86 25-119z"><text:p/></draw:path><draw:path draw:style-name="gr3" draw:text-style-name="P28" svg:width="0.1008in" svg:height="0.0354in" svg:x="2.4567in" svg:y="0.078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28" svg:width="0.0693in" svg:height="0.098in" svg:x="2.6114in" svg:y="0.0665in" svg:viewBox="0 0 177 250" svg:d="M176 25c0-2 1-4 1-6 0-7-4-11-11-11-4 0-14 3-16 16-7-14-20-24-36-24-45 0-92 54-92 110 0 38 23 60 52 60 22 0 40-17 44-22h1c-9 35-13 51-13 52-2 3-15 41-55 41-8 0-21 0-32-3 12-4 16-14 16-20 0-7-4-15-15-15-8 0-20 8-20 24 0 15 14 23 51 23 48 0 75-30 82-53 14-57 29-115 43-172zM125 121c-2 10-11 20-19 27s-20 15-31 15c-20 0-26-21-26-37 0-18 11-63 22-83 10-19 27-34 43-34 26 0 31 31 31 33s-1 4-1 5c-7 24-12 50-19 74z"><text:p/></draw:path><draw:path draw:style-name="gr3" draw:text-style-name="P28" svg:width="0.0591in" svg:height="0.0591in" svg:x="2.7291in" svg:y="0.0661in" svg:viewBox="0 0 151 151" svg:d="M151 75c0-41-36-75-76-75-42 0-75 35-75 75 0 42 33 76 75 76 40 0 76-34 76-76zM75 135c-33 0-60-28-60-60 0-33 27-60 60-60s60 26 60 60c0 33-27 60-60 60z"><text:p/></draw:path><draw:path draw:style-name="gr3" draw:text-style-name="P28" svg:width="0.0693in" svg:height="0.098in" svg:x="2.8331in" svg:y="0.0665in" svg:viewBox="0 0 177 250" svg:d="M176 25c0-2 1-4 1-6 0-7-4-11-11-11-4 0-14 3-16 16-7-14-20-24-36-24-44 0-92 54-92 110 0 38 23 60 52 60 22 0 40-17 44-22h1c-9 35-13 51-13 52-2 3-15 41-55 41-8 0-21 0-31-3 11-4 15-14 15-20 0-7-4-15-14-15-9 0-21 8-21 24 0 15 14 23 51 23 48 0 77-30 82-53 14-57 29-115 43-172zM125 121c-2 10-11 20-19 27s-20 15-31 15c-20 0-26-21-26-37 0-18 11-63 22-83 10-19 27-34 43-34 26 0 31 31 31 33s-1 4-1 5c-7 24-12 50-19 74z"><text:p/></draw:path><draw:path draw:style-name="gr3" draw:text-style-name="P28" svg:width="0.0717in" svg:height="0.0047in" svg:x="2.9201in" svg:y="0.0421in" svg:viewBox="0 0 183 13" svg:d="M173 13c4 0 10 0 10-6 0-7-6-7-10-7-54 0-108 0-162 0-4 0-11 0-11 7 0 6 7 6 11 6 54 0 108 0 162 0z"><text:p/></draw:path><draw:path draw:style-name="gr3" draw:text-style-name="P28" svg:width="0.0386in" svg:height="0.0701in" svg:x="3.0154in" svg:y="0.0004in" svg:viewBox="0 0 99 179" svg:d="M62 8c0-8-2-8-9-8-18 18-42 18-53 18 0 3 0 6 0 9 7 0 24 0 40-7 0 46 0 91 0 137 0 9 0 12-28 12-3 0-7 0-10 0 0 4 0 7 0 10 5 0 38-1 49-1 7 0 41 1 48 1 0-3 0-6 0-10-3 0-8 0-11 0-26 0-26-3-26-12 0-49 0-100 0-149z"><text:p/></draw:path><draw:path draw:style-name="gr3" draw:text-style-name="P28" svg:width="0.0732in" svg:height="0.0504in" svg:x="2.6055in" svg:y="0.1768in" svg:viewBox="0 0 187 129" svg:d="M187 93c0-8 0-11-6-11-23-1-61-3-96-20-42-21-58-46-67-61-2-1-4-1-9-1-9 0-9 0-9 10 0 2 0 3 0 5 53 95 140 114 178 114 9 0 9 0 9-11 0-8 0-17 0-25z"><text:p/></draw:path><draw:path draw:style-name="gr3" draw:text-style-name="P28" svg:width="0.0945in" svg:height="0.0177in" svg:x="2.6772in" svg:y="0.2083in" svg:viewBox="0 0 241 46" svg:d="M121 46c-41 0-80 0-121 0 0-15 0-31 0-46 80 0 161 0 241 0 0 15 0 31 0 46-40 0-80 0-120 0z"><text:p/></draw:path><draw:path draw:style-name="gr3" draw:text-style-name="P28" svg:width="0.0732in" svg:height="0.0504in" svg:x="2.7705in" svg:y="0.2083in" svg:viewBox="0 0 187 129" svg:d="M187 112c-52-94-139-112-178-112-9 0-9 0-9 11 0 8 0 16 0 24 0 9 0 11 5 11 25 0 63 3 97 20 42 21 59 46 67 60 1 3 4 3 9 3 9 0 9 0 9-10 0-2 0-5 0-7z"><text:p/></draw:path><draw:path draw:style-name="gr3" draw:text-style-name="P28" svg:width="0.0732in" svg:height="0.0504in" svg:x="2.837in" svg:y="0.2083in" svg:viewBox="0 0 187 129" svg:d="M187 11c0-11 0-11-9-11-39 0-126 19-178 112 0 2 0 5 0 7 0 10 0 10 9 10 7 0 7 0 10-4 32-50 84-78 162-79 6 0 6-3 6-11s0-16 0-24z"><text:p/></draw:path><draw:path draw:style-name="gr3" draw:text-style-name="P28" svg:width="0.0945in" svg:height="0.0177in" svg:x="2.9091in" svg:y="0.2083in" svg:viewBox="0 0 241 46" svg:d="M120 46c-40 0-80 0-120 0 0-15 0-31 0-46 80 0 161 0 241 0 0 15 0 31 0 46-41 0-80 0-121 0z"><text:p/></draw:path><draw:path draw:style-name="gr3" draw:text-style-name="P28" svg:width="0.0732in" svg:height="0.0504in" svg:x="3.002in" svg:y="0.1768in" svg:viewBox="0 0 187 129" svg:d="M187 10c0-10 0-10-9-10-8 0-8 0-10 2-32 51-84 78-164 80-4 0-4 3-4 11s0 17 0 25c0 11 0 11 9 11 38 0 125-19 178-114 0-2 0-3 0-5z"><text:p/></draw:path><draw:path draw:style-name="gr3" draw:text-style-name="P28" svg:width="0.0319in" svg:height="0.0717in" svg:x="2.7268in" svg:y="0.3012in" svg:viewBox="0 0 82 183" svg:d="M75 11c0-4-4-11-10-11-8 0-16 8-16 15 0 5 4 10 11 10 8 0 15-7 15-14zM20 148c-1 4-2 7-2 11 0 13 11 24 25 24 27 0 39-38 39-42s-3-4-4-4c-4 0-4 2-5 5-7 22-18 33-29 33-6 0-7-3-7-10 0-6 3-11 5-17 2-7 5-15 9-22 2-6 12-30 13-34 1-3 1-6 1-8 0-14-11-24-25-24-27 0-40 37-40 42 0 4 3 2 4 4 5 0 5-3 6-5 6-23 19-33 28-33 5 0 7 2 7 9s-1 11-8 27c-5 15-12 30-17 44z"><text:p/></draw:path><draw:path draw:style-name="gr3" draw:text-style-name="P28" svg:width="0.0547in" svg:height="0.0744in" svg:x="2.7713in" svg:y="0.298in" svg:viewBox="0 0 140 190" svg:d="M139 8c0-1 1-4 1-5s-1-3-5-3c-5 0-28 2-35 2-2 0-5 1-5 7 0 3 3 3 6 3 13 0 13 2 13 4 0 3-1 4-1 6-5 21-10 41-15 62-6-9-16-16-28-16-35 0-70 39-70 77 0 27 18 45 41 45 15 0 27-9 38-18 6 15 21 18 28 18 10 0 17-6 22-14 5-11 10-26 10-28 0-3-4-2-5-3-4 0-4 1-6 9-4 12-8 29-20 29-7 0-9-7-9-14 0-5 1-7 1-11 13-50 25-100 39-150zM80 154c-2 7-7 12-13 18-3 2-13 11-25 11-10 0-20-8-20-27 0-14 8-44 14-55 12-22 27-25 34-25 19 0 23 20 23 23 0 1 0 3 0 4-4 17-8 34-13 51z"><text:p/></draw:path><draw:path draw:style-name="gr3" draw:text-style-name="P28" svg:width="0.0634in" svg:height="0.0516in" svg:x="2.8374in" svg:y="0.3476in" svg:viewBox="0 0 162 132" svg:d="M24 115c-1 6-2 8-16 8-6 0-8 0-8 6 0 3 2 3 5 3 29 0 57 0 85 0 34 0 63-22 63-41 0-12-11-25-38-28 19-3 47-16 47-34 0-17-19-29-45-29-27 0-53 0-80 0-3 0-6 0-6 5 0 4 2 4 6 4 3 0 9 0 12 1 0 2 0 2 0 4-8 34-16 67-25 101zM57 60c3-15 8-29 11-45 1-6 1-6 10-6 12 0 23 0 35 0 19 0 28 10 28 20 0 15-21 31-48 31-12 0-24 0-36 0zM47 123c-1 0-4 0-5 0 0-2 0-2 0-4 4-18 9-35 13-53 15 0 32 0 47 0 20 0 30 12 30 24 0 19-23 33-47 33-12 0-26 0-38 0z"><text:p/></draw:path><draw:path draw:style-name="gr3" draw:text-style-name="P28" svg:width="0.0209in" svg:height="0.039in" svg:x="2.9177in" svg:y="0.3339in" svg:viewBox="0 0 54 100" svg:d="M52 19c0-1 2-5 2-8 0-7-7-11-12-11-8 0-10 5-11 9-10 27-20 56-30 83-1 3-1 3-1 4 0 3 5 3 9 4 1 0 2 0 3-3 13-27 26-52 40-78z"><text:p/></draw:path><draw:path draw:style-name="gr3" draw:text-style-name="P28" svg:width="0.0587in" svg:height="0.0591in" svg:x="3.1059in" svg:y="0.0661in" svg:viewBox="0 0 150 151" svg:d="M150 75c0-41-35-75-75-75-42 0-75 35-75 75 0 42 33 76 75 76 40 0 75-34 75-76zM75 135c-33 0-60-28-60-60 0-33 27-60 60-60 32 0 59 26 59 60 0 33-27 60-59 60z"><text:p/></draw:path><draw:path draw:style-name="gr3" draw:text-style-name="P28" svg:width="0.0744in" svg:height="0.1067in" svg:x="3.1819in" svg:y="0.0283in" svg:viewBox="0 0 190 272" svg:d="M90 4c0-1 0-4-5-4-9 0-37 2-47 3-3 1-7 1-7 8 0 4 3 4 9 4 18 0 19 4 19 7 0 2-1 5-1 8-18 74-37 148-56 223-2 4-2 5-2 8 0 8 8 11 12 11 6 0 12-5 14-10 3-10 5-20 7-30 3-12 5-23 9-34 2-9 4-18 6-26 1-3 5-15 5-18 1-3 13-24 26-35 8-6 20-13 38-13 16 0 19 13 19 26 0 21-14 64-23 87-3 9-5 13-5 21 0 18 13 32 32 32 36 0 50-56 50-60 0-3-3-3-4-3-5 0-5 1-7 7-5 19-17 47-38 47-7 0-10-3-10-12 0-10 3-19 8-28 5-16 23-62 23-84 0-26-16-42-44-42-26 0-43 12-58 29 10-40 20-81 30-122z"><text:p/></draw:path><draw:path draw:style-name="gr3" draw:text-style-name="P28" svg:width="0.0591in" svg:height="0.0591in" svg:x="3.3035in" svg:y="0.0661in" svg:viewBox="0 0 151 151" svg:d="M151 75c0-41-36-75-75-75-42 0-76 35-76 75 0 42 34 76 76 76 39 0 75-34 75-76zM76 135c-34 0-61-28-61-60 0-33 27-60 61-60 32 0 59 26 59 60 0 33-27 60-59 60z"><text:p/></draw:path><draw:path draw:style-name="gr3" draw:text-style-name="P28" svg:width="0.0752in" svg:height="0.1378in" svg:x="3.413in" svg:y="0.0268in" svg:viewBox="0 0 192 351" svg:d="M121 118c11 0 23 0 34 0 8 0 11 0 11-8 0-4-3-4-10-4-11 0-21 0-32 0 2-15 6-30 8-44 1-8 7-36 9-41 4-7 10-12 18-12 2 0 11 0 19 6-16 1-21 16-21 21 0 9 7 13 15 13 9 0 20-8 20-23 0-17-17-26-33-26-13 0-37 7-49 45-2 8-3 12-12 61-9 0-19 0-28 0-6 0-11 0-11 7 0 5 4 5 11 5 9 0 17 0 26 0-10 50-19 101-29 151-8 39-14 73-34 73-1 0-11 0-19-7 18-1 21-15 21-21 0-8-6-13-14-13-10 0-21 9-21 23 0 18 18 27 33 27 21 0 36-23 44-38 12-24 21-70 21-73 8-41 15-82 23-122z"><text:p/></draw:path><draw:path draw:style-name="gr3" draw:text-style-name="P28" svg:width="0.0587in" svg:height="0.0591in" svg:x="3.5382in" svg:y="0.0661in" svg:viewBox="0 0 150 151" svg:d="M150 75c0-41-35-75-75-75-42 0-75 35-75 75 0 42 33 76 75 76 40 0 75-34 75-76zM75 135c-33 0-60-28-60-60 0-33 27-60 60-60 32 0 59 26 59 60 0 33-27 60-59 60z"><text:p/></draw:path><draw:path draw:style-name="gr3" draw:text-style-name="P28" svg:width="0.0752in" svg:height="0.1378in" svg:x="3.6476in" svg:y="0.0268in" svg:viewBox="0 0 192 351" svg:d="M121 118c11 0 22 0 33 0 8 0 12 0 12-8 0-4-4-4-11-4-11 0-21 0-32 0 3-15 6-30 9-44 1-8 7-36 9-41 3-7 10-12 18-12 2 0 11 0 19 6-17 1-21 16-21 21 0 9 7 13 15 13 9 0 20-8 20-23 0-17-17-26-33-26-13 0-37 7-49 45-2 8-3 12-13 61-9 0-18 0-27 0-7 0-11 0-11 7 0 5 4 5 10 5 9 0 18 0 27 0-10 50-20 101-30 151-7 39-13 73-33 73-2 0-11 0-19-7 18-1 21-15 21-21 0-8-6-13-14-13-10 0-21 9-21 23 0 18 16 27 33 27 21 0 36-23 43-38 13-24 22-70 22-73 8-41 15-82 23-122z"><text:p/></draw:path><draw:path draw:style-name="gr3" draw:text-style-name="P28" svg:width="0.0717in" svg:height="0.0047in" svg:x="3.7421in" svg:y="0.0421in" svg:viewBox="0 0 183 13" svg:d="M172 13c4 0 11 0 11-6 0-7-7-7-11-7-54 0-108 0-162 0-3 0-10 0-10 7 0 6 5 6 10 6 54 0 108 0 162 0z"><text:p/></draw:path><draw:path draw:style-name="gr3" draw:text-style-name="P28" svg:width="0.0382in" svg:height="0.0701in" svg:x="3.8374in" svg:y="0.0004in" svg:viewBox="0 0 98 179" svg:d="M60 8c0-8 0-8-7-8-18 18-42 18-53 18 0 3 0 6 0 9 5 0 24 0 38-7 0 46 0 91 0 137 0 9 0 12-26 12-3 0-8 0-11 0 0 4 0 7 0 10 6 0 39-1 48-1s43 1 49 1c0-3 0-6 0-10-3 0-7 0-10 0-28 0-28-3-28-12 0-49 0-100 0-149z"><text:p/></draw:path><draw:path draw:style-name="gr3" draw:text-style-name="P28" svg:width="0.0732in" svg:height="0.0504in" svg:x="3.4012in" svg:y="0.1768in" svg:viewBox="0 0 187 129" svg:d="M187 93c0-8 0-11-6-11-23-1-61-3-96-20-42-21-58-46-67-61-2-1-4-1-9-1-9 0-9 0-9 10 0 2 0 3 0 5 53 95 140 114 179 114 8 0 8 0 8-11 0-8 0-17 0-25z"><text:p/></draw:path><draw:path draw:style-name="gr3" draw:text-style-name="P28" svg:width="0.1071in" svg:height="0.0177in" svg:x="3.4736in" svg:y="0.2083in" svg:viewBox="0 0 273 46" svg:d="M136 46c-45 0-91 0-136 0 0-15 0-31 0-46 91 0 181 0 273 0 0 15 0 31 0 46-45 0-92 0-137 0z"><text:p/></draw:path><draw:path draw:style-name="gr3" draw:text-style-name="P28" svg:width="0.0732in" svg:height="0.0504in" svg:x="3.5791in" svg:y="0.2083in" svg:viewBox="0 0 187 129" svg:d="M187 112c-52-94-140-112-178-112-9 0-9 0-9 11 0 8 0 16 0 24 0 9 0 11 5 11 25 0 62 3 97 20 42 21 57 46 67 60 1 3 4 3 9 3 9 0 9 0 9-10 0-2 0-5 0-7z"><text:p/></draw:path><draw:path draw:style-name="gr3" draw:text-style-name="P28" svg:width="0.0736in" svg:height="0.0504in" svg:x="3.6457in" svg:y="0.2083in" svg:viewBox="0 0 188 129" svg:d="M188 11c0-11 0-11-9-11-39 0-126 19-179 112 0 2 0 5 0 7 0 10 1 10 10 10 8 0 8 0 10-4 32-50 84-78 163-79 5 0 5-3 5-11s0-16 0-24z"><text:p/></draw:path><draw:path draw:style-name="gr3" draw:text-style-name="P28" svg:width="0.1071in" svg:height="0.0177in" svg:x="3.7177in" svg:y="0.2083in" svg:viewBox="0 0 273 46" svg:d="M136 46c-45 0-91 0-136 0 0-15 0-31 0-46 91 0 181 0 273 0 0 15 0 31 0 46-45 0-92 0-137 0z"><text:p/></draw:path><draw:path draw:style-name="gr3" draw:text-style-name="P28" svg:width="0.0732in" svg:height="0.0504in" svg:x="3.824in" svg:y="0.1768in" svg:viewBox="0 0 187 129" svg:d="M187 10c0-10-1-10-10-10-7 0-8 0-9 2-32 51-86 78-164 80-4 0-4 3-4 11s0 17 0 25c0 11 0 11 8 11 39 0 126-19 179-114 0-2 0-3 0-5z"><text:p/></draw:path><draw:path draw:style-name="gr3" draw:text-style-name="P28" svg:width="0.0319in" svg:height="0.0717in" svg:x="3.5374in" svg:y="0.3012in" svg:viewBox="0 0 82 183" svg:d="M75 11c0-4-4-11-10-11-8 0-16 8-16 15 0 5 4 10 11 10 8 0 15-7 15-14zM20 148c-1 4-2 7-2 11 0 13 11 24 25 24 27 0 39-38 39-42s-3-4-4-4c-4 0-4 2-5 5-6 22-18 33-29 33-6 0-7-3-7-10 0-6 3-11 5-17 2-7 5-15 9-22 2-6 12-30 13-34 1-3 1-6 1-8 0-14-11-24-25-24-27 0-40 37-40 42 0 4 3 2 4 4 5 0 5-3 6-5 6-23 19-33 28-33 5 0 7 2 7 9s-1 11-8 27c-5 15-12 30-17 44z"><text:p/></draw:path><draw:path draw:style-name="gr3" draw:text-style-name="P28" svg:width="0.0547in" svg:height="0.0744in" svg:x="3.5819in" svg:y="0.298in" svg:viewBox="0 0 140 190" svg:d="M139 8c0-1 1-4 1-5s-1-3-5-3c-5 0-28 2-35 2-2 0-5 1-5 7 0 3 3 3 6 3 13 0 13 2 13 4 0 3-1 4-1 6-5 21-10 41-15 62-6-9-16-16-28-16-35 0-70 39-70 77 0 27 18 45 41 45 15 0 27-9 38-18 6 15 21 18 29 18 9 0 16-6 21-14 5-11 10-26 10-28 0-3-4-2-5-3-4 0-4 1-6 9-4 12-8 29-20 29-7 0-9-7-9-14 0-5 1-7 1-11 13-50 25-100 39-150zM80 154c-2 7-7 12-13 18-3 2-13 11-25 11-10 0-20-8-20-27 0-14 8-44 14-55 12-22 27-25 34-25 19 0 25 20 25 23 0 1-2 3-2 4-4 17-8 34-13 51z"><text:p/></draw:path><draw:path draw:style-name="gr3" draw:text-style-name="P28" svg:width="0.0634in" svg:height="0.0543in" svg:x="3.6469in" svg:y="0.3453in" svg:viewBox="0 0 162 139" svg:d="M120 5c-1-4-1-5-6-5-4 0-5 2-7 4-26 37-51 74-76 110-8 12-16 15-28 16-3 0-2 3-3 5 0 2 2 4 3 4 2 0 6-2 8-2 3 0 7 0 10 0 4 0 8 0 11 0s8 2 11 2c1 0 4 0 4-6 0-3-2-3-3-3s-9 0-9-6c0-2 2-5 3-7 5-7 10-14 15-20 1-1 1-2 4-2 20 0 39 0 58 0 2 3 2 3 3 6 0 3 4 22 4 24 0 5-9 4-13 5-3 0-7 0-7 5 0 2 1 4 4 4 4 0 8-2 13-2 4 0 9 0 14 0 3 0 8 0 12 0 3 0 8 2 12 2s5-3 5-6-4-3-6-3c-13 0-13-1-14-6-8-39-14-79-22-119zM102 24c5 21 8 42 12 63-18 0-36 0-55 0 15-21 29-42 43-63z"><text:p/></draw:path><draw:path draw:style-name="gr3" draw:text-style-name="P28" svg:width="0.0205in" svg:height="0.039in" svg:x="3.7248in" svg:y="0.3339in" svg:viewBox="0 0 53 100" svg:d="M52 19c0-1 1-5 1-8 0-7-6-11-11-11-9 0-11 5-11 9-10 27-20 56-30 83-1 3-1 3-1 4 0 3 5 3 8 4 2 0 2 0 3-3 13-27 27-52 41-78z"><text:p/></draw:path><draw:path draw:style-name="gr3" draw:text-style-name="P28" svg:width="0.1004in" svg:height="0.0354in" svg:x="3.9449in" svg:y="0.078in" svg:viewBox="0 0 256 91" svg:d="M243 15c7 0 13 0 13-7 0-8-6-8-12-8-77 0-155 0-232 0-5 0-12 0-12 8 0 7 7 7 13 7 77 0 153 0 230 0zM244 91c6 0 12 0 12-7 0-8-6-8-13-8-77 0-153 0-230 0-6 0-13 0-13 8 0 7 7 7 12 7 77 0 155 0 232 0z"><text:p/></draw:path><draw:path draw:style-name="gr3" draw:text-style-name="P28" svg:width="0.0744in" svg:height="0.1067in" svg:x="4.1051in" svg:y="0.0283in" svg:viewBox="0 0 190 272" svg:d="M90 4c0-1 0-4-5-4-9 0-38 2-48 3-2 1-6 1-6 8 0 4 3 4 9 4 18 0 19 4 19 7 0 2-1 5-1 8-18 74-37 148-56 223-2 4-2 5-2 8 0 8 8 11 11 11 7 0 13-5 14-10 2-10 6-20 8-30 3-12 5-23 9-34 2-9 4-18 6-26 1-3 4-15 5-18s13-24 26-35c8-6 20-13 36-13 17 0 21 13 21 26 0 21-14 64-24 87-2 9-4 13-4 21 0 18 13 32 32 32 36 0 50-56 50-60 0-3-3-3-4-3-5 0-5 1-7 7-5 19-17 47-39 47-7 0-9-3-9-12 0-10 3-19 6-28 7-16 25-62 25-84 0-26-16-42-45-42-25 0-43 12-58 29 10-40 21-81 31-122z"><text:p/></draw:path></draw:g></text:p>
            </text:list-item>
            <text:list-item>
              <text:p text:style-name="P26">באופן דומה, <text:span text:style-name="T2"><draw:g text:anchor-type="as-char" svg:y="-0.1075in" draw:z-index="49" draw:name="Shape50" draw:style-name="gr1"><svg:title>TexMaths</svg:title><svg:desc>11§inline§\psi \circ \varphi = id_{A \to B}§svg§600§FALSE§</svg:desc><draw:path draw:style-name="gr2" draw:text-style-name="P27" svg:width="0.9677in" svg:height="0.122in" svg:x="0.0039in" svg:y="0.0079in" svg:viewBox="0 0 2459 311" svg:d="M1231 311c-411 0-821 0-1231 0 0-103 0-208 0-311 819 0 1640 0 2459 0 0 103 0 208 0 311-409 0-819 0-1228 0z"><text:p/></draw:path><draw:path draw:style-name="gr3" draw:text-style-name="P28" svg:width="0.0917in" svg:height="0.1354in" svg:x="0.0004in" svg:y="0in" svg:viewBox="0 0 234 345" svg:d="M176 10c0-1 1-3 1-6s-3-4-5-4c-4 0-4 1-6 8-21 84-43 169-64 254-29-3-44-18-44-43 0-8 0-19 21-72 1-4 5-11 5-18 0-18-14-31-32-31-38 0-52 55-52 58 0 5 4 5 5 5 4 0 4-1 6-7 11-37 26-48 40-48 3 0 9 0 9 12 0 11-4 19-9 34-18 47-18 57-18 64 0 36 30 51 67 55-3 13-3 14-9 34-1 4-9 36-9 37 2 1 0 3 5 3 1 0 3 0 3-1 1-1 3-11 5-16 5-19 9-38 15-57 14 0 48 0 85-41 15-18 24-35 27-45 5-10 12-44 12-61 0-22-10-26-16-26-10 0-20 10-20 18 0 5 2 7 7 11 3 4 13 14 13 33 0 24-20 55-33 68-34 35-60 35-73 35 21-84 43-168 64-253z"><text:p/></draw:path><draw:path draw:style-name="gr3" draw:text-style-name="P28" svg:width="0.0591in" svg:height="0.0587in" svg:x="0.1429in" svg:y="0.0382in" svg:viewBox="0 0 151 150" svg:d="M151 75c0-42-36-75-75-75-42 0-76 34-76 75 0 40 34 75 76 75 39 0 75-35 75-75zM76 134c-34 0-61-27-61-59 0-33 27-60 61-60 32 0 59 27 59 60s-27 59-59 59z"><text:p/></draw:path><draw:path draw:style-name="gr3" draw:text-style-name="P28" svg:width="0.0862in" svg:height="0.0992in" svg:x="0.252in" svg:y="0.039in" svg:viewBox="0 0 220 253" svg:d="M46 234c-1 6-2 6-2 8 0 9 8 11 12 11 1 0 10-1 14-10 1-3 3-16 14-69 3 0 6 0 13 0 64 0 123-61 123-121 0-30-15-53-44-53-56 0-79 74-102 150-42-8-64-30-64-58 0-11 9-52 32-80 3-3 3-3 3-4 0-3-1-5-4-5-11 0-41 56-41 94 0 36 25 64 67 74-7 20-14 42-21 63zM100 152c-3 0-4 0-8 0s-4-1-4-2c0-2 7-36 8-42 12-50 41-86 76-86 27 0 37 21 37 40 0 43-50 90-109 90z"><text:p/></draw:path><draw:path draw:style-name="gr3" draw:text-style-name="P28" svg:width="0.1004in" svg:height="0.035in" svg:x="0.3949in" svg:y="0.0496in" svg:viewBox="0 0 256 90" svg:d="M243 15c6 0 13 0 13-7 0-8-7-8-12-8-77 0-155 0-232 0-5 0-12 0-12 8 0 7 7 7 12 7 77 0 154 0 231 0zM244 90c5 0 12 0 12-8 0-7-7-7-13-7-77 0-154 0-231 0-5 0-12 0-12 7 0 8 7 8 12 8 77 0 155 0 232 0z"><text:p/></draw:path><draw:path draw:style-name="gr3" draw:text-style-name="P28" svg:width="0.0398in" svg:height="0.1008in" svg:x="0.5508in" svg:y="0.0051in" svg:viewBox="0 0 102 257" svg:d="M98 13c0-8-5-13-14-13-10 0-20 10-20 20 0 7 4 14 14 14 9 0 20-9 20-21zM69 158c5-11 5-12 9-22 2-7 4-13 4-21 0-17-12-30-31-30-37 0-51 55-51 58 0 4 3 4 4 4 5 0 5-1 7-6 10-37 25-49 38-49 4 0 10 0 10 12 0 9-2 17-4 21-3 10-20 54-26 70-5 11-9 23-9 32 0 17 13 30 32 30 36 0 50-56 50-59s-4-3-5-3c-4 0-4 1-6 6-6 24-20 49-39 49-7 0-9-5-9-14s2-15 11-38c5-13 10-26 15-40z"><text:p/></draw:path><draw:path draw:style-name="gr3" draw:text-style-name="P28" svg:width="0.072in" svg:height="0.1063in" svg:x="0.6051in" svg:y="0in" svg:viewBox="0 0 184 271" svg:d="M184 4c-3-1 0-4-6-4-5 0-42 3-48 4-4 0-6 3-6 8s4 5 9 5c19 0 20 2 20 6 0 2-1 6-1 8-8 31-16 60-23 91-8-14-19-24-37-24-45 0-92 56-92 111 0 36 21 62 52 62 7 0 26-1 49-29 3 17 17 29 35 29 14 0 23-9 29-21 7-15 12-38 12-39 0-3-3-3-5-3-4 0-4 1-5 6-6 26-14 49-30 49-11 0-12-11-12-19 0-9 1-11 3-17 18-74 37-149 56-223zM103 221c-2 7-2 8-7 14-18 21-33 28-44 28-19 0-25-22-25-36 0-20 13-66 21-84 12-23 30-37 45-37 26 0 31 32 31 34s-1 4-1 6c-6 26-13 50-20 75z"><text:p/></draw:path><draw:path draw:style-name="gr3" draw:text-style-name="P28" svg:width="0.0795in" svg:height="0.0748in" svg:x="0.6843in" svg:y="0.0524in" svg:viewBox="0 0 203 191" svg:d="M40 161c-9 14-18 21-35 22-2 0-5 0-5 5 0 2 2 3 3 3 7 0 17-1 23-1 9 0 20 1 29 1 1 0 4 0 4-4s-3-4-4-4c-2 0-12-1-12-8 0-3 3-8 4-11 8-11 15-22 22-33 26 0 52 0 77 0 2 14 5 30 7 45-1 2-2 7-19 7-3 0-6 0-6 6 0 1 0 2 4 2 8 0 26-1 34-1 6 0 11 0 17 0 4 0 9 1 15 1 3 0 5-1 5-4 0-4-3-4-7-4-16 0-17-3-18-9-8-56-15-111-23-166-1-6-1-8-7-8-5 0-6 2-9 7-33 51-66 102-99 154zM76 121c19-30 37-58 56-88 4 30 9 58 13 88-23 0-46 0-69 0z"><text:p/></draw:path><draw:path draw:style-name="gr3" draw:text-style-name="P28" svg:width="0.1043in" svg:height="0.0555in" svg:x="0.7776in" svg:y="0.0732in" svg:viewBox="0 0 266 142" svg:d="M228 78c-34 24-26 40-39 59 0 5 2 5 7 5 4 0 5 0 6-5 3-6 7-24 20-38 17-17 30-21 41-24 2-1 3-2 3-4 0-3-2-3-5-4-39-13-53-41-59-64-1-3-3-3-6-3-5 0-7 0-7 4 6 12 2 18 16 37 6 10 14 17 23 24-73 0-144 0-217 0-4 0-11 0-11 5 0 8 5 8 11 8 73 0 144 0 217 0z"><text:p/></draw:path><draw:path draw:style-name="gr3" draw:text-style-name="P28" svg:width="0.0811in" svg:height="0.0724in" svg:x="0.8984in" svg:y="0.0555in" svg:viewBox="0 0 207 185" svg:d="M32 164c-3 9-3 11-24 11-5 0-8 0-8 5s3 5 8 5c35 0 69 0 104 0 46 0 80-31 80-58 0-19-17-36-46-39 33-5 61-26 61-49 0-20-21-39-56-39-33 0-66 0-99 0-5 0-9 0-9 7 0 3 3 3 9 3 1 0 5 0 11 1 5 0 5 1 5 3 0 1 0 3-1 7-12 47-23 95-35 143zM75 85c5-22 11-43 16-65 2-9 2-10 15-10s27 0 40 0c28 0 34 19 34 29 0 22-25 46-61 46-15 0-30 0-44 0zM62 175c-8 0-9 0-9-2 0-1 0-2 1-6 6-25 12-50 19-75 18 0 38 0 57 0 26 0 35 18 35 33 0 27-26 50-59 50-15 0-30 0-44 0z"><text:p/></draw:path></draw:g></text:span></text:p>
            </text:list-item>
          </text:list>
          <text:p text:style-name="P26">סה"כ <text:span text:style-name="T2"><draw:g text:anchor-type="as-char" svg:y="-0.1138in" draw:z-index="50" draw:name="Shape51" draw:style-name="gr1"><svg:title>TexMaths</svg:title><svg:desc>11§inline§|A \to B| = |A' \to B'|§svg§600§FALSE§</svg:desc><draw:path draw:style-name="gr2" draw:text-style-name="P27" svg:width="1.3705in" svg:height="0.1362in" svg:x="0.0004in" svg:y="0.0079in" svg:viewBox="0 0 3482 347" svg:d="M1741 347c-581 0-1160 0-1741 0 0-116 0-231 0-347 1160 0 2322 0 3482 0 0 116 0 231 0 347-581 0-1162 0-1741 0z"><text:p/></draw:path><draw:path draw:style-name="gr3" draw:text-style-name="P28" svg:width="0.0055in" svg:height="0.1508in" svg:x="0.011in" svg:y="0.0016in" svg:viewBox="0 0 15 384" svg:d="M15 13c0-6 0-13-7-13-8 0-8 7-8 13 0 119 0 238 0 357 0 7 0 14 8 14 7 0 7-7 7-14 0-119 0-238 0-357z"><text:p/></draw:path><draw:path draw:style-name="gr3" draw:text-style-name="P28" svg:width="0.1039in" svg:height="0.1075in" svg:x="0.0402in" svg:y="0.0059in" svg:viewBox="0 0 265 274" svg:d="M56 230c-15 25-31 31-48 32-5 1-8 1-8 8 0 3 2 4 5 4 10 0 22-1 33-1 13 0 27 1 39 1 2 0 8 0 8-7 0-4-4-5-7-5-9 0-18-3-18-13 0-5 3-9 5-15 10-16 20-32 30-48 31 0 64 0 96 0 1 9 7 59 7 64 0 11-20 12-28 12-5 0-9 0-9 8 0 4 4 4 5 4 17 0 33-1 48-1 10 0 35 1 44 1 3 0 7 0 7-8 0-4-3-4-9-4-24 0-24-2-25-13-8-80-15-160-23-240-1-8-1-9-8-9-6 0-8 2-10 7-45 74-89 149-134 223zM102 175c26-43 51-86 76-128 5 42 8 85 12 128-29 0-58 0-88 0z"><text:p/></draw:path><draw:path draw:style-name="gr3" draw:text-style-name="P28" svg:width="0.1346in" svg:height="0.0787in" svg:x="0.1996in" svg:y="0.0366in" svg:viewBox="0 0 343 201" svg:d="M301 109c-21 15-32 32-35 36-16 28-13 34-20 52 0 4 5 4 8 4 7 0 7-1 8-7 10-38 32-71 76-88 4-1 5-3 5-5 0-3-2-4-3-4-17-7-64-27-78-90-1-6-1-7-8-7-3 0-8 0-8 6 7 16 4 24 20 50 8 11 19 25 35 38-95 0-191 0-287 0-6 0-14 0-14 7 0 8 8 8 14 8 96 0 192 0 287 0z"><text:p/></draw:path><draw:path draw:style-name="gr3" draw:text-style-name="P28" svg:width="0.1079in" svg:height="0.1028in" svg:x="0.3921in" svg:y="0.0106in" svg:viewBox="0 0 275 262" svg:d="M45 232c-3 16-4 18-35 18-7 0-10 0-10 8 0 4 3 4 10 4 46 0 92 0 138 0 61 0 106-45 106-82 0-28-22-50-59-55 40-6 80-35 80-72 0-28-25-53-72-53-42 0-86 0-129 0-8 0-11 0-11 8 0 4 3 4 11 4 4 0 7 0 14 1 7 0 11 1 11 6 0 2-1 3-2 7-18 69-34 138-52 206zM103 122c8-32 17-64 25-96 3-13 4-14 20-14 17 0 33 0 50 0 34 0 42 23 42 40 0 34-33 70-81 70-18 0-37 0-56 0zM86 250c-6 0-6 0-8 0-4 0-5-1-5-3s0-3 2-9c9-36 17-72 26-107 24 0 49 0 73 0 37 0 45 29 45 45 0 36-34 74-80 74-18 0-36 0-53 0z"><text:p/></draw:path><draw:path draw:style-name="gr3" draw:text-style-name="P28" svg:width="0.0055in" svg:height="0.1508in" svg:x="0.5268in" svg:y="0.0016in" svg:viewBox="0 0 15 384" svg:d="M15 13c0-6 0-13-7-13-8 0-8 7-8 13 0 119 0 238 0 357 0 7 0 14 8 14 7 0 7-7 7-14 0-119 0-238 0-357z"><text:p/></draw:path><draw:path draw:style-name="gr3" draw:text-style-name="P28" svg:width="0.1004in" svg:height="0.035in" svg:x="0.602in" svg:y="0.0591in" svg:viewBox="0 0 256 90" svg:d="M244 15c6 0 12 0 12-7 0-8-6-8-12-8-77 0-155 0-232 0-4 0-12 0-12 8 0 7 8 7 13 7 77 0 154 0 231 0zM244 90c6 0 12 0 12-7 0-8-6-8-12-8-77 0-154 0-231 0-5 0-13 0-13 8 0 7 8 7 12 7 77 0 155 0 232 0z"><text:p/></draw:path><draw:path draw:style-name="gr3" draw:text-style-name="P28" svg:width="0.0055in" svg:height="0.1508in" svg:x="0.7717in" svg:y="0.0016in" svg:viewBox="0 0 15 384" svg:d="M15 13c0-6 0-13-7-13-8 0-8 7-8 13 0 119 0 238 0 357 0 7 0 14 8 14 7 0 7-7 7-14 0-119 0-238 0-357z"><text:p/></draw:path><draw:path draw:style-name="gr3" draw:text-style-name="P28" svg:width="0.1039in" svg:height="0.1075in" svg:x="0.8012in" svg:y="0.0059in" svg:viewBox="0 0 265 274" svg:d="M56 230c-16 25-31 31-48 32-5 1-8 1-8 8 0 3 2 4 4 4 11 0 23-1 34-1 13 0 27 1 39 1 2 0 8 0 8-7 0-4-5-5-7-5-9 0-19-3-19-13 0-5 3-9 6-15 10-16 20-32 30-48 31 0 64 0 96 0 1 9 7 59 7 64 0 11-20 12-28 12-5 0-9 0-9 8 0 4 4 4 5 4 15 0 33-1 48-1 10 0 35 1 44 1 3 0 7 0 7-8 0-4-4-4-9-4-24 0-24-2-25-13-8-80-15-160-23-240-1-8-1-9-8-9-6 0-8 2-10 7-45 74-89 149-134 223zM102 175c26-43 51-86 76-128 5 42 8 85 12 128-29 0-58 0-88 0z"><text:p/></draw:path><draw:path draw:style-name="gr3" draw:text-style-name="P28" svg:width="0.0264in" svg:height="0.0547in" svg:x="0.915in" svg:y="0in" svg:viewBox="0 0 68 140" svg:d="M65 24c2-5 3-7 3-9 0-8-8-15-16-15-10 0-14 9-15 13-12 39-24 77-36 117 0 1-1 2-1 4 0 4 9 6 11 6 1 0 1 0 3-5 17-37 34-73 51-111z"><text:p/></draw:path><draw:path draw:style-name="gr3" draw:text-style-name="P28" svg:width="0.1346in" svg:height="0.0787in" svg:x="1.0031in" svg:y="0.0366in" svg:viewBox="0 0 343 201" svg:d="M300 109c-21 15-32 32-34 36-17 28-14 34-21 52 0 4 5 4 8 4 7 0 7-1 9-7 9-38 32-71 75-88 5-1 6-3 6-5 0-3-2-3-3-4-18-7-64-27-79-90-1-6-1-7-8-7-3 0-8 0-8 6 7 16 4 24 20 50 8 11 19 25 35 38-95 0-191 0-287 0-6 0-13 0-13 7 0 8 7 8 13 8 96 0 192 0 287 0z"><text:p/></draw:path><draw:path draw:style-name="gr3" draw:text-style-name="P28" svg:width="0.1083in" svg:height="0.1028in" svg:x="1.1953in" svg:y="0.0106in" svg:viewBox="0 0 276 262" svg:d="M45 232c-3 16-4 18-35 18-7 0-10 0-10 8 0 4 3 4 10 4 46 0 92 0 138 0 61 0 107-45 107-82 0-28-23-50-60-55 40-6 81-35 81-72 0-28-25-53-73-53-42 0-86 0-129 0-7 0-11 0-11 8 0 4 3 4 11 4 1 0 7 0 14 1 8 0 11 1 11 6 0 2 0 3-1 7-18 69-35 138-53 206zM103 122c8-32 17-64 25-96 3-13 4-14 20-14 17 0 35 0 51 0 33 0 42 23 42 40 0 34-33 70-80 70-19 0-39 0-58 0zM87 250c-6 0-7 0-9 0-4 0-5-1-5-3s0-3 2-9c9-36 17-72 26-107 24 0 50 0 74 0 37 0 44 29 44 45 0 36-34 74-80 74-18 0-35 0-52 0z"><text:p/></draw:path><draw:path draw:style-name="gr3" draw:text-style-name="P28" svg:width="0.0264in" svg:height="0.0547in" svg:x="1.3169in" svg:y="0in" svg:viewBox="0 0 68 140" svg:d="M66 24c2-5 2-7 2-9 0-8-8-15-16-15-10 0-14 9-15 13-12 39-24 77-36 117 0 1-1 2-1 4 0 4 9 6 11 6 1 0 2 0 3-5 18-37 34-73 52-111z"><text:p/></draw:path><draw:path draw:style-name="gr3" draw:text-style-name="P28" svg:width="0.0055in" svg:height="0.1508in" svg:x="1.3728in" svg:y="0.0016in" svg:viewBox="0 0 15 384" svg:d="M15 13c0-6 0-13-7-13-8 0-8 7-8 13 0 119 0 238 0 357 0 7 0 14 8 14 7 0 7-7 7-14 0-119 0-238 0-357z"><text:p/></draw:path></draw:g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 Light" svg:font-family="'Rubik Light'" style:font-adornments="Regular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0398in" fo:margin-bottom="0.0193in" style:contextual-spacing="false" fo:line-height="150%" fo:text-align="justify" style:justify-single-word="false" fo:text-indent="0in" style:auto-text-indent="false" style:page-number="auto" style:writing-mode="rl-tb">
        <style:tab-stops/>
      </style:paragraph-properties>
      <style:text-properties style:font-name="Quicksand" fo:font-family="Quicksand" style:font-style-name="Regular" style:font-pitch="variable" fo:font-size="11pt" fo:font-weight="normal" style:font-name-complex="Rubik Light" style:font-family-complex="'Rubik Light'" style:font-style-name-complex="Regular" style:font-pitch-complex="variable" style:font-size-complex="11pt" style:language-complex="he" style:country-complex="IL" style:font-style-complex="normal" style:font-weight-complex="normal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border-line-width-bottom="0.0102in 0.0102in 0.0102in" fo:padding="0.0193in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39in" fo:margin-bottom="0.0709in" style:contextual-spacing="false" style:page-number="auto" fo:padding="0.0193in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padding="0.0193in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in" fo:margin-right="0in" fo:margin-top="0.0398in" fo:margin-bottom="0in" style:contextual-spacing="true" fo:line-height="100%" fo:text-indent="0in" style:auto-text-indent="false" style:page-number="auto" fo:background-color="#dddddd" fo:padding="0.0398in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071in 0.0173in 0.0071in" fo:padding="0.0193in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0.3937in" fo:margin-right="0.3937in" fo:margin-top="0.0398in" fo:margin-bottom="0.1965in" style:contextual-spacing="false" fo:text-indent="0in" style:auto-text-indent="false" style:page-number="auto" fo:background-color="#eeeeee" fo:padding-left="0.0193in" fo:padding-right="0.1181in" fo:padding-top="0.0193in" fo:padding-bottom="0.0193in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th" style:family="paragraph" style:parent-style-name="Standard" style:master-page-name="">
      <style:paragraph-properties fo:margin-left="0.0398in" fo:margin-right="0.0398in" fo:line-height="150%" fo:text-align="center" style:justify-single-word="false" fo:text-indent="0in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User_20_Index_20_7" style:display-name="User Index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0398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MATH" style:family="paragraph" style:parent-style-name="Text_20_body">
      <style:paragraph-properties fo:text-align="justify" style:justify-single-word="false"/>
      <style:text-properties officeooo:rsid="043ccef4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II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5:05:47.352128270</meta:creation-date>
    <meta:editing-duration>PT1H17M13S</meta:editing-duration>
    <meta:editing-cycles>28</meta:editing-cycles>
    <meta:generator>LibreOffice/7.3.7.2$Linux_X86_64 LibreOffice_project/30$Build-2</meta:generator>
    <dc:title>b_mtah</dc:title>
    <dc:date>2024-02-19T16:33:22.416816851</dc:date>
    <meta:document-statistic meta:table-count="0" meta:image-count="0" meta:object-count="0" meta:page-count="2" meta:paragraph-count="32" meta:word-count="248" meta:character-count="1233" meta:non-whitespace-character-count="992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\def\N     {\mathbb{N}}§\def\Z     {\mathbb{Z}}§\def\R     {\mathbb{R}}§\def\Q     {\mathbb{Q}}§§\def\sl    {\ell}§\def\sj    {\jmath}§\def\si    {\imath}§§\def\powerset {\mathcal{P}}§\def\ps    {\mathcal{P}}§\def\pc    {\mathcal{P}}§\def\ac    {\mathcal{A}}§\def\bc    {\mathcal{B}}§\def\cc    {\mathcal{C}}§\def\dc    {\mathcal{D}}§\def\ec    {\mathcal{E}}§\def\fc    {\mathcal{F}}§§\def\siff  {\longleftrightarrow}§\def\ssiff {\leftrightarrow}§\def\so    {\longrightarrow}§\def\sso   {\rightarrow}§§\def\epsi  {\epsilon}§\def\vepsi {\varepsilon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defis {\text{ definitions}}§\def\given {\text{given }}§\def\case  {\text{if }}§\def\syx   {\text{ syntax}}§\def\rule  {\text{ rule}}§\def\other {\text{else}}§\def\set   {\ell et \text{ }}§§\def\ra    {\rangle}§\def\la    {\langle}§§\def\oto   {\leftarrow}§§\def\QED   {\quad\quad\mathscr{Q.E.D.}\;\;\blacksquare}§\def\QEF   {\quad\quad\mathscr{Q.E.F.}}§\def\eQED  {\mathscr{Q.E.D.}\;\;\blacksquare}§\def\eQEF  {\mathscr{Q.E.F.}}§\def\jQED  {\mathscr{Q.E.D.}}§§\def\dom   {\text{dom}}§\def\Im    {\text{Im}}§\def\range {\text{range}}§§\def\trio  {\triangle}§§\def\rc    {\right\rceil}§\def\lc    {\left\lceil}§\def\rf    {\right\rfloor}§\def\lf    {\left\lfloor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b_mtah" xlink:href="../.config/libreoffice/4/user/template/b_mtah.ott" meta:date="2024-02-19T15:05:46.027598147"/>
  </office:meta>
</office:document-meta>
</file>